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pt"/>
    </style:style>
    <style:style style:name="co2" style:family="table-column">
      <style:table-column-properties fo:break-before="auto" style:column-width="131.44pt"/>
    </style:style>
    <style:style style:name="co3" style:family="table-column">
      <style:table-column-properties fo:break-before="auto" style:column-width="53.29pt"/>
    </style:style>
    <style:style style:name="co4" style:family="table-column">
      <style:table-column-properties fo:break-before="auto" style:column-width="58.71pt"/>
    </style:style>
    <style:style style:name="co5" style:family="table-column">
      <style:table-column-properties fo:break-before="auto" style:column-width="64.09pt"/>
    </style:style>
    <style:style style:name="co6" style:family="table-column">
      <style:table-column-properties fo:break-before="auto" style:column-width="32.54pt"/>
    </style:style>
    <style:style style:name="co7" style:family="table-column">
      <style:table-column-properties fo:break-before="auto" style:column-width="102.19pt"/>
    </style:style>
    <style:style style:name="co8" style:family="table-column">
      <style:table-column-properties fo:break-before="auto" style:column-width="44.84pt"/>
    </style:style>
    <style:style style:name="co9" style:family="table-column">
      <style:table-column-properties fo:break-before="auto" style:column-width="38.69pt"/>
    </style:style>
    <style:style style:name="co10" style:family="table-column">
      <style:table-column-properties fo:break-before="auto" style:column-width="22.56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39.46pt"/>
    </style:style>
    <style:style style:name="co13" style:family="table-column">
      <style:table-column-properties fo:break-before="auto" style:column-width="34.1pt"/>
    </style:style>
    <style:style style:name="co14" style:family="table-column">
      <style:table-column-properties fo:break-before="auto" style:column-width="60.24pt"/>
    </style:style>
    <style:style style:name="co15" style:family="table-column">
      <style:table-column-properties fo:break-before="auto" style:column-width="21.8pt"/>
    </style:style>
    <style:style style:name="co16" style:family="table-column">
      <style:table-column-properties fo:break-before="auto" style:column-width="44.11pt"/>
    </style:style>
    <style:style style:name="co17" style:family="table-column">
      <style:table-column-properties fo:break-before="auto" style:column-width="30.25pt"/>
    </style:style>
    <style:style style:name="co18" style:family="table-column">
      <style:table-column-properties fo:break-before="auto" style:column-width="61.8pt"/>
    </style:style>
    <style:style style:name="co19" style:family="table-column">
      <style:table-column-properties fo:break-before="auto" style:column-width="50.26pt"/>
    </style:style>
    <style:style style:name="co20" style:family="table-column">
      <style:table-column-properties fo:break-before="auto" style:column-width="37.96pt"/>
    </style:style>
    <style:style style:name="co21" style:family="table-column">
      <style:table-column-properties fo:break-before="auto" style:column-width="35.66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kmeans_5M_prep" table:style-name="ta1">
        <table:shapes>
          <draw:frame draw:z-index="0" draw:style-name="gr1" draw:text-style-name="P1" svg:width="672.04pt" svg:height="255.09pt" svg:x="2060.14pt" svg:y="916.04pt">
            <draw:object draw:notify-on-update-of-ranges="kmeans_5M_prep.B7:kmeans_5M_prep.B7 kmeans_5M_prep.B8:kmeans_5M_prep.B184 kmeans_5M_prep.C7:kmeans_5M_prep.C7 kmeans_5M_prep.C8:kmeans_5M_prep.C184 kmeans_5M_prep.D7:kmeans_5M_prep.D7 kmeans_5M_prep.D8:kmeans_5M_prep.D184 kmeans_5M_prep.E7:kmeans_5M_prep.E7 kmeans_5M_prep.E8:kmeans_5M_prep.E18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87.03pt" svg:height="254.95pt" svg:x="2060.19pt" svg:y="103.46pt">
            <draw:object draw:notify-on-update-of-ranges="kmeans_5M_prep.L7:kmeans_5M_prep.L7 kmeans_5M_prep.L8:kmeans_5M_prep.L184 kmeans_5M_prep.M7:kmeans_5M_prep.M7 kmeans_5M_prep.M8:kmeans_5M_prep.M184 kmeans_5M_prep.N7:kmeans_5M_prep.N7 kmeans_5M_prep.N8:kmeans_5M_prep.N18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63.51pt" svg:height="254.92pt" svg:x="2059.17pt" svg:y="380.81pt">
            <draw:object draw:notify-on-update-of-ranges="kmeans_5M_prep.R7:kmeans_5M_prep.R7 kmeans_5M_prep.R8:kmeans_5M_prep.R184 kmeans_5M_prep.S7:kmeans_5M_prep.S7 kmeans_5M_prep.S8:kmeans_5M_prep.S184 kmeans_5M_prep.T7:kmeans_5M_prep.T7 kmeans_5M_prep.T8:kmeans_5M_prep.T18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62.23pt" svg:height="255.09pt" svg:x="2060.45pt" svg:y="637.46pt">
            <draw:object draw:notify-on-update-of-ranges="kmeans_5M_prep.X7:kmeans_5M_prep.X7 kmeans_5M_prep.X8:kmeans_5M_prep.X184 kmeans_5M_prep.Y7:kmeans_5M_prep.Y7 kmeans_5M_prep.Y8:kmeans_5M_prep.Y184 kmeans_5M_prep.Z7:kmeans_5M_prep.Z7 kmeans_5M_prep.Z8:kmeans_5M_prep.Z18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88.45pt" svg:height="255.09pt" svg:x="2064.25pt" svg:y="1199.17pt">
            <draw:object draw:notify-on-update-of-ranges="kmeans_5M_prep.AL7:kmeans_5M_prep.AL7 kmeans_5M_prep.AL8:kmeans_5M_prep.AL184 kmeans_5M_prep.AM7:kmeans_5M_prep.AM7 kmeans_5M_prep.AM8:kmeans_5M_prep.AM18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Dstat 0.7.2 CSV output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uthor:</text:p>
          </table:table-cell>
          <table:table-cell office:value-type="string" calcext:value-type="string">
            <text:p>Dag Wieers &lt;dag@wieers.com&gt;</text:p>
          </table:table-cell>
          <table:table-cell table:number-columns-repeated="3"/>
          <table:table-cell office:value-type="string" calcext:value-type="string">
            <text:p>URL:</text:p>
          </table:table-cell>
          <table:table-cell office:value-type="string" calcext:value-type="string">
            <text:p>http://dag.wieers.com/home-made/dstat/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Host:</text:p>
          </table:table-cell>
          <table:table-cell office:value-type="string" calcext:value-type="string">
            <text:p>jmue-VirtualBox</text:p>
          </table:table-cell>
          <table:table-cell table:number-columns-repeated="3"/>
          <table:table-cell office:value-type="string" calcext:value-type="string">
            <text:p>User:</text:p>
          </table:table-cell>
          <table:table-cell office:value-type="string" calcext:value-type="string">
            <text:p>jmu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mdline:</text:p>
          </table:table-cell>
          <table:table-cell office:value-type="string" calcext:value-type="string">
            <text:p>dstat --epoch --mem --swap --sys --page --cpu -C total,0,1 --net -N total,eth0 --disk --io -D total,sda --nocolor --output kmeans_5M_prep.log 1</text:p>
          </table:table-cell>
          <table:table-cell table:number-columns-repeated="3"/>
          <table:table-cell office:value-type="string" calcext:value-type="string">
            <text:p>Date:</text:p>
          </table:table-cell>
          <table:table-cell office:value-type="string" calcext:value-type="string">
            <text:p>15 Jul 2015 21:10:36 CEST</text:p>
          </table:table-cell>
          <table:table-cell table:number-columns-repeated="34"/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memory usage</text:p>
          </table:table-cell>
          <table:table-cell table:number-columns-repeated="3"/>
          <table:table-cell office:value-type="string" calcext:value-type="string">
            <text:p>swap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paging</text:p>
          </table:table-cell>
          <table:table-cell/>
          <table:table-cell office:value-type="string" calcext:value-type="string">
            <text:p>total cpu usage</text:p>
          </table:table-cell>
          <table:table-cell table:number-columns-repeated="5"/>
          <table:table-cell office:value-type="string" calcext:value-type="string">
            <text:p>cpu0 usage</text:p>
          </table:table-cell>
          <table:table-cell table:number-columns-repeated="5"/>
          <table:table-cell office:value-type="string" calcext:value-type="string">
            <text:p>cpu1 usage</text:p>
          </table:table-cell>
          <table:table-cell table:number-columns-repeated="5"/>
          <table:table-cell office:value-type="string" calcext:value-type="string">
            <text:p>net/total</text:p>
          </table:table-cell>
          <table:table-cell/>
          <table:table-cell office:value-type="string" calcext:value-type="string">
            <text:p>net/eth0</text:p>
          </table:table-cell>
          <table:table-cell/>
          <table:table-cell office:value-type="string" calcext:value-type="string">
            <text:p>dsk/total</text:p>
          </table:table-cell>
          <table:table-cell/>
          <table:table-cell office:value-type="string" calcext:value-type="string">
            <text:p>dsk/sda</text:p>
          </table:table-cell>
          <table:table-cell/>
          <table:table-cell office:value-type="string" calcext:value-type="string">
            <text:p>io/total</text:p>
          </table:table-cell>
          <table:table-cell/>
          <table:table-cell office:value-type="string" calcext:value-type="string">
            <text:p>io/sda</text:p>
          </table:table-cell>
          <table:table-cell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cach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s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hiq</text:p>
          </table:table-cell>
          <table:table-cell office:value-type="string" calcext:value-type="string">
            <text:p>siq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hiq</text:p>
          </table:table-cell>
          <table:table-cell office:value-type="string" calcext:value-type="string">
            <text:p>siq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hiq</text:p>
          </table:table-cell>
          <table:table-cell office:value-type="string" calcext:value-type="string">
            <text:p>siq</text:p>
          </table:table-cell>
          <table:table-cell office:value-type="string" calcext:value-type="string">
            <text:p>recv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recv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</text:p>
          </table:table-cell>
        </table:table-row>
        <table:table-row table:style-name="ro1">
          <table:table-cell office:value-type="float" office:value="1436987436.492" calcext:value-type="float">
            <text:p>1436987436.492</text:p>
          </table:table-cell>
          <table:table-cell office:value-type="float" office:value="1258663936" calcext:value-type="float">
            <text:p>1258663936</text:p>
          </table:table-cell>
          <table:table-cell office:value-type="float" office:value="40128512" calcext:value-type="float">
            <text:p>40128512</text:p>
          </table:table-cell>
          <table:table-cell office:value-type="float" office:value="470007808" calcext:value-type="float">
            <text:p>470007808</text:p>
          </table:table-cell>
          <table:table-cell office:value-type="float" office:value="2378235904" calcext:value-type="float">
            <text:p>237823590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337.356" calcext:value-type="float">
            <text:p>337.356</text:p>
          </table:table-cell>
          <table:table-cell office:value-type="float" office:value="670.687" calcext:value-type="float">
            <text:p>670.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15" calcext:value-type="float">
            <text:p>27.615</text:p>
          </table:table-cell>
          <table:table-cell office:value-type="float" office:value="6.73" calcext:value-type="float">
            <text:p>6.73</text:p>
          </table:table-cell>
          <table:table-cell office:value-type="float" office:value="65.397" calcext:value-type="float">
            <text:p>65.39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02" calcext:value-type="float">
            <text:p>0.002</text:p>
          </table:table-cell>
          <table:table-cell office:value-type="float" office:value="0.157" calcext:value-type="float">
            <text:p>0.157</text:p>
          </table:table-cell>
          <table:table-cell office:value-type="float" office:value="28.633" calcext:value-type="float">
            <text:p>28.633</text:p>
          </table:table-cell>
          <table:table-cell office:value-type="float" office:value="7.139" calcext:value-type="float">
            <text:p>7.139</text:p>
          </table:table-cell>
          <table:table-cell office:value-type="float" office:value="63.819" calcext:value-type="float">
            <text:p>63.819</text:p>
          </table:table-cell>
          <table:table-cell office:value-type="float" office:value="0.17" calcext:value-type="float">
            <text:p>0.17</text:p>
          </table:table-cell>
          <table:table-cell office:value-type="float" office:value="0.004" calcext:value-type="float">
            <text:p>0.004</text:p>
          </table:table-cell>
          <table:table-cell office:value-type="float" office:value="0.234" calcext:value-type="float">
            <text:p>0.234</text:p>
          </table:table-cell>
          <table:table-cell office:value-type="float" office:value="26.666" calcext:value-type="float">
            <text:p>26.666</text:p>
          </table:table-cell>
          <table:table-cell office:value-type="float" office:value="6.349" calcext:value-type="float">
            <text:p>6.349</text:p>
          </table:table-cell>
          <table:table-cell office:value-type="float" office:value="66.868" calcext:value-type="float">
            <text:p>66.868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467.546" calcext:value-type="float">
            <text:p>390467.546</text:p>
          </table:table-cell>
          <table:table-cell office:value-type="float" office:value="6498.621" calcext:value-type="float">
            <text:p>6498.621</text:p>
          </table:table-cell>
          <table:table-cell office:value-type="float" office:value="390467.546" calcext:value-type="float">
            <text:p>390467.546</text:p>
          </table:table-cell>
          <table:table-cell office:value-type="float" office:value="6498.621" calcext:value-type="float">
            <text:p>6498.621</text:p>
          </table:table-cell>
          <table:table-cell office:value-type="float" office:value="5.374" calcext:value-type="float">
            <text:p>5.374</text:p>
          </table:table-cell>
          <table:table-cell office:value-type="float" office:value="0.547" calcext:value-type="float">
            <text:p>0.547</text:p>
          </table:table-cell>
          <table:table-cell office:value-type="float" office:value="5.374" calcext:value-type="float">
            <text:p>5.374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float" office:value="1436987437.493" calcext:value-type="float">
            <text:p>1436987437.493</text:p>
          </table:table-cell>
          <table:table-cell office:value-type="float" office:value="1280311296" calcext:value-type="float">
            <text:p>1280311296</text:p>
          </table:table-cell>
          <table:table-cell office:value-type="float" office:value="40136704" calcext:value-type="float">
            <text:p>40136704</text:p>
          </table:table-cell>
          <table:table-cell office:value-type="float" office:value="470265856" calcext:value-type="float">
            <text:p>470265856</text:p>
          </table:table-cell>
          <table:table-cell office:value-type="float" office:value="2356322304" calcext:value-type="float">
            <text:p>235632230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1093" calcext:value-type="float">
            <text:p>1093</text:p>
          </table:table-cell>
          <table:table-cell office:value-type="float" office:value="1441" calcext:value-type="float">
            <text:p>1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947" calcext:value-type="float">
            <text:p>58.947</text:p>
          </table:table-cell>
          <table:table-cell office:value-type="float" office:value="26.316" calcext:value-type="float">
            <text:p>26.316</text:p>
          </table:table-cell>
          <table:table-cell office:value-type="float" office:value="14.211" calcext:value-type="float">
            <text:p>14.211</text:p>
          </table:table-cell>
          <table:table-cell office:value-type="float" office:value="0.526" calcext:value-type="float">
            <text:p>0.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25" calcext:value-type="float">
            <text:p>56.25</text:p>
          </table:table-cell>
          <table:table-cell office:value-type="float" office:value="30.208" calcext:value-type="float">
            <text:p>30.208</text:p>
          </table:table-cell>
          <table:table-cell office:value-type="float" office:value="13.542" calcext:value-type="float">
            <text:p>13.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29" calcext:value-type="float">
            <text:p>61.29</text:p>
          </table:table-cell>
          <table:table-cell office:value-type="float" office:value="21.505" calcext:value-type="float">
            <text:p>21.505</text:p>
          </table:table-cell>
          <table:table-cell office:value-type="float" office:value="16.129" calcext:value-type="float">
            <text:p>16.129</text:p>
          </table:table-cell>
          <table:table-cell office:value-type="float" office:value="1.075" calcext:value-type="float">
            <text:p>1.0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3248" calcext:value-type="float">
            <text:p>53248</text:p>
          </table:table-cell>
          <table:table-cell office:value-type="float" office:value="40960" calcext:value-type="float">
            <text:p>40960</text:p>
          </table:table-cell>
          <table:table-cell office:value-type="float" office:value="53248" calcext:value-type="float">
            <text:p>53248</text:p>
          </table:table-cell>
          <table:table-cell office:value-type="float" office:value="40960" calcext:value-type="float">
            <text:p>409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6987438.495" calcext:value-type="float">
            <text:p>1436987438.495</text:p>
          </table:table-cell>
          <table:table-cell office:value-type="float" office:value="1304850432" calcext:value-type="float">
            <text:p>1304850432</text:p>
          </table:table-cell>
          <table:table-cell office:value-type="float" office:value="40136704" calcext:value-type="float">
            <text:p>40136704</text:p>
          </table:table-cell>
          <table:table-cell office:value-type="float" office:value="472526848" calcext:value-type="float">
            <text:p>472526848</text:p>
          </table:table-cell>
          <table:table-cell office:value-type="float" office:value="2329522176" calcext:value-type="float">
            <text:p>232952217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431" calcext:value-type="float">
            <text:p>431</text:p>
          </table:table-cell>
          <table:table-cell office:value-type="float" office:value="806" calcext:value-type="float">
            <text:p>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82" calcext:value-type="float">
            <text:p>36.782</text:p>
          </table:table-cell>
          <table:table-cell office:value-type="float" office:value="20.115" calcext:value-type="float">
            <text:p>20.115</text:p>
          </table:table-cell>
          <table:table-cell office:value-type="float" office:value="43.103" calcext:value-type="float">
            <text:p>43.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.463" calcext:value-type="float">
            <text:p>41.463</text:p>
          </table:table-cell>
          <table:table-cell office:value-type="float" office:value="30.488" calcext:value-type="float">
            <text:p>30.488</text:p>
          </table:table-cell>
          <table:table-cell office:value-type="float" office:value="28.049" calcext:value-type="float">
            <text:p>28.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609" calcext:value-type="float">
            <text:p>32.609</text:p>
          </table:table-cell>
          <table:table-cell office:value-type="float" office:value="10.87" calcext:value-type="float">
            <text:p>10.87</text:p>
          </table:table-cell>
          <table:table-cell office:value-type="float" office:value="56.522" calcext:value-type="float">
            <text:p>56.52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39.497" calcext:value-type="float">
            <text:p>1436987439.497</text:p>
          </table:table-cell>
          <table:table-cell office:value-type="float" office:value="1338589184" calcext:value-type="float">
            <text:p>1338589184</text:p>
          </table:table-cell>
          <table:table-cell office:value-type="float" office:value="40136704" calcext:value-type="float">
            <text:p>40136704</text:p>
          </table:table-cell>
          <table:table-cell office:value-type="float" office:value="474730496" calcext:value-type="float">
            <text:p>474730496</text:p>
          </table:table-cell>
          <table:table-cell office:value-type="float" office:value="2293579776" calcext:value-type="float">
            <text:p>229357977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419" calcext:value-type="float">
            <text:p>419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89" calcext:value-type="float">
            <text:p>29.189</text:p>
          </table:table-cell>
          <table:table-cell office:value-type="float" office:value="23.243" calcext:value-type="float">
            <text:p>23.243</text:p>
          </table:table-cell>
          <table:table-cell office:value-type="float" office:value="47.568" calcext:value-type="float">
            <text:p>47.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688" calcext:value-type="float">
            <text:p>52.688</text:p>
          </table:table-cell>
          <table:table-cell office:value-type="float" office:value="43.011" calcext:value-type="float">
            <text:p>43.011</text:p>
          </table:table-cell>
          <table:table-cell office:value-type="float" office:value="4.301" calcext:value-type="float">
            <text:p>4.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52" calcext:value-type="float">
            <text:p>6.452</text:p>
          </table:table-cell>
          <table:table-cell office:value-type="float" office:value="4.301" calcext:value-type="float">
            <text:p>4.301</text:p>
          </table:table-cell>
          <table:table-cell office:value-type="float" office:value="89.247" calcext:value-type="float">
            <text:p>89.24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40.498" calcext:value-type="float">
            <text:p>1436987440.498</text:p>
          </table:table-cell>
          <table:table-cell office:value-type="float" office:value="1365925888" calcext:value-type="float">
            <text:p>1365925888</text:p>
          </table:table-cell>
          <table:table-cell office:value-type="float" office:value="40136704" calcext:value-type="float">
            <text:p>40136704</text:p>
          </table:table-cell>
          <table:table-cell office:value-type="float" office:value="477233152" calcext:value-type="float">
            <text:p>477233152</text:p>
          </table:table-cell>
          <table:table-cell office:value-type="float" office:value="2263740416" calcext:value-type="float">
            <text:p>226374041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385" calcext:value-type="float">
            <text:p>385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06" calcext:value-type="float">
            <text:p>24.706</text:p>
          </table:table-cell>
          <table:table-cell office:value-type="float" office:value="23.529" calcext:value-type="float">
            <text:p>23.529</text:p>
          </table:table-cell>
          <table:table-cell office:value-type="float" office:value="51.765" calcext:value-type="float">
            <text:p>51.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316" calcext:value-type="float">
            <text:p>51.316</text:p>
          </table:table-cell>
          <table:table-cell office:value-type="float" office:value="48.684" calcext:value-type="float">
            <text:p>48.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58" calcext:value-type="float">
            <text:p>3.158</text:p>
          </table:table-cell>
          <table:table-cell office:value-type="float" office:value="4.211" calcext:value-type="float">
            <text:p>4.211</text:p>
          </table:table-cell>
          <table:table-cell office:value-type="float" office:value="92.632" calcext:value-type="float">
            <text:p>92.63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41.495" calcext:value-type="float">
            <text:p>1436987441.495</text:p>
          </table:table-cell>
          <table:table-cell office:value-type="float" office:value="1405554688" calcext:value-type="float">
            <text:p>1405554688</text:p>
          </table:table-cell>
          <table:table-cell office:value-type="float" office:value="40144896" calcext:value-type="float">
            <text:p>40144896</text:p>
          </table:table-cell>
          <table:table-cell office:value-type="float" office:value="480268288" calcext:value-type="float">
            <text:p>480268288</text:p>
          </table:table-cell>
          <table:table-cell office:value-type="float" office:value="2221068288" calcext:value-type="float">
            <text:p>222106828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384" calcext:value-type="float">
            <text:p>384</text:p>
          </table:table-cell>
          <table:table-cell office:value-type="float" office:value="729" calcext:value-type="float">
            <text:p>7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.586" calcext:value-type="float">
            <text:p>27.586</text:p>
          </table:table-cell>
          <table:table-cell office:value-type="float" office:value="44.828" calcext:value-type="float">
            <text:p>44.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455" calcext:value-type="float">
            <text:p>20.455</text:p>
          </table:table-cell>
          <table:table-cell office:value-type="float" office:value="44.318" calcext:value-type="float">
            <text:p>44.318</text:p>
          </table:table-cell>
          <table:table-cell office:value-type="float" office:value="35.227" calcext:value-type="float">
            <text:p>35.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118" calcext:value-type="float">
            <text:p>34.118</text:p>
          </table:table-cell>
          <table:table-cell office:value-type="float" office:value="8.235" calcext:value-type="float">
            <text:p>8.235</text:p>
          </table:table-cell>
          <table:table-cell office:value-type="float" office:value="56.471" calcext:value-type="float">
            <text:p>56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6" calcext:value-type="float">
            <text:p>1.1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  <table:table-cell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6987442.496" calcext:value-type="float">
            <text:p>1436987442.496</text:p>
          </table:table-cell>
          <table:table-cell office:value-type="float" office:value="1404207104" calcext:value-type="float">
            <text:p>1404207104</text:p>
          </table:table-cell>
          <table:table-cell office:value-type="float" office:value="40144896" calcext:value-type="float">
            <text:p>40144896</text:p>
          </table:table-cell>
          <table:table-cell office:value-type="float" office:value="484417536" calcext:value-type="float">
            <text:p>484417536</text:p>
          </table:table-cell>
          <table:table-cell office:value-type="float" office:value="2218266624" calcext:value-type="float">
            <text:p>221826662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436" calcext:value-type="float">
            <text:p>436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.429" calcext:value-type="float">
            <text:p>11.429</text:p>
          </table:table-cell>
          <table:table-cell office:value-type="float" office:value="47.429" calcext:value-type="float">
            <text:p>47.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3" calcext:value-type="float">
            <text:p>1.143</text:p>
          </table:table-cell>
          <table:table-cell office:value-type="float" office:value="80" calcext:value-type="float">
            <text:p>80</text:p>
          </table:table-cell>
          <table:table-cell office:value-type="float" office:value="13.75" calcext:value-type="float">
            <text:p>13.75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7.368" calcext:value-type="float">
            <text:p>7.368</text:p>
          </table:table-cell>
          <table:table-cell office:value-type="float" office:value="9.474" calcext:value-type="float">
            <text:p>9.474</text:p>
          </table:table-cell>
          <table:table-cell office:value-type="float" office:value="83.158" calcext:value-type="float">
            <text:p>83.1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738560" calcext:value-type="float">
            <text:p>12738560</text:p>
          </table:table-cell>
          <table:table-cell office:value-type="float" office:value="0" calcext:value-type="float">
            <text:p>0</text:p>
          </table:table-cell>
          <table:table-cell office:value-type="float" office:value="12738560" calcext:value-type="float">
            <text:p>1273856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36987443.494" calcext:value-type="float">
            <text:p>1436987443.494</text:p>
          </table:table-cell>
          <table:table-cell office:value-type="float" office:value="1403654144" calcext:value-type="float">
            <text:p>1403654144</text:p>
          </table:table-cell>
          <table:table-cell office:value-type="float" office:value="40144896" calcext:value-type="float">
            <text:p>40144896</text:p>
          </table:table-cell>
          <table:table-cell office:value-type="float" office:value="488812544" calcext:value-type="float">
            <text:p>488812544</text:p>
          </table:table-cell>
          <table:table-cell office:value-type="float" office:value="2214424576" calcext:value-type="float">
            <text:p>221442457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403" calcext:value-type="float">
            <text:p>403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509" calcext:value-type="float">
            <text:p>44.509</text:p>
          </table:table-cell>
          <table:table-cell office:value-type="float" office:value="6.936" calcext:value-type="float">
            <text:p>6.936</text:p>
          </table:table-cell>
          <table:table-cell office:value-type="float" office:value="48.555" calcext:value-type="float">
            <text:p>48.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904" calcext:value-type="float">
            <text:p>75.904</text:p>
          </table:table-cell>
          <table:table-cell office:value-type="float" office:value="8.434" calcext:value-type="float">
            <text:p>8.434</text:p>
          </table:table-cell>
          <table:table-cell office:value-type="float" office:value="15.663" calcext:value-type="float">
            <text:p>15.6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385" calcext:value-type="float">
            <text:p>15.385</text:p>
          </table:table-cell>
          <table:table-cell office:value-type="float" office:value="5.495" calcext:value-type="float">
            <text:p>5.495</text:p>
          </table:table-cell>
          <table:table-cell office:value-type="float" office:value="79.121" calcext:value-type="float">
            <text:p>79.12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44.496" calcext:value-type="float">
            <text:p>1436987444.496</text:p>
          </table:table-cell>
          <table:table-cell office:value-type="float" office:value="1403863040" calcext:value-type="float">
            <text:p>1403863040</text:p>
          </table:table-cell>
          <table:table-cell office:value-type="float" office:value="40144896" calcext:value-type="float">
            <text:p>40144896</text:p>
          </table:table-cell>
          <table:table-cell office:value-type="float" office:value="493445120" calcext:value-type="float">
            <text:p>493445120</text:p>
          </table:table-cell>
          <table:table-cell office:value-type="float" office:value="2209583104" calcext:value-type="float">
            <text:p>220958310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382" calcext:value-type="float">
            <text:p>382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73" calcext:value-type="float">
            <text:p>43.373</text:p>
          </table:table-cell>
          <table:table-cell office:value-type="float" office:value="5.422" calcext:value-type="float">
            <text:p>5.422</text:p>
          </table:table-cell>
          <table:table-cell office:value-type="float" office:value="51.205" calcext:value-type="float">
            <text:p>51.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333" calcext:value-type="float">
            <text:p>61.333</text:p>
          </table:table-cell>
          <table:table-cell office:value-type="float" office:value="8" calcext:value-type="float">
            <text:p>8</text:p>
          </table:table-cell>
          <table:table-cell office:value-type="float" office:value="30.667" calcext:value-type="float">
            <text:p>30.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09" calcext:value-type="float">
            <text:p>28.09</text:p>
          </table:table-cell>
          <table:table-cell office:value-type="float" office:value="3.371" calcext:value-type="float">
            <text:p>3.371</text:p>
          </table:table-cell>
          <table:table-cell office:value-type="float" office:value="68.539" calcext:value-type="float">
            <text:p>68.53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45.497" calcext:value-type="float">
            <text:p>1436987445.497</text:p>
          </table:table-cell>
          <table:table-cell office:value-type="float" office:value="1403564032" calcext:value-type="float">
            <text:p>1403564032</text:p>
          </table:table-cell>
          <table:table-cell office:value-type="float" office:value="40144896" calcext:value-type="float">
            <text:p>40144896</text:p>
          </table:table-cell>
          <table:table-cell office:value-type="float" office:value="497942528" calcext:value-type="float">
            <text:p>497942528</text:p>
          </table:table-cell>
          <table:table-cell office:value-type="float" office:value="2205384704" calcext:value-type="float">
            <text:p>220538470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338" calcext:value-type="float">
            <text:p>338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46" calcext:value-type="float">
            <text:p>43.046</text:p>
          </table:table-cell>
          <table:table-cell office:value-type="float" office:value="9.934" calcext:value-type="float">
            <text:p>9.934</text:p>
          </table:table-cell>
          <table:table-cell office:value-type="float" office:value="47.02" calcext:value-type="float">
            <text:p>47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11" calcext:value-type="float">
            <text:p>10.811</text:p>
          </table:table-cell>
          <table:table-cell office:value-type="float" office:value="5.405" calcext:value-type="float">
            <text:p>5.405</text:p>
          </table:table-cell>
          <table:table-cell office:value-type="float" office:value="83.784" calcext:value-type="float">
            <text:p>83.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359" calcext:value-type="float">
            <text:p>74.359</text:p>
          </table:table-cell>
          <table:table-cell office:value-type="float" office:value="14.103" calcext:value-type="float">
            <text:p>14.103</text:p>
          </table:table-cell>
          <table:table-cell office:value-type="float" office:value="11.538" calcext:value-type="float">
            <text:p>11.53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46.494" calcext:value-type="float">
            <text:p>1436987446.494</text:p>
          </table:table-cell>
          <table:table-cell office:value-type="float" office:value="1403080704" calcext:value-type="float">
            <text:p>1403080704</text:p>
          </table:table-cell>
          <table:table-cell office:value-type="float" office:value="40153088" calcext:value-type="float">
            <text:p>40153088</text:p>
          </table:table-cell>
          <table:table-cell office:value-type="float" office:value="502489088" calcext:value-type="float">
            <text:p>502489088</text:p>
          </table:table-cell>
          <table:table-cell office:value-type="float" office:value="2201313280" calcext:value-type="float">
            <text:p>220131328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424" calcext:value-type="float">
            <text:p>424</text:p>
          </table:table-cell>
          <table:table-cell office:value-type="float" office:value="852" calcext:value-type="float">
            <text:p>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3" calcext:value-type="float">
            <text:p>43.03</text:p>
          </table:table-cell>
          <table:table-cell office:value-type="float" office:value="8.485" calcext:value-type="float">
            <text:p>8.485</text:p>
          </table:table-cell>
          <table:table-cell office:value-type="float" office:value="46.667" calcext:value-type="float">
            <text:p>46.667</text:p>
          </table:table-cell>
          <table:table-cell office:value-type="float" office:value="1.212" calcext:value-type="float">
            <text:p>1.212</text:p>
          </table:table-cell>
          <table:table-cell office:value-type="float" office:value="0" calcext:value-type="float">
            <text:p>0</text:p>
          </table:table-cell>
          <table:table-cell office:value-type="float" office:value="0.606" calcext:value-type="float">
            <text:p>0.606</text:p>
          </table:table-cell>
          <table:table-cell office:value-type="float" office:value="65.333" calcext:value-type="float">
            <text:p>65.333</text:p>
          </table:table-cell>
          <table:table-cell office:value-type="float" office:value="10.667" calcext:value-type="float">
            <text:p>10.66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596" calcext:value-type="float">
            <text:p>23.596</text:p>
          </table:table-cell>
          <table:table-cell office:value-type="float" office:value="7.865" calcext:value-type="float">
            <text:p>7.865</text:p>
          </table:table-cell>
          <table:table-cell office:value-type="float" office:value="66.292" calcext:value-type="float">
            <text:p>66.292</text:p>
          </table:table-cell>
          <table:table-cell office:value-type="float" office:value="2.247" calcext:value-type="float">
            <text:p>2.2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9632" calcext:value-type="float">
            <text:p>69632</text:p>
          </table:table-cell>
          <table:table-cell office:value-type="float" office:value="0" calcext:value-type="float">
            <text:p>0</text:p>
          </table:table-cell>
          <table:table-cell office:value-type="float" office:value="69632" calcext:value-type="float">
            <text:p>696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987447.505" calcext:value-type="float">
            <text:p>1436987447.505</text:p>
          </table:table-cell>
          <table:table-cell office:value-type="float" office:value="1403346944" calcext:value-type="float">
            <text:p>1403346944</text:p>
          </table:table-cell>
          <table:table-cell office:value-type="float" office:value="40153088" calcext:value-type="float">
            <text:p>40153088</text:p>
          </table:table-cell>
          <table:table-cell office:value-type="float" office:value="506732544" calcext:value-type="float">
            <text:p>506732544</text:p>
          </table:table-cell>
          <table:table-cell office:value-type="float" office:value="2196803584" calcext:value-type="float">
            <text:p>219680358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461" calcext:value-type="float">
            <text:p>461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77" calcext:value-type="float">
            <text:p>41.477</text:p>
          </table:table-cell>
          <table:table-cell office:value-type="float" office:value="9.659" calcext:value-type="float">
            <text:p>9.659</text:p>
          </table:table-cell>
          <table:table-cell office:value-type="float" office:value="46.591" calcext:value-type="float">
            <text:p>46.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3" calcext:value-type="float">
            <text:p>2.273</text:p>
          </table:table-cell>
          <table:table-cell office:value-type="float" office:value="71.25" calcext:value-type="float">
            <text:p>71.2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16.667" calcext:value-type="float">
            <text:p>16.667</text:p>
          </table:table-cell>
          <table:table-cell office:value-type="float" office:value="8.333" calcext:value-type="float">
            <text:p>8.333</text:p>
          </table:table-cell>
          <table:table-cell office:value-type="float" office:value="75" calcext:value-type="float">
            <text:p>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70656" calcext:value-type="float">
            <text:p>22470656</text:p>
          </table:table-cell>
          <table:table-cell office:value-type="float" office:value="0" calcext:value-type="float">
            <text:p>0</text:p>
          </table:table-cell>
          <table:table-cell office:value-type="float" office:value="22470656" calcext:value-type="float">
            <text:p>2247065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36987448.507" calcext:value-type="float">
            <text:p>1436987448.507</text:p>
          </table:table-cell>
          <table:table-cell office:value-type="float" office:value="1403355136" calcext:value-type="float">
            <text:p>1403355136</text:p>
          </table:table-cell>
          <table:table-cell office:value-type="float" office:value="40153088" calcext:value-type="float">
            <text:p>40153088</text:p>
          </table:table-cell>
          <table:table-cell office:value-type="float" office:value="511311872" calcext:value-type="float">
            <text:p>511311872</text:p>
          </table:table-cell>
          <table:table-cell office:value-type="float" office:value="2192216064" calcext:value-type="float">
            <text:p>219221606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386" calcext:value-type="float">
            <text:p>386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43" calcext:value-type="float">
            <text:p>41.143</text:p>
          </table:table-cell>
          <table:table-cell office:value-type="float" office:value="8.571" calcext:value-type="float">
            <text:p>8.571</text:p>
          </table:table-cell>
          <table:table-cell office:value-type="float" office:value="50.286" calcext:value-type="float">
            <text:p>50.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524" calcext:value-type="float">
            <text:p>59.524</text:p>
          </table:table-cell>
          <table:table-cell office:value-type="float" office:value="11.905" calcext:value-type="float">
            <text:p>11.905</text:p>
          </table:table-cell>
          <table:table-cell office:value-type="float" office:value="28.571" calcext:value-type="float">
            <text:p>28.5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656" calcext:value-type="float">
            <text:p>23.656</text:p>
          </table:table-cell>
          <table:table-cell office:value-type="float" office:value="6.452" calcext:value-type="float">
            <text:p>6.452</text:p>
          </table:table-cell>
          <table:table-cell office:value-type="float" office:value="69.892" calcext:value-type="float">
            <text:p>69.89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49.492" calcext:value-type="float">
            <text:p>1436987449.492</text:p>
          </table:table-cell>
          <table:table-cell office:value-type="float" office:value="1403535360" calcext:value-type="float">
            <text:p>1403535360</text:p>
          </table:table-cell>
          <table:table-cell office:value-type="float" office:value="40153088" calcext:value-type="float">
            <text:p>40153088</text:p>
          </table:table-cell>
          <table:table-cell office:value-type="float" office:value="515837952" calcext:value-type="float">
            <text:p>515837952</text:p>
          </table:table-cell>
          <table:table-cell office:value-type="float" office:value="2187509760" calcext:value-type="float">
            <text:p>218750976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350" calcext:value-type="float">
            <text:p>350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.333" calcext:value-type="float">
            <text:p>9.333</text:p>
          </table:table-cell>
          <table:table-cell office:value-type="float" office:value="54.667" calcext:value-type="float">
            <text:p>54.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82" calcext:value-type="float">
            <text:p>50.82</text:p>
          </table:table-cell>
          <table:table-cell office:value-type="float" office:value="16.393" calcext:value-type="float">
            <text:p>16.393</text:p>
          </table:table-cell>
          <table:table-cell office:value-type="float" office:value="32.787" calcext:value-type="float">
            <text:p>32.7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273" calcext:value-type="float">
            <text:p>27.273</text:p>
          </table:table-cell>
          <table:table-cell office:value-type="float" office:value="3.409" calcext:value-type="float">
            <text:p>3.409</text:p>
          </table:table-cell>
          <table:table-cell office:value-type="float" office:value="69.318" calcext:value-type="float">
            <text:p>69.31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50.493" calcext:value-type="float">
            <text:p>1436987450.493</text:p>
          </table:table-cell>
          <table:table-cell office:value-type="float" office:value="1403719680" calcext:value-type="float">
            <text:p>1403719680</text:p>
          </table:table-cell>
          <table:table-cell office:value-type="float" office:value="40153088" calcext:value-type="float">
            <text:p>40153088</text:p>
          </table:table-cell>
          <table:table-cell office:value-type="float" office:value="520241152" calcext:value-type="float">
            <text:p>520241152</text:p>
          </table:table-cell>
          <table:table-cell office:value-type="float" office:value="2182922240" calcext:value-type="float">
            <text:p>218292224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411" calcext:value-type="float">
            <text:p>411</text:p>
          </table:table-cell>
          <table:table-cell office:value-type="float" office:value="764" calcext:value-type="float">
            <text:p>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12" calcext:value-type="float">
            <text:p>41.212</text:p>
          </table:table-cell>
          <table:table-cell office:value-type="float" office:value="10.303" calcext:value-type="float">
            <text:p>10.303</text:p>
          </table:table-cell>
          <table:table-cell office:value-type="float" office:value="48.485" calcext:value-type="float">
            <text:p>48.4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33" calcext:value-type="float">
            <text:p>49.333</text:p>
          </table:table-cell>
          <table:table-cell office:value-type="float" office:value="8" calcext:value-type="float">
            <text:p>8</text:p>
          </table:table-cell>
          <table:table-cell office:value-type="float" office:value="42.667" calcext:value-type="float">
            <text:p>42.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066" calcext:value-type="float">
            <text:p>34.066</text:p>
          </table:table-cell>
          <table:table-cell office:value-type="float" office:value="12.088" calcext:value-type="float">
            <text:p>12.088</text:p>
          </table:table-cell>
          <table:table-cell office:value-type="float" office:value="53.846" calcext:value-type="float">
            <text:p>53.84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51.496" calcext:value-type="float">
            <text:p>1436987451.496</text:p>
          </table:table-cell>
          <table:table-cell office:value-type="float" office:value="1403854848" calcext:value-type="float">
            <text:p>1403854848</text:p>
          </table:table-cell>
          <table:table-cell office:value-type="float" office:value="40161280" calcext:value-type="float">
            <text:p>40161280</text:p>
          </table:table-cell>
          <table:table-cell office:value-type="float" office:value="524931072" calcext:value-type="float">
            <text:p>524931072</text:p>
          </table:table-cell>
          <table:table-cell office:value-type="float" office:value="2178088960" calcext:value-type="float">
            <text:p>217808896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395" calcext:value-type="float">
            <text:p>395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94" calcext:value-type="float">
            <text:p>34.194</text:p>
          </table:table-cell>
          <table:table-cell office:value-type="float" office:value="10.323" calcext:value-type="float">
            <text:p>10.323</text:p>
          </table:table-cell>
          <table:table-cell office:value-type="float" office:value="54.839" calcext:value-type="float">
            <text:p>54.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54.839" calcext:value-type="float">
            <text:p>54.839</text:p>
          </table:table-cell>
          <table:table-cell office:value-type="float" office:value="17.742" calcext:value-type="float">
            <text:p>17.742</text:p>
          </table:table-cell>
          <table:table-cell office:value-type="float" office:value="27.419" calcext:value-type="float">
            <text:p>27.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879" calcext:value-type="float">
            <text:p>20.879</text:p>
          </table:table-cell>
          <table:table-cell office:value-type="float" office:value="5.495" calcext:value-type="float">
            <text:p>5.495</text:p>
          </table:table-cell>
          <table:table-cell office:value-type="float" office:value="73.626" calcext:value-type="float">
            <text:p>73.6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6987452.494" calcext:value-type="float">
            <text:p>1436987452.494</text:p>
          </table:table-cell>
          <table:table-cell office:value-type="float" office:value="1405542400" calcext:value-type="float">
            <text:p>1405542400</text:p>
          </table:table-cell>
          <table:table-cell office:value-type="float" office:value="40161280" calcext:value-type="float">
            <text:p>40161280</text:p>
          </table:table-cell>
          <table:table-cell office:value-type="float" office:value="528826368" calcext:value-type="float">
            <text:p>528826368</text:p>
          </table:table-cell>
          <table:table-cell office:value-type="float" office:value="2172506112" calcext:value-type="float">
            <text:p>217250611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12" calcext:value-type="float">
            <text:p>512</text:p>
          </table:table-cell>
          <table:table-cell office:value-type="float" office:value="897" calcext:value-type="float">
            <text:p>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05" calcext:value-type="float">
            <text:p>42.105</text:p>
          </table:table-cell>
          <table:table-cell office:value-type="float" office:value="23.977" calcext:value-type="float">
            <text:p>23.977</text:p>
          </table:table-cell>
          <table:table-cell office:value-type="float" office:value="32.164" calcext:value-type="float">
            <text:p>32.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4" calcext:value-type="float">
            <text:p>1.754</text:p>
          </table:table-cell>
          <table:table-cell office:value-type="float" office:value="55.556" calcext:value-type="float">
            <text:p>55.556</text:p>
          </table:table-cell>
          <table:table-cell office:value-type="float" office:value="11.111" calcext:value-type="float">
            <text:p>11.111</text:p>
          </table:table-cell>
          <table:table-cell office:value-type="float" office:value="28.395" calcext:value-type="float">
            <text:p>28.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38" calcext:value-type="float">
            <text:p>4.938</text:p>
          </table:table-cell>
          <table:table-cell office:value-type="float" office:value="29.67" calcext:value-type="float">
            <text:p>29.67</text:p>
          </table:table-cell>
          <table:table-cell table:number-columns-repeated="2" office:value-type="float" office:value="35.165" calcext:value-type="float">
            <text:p>35.1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31104" calcext:value-type="float">
            <text:p>22831104</text:p>
          </table:table-cell>
          <table:table-cell office:value-type="float" office:value="0" calcext:value-type="float">
            <text:p>0</text:p>
          </table:table-cell>
          <table:table-cell office:value-type="float" office:value="22831104" calcext:value-type="float">
            <text:p>2283110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36987453.495" calcext:value-type="float">
            <text:p>1436987453.495</text:p>
          </table:table-cell>
          <table:table-cell office:value-type="float" office:value="1255821312" calcext:value-type="float">
            <text:p>1255821312</text:p>
          </table:table-cell>
          <table:table-cell office:value-type="float" office:value="40169472" calcext:value-type="float">
            <text:p>40169472</text:p>
          </table:table-cell>
          <table:table-cell office:value-type="float" office:value="532180992" calcext:value-type="float">
            <text:p>532180992</text:p>
          </table:table-cell>
          <table:table-cell office:value-type="float" office:value="2318864384" calcext:value-type="float">
            <text:p>231886438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84" calcext:value-type="float">
            <text:p>584</text:p>
          </table:table-cell>
          <table:table-cell office:value-type="float" office:value="1094" calcext:value-type="float">
            <text:p>1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753" calcext:value-type="float">
            <text:p>47.753</text:p>
          </table:table-cell>
          <table:table-cell office:value-type="float" office:value="28.652" calcext:value-type="float">
            <text:p>28.652</text:p>
          </table:table-cell>
          <table:table-cell office:value-type="float" office:value="22.472" calcext:value-type="float">
            <text:p>22.472</text:p>
          </table:table-cell>
          <table:table-cell office:value-type="float" office:value="1.124" calcext:value-type="float">
            <text:p>1.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64" calcext:value-type="float">
            <text:p>71.264</text:p>
          </table:table-cell>
          <table:table-cell office:value-type="float" office:value="13.793" calcext:value-type="float">
            <text:p>13.793</text:p>
          </table:table-cell>
          <table:table-cell office:value-type="float" office:value="14.943" calcext:value-type="float">
            <text:p>14.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176" calcext:value-type="float">
            <text:p>24.176</text:p>
          </table:table-cell>
          <table:table-cell office:value-type="float" office:value="43.956" calcext:value-type="float">
            <text:p>43.956</text:p>
          </table:table-cell>
          <table:table-cell office:value-type="float" office:value="29.67" calcext:value-type="float">
            <text:p>29.67</text:p>
          </table:table-cell>
          <table:table-cell office:value-type="float" office:value="2.198" calcext:value-type="float">
            <text:p>2.1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office:value-type="float" office:value="4329472" calcext:value-type="float">
            <text:p>4329472</text:p>
          </table:table-cell>
          <table:table-cell office:value-type="float" office:value="8192" calcext:value-type="float">
            <text:p>8192</text:p>
          </table:table-cell>
          <table:table-cell office:value-type="float" office:value="4329472" calcext:value-type="float">
            <text:p>432947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6987454.495" calcext:value-type="float">
            <text:p>1436987454.495</text:p>
          </table:table-cell>
          <table:table-cell office:value-type="float" office:value="1265008640" calcext:value-type="float">
            <text:p>1265008640</text:p>
          </table:table-cell>
          <table:table-cell office:value-type="float" office:value="40169472" calcext:value-type="float">
            <text:p>40169472</text:p>
          </table:table-cell>
          <table:table-cell office:value-type="float" office:value="532279296" calcext:value-type="float">
            <text:p>532279296</text:p>
          </table:table-cell>
          <table:table-cell office:value-type="float" office:value="2309578752" calcext:value-type="float">
            <text:p>230957875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812" calcext:value-type="float">
            <text:p>812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25" calcext:value-type="float">
            <text:p>26.425</text:p>
          </table:table-cell>
          <table:table-cell office:value-type="float" office:value="41.451" calcext:value-type="float">
            <text:p>41.451</text:p>
          </table:table-cell>
          <table:table-cell office:value-type="float" office:value="31.088" calcext:value-type="float">
            <text:p>31.088</text:p>
          </table:table-cell>
          <table:table-cell office:value-type="float" office:value="0.518" calcext:value-type="float">
            <text:p>0.518</text:p>
          </table:table-cell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office:value-type="float" office:value="38.298" calcext:value-type="float">
            <text:p>38.298</text:p>
          </table:table-cell>
          <table:table-cell office:value-type="float" office:value="44.681" calcext:value-type="float">
            <text:p>44.681</text:p>
          </table:table-cell>
          <table:table-cell office:value-type="float" office:value="17.021" calcext:value-type="float">
            <text:p>17.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625" calcext:value-type="float">
            <text:p>15.625</text:p>
          </table:table-cell>
          <table:table-cell office:value-type="float" office:value="38.542" calcext:value-type="float">
            <text:p>38.542</text:p>
          </table:table-cell>
          <table:table-cell office:value-type="float" office:value="45.833" calcext:value-type="float">
            <text:p>45.8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55.492" calcext:value-type="float">
            <text:p>1436987455.492</text:p>
          </table:table-cell>
          <table:table-cell office:value-type="float" office:value="1287581696" calcext:value-type="float">
            <text:p>1287581696</text:p>
          </table:table-cell>
          <table:table-cell office:value-type="float" office:value="40169472" calcext:value-type="float">
            <text:p>40169472</text:p>
          </table:table-cell>
          <table:table-cell office:value-type="float" office:value="532434944" calcext:value-type="float">
            <text:p>532434944</text:p>
          </table:table-cell>
          <table:table-cell office:value-type="float" office:value="2286850048" calcext:value-type="float">
            <text:p>228685004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763" calcext:value-type="float">
            <text:p>763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668" calcext:value-type="float">
            <text:p>47.668</text:p>
          </table:table-cell>
          <table:table-cell office:value-type="float" office:value="13.99" calcext:value-type="float">
            <text:p>13.99</text:p>
          </table:table-cell>
          <table:table-cell office:value-type="float" office:value="38.342" calcext:value-type="float">
            <text:p>38.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351" calcext:value-type="float">
            <text:p>78.351</text:p>
          </table:table-cell>
          <table:table-cell office:value-type="float" office:value="16.495" calcext:value-type="float">
            <text:p>16.495</text:p>
          </table:table-cell>
          <table:table-cell office:value-type="float" office:value="5.155" calcext:value-type="float">
            <text:p>5.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172" calcext:value-type="float">
            <text:p>17.172</text:p>
          </table:table-cell>
          <table:table-cell office:value-type="float" office:value="12.121" calcext:value-type="float">
            <text:p>12.121</text:p>
          </table:table-cell>
          <table:table-cell office:value-type="float" office:value="70.707" calcext:value-type="float">
            <text:p>70.7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56.493" calcext:value-type="float">
            <text:p>1436987456.493</text:p>
          </table:table-cell>
          <table:table-cell office:value-type="float" office:value="1302446080" calcext:value-type="float">
            <text:p>1302446080</text:p>
          </table:table-cell>
          <table:table-cell office:value-type="float" office:value="40177664" calcext:value-type="float">
            <text:p>40177664</text:p>
          </table:table-cell>
          <table:table-cell office:value-type="float" office:value="532426752" calcext:value-type="float">
            <text:p>532426752</text:p>
          </table:table-cell>
          <table:table-cell office:value-type="float" office:value="2271985664" calcext:value-type="float">
            <text:p>227198566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758" calcext:value-type="float">
            <text:p>758</text:p>
          </table:table-cell>
          <table:table-cell office:value-type="float" office:value="1052" calcext:value-type="float">
            <text:p>1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629" calcext:value-type="float">
            <text:p>46.629</text:p>
          </table:table-cell>
          <table:table-cell office:value-type="float" office:value="26.404" calcext:value-type="float">
            <text:p>26.404</text:p>
          </table:table-cell>
          <table:table-cell office:value-type="float" office:value="26.966" calcext:value-type="float">
            <text:p>26.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98" calcext:value-type="float">
            <text:p>49.398</text:p>
          </table:table-cell>
          <table:table-cell table:number-columns-repeated="2" office:value-type="float" office:value="25.301" calcext:value-type="float">
            <text:p>25.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565" calcext:value-type="float">
            <text:p>44.565</text:p>
          </table:table-cell>
          <table:table-cell office:value-type="float" office:value="27.174" calcext:value-type="float">
            <text:p>27.174</text:p>
          </table:table-cell>
          <table:table-cell office:value-type="float" office:value="28.261" calcext:value-type="float">
            <text:p>28.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81" calcext:value-type="float">
            <text:p>81</text:p>
          </table:table-cell>
          <table:table-cell office:value-type="float" office:value="156" calcext:value-type="float">
            <text:p>156</text:p>
          </table:table-cell>
          <table:table-cell office:value-type="float" office:value="81" calcext:value-type="float">
            <text:p>81</text:p>
          </table:table-cell>
          <table:table-cell office:value-type="float" office:value="73728" calcext:value-type="float">
            <text:p>73728</text:p>
          </table:table-cell>
          <table:table-cell office:value-type="float" office:value="110592" calcext:value-type="float">
            <text:p>110592</text:p>
          </table:table-cell>
          <table:table-cell office:value-type="float" office:value="73728" calcext:value-type="float">
            <text:p>73728</text:p>
          </table:table-cell>
          <table:table-cell office:value-type="float" office:value="110592" calcext:value-type="float">
            <text:p>11059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6987457.499" calcext:value-type="float">
            <text:p>1436987457.499</text:p>
          </table:table-cell>
          <table:table-cell office:value-type="float" office:value="1319501824" calcext:value-type="float">
            <text:p>1319501824</text:p>
          </table:table-cell>
          <table:table-cell office:value-type="float" office:value="40177664" calcext:value-type="float">
            <text:p>40177664</text:p>
          </table:table-cell>
          <table:table-cell office:value-type="float" office:value="532512768" calcext:value-type="float">
            <text:p>532512768</text:p>
          </table:table-cell>
          <table:table-cell office:value-type="float" office:value="2254843904" calcext:value-type="float">
            <text:p>225484390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868" calcext:value-type="float">
            <text:p>868</text:p>
          </table:table-cell>
          <table:table-cell office:value-type="float" office:value="1134" calcext:value-type="float">
            <text:p>1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482" calcext:value-type="float">
            <text:p>65.482</text:p>
          </table:table-cell>
          <table:table-cell office:value-type="float" office:value="15.228" calcext:value-type="float">
            <text:p>15.228</text:p>
          </table:table-cell>
          <table:table-cell office:value-type="float" office:value="19.289" calcext:value-type="float">
            <text:p>19.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794" calcext:value-type="float">
            <text:p>59.794</text:p>
          </table:table-cell>
          <table:table-cell office:value-type="float" office:value="14.433" calcext:value-type="float">
            <text:p>14.433</text:p>
          </table:table-cell>
          <table:table-cell office:value-type="float" office:value="25.773" calcext:value-type="float">
            <text:p>25.77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58.493" calcext:value-type="float">
            <text:p>1436987458.493</text:p>
          </table:table-cell>
          <table:table-cell office:value-type="float" office:value="1330196480" calcext:value-type="float">
            <text:p>1330196480</text:p>
          </table:table-cell>
          <table:table-cell office:value-type="float" office:value="40177664" calcext:value-type="float">
            <text:p>40177664</text:p>
          </table:table-cell>
          <table:table-cell office:value-type="float" office:value="534327296" calcext:value-type="float">
            <text:p>534327296</text:p>
          </table:table-cell>
          <table:table-cell office:value-type="float" office:value="2242334720" calcext:value-type="float">
            <text:p>224233472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1245" calcext:value-type="float">
            <text:p>1245</text:p>
          </table:table-cell>
          <table:table-cell office:value-type="float" office:value="1742" calcext:value-type="float">
            <text:p>1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289" calcext:value-type="float">
            <text:p>58.289</text:p>
          </table:table-cell>
          <table:table-cell office:value-type="float" office:value="19.251" calcext:value-type="float">
            <text:p>19.251</text:p>
          </table:table-cell>
          <table:table-cell office:value-type="float" office:value="16.043" calcext:value-type="float">
            <text:p>16.043</text:p>
          </table:table-cell>
          <table:table-cell office:value-type="float" office:value="4.278" calcext:value-type="float">
            <text:p>4.278</text:p>
          </table:table-cell>
          <table:table-cell office:value-type="float" office:value="0" calcext:value-type="float">
            <text:p>0</text:p>
          </table:table-cell>
          <table:table-cell office:value-type="float" office:value="2.139" calcext:value-type="float">
            <text:p>2.139</text:p>
          </table:table-cell>
          <table:table-cell office:value-type="float" office:value="70.213" calcext:value-type="float">
            <text:p>70.213</text:p>
          </table:table-cell>
          <table:table-cell office:value-type="float" office:value="13.83" calcext:value-type="float">
            <text:p>13.83</text:p>
          </table:table-cell>
          <table:table-cell office:value-type="float" office:value="8.511" calcext:value-type="float">
            <text:p>8.511</text:p>
          </table:table-cell>
          <table:table-cell office:value-type="float" office:value="3.191" calcext:value-type="float">
            <text:p>3.191</text:p>
          </table:table-cell>
          <table:table-cell office:value-type="float" office:value="0" calcext:value-type="float">
            <text:p>0</text:p>
          </table:table-cell>
          <table:table-cell office:value-type="float" office:value="4.255" calcext:value-type="float">
            <text:p>4.255</text:p>
          </table:table-cell>
          <table:table-cell office:value-type="float" office:value="45.745" calcext:value-type="float">
            <text:p>45.745</text:p>
          </table:table-cell>
          <table:table-cell office:value-type="float" office:value="24.468" calcext:value-type="float">
            <text:p>24.468</text:p>
          </table:table-cell>
          <table:table-cell office:value-type="float" office:value="23.404" calcext:value-type="float">
            <text:p>23.404</text:p>
          </table:table-cell>
          <table:table-cell office:value-type="float" office:value="5.319" calcext:value-type="float">
            <text:p>5.319</text:p>
          </table:table-cell>
          <table:table-cell office:value-type="float" office:value="0" calcext:value-type="float">
            <text:p>0</text:p>
          </table:table-cell>
          <table:table-cell office:value-type="float" office:value="1.064" calcext:value-type="float">
            <text:p>1.0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0" calcext:value-type="float">
            <text:p>0</text:p>
          </table:table-cell>
          <table:table-cell office:value-type="float" office:value="1806336" calcext:value-type="float">
            <text:p>1806336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59.496" calcext:value-type="float">
            <text:p>1436987459.496</text:p>
          </table:table-cell>
          <table:table-cell office:value-type="float" office:value="1356914688" calcext:value-type="float">
            <text:p>1356914688</text:p>
          </table:table-cell>
          <table:table-cell office:value-type="float" office:value="40177664" calcext:value-type="float">
            <text:p>40177664</text:p>
          </table:table-cell>
          <table:table-cell office:value-type="float" office:value="534478848" calcext:value-type="float">
            <text:p>534478848</text:p>
          </table:table-cell>
          <table:table-cell office:value-type="float" office:value="2215464960" calcext:value-type="float">
            <text:p>221546496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70" calcext:value-type="float">
            <text:p>670</text:p>
          </table:table-cell>
          <table:table-cell office:value-type="float" office:value="1191" calcext:value-type="float">
            <text:p>1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746" calcext:value-type="float">
            <text:p>49.746</text:p>
          </table:table-cell>
          <table:table-cell office:value-type="float" office:value="10.152" calcext:value-type="float">
            <text:p>10.152</text:p>
          </table:table-cell>
          <table:table-cell office:value-type="float" office:value="39.594" calcext:value-type="float">
            <text:p>39.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53.125" calcext:value-type="float">
            <text:p>53.125</text:p>
          </table:table-cell>
          <table:table-cell office:value-type="float" office:value="11.458" calcext:value-type="float">
            <text:p>11.458</text:p>
          </table:table-cell>
          <table:table-cell office:value-type="float" office:value="35.417" calcext:value-type="float">
            <text:p>35.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059" calcext:value-type="float">
            <text:p>47.059</text:p>
          </table:table-cell>
          <table:table-cell office:value-type="float" office:value="9.804" calcext:value-type="float">
            <text:p>9.804</text:p>
          </table:table-cell>
          <table:table-cell office:value-type="float" office:value="43.137" calcext:value-type="float">
            <text:p>43.1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9744" calcext:value-type="float">
            <text:p>159744</text:p>
          </table:table-cell>
          <table:table-cell office:value-type="float" office:value="0" calcext:value-type="float">
            <text:p>0</text:p>
          </table:table-cell>
          <table:table-cell office:value-type="float" office:value="159744" calcext:value-type="float">
            <text:p>15974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60.495" calcext:value-type="float">
            <text:p>1436987460.495</text:p>
          </table:table-cell>
          <table:table-cell office:value-type="float" office:value="1366757376" calcext:value-type="float">
            <text:p>1366757376</text:p>
          </table:table-cell>
          <table:table-cell office:value-type="float" office:value="40177664" calcext:value-type="float">
            <text:p>40177664</text:p>
          </table:table-cell>
          <table:table-cell office:value-type="float" office:value="534781952" calcext:value-type="float">
            <text:p>534781952</text:p>
          </table:table-cell>
          <table:table-cell office:value-type="float" office:value="2205319168" calcext:value-type="float">
            <text:p>220531916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971" calcext:value-type="float">
            <text:p>971</text:p>
          </table:table-cell>
          <table:table-cell office:value-type="float" office:value="1650" calcext:value-type="float">
            <text:p>1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684" calcext:value-type="float">
            <text:p>63.684</text:p>
          </table:table-cell>
          <table:table-cell office:value-type="float" office:value="6.842" calcext:value-type="float">
            <text:p>6.842</text:p>
          </table:table-cell>
          <table:table-cell office:value-type="float" office:value="29.474" calcext:value-type="float">
            <text:p>29.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333" calcext:value-type="float">
            <text:p>58.333</text:p>
          </table:table-cell>
          <table:table-cell office:value-type="float" office:value="5.208" calcext:value-type="float">
            <text:p>5.208</text:p>
          </table:table-cell>
          <table:table-cell office:value-type="float" office:value="35.417" calcext:value-type="float">
            <text:p>35.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2" calcext:value-type="float">
            <text:p>1.042</text:p>
          </table:table-cell>
          <table:table-cell office:value-type="float" office:value="68.421" calcext:value-type="float">
            <text:p>68.421</text:p>
          </table:table-cell>
          <table:table-cell office:value-type="float" office:value="8.421" calcext:value-type="float">
            <text:p>8.421</text:p>
          </table:table-cell>
          <table:table-cell office:value-type="float" office:value="23.158" calcext:value-type="float">
            <text:p>23.15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4064" calcext:value-type="float">
            <text:p>344064</text:p>
          </table:table-cell>
          <table:table-cell office:value-type="float" office:value="0" calcext:value-type="float">
            <text:p>0</text:p>
          </table:table-cell>
          <table:table-cell office:value-type="float" office:value="344064" calcext:value-type="float">
            <text:p>34406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61.497" calcext:value-type="float">
            <text:p>1436987461.497</text:p>
          </table:table-cell>
          <table:table-cell office:value-type="float" office:value="1373802496" calcext:value-type="float">
            <text:p>1373802496</text:p>
          </table:table-cell>
          <table:table-cell office:value-type="float" office:value="40189952" calcext:value-type="float">
            <text:p>40189952</text:p>
          </table:table-cell>
          <table:table-cell office:value-type="float" office:value="535257088" calcext:value-type="float">
            <text:p>535257088</text:p>
          </table:table-cell>
          <table:table-cell office:value-type="float" office:value="2197786624" calcext:value-type="float">
            <text:p>219778662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1283" calcext:value-type="float">
            <text:p>1283</text:p>
          </table:table-cell>
          <table:table-cell office:value-type="float" office:value="2447" calcext:value-type="float">
            <text:p>2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731" calcext:value-type="float">
            <text:p>63.731</text:p>
          </table:table-cell>
          <table:table-cell office:value-type="float" office:value="13.99" calcext:value-type="float">
            <text:p>13.99</text:p>
          </table:table-cell>
          <table:table-cell office:value-type="float" office:value="21.244" calcext:value-type="float">
            <text:p>21.244</text:p>
          </table:table-cell>
          <table:table-cell office:value-type="float" office:value="1.036" calcext:value-type="float">
            <text:p>1.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657" calcext:value-type="float">
            <text:p>65.657</text:p>
          </table:table-cell>
          <table:table-cell office:value-type="float" office:value="18.182" calcext:value-type="float">
            <text:p>18.182</text:p>
          </table:table-cell>
          <table:table-cell office:value-type="float" office:value="15.152" calcext:value-type="float">
            <text:p>15.152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638" calcext:value-type="float">
            <text:p>60.638</text:p>
          </table:table-cell>
          <table:table-cell office:value-type="float" office:value="9.574" calcext:value-type="float">
            <text:p>9.574</text:p>
          </table:table-cell>
          <table:table-cell office:value-type="float" office:value="28.723" calcext:value-type="float">
            <text:p>28.723</text:p>
          </table:table-cell>
          <table:table-cell office:value-type="float" office:value="1.064" calcext:value-type="float">
            <text:p>1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442368" calcext:value-type="float">
            <text:p>442368</text:p>
          </table:table-cell>
          <table:table-cell office:value-type="float" office:value="110592" calcext:value-type="float">
            <text:p>110592</text:p>
          </table:table-cell>
          <table:table-cell office:value-type="float" office:value="442368" calcext:value-type="float">
            <text:p>442368</text:p>
          </table:table-cell>
          <table:table-cell office:value-type="float" office:value="110592" calcext:value-type="float">
            <text:p>11059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6987462.493" calcext:value-type="float">
            <text:p>1436987462.493</text:p>
          </table:table-cell>
          <table:table-cell office:value-type="float" office:value="1376317440" calcext:value-type="float">
            <text:p>1376317440</text:p>
          </table:table-cell>
          <table:table-cell office:value-type="float" office:value="40198144" calcext:value-type="float">
            <text:p>40198144</text:p>
          </table:table-cell>
          <table:table-cell office:value-type="float" office:value="536551424" calcext:value-type="float">
            <text:p>536551424</text:p>
          </table:table-cell>
          <table:table-cell office:value-type="float" office:value="2193969152" calcext:value-type="float">
            <text:p>219396915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810" calcext:value-type="float">
            <text:p>810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839" calcext:value-type="float">
            <text:p>71.839</text:p>
          </table:table-cell>
          <table:table-cell office:value-type="float" office:value="20.115" calcext:value-type="float">
            <text:p>20.115</text:p>
          </table:table-cell>
          <table:table-cell office:value-type="float" office:value="8.046" calcext:value-type="float">
            <text:p>8.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157" calcext:value-type="float">
            <text:p>74.157</text:p>
          </table:table-cell>
          <table:table-cell office:value-type="float" office:value="21.348" calcext:value-type="float">
            <text:p>21.348</text:p>
          </table:table-cell>
          <table:table-cell office:value-type="float" office:value="4.494" calcext:value-type="float">
            <text:p>4.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.412" calcext:value-type="float">
            <text:p>69.412</text:p>
          </table:table-cell>
          <table:table-cell office:value-type="float" office:value="18.824" calcext:value-type="float">
            <text:p>18.824</text:p>
          </table:table-cell>
          <table:table-cell office:value-type="float" office:value="11.765" calcext:value-type="float">
            <text:p>11.76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63.503" calcext:value-type="float">
            <text:p>1436987463.503</text:p>
          </table:table-cell>
          <table:table-cell office:value-type="float" office:value="1443389440" calcext:value-type="float">
            <text:p>1443389440</text:p>
          </table:table-cell>
          <table:table-cell office:value-type="float" office:value="40198144" calcext:value-type="float">
            <text:p>40198144</text:p>
          </table:table-cell>
          <table:table-cell office:value-type="float" office:value="536522752" calcext:value-type="float">
            <text:p>536522752</text:p>
          </table:table-cell>
          <table:table-cell office:value-type="float" office:value="2126925824" calcext:value-type="float">
            <text:p>212692582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1711" calcext:value-type="float">
            <text:p>1711</text:p>
          </table:table-cell>
          <table:table-cell office:value-type="float" office:value="814" calcext:value-type="float">
            <text:p>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893" calcext:value-type="float">
            <text:p>59.893</text:p>
          </table:table-cell>
          <table:table-cell office:value-type="float" office:value="37.433" calcext:value-type="float">
            <text:p>37.433</text:p>
          </table:table-cell>
          <table:table-cell office:value-type="float" office:value="2.674" calcext:value-type="float">
            <text:p>2.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427" calcext:value-type="float">
            <text:p>58.427</text:p>
          </table:table-cell>
          <table:table-cell office:value-type="float" office:value="37.079" calcext:value-type="float">
            <text:p>37.079</text:p>
          </table:table-cell>
          <table:table-cell office:value-type="float" office:value="4.494" calcext:value-type="float">
            <text:p>4.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37.5" calcext:value-type="float">
            <text:p>37.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64.493" calcext:value-type="float">
            <text:p>1436987464.493</text:p>
          </table:table-cell>
          <table:table-cell office:value-type="float" office:value="1461719040" calcext:value-type="float">
            <text:p>1461719040</text:p>
          </table:table-cell>
          <table:table-cell office:value-type="float" office:value="40198144" calcext:value-type="float">
            <text:p>40198144</text:p>
          </table:table-cell>
          <table:table-cell office:value-type="float" office:value="558366720" calcext:value-type="float">
            <text:p>558366720</text:p>
          </table:table-cell>
          <table:table-cell office:value-type="float" office:value="2086752256" calcext:value-type="float">
            <text:p>208675225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1225" calcext:value-type="float">
            <text:p>1225</text:p>
          </table:table-cell>
          <table:table-cell office:value-type="float" office:value="1308" calcext:value-type="float">
            <text:p>1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3" calcext:value-type="float">
            <text:p>41.53</text:p>
          </table:table-cell>
          <table:table-cell office:value-type="float" office:value="30.055" calcext:value-type="float">
            <text:p>30.055</text:p>
          </table:table-cell>
          <table:table-cell office:value-type="float" office:value="27.869" calcext:value-type="float">
            <text:p>27.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6" calcext:value-type="float">
            <text:p>0.546</text:p>
          </table:table-cell>
          <table:table-cell office:value-type="float" office:value="61.111" calcext:value-type="float">
            <text:p>61.111</text:p>
          </table:table-cell>
          <table:table-cell office:value-type="float" office:value="31.111" calcext:value-type="float">
            <text:p>31.111</text:p>
          </table:table-cell>
          <table:table-cell office:value-type="float" office:value="7.778" calcext:value-type="float">
            <text:p>7.7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158" calcext:value-type="float">
            <text:p>23.158</text:p>
          </table:table-cell>
          <table:table-cell office:value-type="float" office:value="29.474" calcext:value-type="float">
            <text:p>29.474</text:p>
          </table:table-cell>
          <table:table-cell office:value-type="float" office:value="47.368" calcext:value-type="float">
            <text:p>47.36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65.494" calcext:value-type="float">
            <text:p>1436987465.494</text:p>
          </table:table-cell>
          <table:table-cell office:value-type="float" office:value="1461870592" calcext:value-type="float">
            <text:p>1461870592</text:p>
          </table:table-cell>
          <table:table-cell office:value-type="float" office:value="40198144" calcext:value-type="float">
            <text:p>40198144</text:p>
          </table:table-cell>
          <table:table-cell office:value-type="float" office:value="577683456" calcext:value-type="float">
            <text:p>577683456</text:p>
          </table:table-cell>
          <table:table-cell office:value-type="float" office:value="2067283968" calcext:value-type="float">
            <text:p>206728396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931" calcext:value-type="float">
            <text:p>931</text:p>
          </table:table-cell>
          <table:table-cell office:value-type="float" office:value="1679" calcext:value-type="float">
            <text:p>1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57" calcext:value-type="float">
            <text:p>30.857</text:p>
          </table:table-cell>
          <table:table-cell office:value-type="float" office:value="40.571" calcext:value-type="float">
            <text:p>40.571</text:p>
          </table:table-cell>
          <table:table-cell office:value-type="float" office:value="28.571" calcext:value-type="float">
            <text:p>28.5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696" calcext:value-type="float">
            <text:p>33.696</text:p>
          </table:table-cell>
          <table:table-cell office:value-type="float" office:value="60.87" calcext:value-type="float">
            <text:p>60.87</text:p>
          </table:table-cell>
          <table:table-cell office:value-type="float" office:value="5.435" calcext:value-type="float">
            <text:p>5.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16" calcext:value-type="float">
            <text:p>27.16</text:p>
          </table:table-cell>
          <table:table-cell office:value-type="float" office:value="18.519" calcext:value-type="float">
            <text:p>18.519</text:p>
          </table:table-cell>
          <table:table-cell office:value-type="float" office:value="54.321" calcext:value-type="float">
            <text:p>54.32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66.494" calcext:value-type="float">
            <text:p>1436987466.494</text:p>
          </table:table-cell>
          <table:table-cell office:value-type="float" office:value="1462628352" calcext:value-type="float">
            <text:p>1462628352</text:p>
          </table:table-cell>
          <table:table-cell office:value-type="float" office:value="40198144" calcext:value-type="float">
            <text:p>40198144</text:p>
          </table:table-cell>
          <table:table-cell office:value-type="float" office:value="605806592" calcext:value-type="float">
            <text:p>605806592</text:p>
          </table:table-cell>
          <table:table-cell office:value-type="float" office:value="2038403072" calcext:value-type="float">
            <text:p>203840307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1003" calcext:value-type="float">
            <text:p>1003</text:p>
          </table:table-cell>
          <table:table-cell office:value-type="float" office:value="1761" calcext:value-type="float">
            <text:p>1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14" calcext:value-type="float">
            <text:p>25.714</text:p>
          </table:table-cell>
          <table:table-cell office:value-type="float" office:value="40.571" calcext:value-type="float">
            <text:p>40.571</text:p>
          </table:table-cell>
          <table:table-cell office:value-type="float" office:value="33.714" calcext:value-type="float">
            <text:p>33.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293" calcext:value-type="float">
            <text:p>18.293</text:p>
          </table:table-cell>
          <table:table-cell office:value-type="float" office:value="9.756" calcext:value-type="float">
            <text:p>9.756</text:p>
          </table:table-cell>
          <table:table-cell office:value-type="float" office:value="71.951" calcext:value-type="float">
            <text:p>71.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915" calcext:value-type="float">
            <text:p>31.915</text:p>
          </table:table-cell>
          <table:table-cell office:value-type="float" office:value="67.021" calcext:value-type="float">
            <text:p>67.021</text:p>
          </table:table-cell>
          <table:table-cell office:value-type="float" office:value="1.064" calcext:value-type="float">
            <text:p>1.06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67.497" calcext:value-type="float">
            <text:p>1436987467.497</text:p>
          </table:table-cell>
          <table:table-cell office:value-type="float" office:value="1464283136" calcext:value-type="float">
            <text:p>1464283136</text:p>
          </table:table-cell>
          <table:table-cell office:value-type="float" office:value="40206336" calcext:value-type="float">
            <text:p>40206336</text:p>
          </table:table-cell>
          <table:table-cell office:value-type="float" office:value="631296000" calcext:value-type="float">
            <text:p>631296000</text:p>
          </table:table-cell>
          <table:table-cell office:value-type="float" office:value="2011250688" calcext:value-type="float">
            <text:p>201125068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1015" calcext:value-type="float">
            <text:p>1015</text:p>
          </table:table-cell>
          <table:table-cell office:value-type="float" office:value="1834" calcext:value-type="float">
            <text:p>1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19" calcext:value-type="float">
            <text:p>26.519</text:p>
          </table:table-cell>
          <table:table-cell office:value-type="float" office:value="37.017" calcext:value-type="float">
            <text:p>37.017</text:p>
          </table:table-cell>
          <table:table-cell office:value-type="float" office:value="33.149" calcext:value-type="float">
            <text:p>33.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15" calcext:value-type="float">
            <text:p>3.315</text:p>
          </table:table-cell>
          <table:table-cell office:value-type="float" office:value="37.778" calcext:value-type="float">
            <text:p>37.778</text:p>
          </table:table-cell>
          <table:table-cell office:value-type="float" office:value="40" calcext:value-type="float">
            <text:p>40</text:p>
          </table:table-cell>
          <table:table-cell office:value-type="float" office:value="15.556" calcext:value-type="float">
            <text:p>15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67" calcext:value-type="float">
            <text:p>6.667</text:p>
          </table:table-cell>
          <table:table-cell office:value-type="float" office:value="15.556" calcext:value-type="float">
            <text:p>15.556</text:p>
          </table:table-cell>
          <table:table-cell office:value-type="float" office:value="34.444" calcext:value-type="float">
            <text:p>34.444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896128" calcext:value-type="float">
            <text:p>30896128</text:p>
          </table:table-cell>
          <table:table-cell office:value-type="float" office:value="0" calcext:value-type="float">
            <text:p>0</text:p>
          </table:table-cell>
          <table:table-cell office:value-type="float" office:value="30896128" calcext:value-type="float">
            <text:p>3089612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36987468.493" calcext:value-type="float">
            <text:p>1436987468.493</text:p>
          </table:table-cell>
          <table:table-cell office:value-type="float" office:value="1464262656" calcext:value-type="float">
            <text:p>1464262656</text:p>
          </table:table-cell>
          <table:table-cell office:value-type="float" office:value="40206336" calcext:value-type="float">
            <text:p>40206336</text:p>
          </table:table-cell>
          <table:table-cell office:value-type="float" office:value="649342976" calcext:value-type="float">
            <text:p>649342976</text:p>
          </table:table-cell>
          <table:table-cell office:value-type="float" office:value="1993224192" calcext:value-type="float">
            <text:p>199322419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1003" calcext:value-type="float">
            <text:p>1003</text:p>
          </table:table-cell>
          <table:table-cell office:value-type="float" office:value="1550" calcext:value-type="float">
            <text:p>1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149" calcext:value-type="float">
            <text:p>33.149</text:p>
          </table:table-cell>
          <table:table-cell office:value-type="float" office:value="33.702" calcext:value-type="float">
            <text:p>33.702</text:p>
          </table:table-cell>
          <table:table-cell office:value-type="float" office:value="30.387" calcext:value-type="float">
            <text:p>30.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2" calcext:value-type="float">
            <text:p>2.762</text:p>
          </table:table-cell>
          <table:table-cell office:value-type="float" office:value="38.947" calcext:value-type="float">
            <text:p>38.947</text:p>
          </table:table-cell>
          <table:table-cell office:value-type="float" office:value="49.474" calcext:value-type="float">
            <text:p>49.474</text:p>
          </table:table-cell>
          <table:table-cell office:value-type="float" office:value="6.316" calcext:value-type="float">
            <text:p>6.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63" calcext:value-type="float">
            <text:p>5.263</text:p>
          </table:table-cell>
          <table:table-cell office:value-type="float" office:value="27.273" calcext:value-type="float">
            <text:p>27.273</text:p>
          </table:table-cell>
          <table:table-cell office:value-type="float" office:value="15.909" calcext:value-type="float">
            <text:p>15.909</text:p>
          </table:table-cell>
          <table:table-cell office:value-type="float" office:value="56.818" calcext:value-type="float">
            <text:p>56.8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0315264" calcext:value-type="float">
            <text:p>50315264</text:p>
          </table:table-cell>
          <table:table-cell office:value-type="float" office:value="0" calcext:value-type="float">
            <text:p>0</text:p>
          </table:table-cell>
          <table:table-cell office:value-type="float" office:value="50315264" calcext:value-type="float">
            <text:p>5031526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436987469.494" calcext:value-type="float">
            <text:p>1436987469.494</text:p>
          </table:table-cell>
          <table:table-cell office:value-type="float" office:value="1464680448" calcext:value-type="float">
            <text:p>1464680448</text:p>
          </table:table-cell>
          <table:table-cell office:value-type="float" office:value="40206336" calcext:value-type="float">
            <text:p>40206336</text:p>
          </table:table-cell>
          <table:table-cell office:value-type="float" office:value="673734656" calcext:value-type="float">
            <text:p>673734656</text:p>
          </table:table-cell>
          <table:table-cell office:value-type="float" office:value="1968414720" calcext:value-type="float">
            <text:p>196841472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970" calcext:value-type="float">
            <text:p>970</text:p>
          </table:table-cell>
          <table:table-cell office:value-type="float" office:value="1753" calcext:value-type="float">
            <text:p>1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08" calcext:value-type="float">
            <text:p>28.108</text:p>
          </table:table-cell>
          <table:table-cell office:value-type="float" office:value="38.378" calcext:value-type="float">
            <text:p>38.378</text:p>
          </table:table-cell>
          <table:table-cell office:value-type="float" office:value="32.973" calcext:value-type="float">
            <text:p>32.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1" calcext:value-type="float">
            <text:p>0.541</text:p>
          </table:table-cell>
          <table:table-cell office:value-type="float" office:value="31.25" calcext:value-type="float">
            <text:p>31.25</text:p>
          </table:table-cell>
          <table:table-cell office:value-type="float" office:value="51.042" calcext:value-type="float">
            <text:p>51.042</text:p>
          </table:table-cell>
          <table:table-cell office:value-type="float" office:value="16.667" calcext:value-type="float">
            <text:p>16.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2" calcext:value-type="float">
            <text:p>1.04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767168" calcext:value-type="float">
            <text:p>5767168</text:p>
          </table:table-cell>
          <table:table-cell office:value-type="float" office:value="0" calcext:value-type="float">
            <text:p>0</text:p>
          </table:table-cell>
          <table:table-cell office:value-type="float" office:value="5767168" calcext:value-type="float">
            <text:p>576716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36987470.494" calcext:value-type="float">
            <text:p>1436987470.494</text:p>
          </table:table-cell>
          <table:table-cell office:value-type="float" office:value="1465638912" calcext:value-type="float">
            <text:p>1465638912</text:p>
          </table:table-cell>
          <table:table-cell office:value-type="float" office:value="40206336" calcext:value-type="float">
            <text:p>40206336</text:p>
          </table:table-cell>
          <table:table-cell office:value-type="float" office:value="700514304" calcext:value-type="float">
            <text:p>700514304</text:p>
          </table:table-cell>
          <table:table-cell office:value-type="float" office:value="1940676608" calcext:value-type="float">
            <text:p>194067660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993" calcext:value-type="float">
            <text:p>993</text:p>
          </table:table-cell>
          <table:table-cell office:value-type="float" office:value="1862" calcext:value-type="float">
            <text:p>1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79" calcext:value-type="float">
            <text:p>29.379</text:p>
          </table:table-cell>
          <table:table-cell office:value-type="float" office:value="38.983" calcext:value-type="float">
            <text:p>38.983</text:p>
          </table:table-cell>
          <table:table-cell office:value-type="float" office:value="31.638" calcext:value-type="float">
            <text:p>31.6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1.765" calcext:value-type="float">
            <text:p>31.765</text:p>
          </table:table-cell>
          <table:table-cell office:value-type="float" office:value="36.471" calcext:value-type="float">
            <text:p>36.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174" calcext:value-type="float">
            <text:p>27.174</text:p>
          </table:table-cell>
          <table:table-cell office:value-type="float" office:value="45.652" calcext:value-type="float">
            <text:p>45.652</text:p>
          </table:table-cell>
          <table:table-cell office:value-type="float" office:value="27.174" calcext:value-type="float">
            <text:p>27.17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71.494" calcext:value-type="float">
            <text:p>1436987471.494</text:p>
          </table:table-cell>
          <table:table-cell office:value-type="float" office:value="1466241024" calcext:value-type="float">
            <text:p>1466241024</text:p>
          </table:table-cell>
          <table:table-cell office:value-type="float" office:value="40206336" calcext:value-type="float">
            <text:p>40206336</text:p>
          </table:table-cell>
          <table:table-cell office:value-type="float" office:value="720031744" calcext:value-type="float">
            <text:p>720031744</text:p>
          </table:table-cell>
          <table:table-cell office:value-type="float" office:value="1920557056" calcext:value-type="float">
            <text:p>192055705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862" calcext:value-type="float">
            <text:p>862</text:p>
          </table:table-cell>
          <table:table-cell office:value-type="float" office:value="1831" calcext:value-type="float">
            <text:p>1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72" calcext:value-type="float">
            <text:p>36.872</text:p>
          </table:table-cell>
          <table:table-cell office:value-type="float" office:value="40.782" calcext:value-type="float">
            <text:p>40.782</text:p>
          </table:table-cell>
          <table:table-cell office:value-type="float" office:value="22.346" calcext:value-type="float">
            <text:p>22.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.25" calcext:value-type="float">
            <text:p>21.25</text:p>
          </table:table-cell>
          <table:table-cell office:value-type="float" office:value="43.75" calcext:value-type="float">
            <text:p>43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144" calcext:value-type="float">
            <text:p>38.144</text:p>
          </table:table-cell>
          <table:table-cell office:value-type="float" office:value="56.701" calcext:value-type="float">
            <text:p>56.701</text:p>
          </table:table-cell>
          <table:table-cell office:value-type="float" office:value="5.155" calcext:value-type="float">
            <text:p>5.15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72.496" calcext:value-type="float">
            <text:p>1436987472.496</text:p>
          </table:table-cell>
          <table:table-cell office:value-type="float" office:value="1468289024" calcext:value-type="float">
            <text:p>1468289024</text:p>
          </table:table-cell>
          <table:table-cell office:value-type="float" office:value="40218624" calcext:value-type="float">
            <text:p>40218624</text:p>
          </table:table-cell>
          <table:table-cell office:value-type="float" office:value="740106240" calcext:value-type="float">
            <text:p>740106240</text:p>
          </table:table-cell>
          <table:table-cell office:value-type="float" office:value="1898422272" calcext:value-type="float">
            <text:p>189842227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915" calcext:value-type="float">
            <text:p>915</text:p>
          </table:table-cell>
          <table:table-cell office:value-type="float" office:value="1592" calcext:value-type="float">
            <text:p>1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34" calcext:value-type="float">
            <text:p>29.834</text:p>
          </table:table-cell>
          <table:table-cell office:value-type="float" office:value="34.254" calcext:value-type="float">
            <text:p>34.254</text:p>
          </table:table-cell>
          <table:table-cell office:value-type="float" office:value="29.834" calcext:value-type="float">
            <text:p>29.834</text:p>
          </table:table-cell>
          <table:table-cell office:value-type="float" office:value="3.315" calcext:value-type="float">
            <text:p>3.315</text:p>
          </table:table-cell>
          <table:table-cell office:value-type="float" office:value="0" calcext:value-type="float">
            <text:p>0</text:p>
          </table:table-cell>
          <table:table-cell office:value-type="float" office:value="2.762" calcext:value-type="float">
            <text:p>2.762</text:p>
          </table:table-cell>
          <table:table-cell office:value-type="float" office:value="27.473" calcext:value-type="float">
            <text:p>27.473</text:p>
          </table:table-cell>
          <table:table-cell office:value-type="float" office:value="35.165" calcext:value-type="float">
            <text:p>35.165</text:p>
          </table:table-cell>
          <table:table-cell office:value-type="float" office:value="30.769" calcext:value-type="float">
            <text:p>30.769</text:p>
          </table:table-cell>
          <table:table-cell office:value-type="float" office:value="1.099" calcext:value-type="float">
            <text:p>1.099</text:p>
          </table:table-cell>
          <table:table-cell office:value-type="float" office:value="0" calcext:value-type="float">
            <text:p>0</text:p>
          </table:table-cell>
          <table:table-cell office:value-type="float" office:value="5.495" calcext:value-type="float">
            <text:p>5.495</text:p>
          </table:table-cell>
          <table:table-cell office:value-type="float" office:value="31.522" calcext:value-type="float">
            <text:p>31.522</text:p>
          </table:table-cell>
          <table:table-cell office:value-type="float" office:value="33.696" calcext:value-type="float">
            <text:p>33.696</text:p>
          </table:table-cell>
          <table:table-cell office:value-type="float" office:value="28.261" calcext:value-type="float">
            <text:p>28.261</text:p>
          </table:table-cell>
          <table:table-cell office:value-type="float" office:value="6.522" calcext:value-type="float">
            <text:p>6.5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640896" calcext:value-type="float">
            <text:p>18640896</text:p>
          </table:table-cell>
          <table:table-cell office:value-type="float" office:value="0" calcext:value-type="float">
            <text:p>0</text:p>
          </table:table-cell>
          <table:table-cell office:value-type="float" office:value="18640896" calcext:value-type="float">
            <text:p>1864089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36987473.494" calcext:value-type="float">
            <text:p>1436987473.494</text:p>
          </table:table-cell>
          <table:table-cell office:value-type="float" office:value="1467801600" calcext:value-type="float">
            <text:p>1467801600</text:p>
          </table:table-cell>
          <table:table-cell office:value-type="float" office:value="40218624" calcext:value-type="float">
            <text:p>40218624</text:p>
          </table:table-cell>
          <table:table-cell office:value-type="float" office:value="740179968" calcext:value-type="float">
            <text:p>740179968</text:p>
          </table:table-cell>
          <table:table-cell office:value-type="float" office:value="1898835968" calcext:value-type="float">
            <text:p>189883596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764" calcext:value-type="float">
            <text:p>764</text:p>
          </table:table-cell>
          <table:table-cell office:value-type="float" office:value="1237" calcext:value-type="float">
            <text:p>1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9.143" calcext:value-type="float">
            <text:p>29.143</text:p>
          </table:table-cell>
          <table:table-cell office:value-type="float" office:value="17.714" calcext:value-type="float">
            <text:p>17.714</text:p>
          </table:table-cell>
          <table:table-cell office:value-type="float" office:value="25.143" calcext:value-type="float">
            <text:p>25.1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.711" calcext:value-type="float">
            <text:p>27.711</text:p>
          </table:table-cell>
          <table:table-cell office:value-type="float" office:value="28.916" calcext:value-type="float">
            <text:p>28.916</text:p>
          </table:table-cell>
          <table:table-cell office:value-type="float" office:value="25.301" calcext:value-type="float">
            <text:p>25.301</text:p>
          </table:table-cell>
          <table:table-cell office:value-type="float" office:value="9.639" calcext:value-type="float">
            <text:p>9.639</text:p>
          </table:table-cell>
          <table:table-cell office:value-type="float" office:value="0" calcext:value-type="float">
            <text:p>0</text:p>
          </table:table-cell>
          <table:table-cell office:value-type="float" office:value="8.434" calcext:value-type="float">
            <text:p>8.434</text:p>
          </table:table-cell>
          <table:table-cell office:value-type="float" office:value="21.739" calcext:value-type="float">
            <text:p>21.739</text:p>
          </table:table-cell>
          <table:table-cell office:value-type="float" office:value="28.261" calcext:value-type="float">
            <text:p>28.261</text:p>
          </table:table-cell>
          <table:table-cell office:value-type="float" office:value="10.87" calcext:value-type="float">
            <text:p>10.87</text:p>
          </table:table-cell>
          <table:table-cell office:value-type="float" office:value="39.13" calcext:value-type="float">
            <text:p>39.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76759040" calcext:value-type="float">
            <text:p>76759040</text:p>
          </table:table-cell>
          <table:table-cell office:value-type="float" office:value="4096" calcext:value-type="float">
            <text:p>4096</text:p>
          </table:table-cell>
          <table:table-cell office:value-type="float" office:value="76759040" calcext:value-type="float">
            <text:p>76759040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36987474.493" calcext:value-type="float">
            <text:p>1436987474.493</text:p>
          </table:table-cell>
          <table:table-cell office:value-type="float" office:value="1468497920" calcext:value-type="float">
            <text:p>1468497920</text:p>
          </table:table-cell>
          <table:table-cell office:value-type="float" office:value="40218624" calcext:value-type="float">
            <text:p>40218624</text:p>
          </table:table-cell>
          <table:table-cell office:value-type="float" office:value="764420096" calcext:value-type="float">
            <text:p>764420096</text:p>
          </table:table-cell>
          <table:table-cell office:value-type="float" office:value="1873899520" calcext:value-type="float">
            <text:p>187389952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801" calcext:value-type="float">
            <text:p>801</text:p>
          </table:table-cell>
          <table:table-cell office:value-type="float" office:value="1383" calcext:value-type="float">
            <text:p>1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37" calcext:value-type="float">
            <text:p>34.737</text:p>
          </table:table-cell>
          <table:table-cell office:value-type="float" office:value="50.526" calcext:value-type="float">
            <text:p>50.526</text:p>
          </table:table-cell>
          <table:table-cell office:value-type="float" office:value="12.632" calcext:value-type="float">
            <text:p>12.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5" calcext:value-type="float">
            <text:p>2.105</text:p>
          </table:table-cell>
          <table:table-cell office:value-type="float" office:value="35.789" calcext:value-type="float">
            <text:p>35.789</text:p>
          </table:table-cell>
          <table:table-cell office:value-type="float" office:value="42.105" calcext:value-type="float">
            <text:p>42.105</text:p>
          </table:table-cell>
          <table:table-cell office:value-type="float" office:value="17.895" calcext:value-type="float">
            <text:p>17.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11" calcext:value-type="float">
            <text:p>4.211</text:p>
          </table:table-cell>
          <table:table-cell office:value-type="float" office:value="34.021" calcext:value-type="float">
            <text:p>34.021</text:p>
          </table:table-cell>
          <table:table-cell office:value-type="float" office:value="57.732" calcext:value-type="float">
            <text:p>57.732</text:p>
          </table:table-cell>
          <table:table-cell office:value-type="float" office:value="8.247" calcext:value-type="float">
            <text:p>8.2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622784" calcext:value-type="float">
            <text:p>21622784</text:p>
          </table:table-cell>
          <table:table-cell office:value-type="float" office:value="0" calcext:value-type="float">
            <text:p>0</text:p>
          </table:table-cell>
          <table:table-cell office:value-type="float" office:value="21622784" calcext:value-type="float">
            <text:p>2162278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36987475.501" calcext:value-type="float">
            <text:p>1436987475.501</text:p>
          </table:table-cell>
          <table:table-cell office:value-type="float" office:value="1469276160" calcext:value-type="float">
            <text:p>1469276160</text:p>
          </table:table-cell>
          <table:table-cell office:value-type="float" office:value="40218624" calcext:value-type="float">
            <text:p>40218624</text:p>
          </table:table-cell>
          <table:table-cell office:value-type="float" office:value="766603264" calcext:value-type="float">
            <text:p>766603264</text:p>
          </table:table-cell>
          <table:table-cell office:value-type="float" office:value="1870938112" calcext:value-type="float">
            <text:p>187093811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790" calcext:value-type="float">
            <text:p>790</text:p>
          </table:table-cell>
          <table:table-cell office:value-type="float" office:value="1937" calcext:value-type="float">
            <text:p>1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316" calcext:value-type="float">
            <text:p>72.316</text:p>
          </table:table-cell>
          <table:table-cell office:value-type="float" office:value="24.859" calcext:value-type="float">
            <text:p>24.859</text:p>
          </table:table-cell>
          <table:table-cell office:value-type="float" office:value="2.825" calcext:value-type="float">
            <text:p>2.8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414" calcext:value-type="float">
            <text:p>72.414</text:p>
          </table:table-cell>
          <table:table-cell office:value-type="float" office:value="24.138" calcext:value-type="float">
            <text:p>24.138</text:p>
          </table:table-cell>
          <table:table-cell office:value-type="float" office:value="3.448" calcext:value-type="float">
            <text:p>3.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034" calcext:value-type="float">
            <text:p>73.034</text:p>
          </table:table-cell>
          <table:table-cell office:value-type="float" office:value="25.843" calcext:value-type="float">
            <text:p>25.843</text:p>
          </table:table-cell>
          <table:table-cell office:value-type="float" office:value="1.124" calcext:value-type="float">
            <text:p>1.12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76.496" calcext:value-type="float">
            <text:p>1436987476.496</text:p>
          </table:table-cell>
          <table:table-cell office:value-type="float" office:value="1470062592" calcext:value-type="float">
            <text:p>1470062592</text:p>
          </table:table-cell>
          <table:table-cell office:value-type="float" office:value="40218624" calcext:value-type="float">
            <text:p>40218624</text:p>
          </table:table-cell>
          <table:table-cell office:value-type="float" office:value="766603264" calcext:value-type="float">
            <text:p>766603264</text:p>
          </table:table-cell>
          <table:table-cell office:value-type="float" office:value="1870151680" calcext:value-type="float">
            <text:p>187015168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96" calcext:value-type="float">
            <text:p>696</text:p>
          </table:table-cell>
          <table:table-cell office:value-type="float" office:value="1532" calcext:value-type="float">
            <text:p>1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2.283" calcext:value-type="float">
            <text:p>22.283</text:p>
          </table:table-cell>
          <table:table-cell office:value-type="float" office:value="2.717" calcext:value-type="float">
            <text:p>2.7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043" calcext:value-type="float">
            <text:p>63.043</text:p>
          </table:table-cell>
          <table:table-cell office:value-type="float" office:value="35.87" calcext:value-type="float">
            <text:p>35.87</text:p>
          </table:table-cell>
          <table:table-cell office:value-type="float" office:value="1.087" calcext:value-type="float">
            <text:p>1.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813" calcext:value-type="float">
            <text:p>86.813</text:p>
          </table:table-cell>
          <table:table-cell office:value-type="float" office:value="8.791" calcext:value-type="float">
            <text:p>8.791</text:p>
          </table:table-cell>
          <table:table-cell office:value-type="float" office:value="4.396" calcext:value-type="float">
            <text:p>4.39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77.497" calcext:value-type="float">
            <text:p>1436987477.497</text:p>
          </table:table-cell>
          <table:table-cell office:value-type="float" office:value="1470062592" calcext:value-type="float">
            <text:p>1470062592</text:p>
          </table:table-cell>
          <table:table-cell office:value-type="float" office:value="40226816" calcext:value-type="float">
            <text:p>40226816</text:p>
          </table:table-cell>
          <table:table-cell office:value-type="float" office:value="766595072" calcext:value-type="float">
            <text:p>766595072</text:p>
          </table:table-cell>
          <table:table-cell office:value-type="float" office:value="1870151680" calcext:value-type="float">
            <text:p>187015168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32" calcext:value-type="float">
            <text:p>632</text:p>
          </table:table-cell>
          <table:table-cell office:value-type="float" office:value="3088" calcext:value-type="float">
            <text:p>3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397" calcext:value-type="float">
            <text:p>51.397</text:p>
          </table:table-cell>
          <table:table-cell office:value-type="float" office:value="42.458" calcext:value-type="float">
            <text:p>42.458</text:p>
          </table:table-cell>
          <table:table-cell office:value-type="float" office:value="5.028" calcext:value-type="float">
            <text:p>5.028</text:p>
          </table:table-cell>
          <table:table-cell office:value-type="float" office:value="0.559" calcext:value-type="float">
            <text:p>0.559</text:p>
          </table:table-cell>
          <table:table-cell office:value-type="float" office:value="0" calcext:value-type="float">
            <text:p>0</text:p>
          </table:table-cell>
          <table:table-cell office:value-type="float" office:value="0.559" calcext:value-type="float">
            <text:p>0.559</text:p>
          </table:table-cell>
          <table:table-cell office:value-type="float" office:value="44.444" calcext:value-type="float">
            <text:p>44.444</text:p>
          </table:table-cell>
          <table:table-cell office:value-type="float" office:value="50" calcext:value-type="float">
            <text:p>50</text:p>
          </table:table-cell>
          <table:table-cell office:value-type="float" office:value="3.333" calcext:value-type="float">
            <text:p>3.333</text:p>
          </table:table-cell>
          <table:table-cell office:value-type="float" office:value="1.111" calcext:value-type="float">
            <text:p>1.111</text:p>
          </table:table-cell>
          <table:table-cell office:value-type="float" office:value="0" calcext:value-type="float">
            <text:p>0</text:p>
          </table:table-cell>
          <table:table-cell office:value-type="float" office:value="1.111" calcext:value-type="float">
            <text:p>1.111</text:p>
          </table:table-cell>
          <table:table-cell office:value-type="float" office:value="58.242" calcext:value-type="float">
            <text:p>58.242</text:p>
          </table:table-cell>
          <table:table-cell office:value-type="float" office:value="35.165" calcext:value-type="float">
            <text:p>35.165</text:p>
          </table:table-cell>
          <table:table-cell office:value-type="float" office:value="6.593" calcext:value-type="float">
            <text:p>6.5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7824" calcext:value-type="float">
            <text:p>77824</text:p>
          </table:table-cell>
          <table:table-cell office:value-type="float" office:value="0" calcext:value-type="float">
            <text:p>0</text:p>
          </table:table-cell>
          <table:table-cell office:value-type="float" office:value="77824" calcext:value-type="float">
            <text:p>778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36987478.493" calcext:value-type="float">
            <text:p>1436987478.493</text:p>
          </table:table-cell>
          <table:table-cell office:value-type="float" office:value="1470046208" calcext:value-type="float">
            <text:p>1470046208</text:p>
          </table:table-cell>
          <table:table-cell office:value-type="float" office:value="40226816" calcext:value-type="float">
            <text:p>40226816</text:p>
          </table:table-cell>
          <table:table-cell office:value-type="float" office:value="766603264" calcext:value-type="float">
            <text:p>766603264</text:p>
          </table:table-cell>
          <table:table-cell office:value-type="float" office:value="1870159872" calcext:value-type="float">
            <text:p>187015987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28" calcext:value-type="float">
            <text:p>628</text:p>
          </table:table-cell>
          <table:table-cell office:value-type="float" office:value="3237" calcext:value-type="float">
            <text:p>3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09" calcext:value-type="float">
            <text:p>46.409</text:p>
          </table:table-cell>
          <table:table-cell office:value-type="float" office:value="45.856" calcext:value-type="float">
            <text:p>45.856</text:p>
          </table:table-cell>
          <table:table-cell office:value-type="float" office:value="7.735" calcext:value-type="float">
            <text:p>7.7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264" calcext:value-type="float">
            <text:p>36.264</text:p>
          </table:table-cell>
          <table:table-cell office:value-type="float" office:value="56.044" calcext:value-type="float">
            <text:p>56.044</text:p>
          </table:table-cell>
          <table:table-cell office:value-type="float" office:value="7.692" calcext:value-type="float">
            <text:p>7.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667" calcext:value-type="float">
            <text:p>56.667</text:p>
          </table:table-cell>
          <table:table-cell office:value-type="float" office:value="35.556" calcext:value-type="float">
            <text:p>35.556</text:p>
          </table:table-cell>
          <table:table-cell office:value-type="float" office:value="7.778" calcext:value-type="float">
            <text:p>7.77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79.493" calcext:value-type="float">
            <text:p>1436987479.493</text:p>
          </table:table-cell>
          <table:table-cell office:value-type="float" office:value="1470046208" calcext:value-type="float">
            <text:p>1470046208</text:p>
          </table:table-cell>
          <table:table-cell office:value-type="float" office:value="40226816" calcext:value-type="float">
            <text:p>40226816</text:p>
          </table:table-cell>
          <table:table-cell office:value-type="float" office:value="766603264" calcext:value-type="float">
            <text:p>766603264</text:p>
          </table:table-cell>
          <table:table-cell office:value-type="float" office:value="1870159872" calcext:value-type="float">
            <text:p>187015987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57" calcext:value-type="float">
            <text:p>657</text:p>
          </table:table-cell>
          <table:table-cell office:value-type="float" office:value="2706" calcext:value-type="float">
            <text:p>2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297" calcext:value-type="float">
            <text:p>57.297</text:p>
          </table:table-cell>
          <table:table-cell office:value-type="float" office:value="37.297" calcext:value-type="float">
            <text:p>37.297</text:p>
          </table:table-cell>
          <table:table-cell office:value-type="float" office:value="5.405" calcext:value-type="float">
            <text:p>5.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194" calcext:value-type="float">
            <text:p>74.194</text:p>
          </table:table-cell>
          <table:table-cell office:value-type="float" office:value="24.731" calcext:value-type="float">
            <text:p>24.731</text:p>
          </table:table-cell>
          <table:table-cell office:value-type="float" office:value="1.075" calcext:value-type="float">
            <text:p>1.0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80.494" calcext:value-type="float">
            <text:p>1436987480.494</text:p>
          </table:table-cell>
          <table:table-cell office:value-type="float" office:value="1470046208" calcext:value-type="float">
            <text:p>1470046208</text:p>
          </table:table-cell>
          <table:table-cell office:value-type="float" office:value="40226816" calcext:value-type="float">
            <text:p>40226816</text:p>
          </table:table-cell>
          <table:table-cell office:value-type="float" office:value="766603264" calcext:value-type="float">
            <text:p>766603264</text:p>
          </table:table-cell>
          <table:table-cell office:value-type="float" office:value="1870159872" calcext:value-type="float">
            <text:p>187015987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71" calcext:value-type="float">
            <text:p>571</text:p>
          </table:table-cell>
          <table:table-cell office:value-type="float" office:value="2586" calcext:value-type="float">
            <text:p>2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738" calcext:value-type="float">
            <text:p>57.738</text:p>
          </table:table-cell>
          <table:table-cell office:value-type="float" office:value="34.524" calcext:value-type="float">
            <text:p>34.524</text:p>
          </table:table-cell>
          <table:table-cell office:value-type="float" office:value="7.738" calcext:value-type="float">
            <text:p>7.7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78" calcext:value-type="float">
            <text:p>48.78</text:p>
          </table:table-cell>
          <table:table-cell office:value-type="float" office:value="43.902" calcext:value-type="float">
            <text:p>43.902</text:p>
          </table:table-cell>
          <table:table-cell office:value-type="float" office:value="7.317" calcext:value-type="float">
            <text:p>7.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517" calcext:value-type="float">
            <text:p>65.517</text:p>
          </table:table-cell>
          <table:table-cell office:value-type="float" office:value="25.287" calcext:value-type="float">
            <text:p>25.287</text:p>
          </table:table-cell>
          <table:table-cell office:value-type="float" office:value="9.195" calcext:value-type="float">
            <text:p>9.19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81.511" calcext:value-type="float">
            <text:p>1436987481.511</text:p>
          </table:table-cell>
          <table:table-cell office:value-type="float" office:value="1470652416" calcext:value-type="float">
            <text:p>1470652416</text:p>
          </table:table-cell>
          <table:table-cell office:value-type="float" office:value="40226816" calcext:value-type="float">
            <text:p>40226816</text:p>
          </table:table-cell>
          <table:table-cell office:value-type="float" office:value="781004800" calcext:value-type="float">
            <text:p>781004800</text:p>
          </table:table-cell>
          <table:table-cell office:value-type="float" office:value="1855152128" calcext:value-type="float">
            <text:p>185515212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58" calcext:value-type="float">
            <text:p>658</text:p>
          </table:table-cell>
          <table:table-cell office:value-type="float" office:value="3959" calcext:value-type="float">
            <text:p>3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425" calcext:value-type="float">
            <text:p>56.425</text:p>
          </table:table-cell>
          <table:table-cell office:value-type="float" office:value="40.782" calcext:value-type="float">
            <text:p>40.782</text:p>
          </table:table-cell>
          <table:table-cell office:value-type="float" office:value="2.793" calcext:value-type="float">
            <text:p>2.7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82" calcext:value-type="float">
            <text:p>43.82</text:p>
          </table:table-cell>
          <table:table-cell office:value-type="float" office:value="51.685" calcext:value-type="float">
            <text:p>51.685</text:p>
          </table:table-cell>
          <table:table-cell office:value-type="float" office:value="4.494" calcext:value-type="float">
            <text:p>4.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889" calcext:value-type="float">
            <text:p>68.889</text:p>
          </table:table-cell>
          <table:table-cell office:value-type="float" office:value="31.111" calcext:value-type="float">
            <text:p>31.11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82.493" calcext:value-type="float">
            <text:p>1436987482.493</text:p>
          </table:table-cell>
          <table:table-cell office:value-type="float" office:value="1471373312" calcext:value-type="float">
            <text:p>1471373312</text:p>
          </table:table-cell>
          <table:table-cell office:value-type="float" office:value="40226816" calcext:value-type="float">
            <text:p>40226816</text:p>
          </table:table-cell>
          <table:table-cell office:value-type="float" office:value="809562112" calcext:value-type="float">
            <text:p>809562112</text:p>
          </table:table-cell>
          <table:table-cell office:value-type="float" office:value="1825873920" calcext:value-type="float">
            <text:p>182587392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60" calcext:value-type="float">
            <text:p>660</text:p>
          </table:table-cell>
          <table:table-cell office:value-type="float" office:value="5115" calcext:value-type="float">
            <text:p>5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35" calcext:value-type="float">
            <text:p>42.135</text:p>
          </table:table-cell>
          <table:table-cell office:value-type="float" office:value="52.247" calcext:value-type="float">
            <text:p>52.247</text:p>
          </table:table-cell>
          <table:table-cell office:value-type="float" office:value="5.056" calcext:value-type="float">
            <text:p>5.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2" calcext:value-type="float">
            <text:p>0.562</text:p>
          </table:table-cell>
          <table:table-cell office:value-type="float" office:value="39.326" calcext:value-type="float">
            <text:p>39.326</text:p>
          </table:table-cell>
          <table:table-cell office:value-type="float" office:value="50.562" calcext:value-type="float">
            <text:p>50.562</text:p>
          </table:table-cell>
          <table:table-cell office:value-type="float" office:value="8.989" calcext:value-type="float">
            <text:p>8.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4" calcext:value-type="float">
            <text:p>1.124</text:p>
          </table:table-cell>
          <table:table-cell office:value-type="float" office:value="45.455" calcext:value-type="float">
            <text:p>45.455</text:p>
          </table:table-cell>
          <table:table-cell office:value-type="float" office:value="53.409" calcext:value-type="float">
            <text:p>53.409</text:p>
          </table:table-cell>
          <table:table-cell office:value-type="float" office:value="1.136" calcext:value-type="float">
            <text:p>1.1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83.511" calcext:value-type="float">
            <text:p>1436987483.511</text:p>
          </table:table-cell>
          <table:table-cell office:value-type="float" office:value="1471983616" calcext:value-type="float">
            <text:p>1471983616</text:p>
          </table:table-cell>
          <table:table-cell office:value-type="float" office:value="40235008" calcext:value-type="float">
            <text:p>40235008</text:p>
          </table:table-cell>
          <table:table-cell office:value-type="float" office:value="824442880" calcext:value-type="float">
            <text:p>824442880</text:p>
          </table:table-cell>
          <table:table-cell office:value-type="float" office:value="1810374656" calcext:value-type="float">
            <text:p>181037465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814" calcext:value-type="float">
            <text:p>814</text:p>
          </table:table-cell>
          <table:table-cell office:value-type="float" office:value="4523" calcext:value-type="float">
            <text:p>4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323" calcext:value-type="float">
            <text:p>51.323</text:p>
          </table:table-cell>
          <table:table-cell office:value-type="float" office:value="42.857" calcext:value-type="float">
            <text:p>42.857</text:p>
          </table:table-cell>
          <table:table-cell office:value-type="float" office:value="2.116" calcext:value-type="float">
            <text:p>2.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04" calcext:value-type="float">
            <text:p>3.704</text:p>
          </table:table-cell>
          <table:table-cell office:value-type="float" office:value="50" calcext:value-type="float">
            <text:p>50</text:p>
          </table:table-cell>
          <table:table-cell office:value-type="float" office:value="39.583" calcext:value-type="float">
            <text:p>39.583</text:p>
          </table:table-cell>
          <table:table-cell office:value-type="float" office:value="3.125" calcext:value-type="float">
            <text:p>3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92" calcext:value-type="float">
            <text:p>7.292</text:p>
          </table:table-cell>
          <table:table-cell office:value-type="float" office:value="52.632" calcext:value-type="float">
            <text:p>52.632</text:p>
          </table:table-cell>
          <table:table-cell office:value-type="float" office:value="45.263" calcext:value-type="float">
            <text:p>45.263</text:p>
          </table:table-cell>
          <table:table-cell office:value-type="float" office:value="2.105" calcext:value-type="float">
            <text:p>2.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3200512" calcext:value-type="float">
            <text:p>43200512</text:p>
          </table:table-cell>
          <table:table-cell office:value-type="float" office:value="0" calcext:value-type="float">
            <text:p>0</text:p>
          </table:table-cell>
          <table:table-cell office:value-type="float" office:value="43200512" calcext:value-type="float">
            <text:p>4320051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36987484.501" calcext:value-type="float">
            <text:p>1436987484.501</text:p>
          </table:table-cell>
          <table:table-cell office:value-type="float" office:value="1472765952" calcext:value-type="float">
            <text:p>1472765952</text:p>
          </table:table-cell>
          <table:table-cell office:value-type="float" office:value="40235008" calcext:value-type="float">
            <text:p>40235008</text:p>
          </table:table-cell>
          <table:table-cell office:value-type="float" office:value="863272960" calcext:value-type="float">
            <text:p>863272960</text:p>
          </table:table-cell>
          <table:table-cell office:value-type="float" office:value="1770762240" calcext:value-type="float">
            <text:p>177076224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811" calcext:value-type="float">
            <text:p>811</text:p>
          </table:table-cell>
          <table:table-cell office:value-type="float" office:value="6935" calcext:value-type="float">
            <text:p>6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94" calcext:value-type="float">
            <text:p>43.094</text:p>
          </table:table-cell>
          <table:table-cell office:value-type="float" office:value="49.171" calcext:value-type="float">
            <text:p>49.171</text:p>
          </table:table-cell>
          <table:table-cell office:value-type="float" office:value="4.972" calcext:value-type="float">
            <text:p>4.972</text:p>
          </table:table-cell>
          <table:table-cell office:value-type="float" office:value="1.105" calcext:value-type="float">
            <text:p>1.105</text:p>
          </table:table-cell>
          <table:table-cell office:value-type="float" office:value="0" calcext:value-type="float">
            <text:p>0</text:p>
          </table:table-cell>
          <table:table-cell office:value-type="float" office:value="1.657" calcext:value-type="float">
            <text:p>1.657</text:p>
          </table:table-cell>
          <table:table-cell table:number-columns-repeated="2" office:value-type="float" office:value="44.944" calcext:value-type="float">
            <text:p>44.944</text:p>
          </table:table-cell>
          <table:table-cell office:value-type="float" office:value="4.494" calcext:value-type="float">
            <text:p>4.494</text:p>
          </table:table-cell>
          <table:table-cell office:value-type="float" office:value="2.247" calcext:value-type="float">
            <text:p>2.247</text:p>
          </table:table-cell>
          <table:table-cell office:value-type="float" office:value="0" calcext:value-type="float">
            <text:p>0</text:p>
          </table:table-cell>
          <table:table-cell office:value-type="float" office:value="3.371" calcext:value-type="float">
            <text:p>3.371</text:p>
          </table:table-cell>
          <table:table-cell office:value-type="float" office:value="41.758" calcext:value-type="float">
            <text:p>41.758</text:p>
          </table:table-cell>
          <table:table-cell office:value-type="float" office:value="53.846" calcext:value-type="float">
            <text:p>53.846</text:p>
          </table:table-cell>
          <table:table-cell office:value-type="float" office:value="4.396" calcext:value-type="float">
            <text:p>4.3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2174080" calcext:value-type="float">
            <text:p>32174080</text:p>
          </table:table-cell>
          <table:table-cell office:value-type="float" office:value="0" calcext:value-type="float">
            <text:p>0</text:p>
          </table:table-cell>
          <table:table-cell office:value-type="float" office:value="32174080" calcext:value-type="float">
            <text:p>3217408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36987485.494" calcext:value-type="float">
            <text:p>1436987485.494</text:p>
          </table:table-cell>
          <table:table-cell office:value-type="float" office:value="1473290240" calcext:value-type="float">
            <text:p>1473290240</text:p>
          </table:table-cell>
          <table:table-cell office:value-type="float" office:value="40235008" calcext:value-type="float">
            <text:p>40235008</text:p>
          </table:table-cell>
          <table:table-cell office:value-type="float" office:value="882278400" calcext:value-type="float">
            <text:p>882278400</text:p>
          </table:table-cell>
          <table:table-cell office:value-type="float" office:value="1751232512" calcext:value-type="float">
            <text:p>175123251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95" calcext:value-type="float">
            <text:p>695</text:p>
          </table:table-cell>
          <table:table-cell office:value-type="float" office:value="5258" calcext:value-type="float">
            <text:p>5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1" calcext:value-type="float">
            <text:p>38.71</text:p>
          </table:table-cell>
          <table:table-cell office:value-type="float" office:value="55.376" calcext:value-type="float">
            <text:p>55.376</text:p>
          </table:table-cell>
          <table:table-cell office:value-type="float" office:value="5.914" calcext:value-type="float">
            <text:p>5.9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559" calcext:value-type="float">
            <text:p>36.559</text:p>
          </table:table-cell>
          <table:table-cell office:value-type="float" office:value="58.065" calcext:value-type="float">
            <text:p>58.065</text:p>
          </table:table-cell>
          <table:table-cell office:value-type="float" office:value="5.376" calcext:value-type="float">
            <text:p>5.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217" calcext:value-type="float">
            <text:p>40.217</text:p>
          </table:table-cell>
          <table:table-cell office:value-type="float" office:value="53.261" calcext:value-type="float">
            <text:p>53.261</text:p>
          </table:table-cell>
          <table:table-cell office:value-type="float" office:value="6.522" calcext:value-type="float">
            <text:p>6.52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86.496" calcext:value-type="float">
            <text:p>1436987486.496</text:p>
          </table:table-cell>
          <table:table-cell office:value-type="float" office:value="1472581632" calcext:value-type="float">
            <text:p>1472581632</text:p>
          </table:table-cell>
          <table:table-cell office:value-type="float" office:value="40235008" calcext:value-type="float">
            <text:p>40235008</text:p>
          </table:table-cell>
          <table:table-cell office:value-type="float" office:value="806522880" calcext:value-type="float">
            <text:p>806522880</text:p>
          </table:table-cell>
          <table:table-cell office:value-type="float" office:value="1827696640" calcext:value-type="float">
            <text:p>182769664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1709" calcext:value-type="float">
            <text:p>1709</text:p>
          </table:table-cell>
          <table:table-cell office:value-type="float" office:value="3346" calcext:value-type="float">
            <text:p>3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62" calcext:value-type="float">
            <text:p>45.562</text:p>
          </table:table-cell>
          <table:table-cell office:value-type="float" office:value="24.852" calcext:value-type="float">
            <text:p>24.852</text:p>
          </table:table-cell>
          <table:table-cell office:value-type="float" office:value="28.994" calcext:value-type="float">
            <text:p>28.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2" calcext:value-type="float">
            <text:p>0.592</text:p>
          </table:table-cell>
          <table:table-cell office:value-type="float" office:value="36.585" calcext:value-type="float">
            <text:p>36.585</text:p>
          </table:table-cell>
          <table:table-cell office:value-type="float" office:value="28.049" calcext:value-type="float">
            <text:p>28.049</text:p>
          </table:table-cell>
          <table:table-cell office:value-type="float" office:value="35.366" calcext:value-type="float">
            <text:p>35.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545" calcext:value-type="float">
            <text:p>54.545</text:p>
          </table:table-cell>
          <table:table-cell office:value-type="float" office:value="21.591" calcext:value-type="float">
            <text:p>21.591</text:p>
          </table:table-cell>
          <table:table-cell office:value-type="float" office:value="22.727" calcext:value-type="float">
            <text:p>22.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6" calcext:value-type="float">
            <text:p>1.13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87.493" calcext:value-type="float">
            <text:p>1436987487.493</text:p>
          </table:table-cell>
          <table:table-cell office:value-type="float" office:value="1472430080" calcext:value-type="float">
            <text:p>1472430080</text:p>
          </table:table-cell>
          <table:table-cell office:value-type="float" office:value="40235008" calcext:value-type="float">
            <text:p>40235008</text:p>
          </table:table-cell>
          <table:table-cell office:value-type="float" office:value="806666240" calcext:value-type="float">
            <text:p>806666240</text:p>
          </table:table-cell>
          <table:table-cell office:value-type="float" office:value="1827704832" calcext:value-type="float">
            <text:p>182770483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764" calcext:value-type="float">
            <text:p>764</text:p>
          </table:table-cell>
          <table:table-cell office:value-type="float" office:value="1639" calcext:value-type="float">
            <text:p>1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706" calcext:value-type="float">
            <text:p>54.706</text:p>
          </table:table-cell>
          <table:table-cell office:value-type="float" office:value="15.294" calcext:value-type="float">
            <text:p>15.29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651" calcext:value-type="float">
            <text:p>62.651</text:p>
          </table:table-cell>
          <table:table-cell office:value-type="float" office:value="24.096" calcext:value-type="float">
            <text:p>24.096</text:p>
          </table:table-cell>
          <table:table-cell office:value-type="float" office:value="13.253" calcext:value-type="float">
            <text:p>13.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455" calcext:value-type="float">
            <text:p>45.455</text:p>
          </table:table-cell>
          <table:table-cell office:value-type="float" office:value="7.955" calcext:value-type="float">
            <text:p>7.955</text:p>
          </table:table-cell>
          <table:table-cell office:value-type="float" office:value="46.591" calcext:value-type="float">
            <text:p>46.5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88.495" calcext:value-type="float">
            <text:p>1436987488.495</text:p>
          </table:table-cell>
          <table:table-cell office:value-type="float" office:value="1473253376" calcext:value-type="float">
            <text:p>1473253376</text:p>
          </table:table-cell>
          <table:table-cell office:value-type="float" office:value="40247296" calcext:value-type="float">
            <text:p>40247296</text:p>
          </table:table-cell>
          <table:table-cell office:value-type="float" office:value="806653952" calcext:value-type="float">
            <text:p>806653952</text:p>
          </table:table-cell>
          <table:table-cell office:value-type="float" office:value="1826881536" calcext:value-type="float">
            <text:p>182688153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28" calcext:value-type="float">
            <text:p>528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12" calcext:value-type="float">
            <text:p>38.312</text:p>
          </table:table-cell>
          <table:table-cell office:value-type="float" office:value="9.091" calcext:value-type="float">
            <text:p>9.091</text:p>
          </table:table-cell>
          <table:table-cell office:value-type="float" office:value="28.571" calcext:value-type="float">
            <text:p>28.571</text:p>
          </table:table-cell>
          <table:table-cell office:value-type="float" office:value="22.727" calcext:value-type="float">
            <text:p>22.727</text:p>
          </table:table-cell>
          <table:table-cell office:value-type="float" office:value="0" calcext:value-type="float">
            <text:p>0</text:p>
          </table:table-cell>
          <table:table-cell office:value-type="float" office:value="1.299" calcext:value-type="float">
            <text:p>1.299</text:p>
          </table:table-cell>
          <table:table-cell office:value-type="float" office:value="15.789" calcext:value-type="float">
            <text:p>15.789</text:p>
          </table:table-cell>
          <table:table-cell office:value-type="float" office:value="5.263" calcext:value-type="float">
            <text:p>5.263</text:p>
          </table:table-cell>
          <table:table-cell office:value-type="float" office:value="53.947" calcext:value-type="float">
            <text:p>53.947</text:p>
          </table:table-cell>
          <table:table-cell office:value-type="float" office:value="21.053" calcext:value-type="float">
            <text:p>21.053</text:p>
          </table:table-cell>
          <table:table-cell office:value-type="float" office:value="0" calcext:value-type="float">
            <text:p>0</text:p>
          </table:table-cell>
          <table:table-cell office:value-type="float" office:value="3.947" calcext:value-type="float">
            <text:p>3.947</text:p>
          </table:table-cell>
          <table:table-cell office:value-type="float" office:value="61.538" calcext:value-type="float">
            <text:p>61.538</text:p>
          </table:table-cell>
          <table:table-cell office:value-type="float" office:value="11.538" calcext:value-type="float">
            <text:p>11.538</text:p>
          </table:table-cell>
          <table:table-cell office:value-type="float" office:value="2.564" calcext:value-type="float">
            <text:p>2.564</text:p>
          </table:table-cell>
          <table:table-cell office:value-type="float" office:value="24.359" calcext:value-type="float">
            <text:p>24.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4096" calcext:value-type="float">
            <text:p>4096</text:p>
          </table:table-cell>
          <table:table-cell office:value-type="float" office:value="56369152" calcext:value-type="float">
            <text:p>56369152</text:p>
          </table:table-cell>
          <table:table-cell office:value-type="float" office:value="4096" calcext:value-type="float">
            <text:p>4096</text:p>
          </table:table-cell>
          <table:table-cell office:value-type="float" office:value="56369152" calcext:value-type="float">
            <text:p>56369152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436987489.494" calcext:value-type="float">
            <text:p>1436987489.494</text:p>
          </table:table-cell>
          <table:table-cell office:value-type="float" office:value="1472798720" calcext:value-type="float">
            <text:p>1472798720</text:p>
          </table:table-cell>
          <table:table-cell office:value-type="float" office:value="40247296" calcext:value-type="float">
            <text:p>40247296</text:p>
          </table:table-cell>
          <table:table-cell office:value-type="float" office:value="806674432" calcext:value-type="float">
            <text:p>806674432</text:p>
          </table:table-cell>
          <table:table-cell office:value-type="float" office:value="1827315712" calcext:value-type="float">
            <text:p>182731571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15" calcext:value-type="float">
            <text:p>515</text:p>
          </table:table-cell>
          <table:table-cell office:value-type="float" office:value="942" calcext:value-type="float">
            <text:p>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16" calcext:value-type="float">
            <text:p>53.416</text:p>
          </table:table-cell>
          <table:table-cell office:value-type="float" office:value="8.075" calcext:value-type="float">
            <text:p>8.075</text:p>
          </table:table-cell>
          <table:table-cell office:value-type="float" office:value="37.267" calcext:value-type="float">
            <text:p>37.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2" calcext:value-type="float">
            <text:p>1.242</text:p>
          </table:table-cell>
          <table:table-cell office:value-type="float" office:value="15.584" calcext:value-type="float">
            <text:p>15.584</text:p>
          </table:table-cell>
          <table:table-cell office:value-type="float" office:value="9.091" calcext:value-type="float">
            <text:p>9.091</text:p>
          </table:table-cell>
          <table:table-cell office:value-type="float" office:value="72.727" calcext:value-type="float">
            <text:p>72.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97" calcext:value-type="float">
            <text:p>2.597</text:p>
          </table:table-cell>
          <table:table-cell office:value-type="float" office:value="87.952" calcext:value-type="float">
            <text:p>87.952</text:p>
          </table:table-cell>
          <table:table-cell office:value-type="float" office:value="7.229" calcext:value-type="float">
            <text:p>7.229</text:p>
          </table:table-cell>
          <table:table-cell office:value-type="float" office:value="4.819" calcext:value-type="float">
            <text:p>4.8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992768" calcext:value-type="float">
            <text:p>40992768</text:p>
          </table:table-cell>
          <table:table-cell office:value-type="float" office:value="0" calcext:value-type="float">
            <text:p>0</text:p>
          </table:table-cell>
          <table:table-cell office:value-type="float" office:value="40992768" calcext:value-type="float">
            <text:p>4099276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36987490.493" calcext:value-type="float">
            <text:p>1436987490.493</text:p>
          </table:table-cell>
          <table:table-cell office:value-type="float" office:value="1470074880" calcext:value-type="float">
            <text:p>1470074880</text:p>
          </table:table-cell>
          <table:table-cell office:value-type="float" office:value="40247296" calcext:value-type="float">
            <text:p>40247296</text:p>
          </table:table-cell>
          <table:table-cell office:value-type="float" office:value="651636736" calcext:value-type="float">
            <text:p>651636736</text:p>
          </table:table-cell>
          <table:table-cell office:value-type="float" office:value="1985077248" calcext:value-type="float">
            <text:p>198507724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58" calcext:value-type="float">
            <text:p>558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338" calcext:value-type="float">
            <text:p>62.338</text:p>
          </table:table-cell>
          <table:table-cell office:value-type="float" office:value="12.987" calcext:value-type="float">
            <text:p>12.987</text:p>
          </table:table-cell>
          <table:table-cell office:value-type="float" office:value="24.675" calcext:value-type="float">
            <text:p>24.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579" calcext:value-type="float">
            <text:p>56.579</text:p>
          </table:table-cell>
          <table:table-cell office:value-type="float" office:value="19.737" calcext:value-type="float">
            <text:p>19.737</text:p>
          </table:table-cell>
          <table:table-cell office:value-type="float" office:value="23.684" calcext:value-type="float">
            <text:p>23.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6.25" calcext:value-type="float">
            <text:p>6.25</text:p>
          </table:table-cell>
          <table:table-cell office:value-type="float" office:value="26.25" calcext:value-type="float">
            <text:p>26.2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91.496" calcext:value-type="float">
            <text:p>1436987491.496</text:p>
          </table:table-cell>
          <table:table-cell office:value-type="float" office:value="1470296064" calcext:value-type="float">
            <text:p>1470296064</text:p>
          </table:table-cell>
          <table:table-cell office:value-type="float" office:value="40247296" calcext:value-type="float">
            <text:p>40247296</text:p>
          </table:table-cell>
          <table:table-cell office:value-type="float" office:value="651587584" calcext:value-type="float">
            <text:p>651587584</text:p>
          </table:table-cell>
          <table:table-cell office:value-type="float" office:value="1984905216" calcext:value-type="float">
            <text:p>198490521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22" calcext:value-type="float">
            <text:p>622</text:p>
          </table:table-cell>
          <table:table-cell office:value-type="float" office:value="2373" calcext:value-type="float">
            <text:p>2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337" calcext:value-type="float">
            <text:p>80.337</text:p>
          </table:table-cell>
          <table:table-cell office:value-type="float" office:value="14.045" calcext:value-type="float">
            <text:p>14.045</text:p>
          </table:table-cell>
          <table:table-cell office:value-type="float" office:value="5.618" calcext:value-type="float">
            <text:p>5.6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787" calcext:value-type="float">
            <text:p>70.787</text:p>
          </table:table-cell>
          <table:table-cell office:value-type="float" office:value="24.719" calcext:value-type="float">
            <text:p>24.719</text:p>
          </table:table-cell>
          <table:table-cell office:value-type="float" office:value="4.494" calcext:value-type="float">
            <text:p>4.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889" calcext:value-type="float">
            <text:p>88.889</text:p>
          </table:table-cell>
          <table:table-cell office:value-type="float" office:value="4.444" calcext:value-type="float">
            <text:p>4.444</text:p>
          </table:table-cell>
          <table:table-cell office:value-type="float" office:value="6.667" calcext:value-type="float">
            <text:p>6.66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92.515" calcext:value-type="float">
            <text:p>1436987492.515</text:p>
          </table:table-cell>
          <table:table-cell office:value-type="float" office:value="1470296064" calcext:value-type="float">
            <text:p>1470296064</text:p>
          </table:table-cell>
          <table:table-cell office:value-type="float" office:value="40247296" calcext:value-type="float">
            <text:p>40247296</text:p>
          </table:table-cell>
          <table:table-cell office:value-type="float" office:value="651587584" calcext:value-type="float">
            <text:p>651587584</text:p>
          </table:table-cell>
          <table:table-cell office:value-type="float" office:value="1984905216" calcext:value-type="float">
            <text:p>198490521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57" calcext:value-type="float">
            <text:p>557</text:p>
          </table:table-cell>
          <table:table-cell office:value-type="float" office:value="2901" calcext:value-type="float">
            <text:p>2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081" calcext:value-type="float">
            <text:p>67.081</text:p>
          </table:table-cell>
          <table:table-cell office:value-type="float" office:value="26.708" calcext:value-type="float">
            <text:p>26.708</text:p>
          </table:table-cell>
          <table:table-cell office:value-type="float" office:value="6.211" calcext:value-type="float">
            <text:p>6.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143" calcext:value-type="float">
            <text:p>57.143</text:p>
          </table:table-cell>
          <table:table-cell office:value-type="float" office:value="38.095" calcext:value-type="float">
            <text:p>38.095</text:p>
          </table:table-cell>
          <table:table-cell office:value-type="float" office:value="4.762" calcext:value-type="float">
            <text:p>4.7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.333" calcext:value-type="float">
            <text:p>13.333</text:p>
          </table:table-cell>
          <table:table-cell office:value-type="float" office:value="6.667" calcext:value-type="float">
            <text:p>6.6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93.508" calcext:value-type="float">
            <text:p>1436987493.508</text:p>
          </table:table-cell>
          <table:table-cell office:value-type="float" office:value="1470296064" calcext:value-type="float">
            <text:p>1470296064</text:p>
          </table:table-cell>
          <table:table-cell office:value-type="float" office:value="40247296" calcext:value-type="float">
            <text:p>40247296</text:p>
          </table:table-cell>
          <table:table-cell office:value-type="float" office:value="651587584" calcext:value-type="float">
            <text:p>651587584</text:p>
          </table:table-cell>
          <table:table-cell office:value-type="float" office:value="1984905216" calcext:value-type="float">
            <text:p>198490521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14" calcext:value-type="float">
            <text:p>514</text:p>
          </table:table-cell>
          <table:table-cell office:value-type="float" office:value="2759" calcext:value-type="float">
            <text:p>2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23.125" calcext:value-type="float">
            <text:p>23.125</text:p>
          </table:table-cell>
          <table:table-cell office:value-type="float" office:value="8.125" calcext:value-type="float">
            <text:p>8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56.977" calcext:value-type="float">
            <text:p>56.977</text:p>
          </table:table-cell>
          <table:table-cell office:value-type="float" office:value="33.721" calcext:value-type="float">
            <text:p>33.721</text:p>
          </table:table-cell>
          <table:table-cell office:value-type="float" office:value="9.302" calcext:value-type="float">
            <text:p>9.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822" calcext:value-type="float">
            <text:p>80.822</text:p>
          </table:table-cell>
          <table:table-cell office:value-type="float" office:value="10.959" calcext:value-type="float">
            <text:p>10.959</text:p>
          </table:table-cell>
          <table:table-cell office:value-type="float" office:value="6.849" calcext:value-type="float">
            <text:p>6.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94.509" calcext:value-type="float">
            <text:p>1436987494.509</text:p>
          </table:table-cell>
          <table:table-cell office:value-type="float" office:value="1470545920" calcext:value-type="float">
            <text:p>1470545920</text:p>
          </table:table-cell>
          <table:table-cell office:value-type="float" office:value="40255488" calcext:value-type="float">
            <text:p>40255488</text:p>
          </table:table-cell>
          <table:table-cell office:value-type="float" office:value="651587584" calcext:value-type="float">
            <text:p>651587584</text:p>
          </table:table-cell>
          <table:table-cell office:value-type="float" office:value="1984647168" calcext:value-type="float">
            <text:p>198464716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29" calcext:value-type="float">
            <text:p>529</text:p>
          </table:table-cell>
          <table:table-cell office:value-type="float" office:value="2611" calcext:value-type="float">
            <text:p>2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089" calcext:value-type="float">
            <text:p>65.089</text:p>
          </table:table-cell>
          <table:table-cell office:value-type="float" office:value="32.544" calcext:value-type="float">
            <text:p>32.544</text:p>
          </table:table-cell>
          <table:table-cell office:value-type="float" office:value="2.367" calcext:value-type="float">
            <text:p>2.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118" calcext:value-type="float">
            <text:p>54.118</text:p>
          </table:table-cell>
          <table:table-cell office:value-type="float" office:value="42.353" calcext:value-type="float">
            <text:p>42.353</text:p>
          </table:table-cell>
          <table:table-cell office:value-type="float" office:value="3.529" calcext:value-type="float">
            <text:p>3.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904" calcext:value-type="float">
            <text:p>75.904</text:p>
          </table:table-cell>
          <table:table-cell office:value-type="float" office:value="22.892" calcext:value-type="float">
            <text:p>22.892</text:p>
          </table:table-cell>
          <table:table-cell office:value-type="float" office:value="1.205" calcext:value-type="float">
            <text:p>1.2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6987495.495" calcext:value-type="float">
            <text:p>1436987495.495</text:p>
          </table:table-cell>
          <table:table-cell office:value-type="float" office:value="1470410752" calcext:value-type="float">
            <text:p>1470410752</text:p>
          </table:table-cell>
          <table:table-cell office:value-type="float" office:value="40255488" calcext:value-type="float">
            <text:p>40255488</text:p>
          </table:table-cell>
          <table:table-cell office:value-type="float" office:value="651587584" calcext:value-type="float">
            <text:p>651587584</text:p>
          </table:table-cell>
          <table:table-cell office:value-type="float" office:value="1984782336" calcext:value-type="float">
            <text:p>198478233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61" calcext:value-type="float">
            <text:p>661</text:p>
          </table:table-cell>
          <table:table-cell office:value-type="float" office:value="2642" calcext:value-type="float">
            <text:p>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645" calcext:value-type="float">
            <text:p>54.645</text:p>
          </table:table-cell>
          <table:table-cell office:value-type="float" office:value="45.355" calcext:value-type="float">
            <text:p>45.3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.488" calcext:value-type="float">
            <text:p>53.488</text:p>
          </table:table-cell>
          <table:table-cell office:value-type="float" office:value="46.512" calcext:value-type="float">
            <text:p>46.5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.208" calcext:value-type="float">
            <text:p>55.208</text:p>
          </table:table-cell>
          <table:table-cell office:value-type="float" office:value="44.792" calcext:value-type="float">
            <text:p>44.79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96.494" calcext:value-type="float">
            <text:p>1436987496.494</text:p>
          </table:table-cell>
          <table:table-cell office:value-type="float" office:value="1470386176" calcext:value-type="float">
            <text:p>1470386176</text:p>
          </table:table-cell>
          <table:table-cell office:value-type="float" office:value="40255488" calcext:value-type="float">
            <text:p>40255488</text:p>
          </table:table-cell>
          <table:table-cell office:value-type="float" office:value="678821888" calcext:value-type="float">
            <text:p>678821888</text:p>
          </table:table-cell>
          <table:table-cell office:value-type="float" office:value="1957572608" calcext:value-type="float">
            <text:p>195757260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71" calcext:value-type="float">
            <text:p>571</text:p>
          </table:table-cell>
          <table:table-cell office:value-type="float" office:value="4941" calcext:value-type="float">
            <text:p>4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485" calcext:value-type="float">
            <text:p>57.485</text:p>
          </table:table-cell>
          <table:table-cell office:value-type="float" office:value="35.329" calcext:value-type="float">
            <text:p>35.329</text:p>
          </table:table-cell>
          <table:table-cell office:value-type="float" office:value="7.186" calcext:value-type="float">
            <text:p>7.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169" calcext:value-type="float">
            <text:p>42.169</text:p>
          </table:table-cell>
          <table:table-cell office:value-type="float" office:value="45.783" calcext:value-type="float">
            <text:p>45.783</text:p>
          </table:table-cell>
          <table:table-cell office:value-type="float" office:value="10.843" calcext:value-type="float">
            <text:p>10.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5" calcext:value-type="float">
            <text:p>1.205</text:p>
          </table:table-cell>
          <table:table-cell office:value-type="float" office:value="71.264" calcext:value-type="float">
            <text:p>71.264</text:p>
          </table:table-cell>
          <table:table-cell office:value-type="float" office:value="25.287" calcext:value-type="float">
            <text:p>25.287</text:p>
          </table:table-cell>
          <table:table-cell office:value-type="float" office:value="3.448" calcext:value-type="float">
            <text:p>3.44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97.494" calcext:value-type="float">
            <text:p>1436987497.494</text:p>
          </table:table-cell>
          <table:table-cell office:value-type="float" office:value="1470595072" calcext:value-type="float">
            <text:p>1470595072</text:p>
          </table:table-cell>
          <table:table-cell office:value-type="float" office:value="40255488" calcext:value-type="float">
            <text:p>40255488</text:p>
          </table:table-cell>
          <table:table-cell office:value-type="float" office:value="709341184" calcext:value-type="float">
            <text:p>709341184</text:p>
          </table:table-cell>
          <table:table-cell office:value-type="float" office:value="1926844416" calcext:value-type="float">
            <text:p>192684441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92" calcext:value-type="float">
            <text:p>692</text:p>
          </table:table-cell>
          <table:table-cell office:value-type="float" office:value="5786" calcext:value-type="float">
            <text:p>5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056" calcext:value-type="float">
            <text:p>55.056</text:p>
          </table:table-cell>
          <table:table-cell office:value-type="float" office:value="42.697" calcext:value-type="float">
            <text:p>42.697</text:p>
          </table:table-cell>
          <table:table-cell office:value-type="float" office:value="2.247" calcext:value-type="float">
            <text:p>2.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627" calcext:value-type="float">
            <text:p>56.627</text:p>
          </table:table-cell>
          <table:table-cell office:value-type="float" office:value="40.964" calcext:value-type="float">
            <text:p>40.964</text:p>
          </table:table-cell>
          <table:table-cell office:value-type="float" office:value="2.41" calcext:value-type="float">
            <text:p>2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191" calcext:value-type="float">
            <text:p>53.191</text:p>
          </table:table-cell>
          <table:table-cell office:value-type="float" office:value="44.681" calcext:value-type="float">
            <text:p>44.681</text:p>
          </table:table-cell>
          <table:table-cell office:value-type="float" office:value="2.128" calcext:value-type="float">
            <text:p>2.12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98.493" calcext:value-type="float">
            <text:p>1436987498.493</text:p>
          </table:table-cell>
          <table:table-cell office:value-type="float" office:value="1470787584" calcext:value-type="float">
            <text:p>1470787584</text:p>
          </table:table-cell>
          <table:table-cell office:value-type="float" office:value="40255488" calcext:value-type="float">
            <text:p>40255488</text:p>
          </table:table-cell>
          <table:table-cell office:value-type="float" office:value="723369984" calcext:value-type="float">
            <text:p>723369984</text:p>
          </table:table-cell>
          <table:table-cell office:value-type="float" office:value="1912623104" calcext:value-type="float">
            <text:p>191262310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85" calcext:value-type="float">
            <text:p>585</text:p>
          </table:table-cell>
          <table:table-cell office:value-type="float" office:value="2870" calcext:value-type="float">
            <text:p>2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073" calcext:value-type="float">
            <text:p>67.073</text:p>
          </table:table-cell>
          <table:table-cell office:value-type="float" office:value="25.61" calcext:value-type="float">
            <text:p>25.61</text:p>
          </table:table-cell>
          <table:table-cell office:value-type="float" office:value="7.317" calcext:value-type="float">
            <text:p>7.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333" calcext:value-type="float">
            <text:p>65.333</text:p>
          </table:table-cell>
          <table:table-cell office:value-type="float" office:value="32" calcext:value-type="float">
            <text:p>32</text:p>
          </table:table-cell>
          <table:table-cell office:value-type="float" office:value="2.667" calcext:value-type="float">
            <text:p>2.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539" calcext:value-type="float">
            <text:p>68.539</text:p>
          </table:table-cell>
          <table:table-cell office:value-type="float" office:value="20.225" calcext:value-type="float">
            <text:p>20.225</text:p>
          </table:table-cell>
          <table:table-cell office:value-type="float" office:value="11.236" calcext:value-type="float">
            <text:p>11.23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499.499" calcext:value-type="float">
            <text:p>1436987499.499</text:p>
          </table:table-cell>
          <table:table-cell office:value-type="float" office:value="1470738432" calcext:value-type="float">
            <text:p>1470738432</text:p>
          </table:table-cell>
          <table:table-cell office:value-type="float" office:value="40263680" calcext:value-type="float">
            <text:p>40263680</text:p>
          </table:table-cell>
          <table:table-cell office:value-type="float" office:value="767217664" calcext:value-type="float">
            <text:p>767217664</text:p>
          </table:table-cell>
          <table:table-cell office:value-type="float" office:value="1868816384" calcext:value-type="float">
            <text:p>186881638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764" calcext:value-type="float">
            <text:p>764</text:p>
          </table:table-cell>
          <table:table-cell office:value-type="float" office:value="8429" calcext:value-type="float">
            <text:p>8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043" calcext:value-type="float">
            <text:p>38.043</text:p>
          </table:table-cell>
          <table:table-cell office:value-type="float" office:value="57.609" calcext:value-type="float">
            <text:p>57.609</text:p>
          </table:table-cell>
          <table:table-cell office:value-type="float" office:value="4.348" calcext:value-type="float">
            <text:p>4.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085" calcext:value-type="float">
            <text:p>18.085</text:p>
          </table:table-cell>
          <table:table-cell office:value-type="float" office:value="76.596" calcext:value-type="float">
            <text:p>76.596</text:p>
          </table:table-cell>
          <table:table-cell office:value-type="float" office:value="5.319" calcext:value-type="float">
            <text:p>5.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242" calcext:value-type="float">
            <text:p>58.242</text:p>
          </table:table-cell>
          <table:table-cell office:value-type="float" office:value="37.363" calcext:value-type="float">
            <text:p>37.363</text:p>
          </table:table-cell>
          <table:table-cell office:value-type="float" office:value="4.396" calcext:value-type="float">
            <text:p>4.3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6987500.495" calcext:value-type="float">
            <text:p>1436987500.495</text:p>
          </table:table-cell>
          <table:table-cell office:value-type="float" office:value="1471627264" calcext:value-type="float">
            <text:p>1471627264</text:p>
          </table:table-cell>
          <table:table-cell office:value-type="float" office:value="40263680" calcext:value-type="float">
            <text:p>40263680</text:p>
          </table:table-cell>
          <table:table-cell office:value-type="float" office:value="806580224" calcext:value-type="float">
            <text:p>806580224</text:p>
          </table:table-cell>
          <table:table-cell office:value-type="float" office:value="1828564992" calcext:value-type="float">
            <text:p>182856499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1775" calcext:value-type="float">
            <text:p>1775</text:p>
          </table:table-cell>
          <table:table-cell office:value-type="float" office:value="3418" calcext:value-type="float">
            <text:p>3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33" calcext:value-type="float">
            <text:p>33.533</text:p>
          </table:table-cell>
          <table:table-cell office:value-type="float" office:value="32.934" calcext:value-type="float">
            <text:p>32.934</text:p>
          </table:table-cell>
          <table:table-cell office:value-type="float" office:value="33.533" calcext:value-type="float">
            <text:p>33.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304" calcext:value-type="float">
            <text:p>44.304</text:p>
          </table:table-cell>
          <table:table-cell office:value-type="float" office:value="29.114" calcext:value-type="float">
            <text:p>29.114</text:p>
          </table:table-cell>
          <table:table-cell office:value-type="float" office:value="26.582" calcext:value-type="float">
            <text:p>26.5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419" calcext:value-type="float">
            <text:p>24.419</text:p>
          </table:table-cell>
          <table:table-cell office:value-type="float" office:value="36.047" calcext:value-type="float">
            <text:p>36.047</text:p>
          </table:table-cell>
          <table:table-cell office:value-type="float" office:value="39.535" calcext:value-type="float">
            <text:p>39.5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01.494" calcext:value-type="float">
            <text:p>1436987501.494</text:p>
          </table:table-cell>
          <table:table-cell office:value-type="float" office:value="1471516672" calcext:value-type="float">
            <text:p>1471516672</text:p>
          </table:table-cell>
          <table:table-cell office:value-type="float" office:value="40263680" calcext:value-type="float">
            <text:p>40263680</text:p>
          </table:table-cell>
          <table:table-cell office:value-type="float" office:value="806682624" calcext:value-type="float">
            <text:p>806682624</text:p>
          </table:table-cell>
          <table:table-cell office:value-type="float" office:value="1828573184" calcext:value-type="float">
            <text:p>182857318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42" calcext:value-type="float">
            <text:p>542</text:p>
          </table:table-cell>
          <table:table-cell office:value-type="float" office:value="1216" calcext:value-type="float">
            <text:p>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34" calcext:value-type="float">
            <text:p>50.34</text:p>
          </table:table-cell>
          <table:table-cell office:value-type="float" office:value="10.884" calcext:value-type="float">
            <text:p>10.884</text:p>
          </table:table-cell>
          <table:table-cell office:value-type="float" office:value="38.776" calcext:value-type="float">
            <text:p>38.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444" calcext:value-type="float">
            <text:p>19.444</text:p>
          </table:table-cell>
          <table:table-cell office:value-type="float" office:value="6.944" calcext:value-type="float">
            <text:p>6.944</text:p>
          </table:table-cell>
          <table:table-cell office:value-type="float" office:value="73.611" calcext:value-type="float">
            <text:p>73.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21" calcext:value-type="float">
            <text:p>79.221</text:p>
          </table:table-cell>
          <table:table-cell office:value-type="float" office:value="15.584" calcext:value-type="float">
            <text:p>15.584</text:p>
          </table:table-cell>
          <table:table-cell office:value-type="float" office:value="5.195" calcext:value-type="float">
            <text:p>5.19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02.493" calcext:value-type="float">
            <text:p>1436987502.493</text:p>
          </table:table-cell>
          <table:table-cell office:value-type="float" office:value="1471516672" calcext:value-type="float">
            <text:p>1471516672</text:p>
          </table:table-cell>
          <table:table-cell office:value-type="float" office:value="40263680" calcext:value-type="float">
            <text:p>40263680</text:p>
          </table:table-cell>
          <table:table-cell office:value-type="float" office:value="806682624" calcext:value-type="float">
            <text:p>806682624</text:p>
          </table:table-cell>
          <table:table-cell office:value-type="float" office:value="1828573184" calcext:value-type="float">
            <text:p>182857318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464" calcext:value-type="float">
            <text:p>464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283" calcext:value-type="float">
            <text:p>45.283</text:p>
          </table:table-cell>
          <table:table-cell office:value-type="float" office:value="5.031" calcext:value-type="float">
            <text:p>5.031</text:p>
          </table:table-cell>
          <table:table-cell office:value-type="float" office:value="49.686" calcext:value-type="float">
            <text:p>49.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.538" calcext:value-type="float">
            <text:p>81.538</text:p>
          </table:table-cell>
          <table:table-cell office:value-type="float" office:value="4.615" calcext:value-type="float">
            <text:p>4.615</text:p>
          </table:table-cell>
          <table:table-cell office:value-type="float" office:value="13.846" calcext:value-type="float">
            <text:p>13.8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213" calcext:value-type="float">
            <text:p>20.213</text:p>
          </table:table-cell>
          <table:table-cell office:value-type="float" office:value="5.319" calcext:value-type="float">
            <text:p>5.319</text:p>
          </table:table-cell>
          <table:table-cell office:value-type="float" office:value="74.468" calcext:value-type="float">
            <text:p>74.46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03.494" calcext:value-type="float">
            <text:p>1436987503.494</text:p>
          </table:table-cell>
          <table:table-cell office:value-type="float" office:value="1472503808" calcext:value-type="float">
            <text:p>1472503808</text:p>
          </table:table-cell>
          <table:table-cell office:value-type="float" office:value="40263680" calcext:value-type="float">
            <text:p>40263680</text:p>
          </table:table-cell>
          <table:table-cell office:value-type="float" office:value="806682624" calcext:value-type="float">
            <text:p>806682624</text:p>
          </table:table-cell>
          <table:table-cell office:value-type="float" office:value="1827586048" calcext:value-type="float">
            <text:p>182758604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99" calcext:value-type="float">
            <text:p>599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5" calcext:value-type="float">
            <text:p>43.75</text:p>
          </table:table-cell>
          <table:table-cell office:value-type="float" office:value="11.932" calcext:value-type="float">
            <text:p>11.932</text:p>
          </table:table-cell>
          <table:table-cell office:value-type="float" office:value="34.659" calcext:value-type="float">
            <text:p>34.659</text:p>
          </table:table-cell>
          <table:table-cell office:value-type="float" office:value="3.977" calcext:value-type="float">
            <text:p>3.977</text:p>
          </table:table-cell>
          <table:table-cell office:value-type="float" office:value="0" calcext:value-type="float">
            <text:p>0</text:p>
          </table:table-cell>
          <table:table-cell office:value-type="float" office:value="5.682" calcext:value-type="float">
            <text:p>5.682</text:p>
          </table:table-cell>
          <table:table-cell office:value-type="float" office:value="79.747" calcext:value-type="float">
            <text:p>79.747</text:p>
          </table:table-cell>
          <table:table-cell office:value-type="float" office:value="6.329" calcext:value-type="float">
            <text:p>6.329</text:p>
          </table:table-cell>
          <table:table-cell office:value-type="float" office:value="2.532" calcext:value-type="float">
            <text:p>2.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92" calcext:value-type="float">
            <text:p>11.392</text:p>
          </table:table-cell>
          <table:table-cell office:value-type="float" office:value="14.433" calcext:value-type="float">
            <text:p>14.433</text:p>
          </table:table-cell>
          <table:table-cell office:value-type="float" office:value="16.495" calcext:value-type="float">
            <text:p>16.495</text:p>
          </table:table-cell>
          <table:table-cell office:value-type="float" office:value="61.856" calcext:value-type="float">
            <text:p>61.856</text:p>
          </table:table-cell>
          <table:table-cell office:value-type="float" office:value="7.216" calcext:value-type="float">
            <text:p>7.2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6874624" calcext:value-type="float">
            <text:p>46874624</text:p>
          </table:table-cell>
          <table:table-cell office:value-type="float" office:value="0" calcext:value-type="float">
            <text:p>0</text:p>
          </table:table-cell>
          <table:table-cell office:value-type="float" office:value="46874624" calcext:value-type="float">
            <text:p>4687462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36987504.495" calcext:value-type="float">
            <text:p>1436987504.495</text:p>
          </table:table-cell>
          <table:table-cell office:value-type="float" office:value="1472077824" calcext:value-type="float">
            <text:p>1472077824</text:p>
          </table:table-cell>
          <table:table-cell office:value-type="float" office:value="40267776" calcext:value-type="float">
            <text:p>40267776</text:p>
          </table:table-cell>
          <table:table-cell office:value-type="float" office:value="806682624" calcext:value-type="float">
            <text:p>806682624</text:p>
          </table:table-cell>
          <table:table-cell office:value-type="float" office:value="1828007936" calcext:value-type="float">
            <text:p>182800793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785" calcext:value-type="float">
            <text:p>785</text:p>
          </table:table-cell>
          <table:table-cell office:value-type="float" office:value="1368" calcext:value-type="float">
            <text:p>1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07" calcext:value-type="float">
            <text:p>14.607</text:p>
          </table:table-cell>
          <table:table-cell office:value-type="float" office:value="3.933" calcext:value-type="float">
            <text:p>3.933</text:p>
          </table:table-cell>
          <table:table-cell office:value-type="float" office:value="47.191" calcext:value-type="float">
            <text:p>47.191</text:p>
          </table:table-cell>
          <table:table-cell office:value-type="float" office:value="34.27" calcext:value-type="float">
            <text:p>34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19" calcext:value-type="float">
            <text:p>24.419</text:p>
          </table:table-cell>
          <table:table-cell office:value-type="float" office:value="3.488" calcext:value-type="float">
            <text:p>3.488</text:p>
          </table:table-cell>
          <table:table-cell office:value-type="float" office:value="31.395" calcext:value-type="float">
            <text:p>31.395</text:p>
          </table:table-cell>
          <table:table-cell office:value-type="float" office:value="39.535" calcext:value-type="float">
            <text:p>39.535</text:p>
          </table:table-cell>
          <table:table-cell office:value-type="float" office:value="0" calcext:value-type="float">
            <text:p>0</text:p>
          </table:table-cell>
          <table:table-cell office:value-type="float" office:value="1.163" calcext:value-type="float">
            <text:p>1.163</text:p>
          </table:table-cell>
          <table:table-cell table:number-columns-repeated="2" office:value-type="float" office:value="4.396" calcext:value-type="float">
            <text:p>4.396</text:p>
          </table:table-cell>
          <table:table-cell office:value-type="float" office:value="61.538" calcext:value-type="float">
            <text:p>61.538</text:p>
          </table:table-cell>
          <table:table-cell office:value-type="float" office:value="29.67" calcext:value-type="float">
            <text:p>29.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2486144" calcext:value-type="float">
            <text:p>52486144</text:p>
          </table:table-cell>
          <table:table-cell office:value-type="float" office:value="0" calcext:value-type="float">
            <text:p>0</text:p>
          </table:table-cell>
          <table:table-cell office:value-type="float" office:value="52486144" calcext:value-type="float">
            <text:p>5248614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36987505.494" calcext:value-type="float">
            <text:p>1436987505.494</text:p>
          </table:table-cell>
          <table:table-cell office:value-type="float" office:value="1470652416" calcext:value-type="float">
            <text:p>1470652416</text:p>
          </table:table-cell>
          <table:table-cell office:value-type="float" office:value="40271872" calcext:value-type="float">
            <text:p>40271872</text:p>
          </table:table-cell>
          <table:table-cell office:value-type="float" office:value="651595776" calcext:value-type="float">
            <text:p>651595776</text:p>
          </table:table-cell>
          <table:table-cell office:value-type="float" office:value="1984516096" calcext:value-type="float">
            <text:p>198451609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97" calcext:value-type="float">
            <text:p>697</text:p>
          </table:table-cell>
          <table:table-cell office:value-type="float" office:value="2666" calcext:value-type="float">
            <text:p>2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133" calcext:value-type="float">
            <text:p>49.133</text:p>
          </table:table-cell>
          <table:table-cell office:value-type="float" office:value="20.809" calcext:value-type="float">
            <text:p>20.809</text:p>
          </table:table-cell>
          <table:table-cell office:value-type="float" office:value="17.919" calcext:value-type="float">
            <text:p>17.919</text:p>
          </table:table-cell>
          <table:table-cell office:value-type="float" office:value="12.139" calcext:value-type="float">
            <text:p>12.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.103" calcext:value-type="float">
            <text:p>14.103</text:p>
          </table:table-cell>
          <table:table-cell office:value-type="float" office:value="11.538" calcext:value-type="float">
            <text:p>11.538</text:p>
          </table:table-cell>
          <table:table-cell office:value-type="float" office:value="24.359" calcext:value-type="float">
            <text:p>24.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21" calcext:value-type="float">
            <text:p>48.421</text:p>
          </table:table-cell>
          <table:table-cell office:value-type="float" office:value="26.316" calcext:value-type="float">
            <text:p>26.316</text:p>
          </table:table-cell>
          <table:table-cell office:value-type="float" office:value="23.158" calcext:value-type="float">
            <text:p>23.158</text:p>
          </table:table-cell>
          <table:table-cell office:value-type="float" office:value="2.105" calcext:value-type="float">
            <text:p>2.1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420864" calcext:value-type="float">
            <text:p>16420864</text:p>
          </table:table-cell>
          <table:table-cell office:value-type="float" office:value="0" calcext:value-type="float">
            <text:p>0</text:p>
          </table:table-cell>
          <table:table-cell office:value-type="float" office:value="16420864" calcext:value-type="float">
            <text:p>1642086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36987506.494" calcext:value-type="float">
            <text:p>1436987506.494</text:p>
          </table:table-cell>
          <table:table-cell office:value-type="float" office:value="1470652416" calcext:value-type="float">
            <text:p>1470652416</text:p>
          </table:table-cell>
          <table:table-cell office:value-type="float" office:value="40271872" calcext:value-type="float">
            <text:p>40271872</text:p>
          </table:table-cell>
          <table:table-cell office:value-type="float" office:value="651595776" calcext:value-type="float">
            <text:p>651595776</text:p>
          </table:table-cell>
          <table:table-cell office:value-type="float" office:value="1984516096" calcext:value-type="float">
            <text:p>198451609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54" calcext:value-type="float">
            <text:p>554</text:p>
          </table:table-cell>
          <table:table-cell office:value-type="float" office:value="2546" calcext:value-type="float">
            <text:p>2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815" calcext:value-type="float">
            <text:p>64.815</text:p>
          </table:table-cell>
          <table:table-cell office:value-type="float" office:value="25.926" calcext:value-type="float">
            <text:p>25.926</text:p>
          </table:table-cell>
          <table:table-cell office:value-type="float" office:value="9.259" calcext:value-type="float">
            <text:p>9.2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228" calcext:value-type="float">
            <text:p>58.228</text:p>
          </table:table-cell>
          <table:table-cell office:value-type="float" office:value="30.38" calcext:value-type="float">
            <text:p>30.38</text:p>
          </table:table-cell>
          <table:table-cell office:value-type="float" office:value="11.392" calcext:value-type="float">
            <text:p>11.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084" calcext:value-type="float">
            <text:p>71.084</text:p>
          </table:table-cell>
          <table:table-cell office:value-type="float" office:value="21.687" calcext:value-type="float">
            <text:p>21.687</text:p>
          </table:table-cell>
          <table:table-cell office:value-type="float" office:value="7.229" calcext:value-type="float">
            <text:p>7.22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07.511" calcext:value-type="float">
            <text:p>1436987507.511</text:p>
          </table:table-cell>
          <table:table-cell office:value-type="float" office:value="1470525440" calcext:value-type="float">
            <text:p>1470525440</text:p>
          </table:table-cell>
          <table:table-cell office:value-type="float" office:value="40271872" calcext:value-type="float">
            <text:p>40271872</text:p>
          </table:table-cell>
          <table:table-cell office:value-type="float" office:value="651595776" calcext:value-type="float">
            <text:p>651595776</text:p>
          </table:table-cell>
          <table:table-cell office:value-type="float" office:value="1984643072" calcext:value-type="float">
            <text:p>198464307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01" calcext:value-type="float">
            <text:p>501</text:p>
          </table:table-cell>
          <table:table-cell office:value-type="float" office:value="2314" calcext:value-type="float">
            <text:p>2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913" calcext:value-type="float">
            <text:p>73.913</text:p>
          </table:table-cell>
          <table:table-cell office:value-type="float" office:value="19.255" calcext:value-type="float">
            <text:p>19.255</text:p>
          </table:table-cell>
          <table:table-cell office:value-type="float" office:value="6.832" calcext:value-type="float">
            <text:p>6.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25" calcext:value-type="float">
            <text:p>71.25</text:p>
          </table:table-cell>
          <table:table-cell office:value-type="float" office:value="22.5" calcext:value-type="float">
            <text:p>22.5</text:p>
          </table:table-cell>
          <table:table-cell office:value-type="float" office:value="6.25" calcext:value-type="float">
            <text:p>6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904" calcext:value-type="float">
            <text:p>75.904</text:p>
          </table:table-cell>
          <table:table-cell office:value-type="float" office:value="15.663" calcext:value-type="float">
            <text:p>15.663</text:p>
          </table:table-cell>
          <table:table-cell office:value-type="float" office:value="8.434" calcext:value-type="float">
            <text:p>8.43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08.494" calcext:value-type="float">
            <text:p>1436987508.494</text:p>
          </table:table-cell>
          <table:table-cell office:value-type="float" office:value="1470525440" calcext:value-type="float">
            <text:p>1470525440</text:p>
          </table:table-cell>
          <table:table-cell office:value-type="float" office:value="40271872" calcext:value-type="float">
            <text:p>40271872</text:p>
          </table:table-cell>
          <table:table-cell office:value-type="float" office:value="651595776" calcext:value-type="float">
            <text:p>651595776</text:p>
          </table:table-cell>
          <table:table-cell office:value-type="float" office:value="1984643072" calcext:value-type="float">
            <text:p>198464307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466" calcext:value-type="float">
            <text:p>466</text:p>
          </table:table-cell>
          <table:table-cell office:value-type="float" office:value="3381" calcext:value-type="float">
            <text:p>3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745" calcext:value-type="float">
            <text:p>62.745</text:p>
          </table:table-cell>
          <table:table-cell office:value-type="float" office:value="29.412" calcext:value-type="float">
            <text:p>29.412</text:p>
          </table:table-cell>
          <table:table-cell office:value-type="float" office:value="7.19" calcext:value-type="float">
            <text:p>7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4" calcext:value-type="float">
            <text:p>0.654</text:p>
          </table:table-cell>
          <table:table-cell office:value-type="float" office:value="73.77" calcext:value-type="float">
            <text:p>73.77</text:p>
          </table:table-cell>
          <table:table-cell office:value-type="float" office:value="14.754" calcext:value-type="float">
            <text:p>14.754</text:p>
          </table:table-cell>
          <table:table-cell office:value-type="float" office:value="11.475" calcext:value-type="float">
            <text:p>11.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18" calcext:value-type="float">
            <text:p>56.18</text:p>
          </table:table-cell>
          <table:table-cell office:value-type="float" office:value="39.326" calcext:value-type="float">
            <text:p>39.326</text:p>
          </table:table-cell>
          <table:table-cell office:value-type="float" office:value="3.371" calcext:value-type="float">
            <text:p>3.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4" calcext:value-type="float">
            <text:p>1.1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6987509.493" calcext:value-type="float">
            <text:p>1436987509.493</text:p>
          </table:table-cell>
          <table:table-cell office:value-type="float" office:value="1470554112" calcext:value-type="float">
            <text:p>1470554112</text:p>
          </table:table-cell>
          <table:table-cell office:value-type="float" office:value="40280064" calcext:value-type="float">
            <text:p>40280064</text:p>
          </table:table-cell>
          <table:table-cell office:value-type="float" office:value="673398784" calcext:value-type="float">
            <text:p>673398784</text:p>
          </table:table-cell>
          <table:table-cell office:value-type="float" office:value="1962803200" calcext:value-type="float">
            <text:p>196280320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85" calcext:value-type="float">
            <text:p>585</text:p>
          </table:table-cell>
          <table:table-cell office:value-type="float" office:value="4273" calcext:value-type="float">
            <text:p>4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805" calcext:value-type="float">
            <text:p>62.805</text:p>
          </table:table-cell>
          <table:table-cell office:value-type="float" office:value="30.488" calcext:value-type="float">
            <text:p>30.488</text:p>
          </table:table-cell>
          <table:table-cell office:value-type="float" office:value="6.707" calcext:value-type="float">
            <text:p>6.7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324" calcext:value-type="float">
            <text:p>74.324</text:p>
          </table:table-cell>
          <table:table-cell office:value-type="float" office:value="21.622" calcext:value-type="float">
            <text:p>21.622</text:p>
          </table:table-cell>
          <table:table-cell office:value-type="float" office:value="4.054" calcext:value-type="float">
            <text:p>4.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688" calcext:value-type="float">
            <text:p>52.688</text:p>
          </table:table-cell>
          <table:table-cell office:value-type="float" office:value="38.71" calcext:value-type="float">
            <text:p>38.71</text:p>
          </table:table-cell>
          <table:table-cell office:value-type="float" office:value="8.602" calcext:value-type="float">
            <text:p>8.6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987510.494" calcext:value-type="float">
            <text:p>1436987510.494</text:p>
          </table:table-cell>
          <table:table-cell office:value-type="float" office:value="1470623744" calcext:value-type="float">
            <text:p>1470623744</text:p>
          </table:table-cell>
          <table:table-cell office:value-type="float" office:value="40280064" calcext:value-type="float">
            <text:p>40280064</text:p>
          </table:table-cell>
          <table:table-cell office:value-type="float" office:value="709390336" calcext:value-type="float">
            <text:p>709390336</text:p>
          </table:table-cell>
          <table:table-cell office:value-type="float" office:value="1926742016" calcext:value-type="float">
            <text:p>192674201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38" calcext:value-type="float">
            <text:p>638</text:p>
          </table:table-cell>
          <table:table-cell office:value-type="float" office:value="7339" calcext:value-type="float">
            <text:p>7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28" calcext:value-type="float">
            <text:p>44.828</text:p>
          </table:table-cell>
          <table:table-cell office:value-type="float" office:value="52.874" calcext:value-type="float">
            <text:p>52.874</text:p>
          </table:table-cell>
          <table:table-cell office:value-type="float" office:value="2.299" calcext:value-type="float">
            <text:p>2.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556" calcext:value-type="float">
            <text:p>55.556</text:p>
          </table:table-cell>
          <table:table-cell office:value-type="float" office:value="40.741" calcext:value-type="float">
            <text:p>40.741</text:p>
          </table:table-cell>
          <table:table-cell office:value-type="float" office:value="3.704" calcext:value-type="float">
            <text:p>3.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165" calcext:value-type="float">
            <text:p>35.165</text:p>
          </table:table-cell>
          <table:table-cell office:value-type="float" office:value="62.637" calcext:value-type="float">
            <text:p>62.637</text:p>
          </table:table-cell>
          <table:table-cell office:value-type="float" office:value="2.198" calcext:value-type="float">
            <text:p>2.19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11.52" calcext:value-type="float">
            <text:p>1436987511.52</text:p>
          </table:table-cell>
          <table:table-cell office:value-type="float" office:value="1470062592" calcext:value-type="float">
            <text:p>1470062592</text:p>
          </table:table-cell>
          <table:table-cell office:value-type="float" office:value="40280064" calcext:value-type="float">
            <text:p>40280064</text:p>
          </table:table-cell>
          <table:table-cell office:value-type="float" office:value="756170752" calcext:value-type="float">
            <text:p>756170752</text:p>
          </table:table-cell>
          <table:table-cell office:value-type="float" office:value="1880522752" calcext:value-type="float">
            <text:p>188052275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06" calcext:value-type="float">
            <text:p>606</text:p>
          </table:table-cell>
          <table:table-cell office:value-type="float" office:value="8026" calcext:value-type="float">
            <text:p>8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874" calcext:value-type="float">
            <text:p>52.874</text:p>
          </table:table-cell>
          <table:table-cell office:value-type="float" office:value="42.529" calcext:value-type="float">
            <text:p>42.529</text:p>
          </table:table-cell>
          <table:table-cell office:value-type="float" office:value="4.598" calcext:value-type="float">
            <text:p>4.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227" calcext:value-type="float">
            <text:p>35.227</text:p>
          </table:table-cell>
          <table:table-cell office:value-type="float" office:value="60.227" calcext:value-type="float">
            <text:p>60.227</text:p>
          </table:table-cell>
          <table:table-cell office:value-type="float" office:value="4.545" calcext:value-type="float">
            <text:p>4.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455" calcext:value-type="float">
            <text:p>70.455</text:p>
          </table:table-cell>
          <table:table-cell office:value-type="float" office:value="25" calcext:value-type="float">
            <text:p>25</text:p>
          </table:table-cell>
          <table:table-cell office:value-type="float" office:value="4.545" calcext:value-type="float">
            <text:p>4.54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12.493" calcext:value-type="float">
            <text:p>1436987512.493</text:p>
          </table:table-cell>
          <table:table-cell office:value-type="float" office:value="1470140416" calcext:value-type="float">
            <text:p>1470140416</text:p>
          </table:table-cell>
          <table:table-cell office:value-type="float" office:value="40280064" calcext:value-type="float">
            <text:p>40280064</text:p>
          </table:table-cell>
          <table:table-cell office:value-type="float" office:value="767266816" calcext:value-type="float">
            <text:p>767266816</text:p>
          </table:table-cell>
          <table:table-cell office:value-type="float" office:value="1869348864" calcext:value-type="float">
            <text:p>186934886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76" calcext:value-type="float">
            <text:p>676</text:p>
          </table:table-cell>
          <table:table-cell office:value-type="float" office:value="3528" calcext:value-type="float">
            <text:p>3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024" calcext:value-type="float">
            <text:p>56.024</text:p>
          </table:table-cell>
          <table:table-cell office:value-type="float" office:value="25.904" calcext:value-type="float">
            <text:p>25.904</text:p>
          </table:table-cell>
          <table:table-cell office:value-type="float" office:value="18.072" calcext:value-type="float">
            <text:p>18.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756" calcext:value-type="float">
            <text:p>59.756</text:p>
          </table:table-cell>
          <table:table-cell office:value-type="float" office:value="34.146" calcext:value-type="float">
            <text:p>34.146</text:p>
          </table:table-cell>
          <table:table-cell office:value-type="float" office:value="6.098" calcext:value-type="float">
            <text:p>6.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012" calcext:value-type="float">
            <text:p>53.012</text:p>
          </table:table-cell>
          <table:table-cell office:value-type="float" office:value="18.072" calcext:value-type="float">
            <text:p>18.072</text:p>
          </table:table-cell>
          <table:table-cell office:value-type="float" office:value="28.916" calcext:value-type="float">
            <text:p>28.91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13.5" calcext:value-type="float">
            <text:p>1436987513.5</text:p>
          </table:table-cell>
          <table:table-cell office:value-type="float" office:value="1471164416" calcext:value-type="float">
            <text:p>1471164416</text:p>
          </table:table-cell>
          <table:table-cell office:value-type="float" office:value="40284160" calcext:value-type="float">
            <text:p>40284160</text:p>
          </table:table-cell>
          <table:table-cell office:value-type="float" office:value="806686720" calcext:value-type="float">
            <text:p>806686720</text:p>
          </table:table-cell>
          <table:table-cell office:value-type="float" office:value="1828900864" calcext:value-type="float">
            <text:p>182890086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2029" calcext:value-type="float">
            <text:p>2029</text:p>
          </table:table-cell>
          <table:table-cell office:value-type="float" office:value="3804" calcext:value-type="float">
            <text:p>3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35" calcext:value-type="float">
            <text:p>28.235</text:p>
          </table:table-cell>
          <table:table-cell office:value-type="float" office:value="33.529" calcext:value-type="float">
            <text:p>33.529</text:p>
          </table:table-cell>
          <table:table-cell office:value-type="float" office:value="36.471" calcext:value-type="float">
            <text:p>36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5" calcext:value-type="float">
            <text:p>1.765</text:p>
          </table:table-cell>
          <table:table-cell office:value-type="float" office:value="37.037" calcext:value-type="float">
            <text:p>37.037</text:p>
          </table:table-cell>
          <table:table-cell office:value-type="float" office:value="32.099" calcext:value-type="float">
            <text:p>32.099</text:p>
          </table:table-cell>
          <table:table-cell office:value-type="float" office:value="27.16" calcext:value-type="float">
            <text:p>27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04" calcext:value-type="float">
            <text:p>3.704</text:p>
          </table:table-cell>
          <table:table-cell office:value-type="float" office:value="20.225" calcext:value-type="float">
            <text:p>20.225</text:p>
          </table:table-cell>
          <table:table-cell office:value-type="float" office:value="34.831" calcext:value-type="float">
            <text:p>34.831</text:p>
          </table:table-cell>
          <table:table-cell office:value-type="float" office:value="44.944" calcext:value-type="float">
            <text:p>44.9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111872" calcext:value-type="float">
            <text:p>12111872</text:p>
          </table:table-cell>
          <table:table-cell office:value-type="float" office:value="0" calcext:value-type="float">
            <text:p>0</text:p>
          </table:table-cell>
          <table:table-cell office:value-type="float" office:value="12111872" calcext:value-type="float">
            <text:p>1211187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36987514.494" calcext:value-type="float">
            <text:p>1436987514.494</text:p>
          </table:table-cell>
          <table:table-cell office:value-type="float" office:value="1471365120" calcext:value-type="float">
            <text:p>1471365120</text:p>
          </table:table-cell>
          <table:table-cell office:value-type="float" office:value="40288256" calcext:value-type="float">
            <text:p>40288256</text:p>
          </table:table-cell>
          <table:table-cell office:value-type="float" office:value="806686720" calcext:value-type="float">
            <text:p>806686720</text:p>
          </table:table-cell>
          <table:table-cell office:value-type="float" office:value="1828696064" calcext:value-type="float">
            <text:p>182869606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707" calcext:value-type="float">
            <text:p>707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588" calcext:value-type="float">
            <text:p>50.588</text:p>
          </table:table-cell>
          <table:table-cell office:value-type="float" office:value="5.294" calcext:value-type="float">
            <text:p>5.294</text:p>
          </table:table-cell>
          <table:table-cell office:value-type="float" office:value="14.706" calcext:value-type="float">
            <text:p>14.706</text:p>
          </table:table-cell>
          <table:table-cell office:value-type="float" office:value="24.118" calcext:value-type="float">
            <text:p>24.118</text:p>
          </table:table-cell>
          <table:table-cell office:value-type="float" office:value="0" calcext:value-type="float">
            <text:p>0</text:p>
          </table:table-cell>
          <table:table-cell office:value-type="float" office:value="5.294" calcext:value-type="float">
            <text:p>5.294</text:p>
          </table:table-cell>
          <table:table-cell office:value-type="float" office:value="51.282" calcext:value-type="float">
            <text:p>51.282</text:p>
          </table:table-cell>
          <table:table-cell office:value-type="float" office:value="5.128" calcext:value-type="float">
            <text:p>5.128</text:p>
          </table:table-cell>
          <table:table-cell office:value-type="float" office:value="10.256" calcext:value-type="float">
            <text:p>10.256</text:p>
          </table:table-cell>
          <table:table-cell office:value-type="float" office:value="21.795" calcext:value-type="float">
            <text:p>21.795</text:p>
          </table:table-cell>
          <table:table-cell office:value-type="float" office:value="0" calcext:value-type="float">
            <text:p>0</text:p>
          </table:table-cell>
          <table:table-cell office:value-type="float" office:value="11.538" calcext:value-type="float">
            <text:p>11.538</text:p>
          </table:table-cell>
          <table:table-cell office:value-type="float" office:value="50" calcext:value-type="float">
            <text:p>50</text:p>
          </table:table-cell>
          <table:table-cell office:value-type="float" office:value="4.444" calcext:value-type="float">
            <text:p>4.444</text:p>
          </table:table-cell>
          <table:table-cell office:value-type="float" office:value="18.889" calcext:value-type="float">
            <text:p>18.889</text:p>
          </table:table-cell>
          <table:table-cell office:value-type="float" office:value="26.667" calcext:value-type="float">
            <text:p>26.6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3101312" calcext:value-type="float">
            <text:p>73101312</text:p>
          </table:table-cell>
          <table:table-cell office:value-type="float" office:value="0" calcext:value-type="float">
            <text:p>0</text:p>
          </table:table-cell>
          <table:table-cell office:value-type="float" office:value="73101312" calcext:value-type="float">
            <text:p>7310131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6987515.495" calcext:value-type="float">
            <text:p>1436987515.495</text:p>
          </table:table-cell>
          <table:table-cell office:value-type="float" office:value="1472036864" calcext:value-type="float">
            <text:p>1472036864</text:p>
          </table:table-cell>
          <table:table-cell office:value-type="float" office:value="40292352" calcext:value-type="float">
            <text:p>40292352</text:p>
          </table:table-cell>
          <table:table-cell office:value-type="float" office:value="806690816" calcext:value-type="float">
            <text:p>806690816</text:p>
          </table:table-cell>
          <table:table-cell office:value-type="float" office:value="1828016128" calcext:value-type="float">
            <text:p>182801612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704" calcext:value-type="float">
            <text:p>704</text:p>
          </table:table-cell>
          <table:table-cell office:value-type="float" office:value="1247" calcext:value-type="float">
            <text:p>1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973" calcext:value-type="float">
            <text:p>52.973</text:p>
          </table:table-cell>
          <table:table-cell office:value-type="float" office:value="18.378" calcext:value-type="float">
            <text:p>18.378</text:p>
          </table:table-cell>
          <table:table-cell office:value-type="float" office:value="9.189" calcext:value-type="float">
            <text:p>9.189</text:p>
          </table:table-cell>
          <table:table-cell office:value-type="float" office:value="17.838" calcext:value-type="float">
            <text:p>17.838</text:p>
          </table:table-cell>
          <table:table-cell office:value-type="float" office:value="0" calcext:value-type="float">
            <text:p>0</text:p>
          </table:table-cell>
          <table:table-cell office:value-type="float" office:value="1.622" calcext:value-type="float">
            <text:p>1.622</text:p>
          </table:table-cell>
          <table:table-cell office:value-type="float" office:value="62.921" calcext:value-type="float">
            <text:p>62.921</text:p>
          </table:table-cell>
          <table:table-cell office:value-type="float" office:value="29.213" calcext:value-type="float">
            <text:p>29.213</text:p>
          </table:table-cell>
          <table:table-cell office:value-type="float" office:value="4.494" calcext:value-type="float">
            <text:p>4.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71" calcext:value-type="float">
            <text:p>3.371</text:p>
          </table:table-cell>
          <table:table-cell office:value-type="float" office:value="42.857" calcext:value-type="float">
            <text:p>42.857</text:p>
          </table:table-cell>
          <table:table-cell office:value-type="float" office:value="9.184" calcext:value-type="float">
            <text:p>9.184</text:p>
          </table:table-cell>
          <table:table-cell office:value-type="float" office:value="14.286" calcext:value-type="float">
            <text:p>14.286</text:p>
          </table:table-cell>
          <table:table-cell office:value-type="float" office:value="33.673" calcext:value-type="float">
            <text:p>33.6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576640" calcext:value-type="float">
            <text:p>30576640</text:p>
          </table:table-cell>
          <table:table-cell office:value-type="float" office:value="0" calcext:value-type="float">
            <text:p>0</text:p>
          </table:table-cell>
          <table:table-cell office:value-type="float" office:value="30576640" calcext:value-type="float">
            <text:p>3057664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36987516.494" calcext:value-type="float">
            <text:p>1436987516.494</text:p>
          </table:table-cell>
          <table:table-cell office:value-type="float" office:value="1471348736" calcext:value-type="float">
            <text:p>1471348736</text:p>
          </table:table-cell>
          <table:table-cell office:value-type="float" office:value="40292352" calcext:value-type="float">
            <text:p>40292352</text:p>
          </table:table-cell>
          <table:table-cell office:value-type="float" office:value="806690816" calcext:value-type="float">
            <text:p>806690816</text:p>
          </table:table-cell>
          <table:table-cell office:value-type="float" office:value="1828704256" calcext:value-type="float">
            <text:p>182870425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22" calcext:value-type="float">
            <text:p>522</text:p>
          </table:table-cell>
          <table:table-cell office:value-type="float" office:value="1089" calcext:value-type="float">
            <text:p>1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16" calcext:value-type="float">
            <text:p>53.416</text:p>
          </table:table-cell>
          <table:table-cell office:value-type="float" office:value="24.224" calcext:value-type="float">
            <text:p>24.224</text:p>
          </table:table-cell>
          <table:table-cell office:value-type="float" office:value="21.739" calcext:value-type="float">
            <text:p>21.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 office:value-type="float" office:value="27.16" calcext:value-type="float">
            <text:p>27.16</text:p>
          </table:table-cell>
          <table:table-cell office:value-type="float" office:value="35.802" calcext:value-type="float">
            <text:p>35.802</text:p>
          </table:table-cell>
          <table:table-cell office:value-type="float" office:value="37.037" calcext:value-type="float">
            <text:p>37.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278" calcext:value-type="float">
            <text:p>82.278</text:p>
          </table:table-cell>
          <table:table-cell office:value-type="float" office:value="11.392" calcext:value-type="float">
            <text:p>11.392</text:p>
          </table:table-cell>
          <table:table-cell office:value-type="float" office:value="6.329" calcext:value-type="float">
            <text:p>6.32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17.495" calcext:value-type="float">
            <text:p>1436987517.495</text:p>
          </table:table-cell>
          <table:table-cell office:value-type="float" office:value="1470328832" calcext:value-type="float">
            <text:p>1470328832</text:p>
          </table:table-cell>
          <table:table-cell office:value-type="float" office:value="40292352" calcext:value-type="float">
            <text:p>40292352</text:p>
          </table:table-cell>
          <table:table-cell office:value-type="float" office:value="651599872" calcext:value-type="float">
            <text:p>651599872</text:p>
          </table:table-cell>
          <table:table-cell office:value-type="float" office:value="1984815104" calcext:value-type="float">
            <text:p>198481510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71" calcext:value-type="float">
            <text:p>571</text:p>
          </table:table-cell>
          <table:table-cell office:value-type="float" office:value="2525" calcext:value-type="float">
            <text:p>2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463" calcext:value-type="float">
            <text:p>66.463</text:p>
          </table:table-cell>
          <table:table-cell office:value-type="float" office:value="23.78" calcext:value-type="float">
            <text:p>23.78</text:p>
          </table:table-cell>
          <table:table-cell office:value-type="float" office:value="9.756" calcext:value-type="float">
            <text:p>9.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828" calcext:value-type="float">
            <text:p>44.828</text:p>
          </table:table-cell>
          <table:table-cell office:value-type="float" office:value="39.08" calcext:value-type="float">
            <text:p>39.08</text:p>
          </table:table-cell>
          <table:table-cell office:value-type="float" office:value="16.092" calcext:value-type="float">
            <text:p>16.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909" calcext:value-type="float">
            <text:p>90.909</text:p>
          </table:table-cell>
          <table:table-cell office:value-type="float" office:value="7.792" calcext:value-type="float">
            <text:p>7.792</text:p>
          </table:table-cell>
          <table:table-cell office:value-type="float" office:value="1.299" calcext:value-type="float">
            <text:p>1.29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18.495" calcext:value-type="float">
            <text:p>1436987518.495</text:p>
          </table:table-cell>
          <table:table-cell office:value-type="float" office:value="1470328832" calcext:value-type="float">
            <text:p>1470328832</text:p>
          </table:table-cell>
          <table:table-cell office:value-type="float" office:value="40292352" calcext:value-type="float">
            <text:p>40292352</text:p>
          </table:table-cell>
          <table:table-cell office:value-type="float" office:value="651599872" calcext:value-type="float">
            <text:p>651599872</text:p>
          </table:table-cell>
          <table:table-cell office:value-type="float" office:value="1984815104" calcext:value-type="float">
            <text:p>198481510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78" calcext:value-type="float">
            <text:p>578</text:p>
          </table:table-cell>
          <table:table-cell office:value-type="float" office:value="2759" calcext:value-type="float">
            <text:p>2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79" calcext:value-type="float">
            <text:p>68.79</text:p>
          </table:table-cell>
          <table:table-cell office:value-type="float" office:value="25.478" calcext:value-type="float">
            <text:p>25.478</text:p>
          </table:table-cell>
          <table:table-cell office:value-type="float" office:value="5.732" calcext:value-type="float">
            <text:p>5.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143" calcext:value-type="float">
            <text:p>67.143</text:p>
          </table:table-cell>
          <table:table-cell office:value-type="float" office:value="21.429" calcext:value-type="float">
            <text:p>21.429</text:p>
          </table:table-cell>
          <table:table-cell office:value-type="float" office:value="11.429" calcext:value-type="float">
            <text:p>11.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264" calcext:value-type="float">
            <text:p>71.264</text:p>
          </table:table-cell>
          <table:table-cell office:value-type="float" office:value="27.586" calcext:value-type="float">
            <text:p>27.586</text:p>
          </table:table-cell>
          <table:table-cell office:value-type="float" office:value="1.149" calcext:value-type="float">
            <text:p>1.14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19.496" calcext:value-type="float">
            <text:p>1436987519.496</text:p>
          </table:table-cell>
          <table:table-cell office:value-type="float" office:value="1470201856" calcext:value-type="float">
            <text:p>1470201856</text:p>
          </table:table-cell>
          <table:table-cell office:value-type="float" office:value="40292352" calcext:value-type="float">
            <text:p>40292352</text:p>
          </table:table-cell>
          <table:table-cell office:value-type="float" office:value="651599872" calcext:value-type="float">
            <text:p>651599872</text:p>
          </table:table-cell>
          <table:table-cell office:value-type="float" office:value="1984942080" calcext:value-type="float">
            <text:p>198494208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01" calcext:value-type="float">
            <text:p>501</text:p>
          </table:table-cell>
          <table:table-cell office:value-type="float" office:value="2232" calcext:value-type="float">
            <text:p>2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84" calcext:value-type="float">
            <text:p>72.84</text:p>
          </table:table-cell>
          <table:table-cell office:value-type="float" office:value="17.284" calcext:value-type="float">
            <text:p>17.284</text:p>
          </table:table-cell>
          <table:table-cell office:value-type="float" office:value="9.877" calcext:value-type="float">
            <text:p>9.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143" calcext:value-type="float">
            <text:p>77.143</text:p>
          </table:table-cell>
          <table:table-cell office:value-type="float" office:value="8.571" calcext:value-type="float">
            <text:p>8.571</text:p>
          </table:table-cell>
          <table:table-cell office:value-type="float" office:value="14.286" calcext:value-type="float">
            <text:p>14.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817" calcext:value-type="float">
            <text:p>68.817</text:p>
          </table:table-cell>
          <table:table-cell office:value-type="float" office:value="23.656" calcext:value-type="float">
            <text:p>23.656</text:p>
          </table:table-cell>
          <table:table-cell office:value-type="float" office:value="6.452" calcext:value-type="float">
            <text:p>6.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5" calcext:value-type="float">
            <text:p>1.0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987520.501" calcext:value-type="float">
            <text:p>1436987520.501</text:p>
          </table:table-cell>
          <table:table-cell office:value-type="float" office:value="1470193664" calcext:value-type="float">
            <text:p>1470193664</text:p>
          </table:table-cell>
          <table:table-cell office:value-type="float" office:value="40300544" calcext:value-type="float">
            <text:p>40300544</text:p>
          </table:table-cell>
          <table:table-cell office:value-type="float" office:value="651599872" calcext:value-type="float">
            <text:p>651599872</text:p>
          </table:table-cell>
          <table:table-cell office:value-type="float" office:value="1984942080" calcext:value-type="float">
            <text:p>198494208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13" calcext:value-type="float">
            <text:p>613</text:p>
          </table:table-cell>
          <table:table-cell office:value-type="float" office:value="3304" calcext:value-type="float">
            <text:p>3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854" calcext:value-type="float">
            <text:p>65.854</text:p>
          </table:table-cell>
          <table:table-cell office:value-type="float" office:value="27.439" calcext:value-type="float">
            <text:p>27.439</text:p>
          </table:table-cell>
          <table:table-cell office:value-type="float" office:value="6.098" calcext:value-type="float">
            <text:p>6.098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795" calcext:value-type="float">
            <text:p>71.795</text:p>
          </table:table-cell>
          <table:table-cell office:value-type="float" office:value="21.795" calcext:value-type="float">
            <text:p>21.795</text:p>
          </table:table-cell>
          <table:table-cell office:value-type="float" office:value="5.128" calcext:value-type="float">
            <text:p>5.128</text:p>
          </table:table-cell>
          <table:table-cell office:value-type="float" office:value="1.282" calcext:value-type="float">
            <text:p>1.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302" calcext:value-type="float">
            <text:p>59.302</text:p>
          </table:table-cell>
          <table:table-cell office:value-type="float" office:value="33.721" calcext:value-type="float">
            <text:p>33.721</text:p>
          </table:table-cell>
          <table:table-cell office:value-type="float" office:value="6.977" calcext:value-type="float">
            <text:p>6.97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987521.494" calcext:value-type="float">
            <text:p>1436987521.494</text:p>
          </table:table-cell>
          <table:table-cell office:value-type="float" office:value="1469739008" calcext:value-type="float">
            <text:p>1469739008</text:p>
          </table:table-cell>
          <table:table-cell office:value-type="float" office:value="40300544" calcext:value-type="float">
            <text:p>40300544</text:p>
          </table:table-cell>
          <table:table-cell office:value-type="float" office:value="692686848" calcext:value-type="float">
            <text:p>692686848</text:p>
          </table:table-cell>
          <table:table-cell office:value-type="float" office:value="1944309760" calcext:value-type="float">
            <text:p>194430976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96" calcext:value-type="float">
            <text:p>596</text:p>
          </table:table-cell>
          <table:table-cell office:value-type="float" office:value="6943" calcext:value-type="float">
            <text:p>6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024" calcext:value-type="float">
            <text:p>56.024</text:p>
          </table:table-cell>
          <table:table-cell office:value-type="float" office:value="37.952" calcext:value-type="float">
            <text:p>37.952</text:p>
          </table:table-cell>
          <table:table-cell office:value-type="float" office:value="6.024" calcext:value-type="float">
            <text:p>6.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286" calcext:value-type="float">
            <text:p>39.286</text:p>
          </table:table-cell>
          <table:table-cell office:value-type="float" office:value="52.381" calcext:value-type="float">
            <text:p>52.381</text:p>
          </table:table-cell>
          <table:table-cell office:value-type="float" office:value="8.333" calcext:value-type="float">
            <text:p>8.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074" calcext:value-type="float">
            <text:p>74.074</text:p>
          </table:table-cell>
          <table:table-cell office:value-type="float" office:value="22.222" calcext:value-type="float">
            <text:p>22.222</text:p>
          </table:table-cell>
          <table:table-cell office:value-type="float" office:value="3.704" calcext:value-type="float">
            <text:p>3.70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22.494" calcext:value-type="float">
            <text:p>1436987522.494</text:p>
          </table:table-cell>
          <table:table-cell office:value-type="float" office:value="1469722624" calcext:value-type="float">
            <text:p>1469722624</text:p>
          </table:table-cell>
          <table:table-cell office:value-type="float" office:value="40300544" calcext:value-type="float">
            <text:p>40300544</text:p>
          </table:table-cell>
          <table:table-cell office:value-type="float" office:value="709464064" calcext:value-type="float">
            <text:p>709464064</text:p>
          </table:table-cell>
          <table:table-cell office:value-type="float" office:value="1927548928" calcext:value-type="float">
            <text:p>192754892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57" calcext:value-type="float">
            <text:p>557</text:p>
          </table:table-cell>
          <table:table-cell office:value-type="float" office:value="5251" calcext:value-type="float">
            <text:p>5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494" calcext:value-type="float">
            <text:p>60.494</text:p>
          </table:table-cell>
          <table:table-cell office:value-type="float" office:value="34.568" calcext:value-type="float">
            <text:p>34.568</text:p>
          </table:table-cell>
          <table:table-cell office:value-type="float" office:value="4.938" calcext:value-type="float">
            <text:p>4.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944" calcext:value-type="float">
            <text:p>56.944</text:p>
          </table:table-cell>
          <table:table-cell office:value-type="float" office:value="30.556" calcext:value-type="float">
            <text:p>30.556</text:p>
          </table:table-cell>
          <table:table-cell office:value-type="float" office:value="12.5" calcext:value-type="float">
            <text:p>1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637" calcext:value-type="float">
            <text:p>62.637</text:p>
          </table:table-cell>
          <table:table-cell office:value-type="float" office:value="37.363" calcext:value-type="float">
            <text:p>37.36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23.494" calcext:value-type="float">
            <text:p>1436987523.494</text:p>
          </table:table-cell>
          <table:table-cell office:value-type="float" office:value="1469706240" calcext:value-type="float">
            <text:p>1469706240</text:p>
          </table:table-cell>
          <table:table-cell office:value-type="float" office:value="40300544" calcext:value-type="float">
            <text:p>40300544</text:p>
          </table:table-cell>
          <table:table-cell office:value-type="float" office:value="758366208" calcext:value-type="float">
            <text:p>758366208</text:p>
          </table:table-cell>
          <table:table-cell office:value-type="float" office:value="1878663168" calcext:value-type="float">
            <text:p>187866316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74" calcext:value-type="float">
            <text:p>574</text:p>
          </table:table-cell>
          <table:table-cell office:value-type="float" office:value="8669" calcext:value-type="float">
            <text:p>8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282" calcext:value-type="float">
            <text:p>50.282</text:p>
          </table:table-cell>
          <table:table-cell office:value-type="float" office:value="45.198" calcext:value-type="float">
            <text:p>45.198</text:p>
          </table:table-cell>
          <table:table-cell office:value-type="float" office:value="3.955" calcext:value-type="float">
            <text:p>3.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5" calcext:value-type="float">
            <text:p>0.565</text:p>
          </table:table-cell>
          <table:table-cell office:value-type="float" office:value="42.529" calcext:value-type="float">
            <text:p>42.529</text:p>
          </table:table-cell>
          <table:table-cell office:value-type="float" office:value="56.322" calcext:value-type="float">
            <text:p>56.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49" calcext:value-type="float">
            <text:p>1.149</text:p>
          </table:table-cell>
          <table:table-cell office:value-type="float" office:value="58.427" calcext:value-type="float">
            <text:p>58.427</text:p>
          </table:table-cell>
          <table:table-cell office:value-type="float" office:value="34.831" calcext:value-type="float">
            <text:p>34.831</text:p>
          </table:table-cell>
          <table:table-cell office:value-type="float" office:value="6.742" calcext:value-type="float">
            <text:p>6.74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24.494" calcext:value-type="float">
            <text:p>1436987524.494</text:p>
          </table:table-cell>
          <table:table-cell office:value-type="float" office:value="1469943808" calcext:value-type="float">
            <text:p>1469943808</text:p>
          </table:table-cell>
          <table:table-cell office:value-type="float" office:value="40300544" calcext:value-type="float">
            <text:p>40300544</text:p>
          </table:table-cell>
          <table:table-cell office:value-type="float" office:value="767270912" calcext:value-type="float">
            <text:p>767270912</text:p>
          </table:table-cell>
          <table:table-cell office:value-type="float" office:value="1869520896" calcext:value-type="float">
            <text:p>186952089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75" calcext:value-type="float">
            <text:p>575</text:p>
          </table:table-cell>
          <table:table-cell office:value-type="float" office:value="3756" calcext:value-type="float">
            <text:p>3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899" calcext:value-type="float">
            <text:p>51.899</text:p>
          </table:table-cell>
          <table:table-cell office:value-type="float" office:value="30.38" calcext:value-type="float">
            <text:p>30.38</text:p>
          </table:table-cell>
          <table:table-cell office:value-type="float" office:value="17.722" calcext:value-type="float">
            <text:p>17.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5" calcext:value-type="float">
            <text:p>47.5</text:p>
          </table:table-cell>
          <table:table-cell office:value-type="float" office:value="46.25" calcext:value-type="float">
            <text:p>46.25</text:p>
          </table:table-cell>
          <table:table-cell office:value-type="float" office:value="6.25" calcext:value-type="float">
            <text:p>6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696" calcext:value-type="float">
            <text:p>55.696</text:p>
          </table:table-cell>
          <table:table-cell office:value-type="float" office:value="15.19" calcext:value-type="float">
            <text:p>15.19</text:p>
          </table:table-cell>
          <table:table-cell office:value-type="float" office:value="29.114" calcext:value-type="float">
            <text:p>29.11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25.493" calcext:value-type="float">
            <text:p>1436987525.493</text:p>
          </table:table-cell>
          <table:table-cell office:value-type="float" office:value="1470951424" calcext:value-type="float">
            <text:p>1470951424</text:p>
          </table:table-cell>
          <table:table-cell office:value-type="float" office:value="40300544" calcext:value-type="float">
            <text:p>40300544</text:p>
          </table:table-cell>
          <table:table-cell office:value-type="float" office:value="806690816" calcext:value-type="float">
            <text:p>806690816</text:p>
          </table:table-cell>
          <table:table-cell office:value-type="float" office:value="1829093376" calcext:value-type="float">
            <text:p>182909337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1998" calcext:value-type="float">
            <text:p>1998</text:p>
          </table:table-cell>
          <table:table-cell office:value-type="float" office:value="4319" calcext:value-type="float">
            <text:p>4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13" calcext:value-type="float">
            <text:p>28.313</text:p>
          </table:table-cell>
          <table:table-cell office:value-type="float" office:value="31.325" calcext:value-type="float">
            <text:p>31.325</text:p>
          </table:table-cell>
          <table:table-cell office:value-type="float" office:value="40.361" calcext:value-type="float">
            <text:p>40.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20.833" calcext:value-type="float">
            <text:p>20.833</text:p>
          </table:table-cell>
          <table:table-cell office:value-type="float" office:value="41.667" calcext:value-type="float">
            <text:p>41.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277" calcext:value-type="float">
            <text:p>21.277</text:p>
          </table:table-cell>
          <table:table-cell table:number-columns-repeated="2" office:value-type="float" office:value="39.362" calcext:value-type="float">
            <text:p>39.36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26.496" calcext:value-type="float">
            <text:p>1436987526.496</text:p>
          </table:table-cell>
          <table:table-cell office:value-type="float" office:value="1470943232" calcext:value-type="float">
            <text:p>1470943232</text:p>
          </table:table-cell>
          <table:table-cell office:value-type="float" office:value="40308736" calcext:value-type="float">
            <text:p>40308736</text:p>
          </table:table-cell>
          <table:table-cell office:value-type="float" office:value="806690816" calcext:value-type="float">
            <text:p>806690816</text:p>
          </table:table-cell>
          <table:table-cell office:value-type="float" office:value="1829093376" calcext:value-type="float">
            <text:p>182909337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02" calcext:value-type="float">
            <text:p>502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707" calcext:value-type="float">
            <text:p>46.707</text:p>
          </table:table-cell>
          <table:table-cell office:value-type="float" office:value="4.79" calcext:value-type="float">
            <text:p>4.79</text:p>
          </table:table-cell>
          <table:table-cell office:value-type="float" office:value="47.305" calcext:value-type="float">
            <text:p>47.305</text:p>
          </table:table-cell>
          <table:table-cell office:value-type="float" office:value="0.599" calcext:value-type="float">
            <text:p>0.599</text:p>
          </table:table-cell>
          <table:table-cell office:value-type="float" office:value="0" calcext:value-type="float">
            <text:p>0</text:p>
          </table:table-cell>
          <table:table-cell office:value-type="float" office:value="0.599" calcext:value-type="float">
            <text:p>0.599</text:p>
          </table:table-cell>
          <table:table-cell office:value-type="float" office:value="90.411" calcext:value-type="float">
            <text:p>90.411</text:p>
          </table:table-cell>
          <table:table-cell office:value-type="float" office:value="2.74" calcext:value-type="float">
            <text:p>2.74</text:p>
          </table:table-cell>
          <table:table-cell office:value-type="float" office:value="6.849" calcext:value-type="float">
            <text:p>6.8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66" calcext:value-type="float">
            <text:p>12.766</text:p>
          </table:table-cell>
          <table:table-cell office:value-type="float" office:value="6.383" calcext:value-type="float">
            <text:p>6.383</text:p>
          </table:table-cell>
          <table:table-cell office:value-type="float" office:value="79.787" calcext:value-type="float">
            <text:p>79.787</text:p>
          </table:table-cell>
          <table:table-cell office:value-type="float" office:value="1.064" calcext:value-type="float">
            <text:p>1.0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987527.494" calcext:value-type="float">
            <text:p>1436987527.494</text:p>
          </table:table-cell>
          <table:table-cell office:value-type="float" office:value="1470943232" calcext:value-type="float">
            <text:p>1470943232</text:p>
          </table:table-cell>
          <table:table-cell office:value-type="float" office:value="40308736" calcext:value-type="float">
            <text:p>40308736</text:p>
          </table:table-cell>
          <table:table-cell office:value-type="float" office:value="806690816" calcext:value-type="float">
            <text:p>806690816</text:p>
          </table:table-cell>
          <table:table-cell office:value-type="float" office:value="1829093376" calcext:value-type="float">
            <text:p>182909337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463" calcext:value-type="float">
            <text:p>463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963" calcext:value-type="float">
            <text:p>45.963</text:p>
          </table:table-cell>
          <table:table-cell office:value-type="float" office:value="6.211" calcext:value-type="float">
            <text:p>6.211</text:p>
          </table:table-cell>
          <table:table-cell office:value-type="float" office:value="47.826" calcext:value-type="float">
            <text:p>47.8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562" calcext:value-type="float">
            <text:p>83.562</text:p>
          </table:table-cell>
          <table:table-cell table:number-columns-repeated="2" office:value-type="float" office:value="8.219" calcext:value-type="float">
            <text:p>8.2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73" calcext:value-type="float">
            <text:p>15.73</text:p>
          </table:table-cell>
          <table:table-cell office:value-type="float" office:value="4.494" calcext:value-type="float">
            <text:p>4.494</text:p>
          </table:table-cell>
          <table:table-cell office:value-type="float" office:value="79.775" calcext:value-type="float">
            <text:p>79.77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28.5" calcext:value-type="float">
            <text:p>1436987528.5</text:p>
          </table:table-cell>
          <table:table-cell office:value-type="float" office:value="1470275584" calcext:value-type="float">
            <text:p>1470275584</text:p>
          </table:table-cell>
          <table:table-cell office:value-type="float" office:value="40308736" calcext:value-type="float">
            <text:p>40308736</text:p>
          </table:table-cell>
          <table:table-cell office:value-type="float" office:value="651653120" calcext:value-type="float">
            <text:p>651653120</text:p>
          </table:table-cell>
          <table:table-cell office:value-type="float" office:value="1984798720" calcext:value-type="float">
            <text:p>198479872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64" calcext:value-type="float">
            <text:p>564</text:p>
          </table:table-cell>
          <table:table-cell office:value-type="float" office:value="1557" calcext:value-type="float">
            <text:p>1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273" calcext:value-type="float">
            <text:p>52.273</text:p>
          </table:table-cell>
          <table:table-cell office:value-type="float" office:value="13.636" calcext:value-type="float">
            <text:p>13.636</text:p>
          </table:table-cell>
          <table:table-cell office:value-type="float" office:value="34.091" calcext:value-type="float">
            <text:p>34.0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133" calcext:value-type="float">
            <text:p>83.133</text:p>
          </table:table-cell>
          <table:table-cell office:value-type="float" office:value="16.867" calcext:value-type="float">
            <text:p>16.8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913" calcext:value-type="float">
            <text:p>23.913</text:p>
          </table:table-cell>
          <table:table-cell office:value-type="float" office:value="10.87" calcext:value-type="float">
            <text:p>10.87</text:p>
          </table:table-cell>
          <table:table-cell office:value-type="float" office:value="65.217" calcext:value-type="float">
            <text:p>65.21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29.495" calcext:value-type="float">
            <text:p>1436987529.495</text:p>
          </table:table-cell>
          <table:table-cell office:value-type="float" office:value="1470316544" calcext:value-type="float">
            <text:p>1470316544</text:p>
          </table:table-cell>
          <table:table-cell office:value-type="float" office:value="40308736" calcext:value-type="float">
            <text:p>40308736</text:p>
          </table:table-cell>
          <table:table-cell office:value-type="float" office:value="651603968" calcext:value-type="float">
            <text:p>651603968</text:p>
          </table:table-cell>
          <table:table-cell office:value-type="float" office:value="1984806912" calcext:value-type="float">
            <text:p>198480691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02" calcext:value-type="float">
            <text:p>502</text:p>
          </table:table-cell>
          <table:table-cell office:value-type="float" office:value="3023" calcext:value-type="float">
            <text:p>3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153" calcext:value-type="float">
            <text:p>68.153</text:p>
          </table:table-cell>
          <table:table-cell office:value-type="float" office:value="24.204" calcext:value-type="float">
            <text:p>24.204</text:p>
          </table:table-cell>
          <table:table-cell office:value-type="float" office:value="7.643" calcext:value-type="float">
            <text:p>7.6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241" calcext:value-type="float">
            <text:p>60.241</text:p>
          </table:table-cell>
          <table:table-cell office:value-type="float" office:value="34.94" calcext:value-type="float">
            <text:p>34.94</text:p>
          </table:table-cell>
          <table:table-cell office:value-type="float" office:value="4.819" calcext:value-type="float">
            <text:p>4.8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027" calcext:value-type="float">
            <text:p>77.027</text:p>
          </table:table-cell>
          <table:table-cell office:value-type="float" office:value="12.162" calcext:value-type="float">
            <text:p>12.162</text:p>
          </table:table-cell>
          <table:table-cell office:value-type="float" office:value="10.811" calcext:value-type="float">
            <text:p>10.81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30.494" calcext:value-type="float">
            <text:p>1436987530.494</text:p>
          </table:table-cell>
          <table:table-cell office:value-type="float" office:value="1479962624" calcext:value-type="float">
            <text:p>1479962624</text:p>
          </table:table-cell>
          <table:table-cell office:value-type="float" office:value="40308736" calcext:value-type="float">
            <text:p>40308736</text:p>
          </table:table-cell>
          <table:table-cell office:value-type="float" office:value="651608064" calcext:value-type="float">
            <text:p>651608064</text:p>
          </table:table-cell>
          <table:table-cell office:value-type="float" office:value="1975156736" calcext:value-type="float">
            <text:p>197515673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39" calcext:value-type="float">
            <text:p>539</text:p>
          </table:table-cell>
          <table:table-cell office:value-type="float" office:value="3059" calcext:value-type="float">
            <text:p>3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047" calcext:value-type="float">
            <text:p>68.047</text:p>
          </table:table-cell>
          <table:table-cell office:value-type="float" office:value="24.852" calcext:value-type="float">
            <text:p>24.852</text:p>
          </table:table-cell>
          <table:table-cell office:value-type="float" office:value="7.101" calcext:value-type="float">
            <text:p>7.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427" calcext:value-type="float">
            <text:p>58.427</text:p>
          </table:table-cell>
          <table:table-cell office:value-type="float" office:value="37.079" calcext:value-type="float">
            <text:p>37.079</text:p>
          </table:table-cell>
          <table:table-cell office:value-type="float" office:value="4.494" calcext:value-type="float">
            <text:p>4.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747" calcext:value-type="float">
            <text:p>79.747</text:p>
          </table:table-cell>
          <table:table-cell office:value-type="float" office:value="11.392" calcext:value-type="float">
            <text:p>11.392</text:p>
          </table:table-cell>
          <table:table-cell office:value-type="float" office:value="8.861" calcext:value-type="float">
            <text:p>8.86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31.507" calcext:value-type="float">
            <text:p>1436987531.507</text:p>
          </table:table-cell>
          <table:table-cell office:value-type="float" office:value="1479962624" calcext:value-type="float">
            <text:p>1479962624</text:p>
          </table:table-cell>
          <table:table-cell office:value-type="float" office:value="40308736" calcext:value-type="float">
            <text:p>40308736</text:p>
          </table:table-cell>
          <table:table-cell office:value-type="float" office:value="651608064" calcext:value-type="float">
            <text:p>651608064</text:p>
          </table:table-cell>
          <table:table-cell office:value-type="float" office:value="1975156736" calcext:value-type="float">
            <text:p>197515673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34" calcext:value-type="float">
            <text:p>534</text:p>
          </table:table-cell>
          <table:table-cell office:value-type="float" office:value="1623" calcext:value-type="float">
            <text:p>1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331" calcext:value-type="float">
            <text:p>76.331</text:p>
          </table:table-cell>
          <table:table-cell office:value-type="float" office:value="17.751" calcext:value-type="float">
            <text:p>17.751</text:p>
          </table:table-cell>
          <table:table-cell office:value-type="float" office:value="5.917" calcext:value-type="float">
            <text:p>5.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211" calcext:value-type="float">
            <text:p>84.211</text:p>
          </table:table-cell>
          <table:table-cell office:value-type="float" office:value="6.579" calcext:value-type="float">
            <text:p>6.579</text:p>
          </table:table-cell>
          <table:table-cell office:value-type="float" office:value="9.211" calcext:value-type="float">
            <text:p>9.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968" calcext:value-type="float">
            <text:p>70.968</text:p>
          </table:table-cell>
          <table:table-cell office:value-type="float" office:value="25.806" calcext:value-type="float">
            <text:p>25.806</text:p>
          </table:table-cell>
          <table:table-cell office:value-type="float" office:value="3.226" calcext:value-type="float">
            <text:p>3.22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32.495" calcext:value-type="float">
            <text:p>1436987532.495</text:p>
          </table:table-cell>
          <table:table-cell office:value-type="float" office:value="1480032256" calcext:value-type="float">
            <text:p>1480032256</text:p>
          </table:table-cell>
          <table:table-cell office:value-type="float" office:value="40316928" calcext:value-type="float">
            <text:p>40316928</text:p>
          </table:table-cell>
          <table:table-cell office:value-type="float" office:value="651911168" calcext:value-type="float">
            <text:p>651911168</text:p>
          </table:table-cell>
          <table:table-cell office:value-type="float" office:value="1974775808" calcext:value-type="float">
            <text:p>197477580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34" calcext:value-type="float">
            <text:p>534</text:p>
          </table:table-cell>
          <table:table-cell office:value-type="float" office:value="3120" calcext:value-type="float">
            <text:p>3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519" calcext:value-type="float">
            <text:p>68.519</text:p>
          </table:table-cell>
          <table:table-cell office:value-type="float" office:value="24.691" calcext:value-type="float">
            <text:p>24.691</text:p>
          </table:table-cell>
          <table:table-cell office:value-type="float" office:value="6.173" calcext:value-type="float">
            <text:p>6.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7" calcext:value-type="float">
            <text:p>0.617</text:p>
          </table:table-cell>
          <table:table-cell office:value-type="float" office:value="78.082" calcext:value-type="float">
            <text:p>78.082</text:p>
          </table:table-cell>
          <table:table-cell office:value-type="float" office:value="12.329" calcext:value-type="float">
            <text:p>12.329</text:p>
          </table:table-cell>
          <table:table-cell office:value-type="float" office:value="8.219" calcext:value-type="float">
            <text:p>8.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59.341" calcext:value-type="float">
            <text:p>59.341</text:p>
          </table:table-cell>
          <table:table-cell office:value-type="float" office:value="35.165" calcext:value-type="float">
            <text:p>35.165</text:p>
          </table:table-cell>
          <table:table-cell office:value-type="float" office:value="5.495" calcext:value-type="float">
            <text:p>5.4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987533.496" calcext:value-type="float">
            <text:p>1436987533.496</text:p>
          </table:table-cell>
          <table:table-cell office:value-type="float" office:value="1480151040" calcext:value-type="float">
            <text:p>1480151040</text:p>
          </table:table-cell>
          <table:table-cell office:value-type="float" office:value="40316928" calcext:value-type="float">
            <text:p>40316928</text:p>
          </table:table-cell>
          <table:table-cell office:value-type="float" office:value="709439488" calcext:value-type="float">
            <text:p>709439488</text:p>
          </table:table-cell>
          <table:table-cell office:value-type="float" office:value="1917128704" calcext:value-type="float">
            <text:p>191712870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85" calcext:value-type="float">
            <text:p>685</text:p>
          </table:table-cell>
          <table:table-cell office:value-type="float" office:value="9283" calcext:value-type="float">
            <text:p>9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957" calcext:value-type="float">
            <text:p>36.957</text:p>
          </table:table-cell>
          <table:table-cell office:value-type="float" office:value="59.239" calcext:value-type="float">
            <text:p>59.239</text:p>
          </table:table-cell>
          <table:table-cell office:value-type="float" office:value="3.804" calcext:value-type="float">
            <text:p>3.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.758" calcext:value-type="float">
            <text:p>41.758</text:p>
          </table:table-cell>
          <table:table-cell office:value-type="float" office:value="52.747" calcext:value-type="float">
            <text:p>52.747</text:p>
          </table:table-cell>
          <table:table-cell office:value-type="float" office:value="5.495" calcext:value-type="float">
            <text:p>5.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609" calcext:value-type="float">
            <text:p>32.609</text:p>
          </table:table-cell>
          <table:table-cell office:value-type="float" office:value="66.304" calcext:value-type="float">
            <text:p>66.304</text:p>
          </table:table-cell>
          <table:table-cell office:value-type="float" office:value="1.087" calcext:value-type="float">
            <text:p>1.08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34.493" calcext:value-type="float">
            <text:p>1436987534.493</text:p>
          </table:table-cell>
          <table:table-cell office:value-type="float" office:value="1480146944" calcext:value-type="float">
            <text:p>1480146944</text:p>
          </table:table-cell>
          <table:table-cell office:value-type="float" office:value="40316928" calcext:value-type="float">
            <text:p>40316928</text:p>
          </table:table-cell>
          <table:table-cell office:value-type="float" office:value="709443584" calcext:value-type="float">
            <text:p>709443584</text:p>
          </table:table-cell>
          <table:table-cell office:value-type="float" office:value="1917128704" calcext:value-type="float">
            <text:p>191712870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54" calcext:value-type="float">
            <text:p>554</text:p>
          </table:table-cell>
          <table:table-cell office:value-type="float" office:value="3237" calcext:value-type="float">
            <text:p>3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412" calcext:value-type="float">
            <text:p>69.412</text:p>
          </table:table-cell>
          <table:table-cell office:value-type="float" office:value="25.294" calcext:value-type="float">
            <text:p>25.294</text:p>
          </table:table-cell>
          <table:table-cell office:value-type="float" office:value="5.294" calcext:value-type="float">
            <text:p>5.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648" calcext:value-type="float">
            <text:p>51.648</text:p>
          </table:table-cell>
          <table:table-cell office:value-type="float" office:value="41.758" calcext:value-type="float">
            <text:p>41.758</text:p>
          </table:table-cell>
          <table:table-cell office:value-type="float" office:value="6.593" calcext:value-type="float">
            <text:p>6.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909" calcext:value-type="float">
            <text:p>90.909</text:p>
          </table:table-cell>
          <table:table-cell office:value-type="float" office:value="5.195" calcext:value-type="float">
            <text:p>5.195</text:p>
          </table:table-cell>
          <table:table-cell office:value-type="float" office:value="3.896" calcext:value-type="float">
            <text:p>3.89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35.494" calcext:value-type="float">
            <text:p>1436987535.494</text:p>
          </table:table-cell>
          <table:table-cell office:value-type="float" office:value="1480208384" calcext:value-type="float">
            <text:p>1480208384</text:p>
          </table:table-cell>
          <table:table-cell office:value-type="float" office:value="40316928" calcext:value-type="float">
            <text:p>40316928</text:p>
          </table:table-cell>
          <table:table-cell office:value-type="float" office:value="743538688" calcext:value-type="float">
            <text:p>743538688</text:p>
          </table:table-cell>
          <table:table-cell office:value-type="float" office:value="1882972160" calcext:value-type="float">
            <text:p>188297216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89" calcext:value-type="float">
            <text:p>589</text:p>
          </table:table-cell>
          <table:table-cell office:value-type="float" office:value="5851" calcext:value-type="float">
            <text:p>5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857" calcext:value-type="float">
            <text:p>50.857</text:p>
          </table:table-cell>
          <table:table-cell office:value-type="float" office:value="42.286" calcext:value-type="float">
            <text:p>42.286</text:p>
          </table:table-cell>
          <table:table-cell office:value-type="float" office:value="6.857" calcext:value-type="float">
            <text:p>6.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209" calcext:value-type="float">
            <text:p>37.209</text:p>
          </table:table-cell>
          <table:table-cell office:value-type="float" office:value="50" calcext:value-type="float">
            <text:p>50</text:p>
          </table:table-cell>
          <table:table-cell office:value-type="float" office:value="12.791" calcext:value-type="float">
            <text:p>12.7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333" calcext:value-type="float">
            <text:p>63.333</text:p>
          </table:table-cell>
          <table:table-cell office:value-type="float" office:value="35.556" calcext:value-type="float">
            <text:p>35.556</text:p>
          </table:table-cell>
          <table:table-cell office:value-type="float" office:value="1.111" calcext:value-type="float">
            <text:p>1.11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36.493" calcext:value-type="float">
            <text:p>1436987536.493</text:p>
          </table:table-cell>
          <table:table-cell office:value-type="float" office:value="1481310208" calcext:value-type="float">
            <text:p>1481310208</text:p>
          </table:table-cell>
          <table:table-cell office:value-type="float" office:value="40316928" calcext:value-type="float">
            <text:p>40316928</text:p>
          </table:table-cell>
          <table:table-cell office:value-type="float" office:value="774856704" calcext:value-type="float">
            <text:p>774856704</text:p>
          </table:table-cell>
          <table:table-cell office:value-type="float" office:value="1850552320" calcext:value-type="float">
            <text:p>185055232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752" calcext:value-type="float">
            <text:p>752</text:p>
          </table:table-cell>
          <table:table-cell office:value-type="float" office:value="5860" calcext:value-type="float">
            <text:p>5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3" calcext:value-type="float">
            <text:p>39.13</text:p>
          </table:table-cell>
          <table:table-cell office:value-type="float" office:value="49.457" calcext:value-type="float">
            <text:p>49.457</text:p>
          </table:table-cell>
          <table:table-cell office:value-type="float" office:value="11.413" calcext:value-type="float">
            <text:p>11.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449" calcext:value-type="float">
            <text:p>40.449</text:p>
          </table:table-cell>
          <table:table-cell office:value-type="float" office:value="56.18" calcext:value-type="float">
            <text:p>56.18</text:p>
          </table:table-cell>
          <table:table-cell office:value-type="float" office:value="3.371" calcext:value-type="float">
            <text:p>3.3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42.708" calcext:value-type="float">
            <text:p>42.708</text:p>
          </table:table-cell>
          <table:table-cell office:value-type="float" office:value="19.792" calcext:value-type="float">
            <text:p>19.79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37.498" calcext:value-type="float">
            <text:p>1436987537.498</text:p>
          </table:table-cell>
          <table:table-cell office:value-type="float" office:value="1481670656" calcext:value-type="float">
            <text:p>1481670656</text:p>
          </table:table-cell>
          <table:table-cell office:value-type="float" office:value="40325120" calcext:value-type="float">
            <text:p>40325120</text:p>
          </table:table-cell>
          <table:table-cell office:value-type="float" office:value="806703104" calcext:value-type="float">
            <text:p>806703104</text:p>
          </table:table-cell>
          <table:table-cell office:value-type="float" office:value="1818337280" calcext:value-type="float">
            <text:p>181833728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914" calcext:value-type="float">
            <text:p>914</text:p>
          </table:table-cell>
          <table:table-cell office:value-type="float" office:value="5100" calcext:value-type="float">
            <text:p>5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19" calcext:value-type="float">
            <text:p>31.319</text:p>
          </table:table-cell>
          <table:table-cell office:value-type="float" office:value="50" calcext:value-type="float">
            <text:p>50</text:p>
          </table:table-cell>
          <table:table-cell office:value-type="float" office:value="18.132" calcext:value-type="float">
            <text:p>18.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9" calcext:value-type="float">
            <text:p>0.549</text:p>
          </table:table-cell>
          <table:table-cell office:value-type="float" office:value="20.225" calcext:value-type="float">
            <text:p>20.225</text:p>
          </table:table-cell>
          <table:table-cell office:value-type="float" office:value="50.562" calcext:value-type="float">
            <text:p>50.562</text:p>
          </table:table-cell>
          <table:table-cell office:value-type="float" office:value="29.213" calcext:value-type="float">
            <text:p>29.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391" calcext:value-type="float">
            <text:p>42.391</text:p>
          </table:table-cell>
          <table:table-cell office:value-type="float" office:value="48.913" calcext:value-type="float">
            <text:p>48.913</text:p>
          </table:table-cell>
          <table:table-cell office:value-type="float" office:value="7.609" calcext:value-type="float">
            <text:p>7.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7" calcext:value-type="float">
            <text:p>1.0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6987538.495" calcext:value-type="float">
            <text:p>1436987538.495</text:p>
          </table:table-cell>
          <table:table-cell office:value-type="float" office:value="1481793536" calcext:value-type="float">
            <text:p>1481793536</text:p>
          </table:table-cell>
          <table:table-cell office:value-type="float" office:value="40325120" calcext:value-type="float">
            <text:p>40325120</text:p>
          </table:table-cell>
          <table:table-cell office:value-type="float" office:value="806699008" calcext:value-type="float">
            <text:p>806699008</text:p>
          </table:table-cell>
          <table:table-cell office:value-type="float" office:value="1818218496" calcext:value-type="float">
            <text:p>181821849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466" calcext:value-type="float">
            <text:p>466</text:p>
          </table:table-cell>
          <table:table-cell office:value-type="float" office:value="942" calcext:value-type="float">
            <text:p>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469" calcext:value-type="float">
            <text:p>52.469</text:p>
          </table:table-cell>
          <table:table-cell office:value-type="float" office:value="7.407" calcext:value-type="float">
            <text:p>7.407</text:p>
          </table:table-cell>
          <table:table-cell office:value-type="float" office:value="40.123" calcext:value-type="float">
            <text:p>40.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67" calcext:value-type="float">
            <text:p>54.667</text:p>
          </table:table-cell>
          <table:table-cell office:value-type="float" office:value="8" calcext:value-type="float">
            <text:p>8</text:p>
          </table:table-cell>
          <table:table-cell office:value-type="float" office:value="37.333" calcext:value-type="float">
            <text:p>37.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.818" calcext:value-type="float">
            <text:p>6.818</text:p>
          </table:table-cell>
          <table:table-cell office:value-type="float" office:value="42.045" calcext:value-type="float">
            <text:p>42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6" calcext:value-type="float">
            <text:p>1.13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39.493" calcext:value-type="float">
            <text:p>1436987539.493</text:p>
          </table:table-cell>
          <table:table-cell office:value-type="float" office:value="1481920512" calcext:value-type="float">
            <text:p>1481920512</text:p>
          </table:table-cell>
          <table:table-cell office:value-type="float" office:value="40337408" calcext:value-type="float">
            <text:p>40337408</text:p>
          </table:table-cell>
          <table:table-cell office:value-type="float" office:value="806686720" calcext:value-type="float">
            <text:p>806686720</text:p>
          </table:table-cell>
          <table:table-cell office:value-type="float" office:value="1818091520" calcext:value-type="float">
            <text:p>181809152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62" calcext:value-type="float">
            <text:p>562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268" calcext:value-type="float">
            <text:p>54.268</text:p>
          </table:table-cell>
          <table:table-cell office:value-type="float" office:value="9.756" calcext:value-type="float">
            <text:p>9.756</text:p>
          </table:table-cell>
          <table:table-cell office:value-type="float" office:value="29.268" calcext:value-type="float">
            <text:p>29.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07" calcext:value-type="float">
            <text:p>6.707</text:p>
          </table:table-cell>
          <table:table-cell office:value-type="float" office:value="16.667" calcext:value-type="float">
            <text:p>16.667</text:p>
          </table:table-cell>
          <table:table-cell office:value-type="float" office:value="12.821" calcext:value-type="float">
            <text:p>12.821</text:p>
          </table:table-cell>
          <table:table-cell office:value-type="float" office:value="56.41" calcext:value-type="float">
            <text:p>56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03" calcext:value-type="float">
            <text:p>14.103</text:p>
          </table:table-cell>
          <table:table-cell office:value-type="float" office:value="87.356" calcext:value-type="float">
            <text:p>87.356</text:p>
          </table:table-cell>
          <table:table-cell office:value-type="float" office:value="8.046" calcext:value-type="float">
            <text:p>8.046</text:p>
          </table:table-cell>
          <table:table-cell office:value-type="float" office:value="4.598" calcext:value-type="float">
            <text:p>4.5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office:value-type="float" office:value="48447488" calcext:value-type="float">
            <text:p>48447488</text:p>
          </table:table-cell>
          <table:table-cell office:value-type="float" office:value="8192" calcext:value-type="float">
            <text:p>8192</text:p>
          </table:table-cell>
          <table:table-cell office:value-type="float" office:value="48447488" calcext:value-type="float">
            <text:p>48447488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36987540.501" calcext:value-type="float">
            <text:p>1436987540.501</text:p>
          </table:table-cell>
          <table:table-cell office:value-type="float" office:value="1480749056" calcext:value-type="float">
            <text:p>1480749056</text:p>
          </table:table-cell>
          <table:table-cell office:value-type="float" office:value="40337408" calcext:value-type="float">
            <text:p>40337408</text:p>
          </table:table-cell>
          <table:table-cell office:value-type="float" office:value="651677696" calcext:value-type="float">
            <text:p>651677696</text:p>
          </table:table-cell>
          <table:table-cell office:value-type="float" office:value="1974272000" calcext:value-type="float">
            <text:p>197427200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488" calcext:value-type="float">
            <text:p>488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909" calcext:value-type="float">
            <text:p>50.909</text:p>
          </table:table-cell>
          <table:table-cell office:value-type="float" office:value="12.121" calcext:value-type="float">
            <text:p>12.121</text:p>
          </table:table-cell>
          <table:table-cell office:value-type="float" office:value="36.364" calcext:value-type="float">
            <text:p>36.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" calcext:value-type="float">
            <text:p>0.606</text:p>
          </table:table-cell>
          <table:table-cell office:value-type="float" office:value="54.795" calcext:value-type="float">
            <text:p>54.795</text:p>
          </table:table-cell>
          <table:table-cell office:value-type="float" office:value="10.959" calcext:value-type="float">
            <text:p>10.959</text:p>
          </table:table-cell>
          <table:table-cell office:value-type="float" office:value="34.247" calcext:value-type="float">
            <text:p>34.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352" calcext:value-type="float">
            <text:p>48.352</text:p>
          </table:table-cell>
          <table:table-cell office:value-type="float" office:value="13.187" calcext:value-type="float">
            <text:p>13.187</text:p>
          </table:table-cell>
          <table:table-cell office:value-type="float" office:value="38.462" calcext:value-type="float">
            <text:p>38.4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437184" calcext:value-type="float">
            <text:p>9437184</text:p>
          </table:table-cell>
          <table:table-cell office:value-type="float" office:value="0" calcext:value-type="float">
            <text:p>0</text:p>
          </table:table-cell>
          <table:table-cell office:value-type="float" office:value="9437184" calcext:value-type="float">
            <text:p>943718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36987541.495" calcext:value-type="float">
            <text:p>1436987541.495</text:p>
          </table:table-cell>
          <table:table-cell office:value-type="float" office:value="1480769536" calcext:value-type="float">
            <text:p>1480769536</text:p>
          </table:table-cell>
          <table:table-cell office:value-type="float" office:value="40337408" calcext:value-type="float">
            <text:p>40337408</text:p>
          </table:table-cell>
          <table:table-cell office:value-type="float" office:value="651624448" calcext:value-type="float">
            <text:p>651624448</text:p>
          </table:table-cell>
          <table:table-cell office:value-type="float" office:value="1974304768" calcext:value-type="float">
            <text:p>197430476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13" calcext:value-type="float">
            <text:p>513</text:p>
          </table:table-cell>
          <table:table-cell office:value-type="float" office:value="2846" calcext:value-type="float">
            <text:p>2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871" calcext:value-type="float">
            <text:p>66.871</text:p>
          </table:table-cell>
          <table:table-cell office:value-type="float" office:value="23.313" calcext:value-type="float">
            <text:p>23.313</text:p>
          </table:table-cell>
          <table:table-cell office:value-type="float" office:value="9.816" calcext:value-type="float">
            <text:p>9.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471" calcext:value-type="float">
            <text:p>57.471</text:p>
          </table:table-cell>
          <table:table-cell office:value-type="float" office:value="39.08" calcext:value-type="float">
            <text:p>39.08</text:p>
          </table:table-cell>
          <table:table-cell office:value-type="float" office:value="3.448" calcext:value-type="float">
            <text:p>3.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378" calcext:value-type="float">
            <text:p>78.378</text:p>
          </table:table-cell>
          <table:table-cell office:value-type="float" office:value="5.405" calcext:value-type="float">
            <text:p>5.405</text:p>
          </table:table-cell>
          <table:table-cell office:value-type="float" office:value="16.216" calcext:value-type="float">
            <text:p>16.21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42.494" calcext:value-type="float">
            <text:p>1436987542.494</text:p>
          </table:table-cell>
          <table:table-cell office:value-type="float" office:value="1480888320" calcext:value-type="float">
            <text:p>1480888320</text:p>
          </table:table-cell>
          <table:table-cell office:value-type="float" office:value="40345600" calcext:value-type="float">
            <text:p>40345600</text:p>
          </table:table-cell>
          <table:table-cell office:value-type="float" office:value="651624448" calcext:value-type="float">
            <text:p>651624448</text:p>
          </table:table-cell>
          <table:table-cell office:value-type="float" office:value="1974177792" calcext:value-type="float">
            <text:p>197417779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73" calcext:value-type="float">
            <text:p>573</text:p>
          </table:table-cell>
          <table:table-cell office:value-type="float" office:value="2992" calcext:value-type="float">
            <text:p>2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265" calcext:value-type="float">
            <text:p>66.265</text:p>
          </table:table-cell>
          <table:table-cell office:value-type="float" office:value="25.301" calcext:value-type="float">
            <text:p>25.301</text:p>
          </table:table-cell>
          <table:table-cell office:value-type="float" office:value="7.831" calcext:value-type="float">
            <text:p>7.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2" calcext:value-type="float">
            <text:p>0.602</text:p>
          </table:table-cell>
          <table:table-cell office:value-type="float" office:value="79.73" calcext:value-type="float">
            <text:p>79.73</text:p>
          </table:table-cell>
          <table:table-cell office:value-type="float" office:value="10.811" calcext:value-type="float">
            <text:p>10.811</text:p>
          </table:table-cell>
          <table:table-cell office:value-type="float" office:value="8.108" calcext:value-type="float">
            <text:p>8.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1" calcext:value-type="float">
            <text:p>1.351</text:p>
          </table:table-cell>
          <table:table-cell office:value-type="float" office:value="55.319" calcext:value-type="float">
            <text:p>55.319</text:p>
          </table:table-cell>
          <table:table-cell office:value-type="float" office:value="36.17" calcext:value-type="float">
            <text:p>36.17</text:p>
          </table:table-cell>
          <table:table-cell office:value-type="float" office:value="8.511" calcext:value-type="float">
            <text:p>8.5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7824" calcext:value-type="float">
            <text:p>77824</text:p>
          </table:table-cell>
          <table:table-cell office:value-type="float" office:value="0" calcext:value-type="float">
            <text:p>0</text:p>
          </table:table-cell>
          <table:table-cell office:value-type="float" office:value="77824" calcext:value-type="float">
            <text:p>778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987543.511" calcext:value-type="float">
            <text:p>1436987543.511</text:p>
          </table:table-cell>
          <table:table-cell office:value-type="float" office:value="1480888320" calcext:value-type="float">
            <text:p>1480888320</text:p>
          </table:table-cell>
          <table:table-cell office:value-type="float" office:value="40345600" calcext:value-type="float">
            <text:p>40345600</text:p>
          </table:table-cell>
          <table:table-cell office:value-type="float" office:value="651624448" calcext:value-type="float">
            <text:p>651624448</text:p>
          </table:table-cell>
          <table:table-cell office:value-type="float" office:value="1974177792" calcext:value-type="float">
            <text:p>197417779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442" calcext:value-type="float">
            <text:p>442</text:p>
          </table:table-cell>
          <table:table-cell office:value-type="float" office:value="1064" calcext:value-type="float">
            <text:p>1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43" calcext:value-type="float">
            <text:p>76.543</text:p>
          </table:table-cell>
          <table:table-cell office:value-type="float" office:value="16.667" calcext:value-type="float">
            <text:p>16.667</text:p>
          </table:table-cell>
          <table:table-cell office:value-type="float" office:value="6.79" calcext:value-type="float">
            <text:p>6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562" calcext:value-type="float">
            <text:p>83.562</text:p>
          </table:table-cell>
          <table:table-cell office:value-type="float" office:value="13.699" calcext:value-type="float">
            <text:p>13.699</text:p>
          </table:table-cell>
          <table:table-cell office:value-type="float" office:value="2.74" calcext:value-type="float">
            <text:p>2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264" calcext:value-type="float">
            <text:p>71.264</text:p>
          </table:table-cell>
          <table:table-cell office:value-type="float" office:value="19.54" calcext:value-type="float">
            <text:p>19.54</text:p>
          </table:table-cell>
          <table:table-cell office:value-type="float" office:value="9.195" calcext:value-type="float">
            <text:p>9.19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44.497" calcext:value-type="float">
            <text:p>1436987544.497</text:p>
          </table:table-cell>
          <table:table-cell office:value-type="float" office:value="1480843264" calcext:value-type="float">
            <text:p>1480843264</text:p>
          </table:table-cell>
          <table:table-cell office:value-type="float" office:value="40345600" calcext:value-type="float">
            <text:p>40345600</text:p>
          </table:table-cell>
          <table:table-cell office:value-type="float" office:value="652685312" calcext:value-type="float">
            <text:p>652685312</text:p>
          </table:table-cell>
          <table:table-cell office:value-type="float" office:value="1973161984" calcext:value-type="float">
            <text:p>197316198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474" calcext:value-type="float">
            <text:p>474</text:p>
          </table:table-cell>
          <table:table-cell office:value-type="float" office:value="2123" calcext:value-type="float">
            <text:p>2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01" calcext:value-type="float">
            <text:p>70.701</text:p>
          </table:table-cell>
          <table:table-cell office:value-type="float" office:value="22.293" calcext:value-type="float">
            <text:p>22.293</text:p>
          </table:table-cell>
          <table:table-cell office:value-type="float" office:value="7.006" calcext:value-type="float">
            <text:p>7.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198" calcext:value-type="float">
            <text:p>64.198</text:p>
          </table:table-cell>
          <table:table-cell office:value-type="float" office:value="29.63" calcext:value-type="float">
            <text:p>29.63</text:p>
          </table:table-cell>
          <table:table-cell office:value-type="float" office:value="6.173" calcext:value-type="float">
            <text:p>6.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922" calcext:value-type="float">
            <text:p>77.922</text:p>
          </table:table-cell>
          <table:table-cell office:value-type="float" office:value="14.286" calcext:value-type="float">
            <text:p>14.286</text:p>
          </table:table-cell>
          <table:table-cell office:value-type="float" office:value="7.792" calcext:value-type="float">
            <text:p>7.7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36987545.496" calcext:value-type="float">
            <text:p>1436987545.496</text:p>
          </table:table-cell>
          <table:table-cell office:value-type="float" office:value="1480777728" calcext:value-type="float">
            <text:p>1480777728</text:p>
          </table:table-cell>
          <table:table-cell office:value-type="float" office:value="40345600" calcext:value-type="float">
            <text:p>40345600</text:p>
          </table:table-cell>
          <table:table-cell office:value-type="float" office:value="693256192" calcext:value-type="float">
            <text:p>693256192</text:p>
          </table:table-cell>
          <table:table-cell office:value-type="float" office:value="1932656640" calcext:value-type="float">
            <text:p>193265664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76" calcext:value-type="float">
            <text:p>576</text:p>
          </table:table-cell>
          <table:table-cell office:value-type="float" office:value="6564" calcext:value-type="float">
            <text:p>6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07" calcext:value-type="float">
            <text:p>54.07</text:p>
          </table:table-cell>
          <table:table-cell office:value-type="float" office:value="39.535" calcext:value-type="float">
            <text:p>39.535</text:p>
          </table:table-cell>
          <table:table-cell office:value-type="float" office:value="6.395" calcext:value-type="float">
            <text:p>6.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25" calcext:value-type="float">
            <text:p>71.25</text:p>
          </table:table-cell>
          <table:table-cell office:value-type="float" office:value="26.25" calcext:value-type="float">
            <text:p>26.25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13" calcext:value-type="float">
            <text:p>39.13</text:p>
          </table:table-cell>
          <table:table-cell office:value-type="float" office:value="50" calcext:value-type="float">
            <text:p>50</text:p>
          </table:table-cell>
          <table:table-cell office:value-type="float" office:value="10.87" calcext:value-type="float">
            <text:p>10.8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46.493" calcext:value-type="float">
            <text:p>1436987546.493</text:p>
          </table:table-cell>
          <table:table-cell office:value-type="float" office:value="1480417280" calcext:value-type="float">
            <text:p>1480417280</text:p>
          </table:table-cell>
          <table:table-cell office:value-type="float" office:value="40345600" calcext:value-type="float">
            <text:p>40345600</text:p>
          </table:table-cell>
          <table:table-cell office:value-type="float" office:value="709615616" calcext:value-type="float">
            <text:p>709615616</text:p>
          </table:table-cell>
          <table:table-cell office:value-type="float" office:value="1916657664" calcext:value-type="float">
            <text:p>191665766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19" calcext:value-type="float">
            <text:p>519</text:p>
          </table:table-cell>
          <table:table-cell office:value-type="float" office:value="3405" calcext:value-type="float">
            <text:p>3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586" calcext:value-type="float">
            <text:p>67.586</text:p>
          </table:table-cell>
          <table:table-cell office:value-type="float" office:value="28.276" calcext:value-type="float">
            <text:p>28.276</text:p>
          </table:table-cell>
          <table:table-cell office:value-type="float" office:value="4.138" calcext:value-type="float">
            <text:p>4.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576" calcext:value-type="float">
            <text:p>57.576</text:p>
          </table:table-cell>
          <table:table-cell office:value-type="float" office:value="37.879" calcext:value-type="float">
            <text:p>37.879</text:p>
          </table:table-cell>
          <table:table-cell office:value-type="float" office:value="4.545" calcext:value-type="float">
            <text:p>4.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684" calcext:value-type="float">
            <text:p>74.684</text:p>
          </table:table-cell>
          <table:table-cell office:value-type="float" office:value="21.519" calcext:value-type="float">
            <text:p>21.519</text:p>
          </table:table-cell>
          <table:table-cell office:value-type="float" office:value="2.532" calcext:value-type="float">
            <text:p>2.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6" calcext:value-type="float">
            <text:p>1.266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47.493" calcext:value-type="float">
            <text:p>1436987547.493</text:p>
          </table:table-cell>
          <table:table-cell office:value-type="float" office:value="1480425472" calcext:value-type="float">
            <text:p>1480425472</text:p>
          </table:table-cell>
          <table:table-cell office:value-type="float" office:value="40345600" calcext:value-type="float">
            <text:p>40345600</text:p>
          </table:table-cell>
          <table:table-cell office:value-type="float" office:value="756588544" calcext:value-type="float">
            <text:p>756588544</text:p>
          </table:table-cell>
          <table:table-cell office:value-type="float" office:value="1869676544" calcext:value-type="float">
            <text:p>186967654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976" calcext:value-type="float">
            <text:p>976</text:p>
          </table:table-cell>
          <table:table-cell office:value-type="float" office:value="6524" calcext:value-type="float">
            <text:p>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857" calcext:value-type="float">
            <text:p>46.857</text:p>
          </table:table-cell>
          <table:table-cell office:value-type="float" office:value="48" calcext:value-type="float">
            <text:p>48</text:p>
          </table:table-cell>
          <table:table-cell office:value-type="float" office:value="5.143" calcext:value-type="float">
            <text:p>5.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86" calcext:value-type="float">
            <text:p>40.86</text:p>
          </table:table-cell>
          <table:table-cell office:value-type="float" office:value="54.839" calcext:value-type="float">
            <text:p>54.839</text:p>
          </table:table-cell>
          <table:table-cell office:value-type="float" office:value="4.301" calcext:value-type="float">
            <text:p>4.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762" calcext:value-type="float">
            <text:p>54.762</text:p>
          </table:table-cell>
          <table:table-cell office:value-type="float" office:value="38.095" calcext:value-type="float">
            <text:p>38.095</text:p>
          </table:table-cell>
          <table:table-cell office:value-type="float" office:value="7.143" calcext:value-type="float">
            <text:p>7.14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48.496" calcext:value-type="float">
            <text:p>1436987548.496</text:p>
          </table:table-cell>
          <table:table-cell office:value-type="float" office:value="1481768960" calcext:value-type="float">
            <text:p>1481768960</text:p>
          </table:table-cell>
          <table:table-cell office:value-type="float" office:value="40353792" calcext:value-type="float">
            <text:p>40353792</text:p>
          </table:table-cell>
          <table:table-cell office:value-type="float" office:value="806703104" calcext:value-type="float">
            <text:p>806703104</text:p>
          </table:table-cell>
          <table:table-cell office:value-type="float" office:value="1818210304" calcext:value-type="float">
            <text:p>181821030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1801" calcext:value-type="float">
            <text:p>1801</text:p>
          </table:table-cell>
          <table:table-cell office:value-type="float" office:value="4647" calcext:value-type="float">
            <text:p>4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26" calcext:value-type="float">
            <text:p>37.126</text:p>
          </table:table-cell>
          <table:table-cell office:value-type="float" office:value="34.132" calcext:value-type="float">
            <text:p>34.132</text:p>
          </table:table-cell>
          <table:table-cell office:value-type="float" office:value="28.144" calcext:value-type="float">
            <text:p>28.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9" calcext:value-type="float">
            <text:p>0.599</text:p>
          </table:table-cell>
          <table:table-cell office:value-type="float" office:value="30.769" calcext:value-type="float">
            <text:p>30.769</text:p>
          </table:table-cell>
          <table:table-cell office:value-type="float" office:value="26.923" calcext:value-type="float">
            <text:p>26.923</text:p>
          </table:table-cell>
          <table:table-cell office:value-type="float" office:value="41.026" calcext:value-type="float">
            <text:p>41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2" calcext:value-type="float">
            <text:p>1.282</text:p>
          </table:table-cell>
          <table:table-cell office:value-type="float" office:value="42.697" calcext:value-type="float">
            <text:p>42.697</text:p>
          </table:table-cell>
          <table:table-cell office:value-type="float" office:value="41.573" calcext:value-type="float">
            <text:p>41.573</text:p>
          </table:table-cell>
          <table:table-cell office:value-type="float" office:value="15.73" calcext:value-type="float">
            <text:p>15.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6987549.495" calcext:value-type="float">
            <text:p>1436987549.495</text:p>
          </table:table-cell>
          <table:table-cell office:value-type="float" office:value="1482645504" calcext:value-type="float">
            <text:p>1482645504</text:p>
          </table:table-cell>
          <table:table-cell office:value-type="float" office:value="40353792" calcext:value-type="float">
            <text:p>40353792</text:p>
          </table:table-cell>
          <table:table-cell office:value-type="float" office:value="806719488" calcext:value-type="float">
            <text:p>806719488</text:p>
          </table:table-cell>
          <table:table-cell office:value-type="float" office:value="1817317376" calcext:value-type="float">
            <text:p>181731737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777" calcext:value-type="float">
            <text:p>777</text:p>
          </table:table-cell>
          <table:table-cell office:value-type="float" office:value="1406" calcext:value-type="float">
            <text:p>1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04" calcext:value-type="float">
            <text:p>42.604</text:p>
          </table:table-cell>
          <table:table-cell office:value-type="float" office:value="17.751" calcext:value-type="float">
            <text:p>17.751</text:p>
          </table:table-cell>
          <table:table-cell office:value-type="float" office:value="32.544" calcext:value-type="float">
            <text:p>32.544</text:p>
          </table:table-cell>
          <table:table-cell office:value-type="float" office:value="6.509" calcext:value-type="float">
            <text:p>6.509</text:p>
          </table:table-cell>
          <table:table-cell office:value-type="float" office:value="0" calcext:value-type="float">
            <text:p>0</text:p>
          </table:table-cell>
          <table:table-cell office:value-type="float" office:value="0.592" calcext:value-type="float">
            <text:p>0.592</text:p>
          </table:table-cell>
          <table:table-cell office:value-type="float" office:value="52.632" calcext:value-type="float">
            <text:p>52.632</text:p>
          </table:table-cell>
          <table:table-cell office:value-type="float" office:value="18.421" calcext:value-type="float">
            <text:p>18.421</text:p>
          </table:table-cell>
          <table:table-cell table:number-columns-repeated="2" office:value-type="float" office:value="14.474" calcext:value-type="float">
            <text:p>14.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83" calcext:value-type="float">
            <text:p>34.783</text:p>
          </table:table-cell>
          <table:table-cell office:value-type="float" office:value="16.304" calcext:value-type="float">
            <text:p>16.304</text:p>
          </table:table-cell>
          <table:table-cell office:value-type="float" office:value="47.826" calcext:value-type="float">
            <text:p>47.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7" calcext:value-type="float">
            <text:p>1.087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5168256" calcext:value-type="float">
            <text:p>35168256</text:p>
          </table:table-cell>
          <table:table-cell office:value-type="float" office:value="0" calcext:value-type="float">
            <text:p>0</text:p>
          </table:table-cell>
          <table:table-cell office:value-type="float" office:value="35168256" calcext:value-type="float">
            <text:p>3516825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36987550.497" calcext:value-type="float">
            <text:p>1436987550.497</text:p>
          </table:table-cell>
          <table:table-cell office:value-type="float" office:value="1482129408" calcext:value-type="float">
            <text:p>1482129408</text:p>
          </table:table-cell>
          <table:table-cell office:value-type="float" office:value="40353792" calcext:value-type="float">
            <text:p>40353792</text:p>
          </table:table-cell>
          <table:table-cell office:value-type="float" office:value="806719488" calcext:value-type="float">
            <text:p>806719488</text:p>
          </table:table-cell>
          <table:table-cell office:value-type="float" office:value="1817833472" calcext:value-type="float">
            <text:p>181783347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84" calcext:value-type="float">
            <text:p>684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047" calcext:value-type="float">
            <text:p>52.047</text:p>
          </table:table-cell>
          <table:table-cell office:value-type="float" office:value="5.848" calcext:value-type="float">
            <text:p>5.848</text:p>
          </table:table-cell>
          <table:table-cell office:value-type="float" office:value="37.427" calcext:value-type="float">
            <text:p>37.427</text:p>
          </table:table-cell>
          <table:table-cell office:value-type="float" office:value="0.585" calcext:value-type="float">
            <text:p>0.585</text:p>
          </table:table-cell>
          <table:table-cell office:value-type="float" office:value="0" calcext:value-type="float">
            <text:p>0</text:p>
          </table:table-cell>
          <table:table-cell office:value-type="float" office:value="4.094" calcext:value-type="float">
            <text:p>4.094</text:p>
          </table:table-cell>
          <table:table-cell office:value-type="float" office:value="50.649" calcext:value-type="float">
            <text:p>50.649</text:p>
          </table:table-cell>
          <table:table-cell office:value-type="float" office:value="7.792" calcext:value-type="float">
            <text:p>7.792</text:p>
          </table:table-cell>
          <table:table-cell office:value-type="float" office:value="32.468" calcext:value-type="float">
            <text:p>32.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91" calcext:value-type="float">
            <text:p>9.091</text:p>
          </table:table-cell>
          <table:table-cell office:value-type="float" office:value="53.191" calcext:value-type="float">
            <text:p>53.191</text:p>
          </table:table-cell>
          <table:table-cell office:value-type="float" office:value="5.319" calcext:value-type="float">
            <text:p>5.319</text:p>
          </table:table-cell>
          <table:table-cell office:value-type="float" office:value="41.489" calcext:value-type="float">
            <text:p>41.4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0543744" calcext:value-type="float">
            <text:p>80543744</text:p>
          </table:table-cell>
          <table:table-cell office:value-type="float" office:value="0" calcext:value-type="float">
            <text:p>0</text:p>
          </table:table-cell>
          <table:table-cell office:value-type="float" office:value="80543744" calcext:value-type="float">
            <text:p>8054374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436987551.496" calcext:value-type="float">
            <text:p>1436987551.496</text:p>
          </table:table-cell>
          <table:table-cell office:value-type="float" office:value="1482047488" calcext:value-type="float">
            <text:p>1482047488</text:p>
          </table:table-cell>
          <table:table-cell office:value-type="float" office:value="40353792" calcext:value-type="float">
            <text:p>40353792</text:p>
          </table:table-cell>
          <table:table-cell office:value-type="float" office:value="806719488" calcext:value-type="float">
            <text:p>806719488</text:p>
          </table:table-cell>
          <table:table-cell office:value-type="float" office:value="1817915392" calcext:value-type="float">
            <text:p>181791539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433" calcext:value-type="float">
            <text:p>433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342" calcext:value-type="float">
            <text:p>49.342</text:p>
          </table:table-cell>
          <table:table-cell office:value-type="float" office:value="5.263" calcext:value-type="float">
            <text:p>5.263</text:p>
          </table:table-cell>
          <table:table-cell office:value-type="float" office:value="44.737" calcext:value-type="float">
            <text:p>44.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8" calcext:value-type="float">
            <text:p>0.658</text:p>
          </table:table-cell>
          <table:table-cell office:value-type="float" office:value="57.143" calcext:value-type="float">
            <text:p>57.143</text:p>
          </table:table-cell>
          <table:table-cell office:value-type="float" office:value="5.714" calcext:value-type="float">
            <text:p>5.714</text:p>
          </table:table-cell>
          <table:table-cell office:value-type="float" office:value="37.143" calcext:value-type="float">
            <text:p>37.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21" calcext:value-type="float">
            <text:p>43.21</text:p>
          </table:table-cell>
          <table:table-cell office:value-type="float" office:value="4.938" calcext:value-type="float">
            <text:p>4.938</text:p>
          </table:table-cell>
          <table:table-cell office:value-type="float" office:value="51.852" calcext:value-type="float">
            <text:p>51.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52.493" calcext:value-type="float">
            <text:p>1436987552.493</text:p>
          </table:table-cell>
          <table:table-cell office:value-type="float" office:value="1481048064" calcext:value-type="float">
            <text:p>1481048064</text:p>
          </table:table-cell>
          <table:table-cell office:value-type="float" office:value="40353792" calcext:value-type="float">
            <text:p>40353792</text:p>
          </table:table-cell>
          <table:table-cell office:value-type="float" office:value="651632640" calcext:value-type="float">
            <text:p>651632640</text:p>
          </table:table-cell>
          <table:table-cell office:value-type="float" office:value="1974001664" calcext:value-type="float">
            <text:p>197400166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65" calcext:value-type="float">
            <text:p>565</text:p>
          </table:table-cell>
          <table:table-cell office:value-type="float" office:value="2342" calcext:value-type="float">
            <text:p>2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317" calcext:value-type="float">
            <text:p>57.317</text:p>
          </table:table-cell>
          <table:table-cell office:value-type="float" office:value="23.171" calcext:value-type="float">
            <text:p>23.171</text:p>
          </table:table-cell>
          <table:table-cell office:value-type="float" office:value="19.512" calcext:value-type="float">
            <text:p>19.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446" calcext:value-type="float">
            <text:p>61.446</text:p>
          </table:table-cell>
          <table:table-cell office:value-type="float" office:value="33.735" calcext:value-type="float">
            <text:p>33.735</text:p>
          </table:table-cell>
          <table:table-cell office:value-type="float" office:value="4.819" calcext:value-type="float">
            <text:p>4.8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22" calcext:value-type="float">
            <text:p>51.22</text:p>
          </table:table-cell>
          <table:table-cell office:value-type="float" office:value="12.195" calcext:value-type="float">
            <text:p>12.195</text:p>
          </table:table-cell>
          <table:table-cell office:value-type="float" office:value="35.366" calcext:value-type="float">
            <text:p>35.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53.493" calcext:value-type="float">
            <text:p>1436987553.493</text:p>
          </table:table-cell>
          <table:table-cell office:value-type="float" office:value="1481056256" calcext:value-type="float">
            <text:p>1481056256</text:p>
          </table:table-cell>
          <table:table-cell office:value-type="float" office:value="40361984" calcext:value-type="float">
            <text:p>40361984</text:p>
          </table:table-cell>
          <table:table-cell office:value-type="float" office:value="651624448" calcext:value-type="float">
            <text:p>651624448</text:p>
          </table:table-cell>
          <table:table-cell office:value-type="float" office:value="1973993472" calcext:value-type="float">
            <text:p>197399347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49" calcext:value-type="float">
            <text:p>549</text:p>
          </table:table-cell>
          <table:table-cell office:value-type="float" office:value="2652" calcext:value-type="float">
            <text:p>2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988" calcext:value-type="float">
            <text:p>70.988</text:p>
          </table:table-cell>
          <table:table-cell office:value-type="float" office:value="19.753" calcext:value-type="float">
            <text:p>19.753</text:p>
          </table:table-cell>
          <table:table-cell office:value-type="float" office:value="9.259" calcext:value-type="float">
            <text:p>9.2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025" calcext:value-type="float">
            <text:p>58.025</text:p>
          </table:table-cell>
          <table:table-cell office:value-type="float" office:value="32.099" calcext:value-type="float">
            <text:p>32.099</text:p>
          </table:table-cell>
          <table:table-cell office:value-type="float" office:value="9.877" calcext:value-type="float">
            <text:p>9.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146" calcext:value-type="float">
            <text:p>84.146</text:p>
          </table:table-cell>
          <table:table-cell office:value-type="float" office:value="7.317" calcext:value-type="float">
            <text:p>7.317</text:p>
          </table:table-cell>
          <table:table-cell office:value-type="float" office:value="8.537" calcext:value-type="float">
            <text:p>8.5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9632" calcext:value-type="float">
            <text:p>69632</text:p>
          </table:table-cell>
          <table:table-cell office:value-type="float" office:value="0" calcext:value-type="float">
            <text:p>0</text:p>
          </table:table-cell>
          <table:table-cell office:value-type="float" office:value="69632" calcext:value-type="float">
            <text:p>696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987554.5" calcext:value-type="float">
            <text:p>1436987554.5</text:p>
          </table:table-cell>
          <table:table-cell office:value-type="float" office:value="1480921088" calcext:value-type="float">
            <text:p>1480921088</text:p>
          </table:table-cell>
          <table:table-cell office:value-type="float" office:value="40361984" calcext:value-type="float">
            <text:p>40361984</text:p>
          </table:table-cell>
          <table:table-cell office:value-type="float" office:value="651632640" calcext:value-type="float">
            <text:p>651632640</text:p>
          </table:table-cell>
          <table:table-cell office:value-type="float" office:value="1974120448" calcext:value-type="float">
            <text:p>197412044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91" calcext:value-type="float">
            <text:p>591</text:p>
          </table:table-cell>
          <table:table-cell office:value-type="float" office:value="3174" calcext:value-type="float">
            <text:p>3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901" calcext:value-type="float">
            <text:p>67.901</text:p>
          </table:table-cell>
          <table:table-cell office:value-type="float" office:value="24.691" calcext:value-type="float">
            <text:p>24.691</text:p>
          </table:table-cell>
          <table:table-cell office:value-type="float" office:value="7.407" calcext:value-type="float">
            <text:p>7.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471" calcext:value-type="float">
            <text:p>56.471</text:p>
          </table:table-cell>
          <table:table-cell office:value-type="float" office:value="34.118" calcext:value-type="float">
            <text:p>34.118</text:p>
          </table:table-cell>
          <table:table-cell office:value-type="float" office:value="9.412" calcext:value-type="float">
            <text:p>9.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.579" calcext:value-type="float">
            <text:p>81.579</text:p>
          </table:table-cell>
          <table:table-cell office:value-type="float" office:value="13.158" calcext:value-type="float">
            <text:p>13.158</text:p>
          </table:table-cell>
          <table:table-cell office:value-type="float" office:value="5.263" calcext:value-type="float">
            <text:p>5.26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55.516" calcext:value-type="float">
            <text:p>1436987555.516</text:p>
          </table:table-cell>
          <table:table-cell office:value-type="float" office:value="1480921088" calcext:value-type="float">
            <text:p>1480921088</text:p>
          </table:table-cell>
          <table:table-cell office:value-type="float" office:value="40361984" calcext:value-type="float">
            <text:p>40361984</text:p>
          </table:table-cell>
          <table:table-cell office:value-type="float" office:value="651632640" calcext:value-type="float">
            <text:p>651632640</text:p>
          </table:table-cell>
          <table:table-cell office:value-type="float" office:value="1974120448" calcext:value-type="float">
            <text:p>197412044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27" calcext:value-type="float">
            <text:p>527</text:p>
          </table:table-cell>
          <table:table-cell office:value-type="float" office:value="2993" calcext:value-type="float">
            <text:p>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375" calcext:value-type="float">
            <text:p>69.375</text:p>
          </table:table-cell>
          <table:table-cell office:value-type="float" office:value="25.625" calcext:value-type="float">
            <text:p>25.625</text:p>
          </table:table-cell>
          <table:table-cell office:value-type="float" office:value="4.375" calcext:value-type="float">
            <text:p>4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67.5" calcext:value-type="float">
            <text:p>67.5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886" calcext:value-type="float">
            <text:p>70.886</text:p>
          </table:table-cell>
          <table:table-cell office:value-type="float" office:value="22.785" calcext:value-type="float">
            <text:p>22.785</text:p>
          </table:table-cell>
          <table:table-cell office:value-type="float" office:value="5.063" calcext:value-type="float">
            <text:p>5.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6" calcext:value-type="float">
            <text:p>1.2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6987556.493" calcext:value-type="float">
            <text:p>1436987556.493</text:p>
          </table:table-cell>
          <table:table-cell office:value-type="float" office:value="1480417280" calcext:value-type="float">
            <text:p>1480417280</text:p>
          </table:table-cell>
          <table:table-cell office:value-type="float" office:value="40361984" calcext:value-type="float">
            <text:p>40361984</text:p>
          </table:table-cell>
          <table:table-cell office:value-type="float" office:value="689975296" calcext:value-type="float">
            <text:p>689975296</text:p>
          </table:table-cell>
          <table:table-cell office:value-type="float" office:value="1936281600" calcext:value-type="float">
            <text:p>193628160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51" calcext:value-type="float">
            <text:p>651</text:p>
          </table:table-cell>
          <table:table-cell office:value-type="float" office:value="7163" calcext:value-type="float">
            <text:p>7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294" calcext:value-type="float">
            <text:p>55.294</text:p>
          </table:table-cell>
          <table:table-cell office:value-type="float" office:value="39.412" calcext:value-type="float">
            <text:p>39.412</text:p>
          </table:table-cell>
          <table:table-cell office:value-type="float" office:value="5.294" calcext:value-type="float">
            <text:p>5.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08" calcext:value-type="float">
            <text:p>39.08</text:p>
          </table:table-cell>
          <table:table-cell office:value-type="float" office:value="52.874" calcext:value-type="float">
            <text:p>52.874</text:p>
          </table:table-cell>
          <table:table-cell office:value-type="float" office:value="8.046" calcext:value-type="float">
            <text:p>8.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494" calcext:value-type="float">
            <text:p>73.494</text:p>
          </table:table-cell>
          <table:table-cell office:value-type="float" office:value="24.096" calcext:value-type="float">
            <text:p>24.096</text:p>
          </table:table-cell>
          <table:table-cell office:value-type="float" office:value="2.41" calcext:value-type="float">
            <text:p>2.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57.493" calcext:value-type="float">
            <text:p>1436987557.493</text:p>
          </table:table-cell>
          <table:table-cell office:value-type="float" office:value="1481547776" calcext:value-type="float">
            <text:p>1481547776</text:p>
          </table:table-cell>
          <table:table-cell office:value-type="float" office:value="40361984" calcext:value-type="float">
            <text:p>40361984</text:p>
          </table:table-cell>
          <table:table-cell office:value-type="float" office:value="709468160" calcext:value-type="float">
            <text:p>709468160</text:p>
          </table:table-cell>
          <table:table-cell office:value-type="float" office:value="1915658240" calcext:value-type="float">
            <text:p>191565824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725" calcext:value-type="float">
            <text:p>725</text:p>
          </table:table-cell>
          <table:table-cell office:value-type="float" office:value="5116" calcext:value-type="float">
            <text:p>5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934" calcext:value-type="float">
            <text:p>51.934</text:p>
          </table:table-cell>
          <table:table-cell office:value-type="float" office:value="44.199" calcext:value-type="float">
            <text:p>44.199</text:p>
          </table:table-cell>
          <table:table-cell office:value-type="float" office:value="3.867" calcext:value-type="float">
            <text:p>3.8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958" calcext:value-type="float">
            <text:p>48.958</text:p>
          </table:table-cell>
          <table:table-cell office:value-type="float" office:value="46.875" calcext:value-type="float">
            <text:p>46.875</text:p>
          </table:table-cell>
          <table:table-cell office:value-type="float" office:value="4.167" calcext:value-type="float">
            <text:p>4.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118" calcext:value-type="float">
            <text:p>54.118</text:p>
          </table:table-cell>
          <table:table-cell office:value-type="float" office:value="41.176" calcext:value-type="float">
            <text:p>41.176</text:p>
          </table:table-cell>
          <table:table-cell office:value-type="float" office:value="4.706" calcext:value-type="float">
            <text:p>4.70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58.496" calcext:value-type="float">
            <text:p>1436987558.496</text:p>
          </table:table-cell>
          <table:table-cell office:value-type="float" office:value="1480892416" calcext:value-type="float">
            <text:p>1480892416</text:p>
          </table:table-cell>
          <table:table-cell office:value-type="float" office:value="40361984" calcext:value-type="float">
            <text:p>40361984</text:p>
          </table:table-cell>
          <table:table-cell office:value-type="float" office:value="709468160" calcext:value-type="float">
            <text:p>709468160</text:p>
          </table:table-cell>
          <table:table-cell office:value-type="float" office:value="1916313600" calcext:value-type="float">
            <text:p>191631360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70" calcext:value-type="float">
            <text:p>670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333" calcext:value-type="float">
            <text:p>53.333</text:p>
          </table:table-cell>
          <table:table-cell office:value-type="float" office:value="43.889" calcext:value-type="float">
            <text:p>43.889</text:p>
          </table:table-cell>
          <table:table-cell office:value-type="float" office:value="2.778" calcext:value-type="float">
            <text:p>2.7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8.387" calcext:value-type="float">
            <text:p>48.387</text:p>
          </table:table-cell>
          <table:table-cell office:value-type="float" office:value="3.226" calcext:value-type="float">
            <text:p>3.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621" calcext:value-type="float">
            <text:p>58.621</text:p>
          </table:table-cell>
          <table:table-cell office:value-type="float" office:value="40.23" calcext:value-type="float">
            <text:p>40.23</text:p>
          </table:table-cell>
          <table:table-cell office:value-type="float" office:value="1.149" calcext:value-type="float">
            <text:p>1.14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59.507" calcext:value-type="float">
            <text:p>1436987559.507</text:p>
          </table:table-cell>
          <table:table-cell office:value-type="float" office:value="1481097216" calcext:value-type="float">
            <text:p>1481097216</text:p>
          </table:table-cell>
          <table:table-cell office:value-type="float" office:value="40370176" calcext:value-type="float">
            <text:p>40370176</text:p>
          </table:table-cell>
          <table:table-cell office:value-type="float" office:value="767217664" calcext:value-type="float">
            <text:p>767217664</text:p>
          </table:table-cell>
          <table:table-cell office:value-type="float" office:value="1858351104" calcext:value-type="float">
            <text:p>185835110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82" calcext:value-type="float">
            <text:p>682</text:p>
          </table:table-cell>
          <table:table-cell office:value-type="float" office:value="9781" calcext:value-type="float">
            <text:p>9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94" calcext:value-type="float">
            <text:p>43.094</text:p>
          </table:table-cell>
          <table:table-cell office:value-type="float" office:value="54.144" calcext:value-type="float">
            <text:p>54.144</text:p>
          </table:table-cell>
          <table:table-cell office:value-type="float" office:value="2.21" calcext:value-type="float">
            <text:p>2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2" calcext:value-type="float">
            <text:p>0.552</text:p>
          </table:table-cell>
          <table:table-cell office:value-type="float" office:value="23.529" calcext:value-type="float">
            <text:p>23.529</text:p>
          </table:table-cell>
          <table:table-cell office:value-type="float" office:value="71.765" calcext:value-type="float">
            <text:p>71.765</text:p>
          </table:table-cell>
          <table:table-cell office:value-type="float" office:value="3.529" calcext:value-type="float">
            <text:p>3.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6" calcext:value-type="float">
            <text:p>1.176</text:p>
          </table:table-cell>
          <table:table-cell office:value-type="float" office:value="60.417" calcext:value-type="float">
            <text:p>60.417</text:p>
          </table:table-cell>
          <table:table-cell office:value-type="float" office:value="37.5" calcext:value-type="float">
            <text:p>37.5</text:p>
          </table:table-cell>
          <table:table-cell office:value-type="float" office:value="2.083" calcext:value-type="float">
            <text:p>2.0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6987560.493" calcext:value-type="float">
            <text:p>1436987560.493</text:p>
          </table:table-cell>
          <table:table-cell office:value-type="float" office:value="1481814016" calcext:value-type="float">
            <text:p>1481814016</text:p>
          </table:table-cell>
          <table:table-cell office:value-type="float" office:value="40370176" calcext:value-type="float">
            <text:p>40370176</text:p>
          </table:table-cell>
          <table:table-cell office:value-type="float" office:value="805650432" calcext:value-type="float">
            <text:p>805650432</text:p>
          </table:table-cell>
          <table:table-cell office:value-type="float" office:value="1819201536" calcext:value-type="float">
            <text:p>181920153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1724" calcext:value-type="float">
            <text:p>1724</text:p>
          </table:table-cell>
          <table:table-cell office:value-type="float" office:value="3504" calcext:value-type="float">
            <text:p>3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87" calcext:value-type="float">
            <text:p>43.787</text:p>
          </table:table-cell>
          <table:table-cell office:value-type="float" office:value="23.077" calcext:value-type="float">
            <text:p>23.077</text:p>
          </table:table-cell>
          <table:table-cell office:value-type="float" office:value="33.136" calcext:value-type="float">
            <text:p>33.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143" calcext:value-type="float">
            <text:p>57.143</text:p>
          </table:table-cell>
          <table:table-cell office:value-type="float" office:value="14.286" calcext:value-type="float">
            <text:p>14.286</text:p>
          </table:table-cell>
          <table:table-cell office:value-type="float" office:value="28.571" calcext:value-type="float">
            <text:p>28.5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609" calcext:value-type="float">
            <text:p>32.609</text:p>
          </table:table-cell>
          <table:table-cell office:value-type="float" office:value="30.435" calcext:value-type="float">
            <text:p>30.435</text:p>
          </table:table-cell>
          <table:table-cell office:value-type="float" office:value="36.957" calcext:value-type="float">
            <text:p>36.95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61.499" calcext:value-type="float">
            <text:p>1436987561.499</text:p>
          </table:table-cell>
          <table:table-cell office:value-type="float" office:value="1481740288" calcext:value-type="float">
            <text:p>1481740288</text:p>
          </table:table-cell>
          <table:table-cell office:value-type="float" office:value="40370176" calcext:value-type="float">
            <text:p>40370176</text:p>
          </table:table-cell>
          <table:table-cell office:value-type="float" office:value="806723584" calcext:value-type="float">
            <text:p>806723584</text:p>
          </table:table-cell>
          <table:table-cell office:value-type="float" office:value="1818202112" calcext:value-type="float">
            <text:p>181820211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758" calcext:value-type="float">
            <text:p>758</text:p>
          </table:table-cell>
          <table:table-cell office:value-type="float" office:value="1502" calcext:value-type="float">
            <text:p>1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037" calcext:value-type="float">
            <text:p>38.037</text:p>
          </table:table-cell>
          <table:table-cell office:value-type="float" office:value="15.951" calcext:value-type="float">
            <text:p>15.951</text:p>
          </table:table-cell>
          <table:table-cell office:value-type="float" office:value="46.012" calcext:value-type="float">
            <text:p>46.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38" calcext:value-type="float">
            <text:p>63.38</text:p>
          </table:table-cell>
          <table:table-cell office:value-type="float" office:value="28.169" calcext:value-type="float">
            <text:p>28.169</text:p>
          </table:table-cell>
          <table:table-cell office:value-type="float" office:value="8.451" calcext:value-type="float">
            <text:p>8.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28" calcext:value-type="float">
            <text:p>18.28</text:p>
          </table:table-cell>
          <table:table-cell office:value-type="float" office:value="7.527" calcext:value-type="float">
            <text:p>7.527</text:p>
          </table:table-cell>
          <table:table-cell office:value-type="float" office:value="74.194" calcext:value-type="float">
            <text:p>74.19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62.501" calcext:value-type="float">
            <text:p>1436987562.501</text:p>
          </table:table-cell>
          <table:table-cell office:value-type="float" office:value="1481736192" calcext:value-type="float">
            <text:p>1481736192</text:p>
          </table:table-cell>
          <table:table-cell office:value-type="float" office:value="40370176" calcext:value-type="float">
            <text:p>40370176</text:p>
          </table:table-cell>
          <table:table-cell office:value-type="float" office:value="806727680" calcext:value-type="float">
            <text:p>806727680</text:p>
          </table:table-cell>
          <table:table-cell office:value-type="float" office:value="1818202112" calcext:value-type="float">
            <text:p>181820211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467" calcext:value-type="float">
            <text:p>467</text:p>
          </table:table-cell>
          <table:table-cell office:value-type="float" office:value="995" calcext:value-type="float">
            <text:p>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62" calcext:value-type="float">
            <text:p>45.562</text:p>
          </table:table-cell>
          <table:table-cell office:value-type="float" office:value="5.325" calcext:value-type="float">
            <text:p>5.325</text:p>
          </table:table-cell>
          <table:table-cell office:value-type="float" office:value="49.112" calcext:value-type="float">
            <text:p>49.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892" calcext:value-type="float">
            <text:p>91.892</text:p>
          </table:table-cell>
          <table:table-cell office:value-type="float" office:value="5.405" calcext:value-type="float">
            <text:p>5.405</text:p>
          </table:table-cell>
          <table:table-cell office:value-type="float" office:value="2.703" calcext:value-type="float">
            <text:p>2.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77" calcext:value-type="float">
            <text:p>9.677</text:p>
          </table:table-cell>
          <table:table-cell office:value-type="float" office:value="4.301" calcext:value-type="float">
            <text:p>4.301</text:p>
          </table:table-cell>
          <table:table-cell office:value-type="float" office:value="86.022" calcext:value-type="float">
            <text:p>86.02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63.497" calcext:value-type="float">
            <text:p>1436987563.497</text:p>
          </table:table-cell>
          <table:table-cell office:value-type="float" office:value="1481736192" calcext:value-type="float">
            <text:p>1481736192</text:p>
          </table:table-cell>
          <table:table-cell office:value-type="float" office:value="40370176" calcext:value-type="float">
            <text:p>40370176</text:p>
          </table:table-cell>
          <table:table-cell office:value-type="float" office:value="806727680" calcext:value-type="float">
            <text:p>806727680</text:p>
          </table:table-cell>
          <table:table-cell office:value-type="float" office:value="1818202112" calcext:value-type="float">
            <text:p>181820211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450" calcext:value-type="float">
            <text:p>4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4" calcext:value-type="float">
            <text:p>44.444</text:p>
          </table:table-cell>
          <table:table-cell office:value-type="float" office:value="4.938" calcext:value-type="float">
            <text:p>4.938</text:p>
          </table:table-cell>
          <table:table-cell office:value-type="float" office:value="50.617" calcext:value-type="float">
            <text:p>50.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722" calcext:value-type="float">
            <text:p>84.722</text:p>
          </table:table-cell>
          <table:table-cell office:value-type="float" office:value="6.944" calcext:value-type="float">
            <text:p>6.944</text:p>
          </table:table-cell>
          <table:table-cell office:value-type="float" office:value="8.333" calcext:value-type="float">
            <text:p>8.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11" calcext:value-type="float">
            <text:p>11.111</text:p>
          </table:table-cell>
          <table:table-cell office:value-type="float" office:value="3.333" calcext:value-type="float">
            <text:p>3.333</text:p>
          </table:table-cell>
          <table:table-cell office:value-type="float" office:value="85.556" calcext:value-type="float">
            <text:p>85.55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64.497" calcext:value-type="float">
            <text:p>1436987564.497</text:p>
          </table:table-cell>
          <table:table-cell office:value-type="float" office:value="1480732672" calcext:value-type="float">
            <text:p>1480732672</text:p>
          </table:table-cell>
          <table:table-cell office:value-type="float" office:value="40378368" calcext:value-type="float">
            <text:p>40378368</text:p>
          </table:table-cell>
          <table:table-cell office:value-type="float" office:value="651636736" calcext:value-type="float">
            <text:p>651636736</text:p>
          </table:table-cell>
          <table:table-cell office:value-type="float" office:value="1974288384" calcext:value-type="float">
            <text:p>197428838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50" calcext:value-type="float">
            <text:p>550</text:p>
          </table:table-cell>
          <table:table-cell office:value-type="float" office:value="2726" calcext:value-type="float">
            <text:p>2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119" calcext:value-type="float">
            <text:p>60.119</text:p>
          </table:table-cell>
          <table:table-cell office:value-type="float" office:value="23.214" calcext:value-type="float">
            <text:p>23.214</text:p>
          </table:table-cell>
          <table:table-cell office:value-type="float" office:value="16.667" calcext:value-type="float">
            <text:p>16.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556" calcext:value-type="float">
            <text:p>55.556</text:p>
          </table:table-cell>
          <table:table-cell office:value-type="float" office:value="33.333" calcext:value-type="float">
            <text:p>33.333</text:p>
          </table:table-cell>
          <table:table-cell office:value-type="float" office:value="11.111" calcext:value-type="float">
            <text:p>11.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667" calcext:value-type="float">
            <text:p>66.667</text:p>
          </table:table-cell>
          <table:table-cell office:value-type="float" office:value="11.538" calcext:value-type="float">
            <text:p>11.538</text:p>
          </table:table-cell>
          <table:table-cell office:value-type="float" office:value="21.795" calcext:value-type="float">
            <text:p>21.7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6987565.496" calcext:value-type="float">
            <text:p>1436987565.496</text:p>
          </table:table-cell>
          <table:table-cell office:value-type="float" office:value="1480732672" calcext:value-type="float">
            <text:p>1480732672</text:p>
          </table:table-cell>
          <table:table-cell office:value-type="float" office:value="40378368" calcext:value-type="float">
            <text:p>40378368</text:p>
          </table:table-cell>
          <table:table-cell office:value-type="float" office:value="651636736" calcext:value-type="float">
            <text:p>651636736</text:p>
          </table:table-cell>
          <table:table-cell office:value-type="float" office:value="1974288384" calcext:value-type="float">
            <text:p>197428838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40" calcext:value-type="float">
            <text:p>540</text:p>
          </table:table-cell>
          <table:table-cell office:value-type="float" office:value="2565" calcext:value-type="float">
            <text:p>2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585" calcext:value-type="float">
            <text:p>73.585</text:p>
          </table:table-cell>
          <table:table-cell office:value-type="float" office:value="18.239" calcext:value-type="float">
            <text:p>18.239</text:p>
          </table:table-cell>
          <table:table-cell office:value-type="float" office:value="7.547" calcext:value-type="float">
            <text:p>7.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65.882" calcext:value-type="float">
            <text:p>65.882</text:p>
          </table:table-cell>
          <table:table-cell office:value-type="float" office:value="24.706" calcext:value-type="float">
            <text:p>24.706</text:p>
          </table:table-cell>
          <table:table-cell office:value-type="float" office:value="9.412" calcext:value-type="float">
            <text:p>9.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192" calcext:value-type="float">
            <text:p>82.192</text:p>
          </table:table-cell>
          <table:table-cell office:value-type="float" office:value="10.959" calcext:value-type="float">
            <text:p>10.959</text:p>
          </table:table-cell>
          <table:table-cell office:value-type="float" office:value="6.849" calcext:value-type="float">
            <text:p>6.84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66.497" calcext:value-type="float">
            <text:p>1436987566.497</text:p>
          </table:table-cell>
          <table:table-cell office:value-type="float" office:value="1480732672" calcext:value-type="float">
            <text:p>1480732672</text:p>
          </table:table-cell>
          <table:table-cell office:value-type="float" office:value="40378368" calcext:value-type="float">
            <text:p>40378368</text:p>
          </table:table-cell>
          <table:table-cell office:value-type="float" office:value="651636736" calcext:value-type="float">
            <text:p>651636736</text:p>
          </table:table-cell>
          <table:table-cell office:value-type="float" office:value="1974288384" calcext:value-type="float">
            <text:p>197428838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495" calcext:value-type="float">
            <text:p>495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05" calcext:value-type="float">
            <text:p>72.05</text:p>
          </table:table-cell>
          <table:table-cell office:value-type="float" office:value="18.012" calcext:value-type="float">
            <text:p>18.012</text:p>
          </table:table-cell>
          <table:table-cell office:value-type="float" office:value="9.938" calcext:value-type="float">
            <text:p>9.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235" calcext:value-type="float">
            <text:p>68.235</text:p>
          </table:table-cell>
          <table:table-cell office:value-type="float" office:value="27.059" calcext:value-type="float">
            <text:p>27.059</text:p>
          </table:table-cell>
          <table:table-cell office:value-type="float" office:value="4.706" calcext:value-type="float">
            <text:p>4.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623" calcext:value-type="float">
            <text:p>76.623</text:p>
          </table:table-cell>
          <table:table-cell office:value-type="float" office:value="7.792" calcext:value-type="float">
            <text:p>7.792</text:p>
          </table:table-cell>
          <table:table-cell office:value-type="float" office:value="15.584" calcext:value-type="float">
            <text:p>15.58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67.494" calcext:value-type="float">
            <text:p>1436987567.494</text:p>
          </table:table-cell>
          <table:table-cell office:value-type="float" office:value="1480732672" calcext:value-type="float">
            <text:p>1480732672</text:p>
          </table:table-cell>
          <table:table-cell office:value-type="float" office:value="40378368" calcext:value-type="float">
            <text:p>40378368</text:p>
          </table:table-cell>
          <table:table-cell office:value-type="float" office:value="651636736" calcext:value-type="float">
            <text:p>651636736</text:p>
          </table:table-cell>
          <table:table-cell office:value-type="float" office:value="1974288384" calcext:value-type="float">
            <text:p>197428838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28" calcext:value-type="float">
            <text:p>528</text:p>
          </table:table-cell>
          <table:table-cell office:value-type="float" office:value="3359" calcext:value-type="float">
            <text:p>3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244" calcext:value-type="float">
            <text:p>65.244</text:p>
          </table:table-cell>
          <table:table-cell office:value-type="float" office:value="29.878" calcext:value-type="float">
            <text:p>29.878</text:p>
          </table:table-cell>
          <table:table-cell office:value-type="float" office:value="4.878" calcext:value-type="float">
            <text:p>4.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613" calcext:value-type="float">
            <text:p>51.613</text:p>
          </table:table-cell>
          <table:table-cell office:value-type="float" office:value="45.161" calcext:value-type="float">
            <text:p>45.161</text:p>
          </table:table-cell>
          <table:table-cell office:value-type="float" office:value="3.226" calcext:value-type="float">
            <text:p>3.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857" calcext:value-type="float">
            <text:p>82.857</text:p>
          </table:table-cell>
          <table:table-cell office:value-type="float" office:value="11.429" calcext:value-type="float">
            <text:p>11.429</text:p>
          </table:table-cell>
          <table:table-cell office:value-type="float" office:value="5.714" calcext:value-type="float">
            <text:p>5.71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68.493" calcext:value-type="float">
            <text:p>1436987568.493</text:p>
          </table:table-cell>
          <table:table-cell office:value-type="float" office:value="1480179712" calcext:value-type="float">
            <text:p>1480179712</text:p>
          </table:table-cell>
          <table:table-cell office:value-type="float" office:value="40378368" calcext:value-type="float">
            <text:p>40378368</text:p>
          </table:table-cell>
          <table:table-cell office:value-type="float" office:value="685203456" calcext:value-type="float">
            <text:p>685203456</text:p>
          </table:table-cell>
          <table:table-cell office:value-type="float" office:value="1941274624" calcext:value-type="float">
            <text:p>194127462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22" calcext:value-type="float">
            <text:p>622</text:p>
          </table:table-cell>
          <table:table-cell office:value-type="float" office:value="7166" calcext:value-type="float">
            <text:p>7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047" calcext:value-type="float">
            <text:p>52.047</text:p>
          </table:table-cell>
          <table:table-cell office:value-type="float" office:value="43.86" calcext:value-type="float">
            <text:p>43.86</text:p>
          </table:table-cell>
          <table:table-cell office:value-type="float" office:value="4.094" calcext:value-type="float">
            <text:p>4.0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286" calcext:value-type="float">
            <text:p>39.286</text:p>
          </table:table-cell>
          <table:table-cell office:value-type="float" office:value="57.143" calcext:value-type="float">
            <text:p>57.143</text:p>
          </table:table-cell>
          <table:table-cell office:value-type="float" office:value="3.571" calcext:value-type="float">
            <text:p>3.5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368" calcext:value-type="float">
            <text:p>64.368</text:p>
          </table:table-cell>
          <table:table-cell office:value-type="float" office:value="29.885" calcext:value-type="float">
            <text:p>29.885</text:p>
          </table:table-cell>
          <table:table-cell office:value-type="float" office:value="5.747" calcext:value-type="float">
            <text:p>5.74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69.495" calcext:value-type="float">
            <text:p>1436987569.495</text:p>
          </table:table-cell>
          <table:table-cell office:value-type="float" office:value="1480220672" calcext:value-type="float">
            <text:p>1480220672</text:p>
          </table:table-cell>
          <table:table-cell office:value-type="float" office:value="40386560" calcext:value-type="float">
            <text:p>40386560</text:p>
          </table:table-cell>
          <table:table-cell office:value-type="float" office:value="709406720" calcext:value-type="float">
            <text:p>709406720</text:p>
          </table:table-cell>
          <table:table-cell office:value-type="float" office:value="1917022208" calcext:value-type="float">
            <text:p>191702220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49" calcext:value-type="float">
            <text:p>649</text:p>
          </table:table-cell>
          <table:table-cell office:value-type="float" office:value="5717" calcext:value-type="float">
            <text:p>5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651" calcext:value-type="float">
            <text:p>54.651</text:p>
          </table:table-cell>
          <table:table-cell office:value-type="float" office:value="37.791" calcext:value-type="float">
            <text:p>37.791</text:p>
          </table:table-cell>
          <table:table-cell office:value-type="float" office:value="7.558" calcext:value-type="float">
            <text:p>7.5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41" calcext:value-type="float">
            <text:p>56.41</text:p>
          </table:table-cell>
          <table:table-cell office:value-type="float" office:value="41.026" calcext:value-type="float">
            <text:p>41.026</text:p>
          </table:table-cell>
          <table:table-cell office:value-type="float" office:value="2.564" calcext:value-type="float">
            <text:p>2.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125" calcext:value-type="float">
            <text:p>53.125</text:p>
          </table:table-cell>
          <table:table-cell office:value-type="float" office:value="35.417" calcext:value-type="float">
            <text:p>35.417</text:p>
          </table:table-cell>
          <table:table-cell office:value-type="float" office:value="11.458" calcext:value-type="float">
            <text:p>11.4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6987570.493" calcext:value-type="float">
            <text:p>1436987570.493</text:p>
          </table:table-cell>
          <table:table-cell office:value-type="float" office:value="1480613888" calcext:value-type="float">
            <text:p>1480613888</text:p>
          </table:table-cell>
          <table:table-cell office:value-type="float" office:value="40386560" calcext:value-type="float">
            <text:p>40386560</text:p>
          </table:table-cell>
          <table:table-cell office:value-type="float" office:value="752312320" calcext:value-type="float">
            <text:p>752312320</text:p>
          </table:table-cell>
          <table:table-cell office:value-type="float" office:value="1873723392" calcext:value-type="float">
            <text:p>187372339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50" calcext:value-type="float">
            <text:p>650</text:p>
          </table:table-cell>
          <table:table-cell office:value-type="float" office:value="8028" calcext:value-type="float">
            <text:p>80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.718" calcext:value-type="float">
            <text:p>49.718</text:p>
          </table:table-cell>
          <table:table-cell office:value-type="float" office:value="0.565" calcext:value-type="float">
            <text:p>0.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914" calcext:value-type="float">
            <text:p>46.914</text:p>
          </table:table-cell>
          <table:table-cell office:value-type="float" office:value="51.852" calcext:value-type="float">
            <text:p>51.852</text:p>
          </table:table-cell>
          <table:table-cell office:value-type="float" office:value="1.235" calcext:value-type="float">
            <text:p>1.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632" calcext:value-type="float">
            <text:p>52.632</text:p>
          </table:table-cell>
          <table:table-cell office:value-type="float" office:value="47.368" calcext:value-type="float">
            <text:p>47.36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71.497" calcext:value-type="float">
            <text:p>1436987571.497</text:p>
          </table:table-cell>
          <table:table-cell office:value-type="float" office:value="1480728576" calcext:value-type="float">
            <text:p>1480728576</text:p>
          </table:table-cell>
          <table:table-cell office:value-type="float" office:value="40386560" calcext:value-type="float">
            <text:p>40386560</text:p>
          </table:table-cell>
          <table:table-cell office:value-type="float" office:value="767307776" calcext:value-type="float">
            <text:p>767307776</text:p>
          </table:table-cell>
          <table:table-cell office:value-type="float" office:value="1858613248" calcext:value-type="float">
            <text:p>185861324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63" calcext:value-type="float">
            <text:p>663</text:p>
          </table:table-cell>
          <table:table-cell office:value-type="float" office:value="4071" calcext:value-type="float">
            <text:p>4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48" calcext:value-type="float">
            <text:p>53.448</text:p>
          </table:table-cell>
          <table:table-cell office:value-type="float" office:value="31.609" calcext:value-type="float">
            <text:p>31.609</text:p>
          </table:table-cell>
          <table:table-cell office:value-type="float" office:value="14.943" calcext:value-type="float">
            <text:p>14.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632" calcext:value-type="float">
            <text:p>35.632</text:p>
          </table:table-cell>
          <table:table-cell office:value-type="float" office:value="41.379" calcext:value-type="float">
            <text:p>41.379</text:p>
          </table:table-cell>
          <table:table-cell office:value-type="float" office:value="22.989" calcext:value-type="float">
            <text:p>22.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455" calcext:value-type="float">
            <text:p>70.455</text:p>
          </table:table-cell>
          <table:table-cell office:value-type="float" office:value="22.727" calcext:value-type="float">
            <text:p>22.727</text:p>
          </table:table-cell>
          <table:table-cell office:value-type="float" office:value="6.818" calcext:value-type="float">
            <text:p>6.81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72.5" calcext:value-type="float">
            <text:p>1436987572.5</text:p>
          </table:table-cell>
          <table:table-cell office:value-type="float" office:value="1481179136" calcext:value-type="float">
            <text:p>1481179136</text:p>
          </table:table-cell>
          <table:table-cell office:value-type="float" office:value="40386560" calcext:value-type="float">
            <text:p>40386560</text:p>
          </table:table-cell>
          <table:table-cell office:value-type="float" office:value="806776832" calcext:value-type="float">
            <text:p>806776832</text:p>
          </table:table-cell>
          <table:table-cell office:value-type="float" office:value="1818693632" calcext:value-type="float">
            <text:p>181869363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1971" calcext:value-type="float">
            <text:p>1971</text:p>
          </table:table-cell>
          <table:table-cell office:value-type="float" office:value="3784" calcext:value-type="float">
            <text:p>3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51" calcext:value-type="float">
            <text:p>29.651</text:p>
          </table:table-cell>
          <table:table-cell office:value-type="float" office:value="30.814" calcext:value-type="float">
            <text:p>30.814</text:p>
          </table:table-cell>
          <table:table-cell office:value-type="float" office:value="38.953" calcext:value-type="float">
            <text:p>38.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26.506" calcext:value-type="float">
            <text:p>26.506</text:p>
          </table:table-cell>
          <table:table-cell office:value-type="float" office:value="40.964" calcext:value-type="float">
            <text:p>40.964</text:p>
          </table:table-cell>
          <table:table-cell office:value-type="float" office:value="31.325" calcext:value-type="float">
            <text:p>31.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5" calcext:value-type="float">
            <text:p>1.205</text:p>
          </table:table-cell>
          <table:table-cell office:value-type="float" office:value="32.184" calcext:value-type="float">
            <text:p>32.184</text:p>
          </table:table-cell>
          <table:table-cell office:value-type="float" office:value="20.69" calcext:value-type="float">
            <text:p>20.69</text:p>
          </table:table-cell>
          <table:table-cell office:value-type="float" office:value="47.126" calcext:value-type="float">
            <text:p>47.12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73.497" calcext:value-type="float">
            <text:p>1436987573.497</text:p>
          </table:table-cell>
          <table:table-cell office:value-type="float" office:value="1481220096" calcext:value-type="float">
            <text:p>1481220096</text:p>
          </table:table-cell>
          <table:table-cell office:value-type="float" office:value="40386560" calcext:value-type="float">
            <text:p>40386560</text:p>
          </table:table-cell>
          <table:table-cell office:value-type="float" office:value="806727680" calcext:value-type="float">
            <text:p>806727680</text:p>
          </table:table-cell>
          <table:table-cell office:value-type="float" office:value="1818701824" calcext:value-type="float">
            <text:p>181870182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431" calcext:value-type="float">
            <text:p>431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592" calcext:value-type="float">
            <text:p>51.592</text:p>
          </table:table-cell>
          <table:table-cell office:value-type="float" office:value="5.732" calcext:value-type="float">
            <text:p>5.732</text:p>
          </table:table-cell>
          <table:table-cell office:value-type="float" office:value="42.675" calcext:value-type="float">
            <text:p>42.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662" calcext:value-type="float">
            <text:p>43.662</text:p>
          </table:table-cell>
          <table:table-cell office:value-type="float" office:value="7.042" calcext:value-type="float">
            <text:p>7.042</text:p>
          </table:table-cell>
          <table:table-cell office:value-type="float" office:value="49.296" calcext:value-type="float">
            <text:p>49.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955" calcext:value-type="float">
            <text:p>57.955</text:p>
          </table:table-cell>
          <table:table-cell office:value-type="float" office:value="5.682" calcext:value-type="float">
            <text:p>5.682</text:p>
          </table:table-cell>
          <table:table-cell office:value-type="float" office:value="35.227" calcext:value-type="float">
            <text:p>35.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6" calcext:value-type="float">
            <text:p>1.13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74.496" calcext:value-type="float">
            <text:p>1436987574.496</text:p>
          </table:table-cell>
          <table:table-cell office:value-type="float" office:value="1481220096" calcext:value-type="float">
            <text:p>1481220096</text:p>
          </table:table-cell>
          <table:table-cell office:value-type="float" office:value="40394752" calcext:value-type="float">
            <text:p>40394752</text:p>
          </table:table-cell>
          <table:table-cell office:value-type="float" office:value="806719488" calcext:value-type="float">
            <text:p>806719488</text:p>
          </table:table-cell>
          <table:table-cell office:value-type="float" office:value="1818701824" calcext:value-type="float">
            <text:p>181870182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496" calcext:value-type="float">
            <text:p>496</text:p>
          </table:table-cell>
          <table:table-cell office:value-type="float" office:value="1027" calcext:value-type="float">
            <text:p>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51" calcext:value-type="float">
            <text:p>48.851</text:p>
          </table:table-cell>
          <table:table-cell office:value-type="float" office:value="4.598" calcext:value-type="float">
            <text:p>4.598</text:p>
          </table:table-cell>
          <table:table-cell office:value-type="float" office:value="45.402" calcext:value-type="float">
            <text:p>45.402</text:p>
          </table:table-cell>
          <table:table-cell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  <table:table-cell office:value-type="float" office:value="0.575" calcext:value-type="float">
            <text:p>0.575</text:p>
          </table:table-cell>
          <table:table-cell office:value-type="float" office:value="92.683" calcext:value-type="float">
            <text:p>92.683</text:p>
          </table:table-cell>
          <table:table-cell office:value-type="float" office:value="6.098" calcext:value-type="float">
            <text:p>6.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8.791" calcext:value-type="float">
            <text:p>8.791</text:p>
          </table:table-cell>
          <table:table-cell office:value-type="float" office:value="3.297" calcext:value-type="float">
            <text:p>3.297</text:p>
          </table:table-cell>
          <table:table-cell office:value-type="float" office:value="86.813" calcext:value-type="float">
            <text:p>86.813</text:p>
          </table:table-cell>
          <table:table-cell office:value-type="float" office:value="1.099" calcext:value-type="float">
            <text:p>1.0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6987575.493" calcext:value-type="float">
            <text:p>1436987575.493</text:p>
          </table:table-cell>
          <table:table-cell office:value-type="float" office:value="1481035776" calcext:value-type="float">
            <text:p>1481035776</text:p>
          </table:table-cell>
          <table:table-cell office:value-type="float" office:value="40394752" calcext:value-type="float">
            <text:p>40394752</text:p>
          </table:table-cell>
          <table:table-cell office:value-type="float" office:value="709431296" calcext:value-type="float">
            <text:p>709431296</text:p>
          </table:table-cell>
          <table:table-cell office:value-type="float" office:value="1916174336" calcext:value-type="float">
            <text:p>191617433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756" calcext:value-type="float">
            <text:p>756</text:p>
          </table:table-cell>
          <table:table-cell office:value-type="float" office:value="1039" calcext:value-type="float">
            <text:p>1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333" calcext:value-type="float">
            <text:p>48.333</text:p>
          </table:table-cell>
          <table:table-cell office:value-type="float" office:value="11.667" calcext:value-type="float">
            <text:p>11.667</text:p>
          </table:table-cell>
          <table:table-cell office:value-type="float" office:value="22.778" calcext:value-type="float">
            <text:p>22.778</text:p>
          </table:table-cell>
          <table:table-cell office:value-type="float" office:value="10.556" calcext:value-type="float">
            <text:p>10.556</text:p>
          </table:table-cell>
          <table:table-cell office:value-type="float" office:value="0" calcext:value-type="float">
            <text:p>0</text:p>
          </table:table-cell>
          <table:table-cell office:value-type="float" office:value="6.667" calcext:value-type="float">
            <text:p>6.667</text:p>
          </table:table-cell>
          <table:table-cell office:value-type="float" office:value="61.628" calcext:value-type="float">
            <text:p>61.628</text:p>
          </table:table-cell>
          <table:table-cell office:value-type="float" office:value="6.977" calcext:value-type="float">
            <text:p>6.977</text:p>
          </table:table-cell>
          <table:table-cell office:value-type="float" office:value="18.605" calcext:value-type="float">
            <text:p>18.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91" calcext:value-type="float">
            <text:p>12.791</text:p>
          </table:table-cell>
          <table:table-cell office:value-type="float" office:value="36.559" calcext:value-type="float">
            <text:p>36.559</text:p>
          </table:table-cell>
          <table:table-cell office:value-type="float" office:value="16.129" calcext:value-type="float">
            <text:p>16.129</text:p>
          </table:table-cell>
          <table:table-cell office:value-type="float" office:value="26.882" calcext:value-type="float">
            <text:p>26.882</text:p>
          </table:table-cell>
          <table:table-cell office:value-type="float" office:value="20.43" calcext:value-type="float">
            <text:p>20.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4048256" calcext:value-type="float">
            <text:p>94048256</text:p>
          </table:table-cell>
          <table:table-cell office:value-type="float" office:value="0" calcext:value-type="float">
            <text:p>0</text:p>
          </table:table-cell>
          <table:table-cell office:value-type="float" office:value="94048256" calcext:value-type="float">
            <text:p>94048256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436987576.501" calcext:value-type="float">
            <text:p>1436987576.501</text:p>
          </table:table-cell>
          <table:table-cell office:value-type="float" office:value="1481166848" calcext:value-type="float">
            <text:p>1481166848</text:p>
          </table:table-cell>
          <table:table-cell office:value-type="float" office:value="40394752" calcext:value-type="float">
            <text:p>40394752</text:p>
          </table:table-cell>
          <table:table-cell office:value-type="float" office:value="651640832" calcext:value-type="float">
            <text:p>651640832</text:p>
          </table:table-cell>
          <table:table-cell office:value-type="float" office:value="1973833728" calcext:value-type="float">
            <text:p>197383372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60" calcext:value-type="float">
            <text:p>560</text:p>
          </table:table-cell>
          <table:table-cell office:value-type="float" office:value="1348" calcext:value-type="float">
            <text:p>1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457" calcext:value-type="float">
            <text:p>73.457</text:p>
          </table:table-cell>
          <table:table-cell office:value-type="float" office:value="10.494" calcext:value-type="float">
            <text:p>10.494</text:p>
          </table:table-cell>
          <table:table-cell office:value-type="float" office:value="15.432" calcext:value-type="float">
            <text:p>15.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7" calcext:value-type="float">
            <text:p>0.617</text:p>
          </table:table-cell>
          <table:table-cell office:value-type="float" office:value="77.632" calcext:value-type="float">
            <text:p>77.632</text:p>
          </table:table-cell>
          <table:table-cell office:value-type="float" office:value="9.211" calcext:value-type="float">
            <text:p>9.211</text:p>
          </table:table-cell>
          <table:table-cell office:value-type="float" office:value="10.526" calcext:value-type="float">
            <text:p>10.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32" calcext:value-type="float">
            <text:p>2.632</text:p>
          </table:table-cell>
          <table:table-cell office:value-type="float" office:value="68.966" calcext:value-type="float">
            <text:p>68.966</text:p>
          </table:table-cell>
          <table:table-cell office:value-type="float" office:value="10.345" calcext:value-type="float">
            <text:p>10.345</text:p>
          </table:table-cell>
          <table:table-cell office:value-type="float" office:value="20.69" calcext:value-type="float">
            <text:p>20.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659648" calcext:value-type="float">
            <text:p>21659648</text:p>
          </table:table-cell>
          <table:table-cell office:value-type="float" office:value="0" calcext:value-type="float">
            <text:p>0</text:p>
          </table:table-cell>
          <table:table-cell office:value-type="float" office:value="21659648" calcext:value-type="float">
            <text:p>2165964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36987577.499" calcext:value-type="float">
            <text:p>1436987577.499</text:p>
          </table:table-cell>
          <table:table-cell office:value-type="float" office:value="1481166848" calcext:value-type="float">
            <text:p>1481166848</text:p>
          </table:table-cell>
          <table:table-cell office:value-type="float" office:value="40394752" calcext:value-type="float">
            <text:p>40394752</text:p>
          </table:table-cell>
          <table:table-cell office:value-type="float" office:value="651640832" calcext:value-type="float">
            <text:p>651640832</text:p>
          </table:table-cell>
          <table:table-cell office:value-type="float" office:value="1973833728" calcext:value-type="float">
            <text:p>197383372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19" calcext:value-type="float">
            <text:p>519</text:p>
          </table:table-cell>
          <table:table-cell office:value-type="float" office:value="2576" calcext:value-type="float">
            <text:p>2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455" calcext:value-type="float">
            <text:p>72.455</text:p>
          </table:table-cell>
          <table:table-cell office:value-type="float" office:value="20.359" calcext:value-type="float">
            <text:p>20.359</text:p>
          </table:table-cell>
          <table:table-cell office:value-type="float" office:value="6.587" calcext:value-type="float">
            <text:p>6.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9" calcext:value-type="float">
            <text:p>0.599</text:p>
          </table:table-cell>
          <table:table-cell office:value-type="float" office:value="75" calcext:value-type="float">
            <text:p>75</text:p>
          </table:table-cell>
          <table:table-cell office:value-type="float" office:value="18.421" calcext:value-type="float">
            <text:p>18.421</text:p>
          </table:table-cell>
          <table:table-cell office:value-type="float" office:value="6.579" calcext:value-type="float">
            <text:p>6.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111" calcext:value-type="float">
            <text:p>71.111</text:p>
          </table:table-cell>
          <table:table-cell office:value-type="float" office:value="22.222" calcext:value-type="float">
            <text:p>22.222</text:p>
          </table:table-cell>
          <table:table-cell office:value-type="float" office:value="6.667" calcext:value-type="float">
            <text:p>6.66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78.493" calcext:value-type="float">
            <text:p>1436987578.493</text:p>
          </table:table-cell>
          <table:table-cell office:value-type="float" office:value="1481191424" calcext:value-type="float">
            <text:p>1481191424</text:p>
          </table:table-cell>
          <table:table-cell office:value-type="float" office:value="40394752" calcext:value-type="float">
            <text:p>40394752</text:p>
          </table:table-cell>
          <table:table-cell office:value-type="float" office:value="651644928" calcext:value-type="float">
            <text:p>651644928</text:p>
          </table:table-cell>
          <table:table-cell office:value-type="float" office:value="1973805056" calcext:value-type="float">
            <text:p>197380505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21" calcext:value-type="float">
            <text:p>621</text:p>
          </table:table-cell>
          <table:table-cell office:value-type="float" office:value="2977" calcext:value-type="float">
            <text:p>2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162" calcext:value-type="float">
            <text:p>64.162</text:p>
          </table:table-cell>
          <table:table-cell office:value-type="float" office:value="32.948" calcext:value-type="float">
            <text:p>32.948</text:p>
          </table:table-cell>
          <table:table-cell office:value-type="float" office:value="2.89" calcext:value-type="float">
            <text:p>2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.25" calcext:value-type="float">
            <text:p>81.25</text:p>
          </table:table-cell>
          <table:table-cell office:value-type="float" office:value="18.75" calcext:value-type="float">
            <text:p>18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4.681" calcext:value-type="float">
            <text:p>44.681</text:p>
          </table:table-cell>
          <table:table-cell office:value-type="float" office:value="5.319" calcext:value-type="float">
            <text:p>5.31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79.493" calcext:value-type="float">
            <text:p>1436987579.493</text:p>
          </table:table-cell>
          <table:table-cell office:value-type="float" office:value="1481076736" calcext:value-type="float">
            <text:p>1481076736</text:p>
          </table:table-cell>
          <table:table-cell office:value-type="float" office:value="40394752" calcext:value-type="float">
            <text:p>40394752</text:p>
          </table:table-cell>
          <table:table-cell office:value-type="float" office:value="651644928" calcext:value-type="float">
            <text:p>651644928</text:p>
          </table:table-cell>
          <table:table-cell office:value-type="float" office:value="1973919744" calcext:value-type="float">
            <text:p>197391974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46" calcext:value-type="float">
            <text:p>646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053" calcext:value-type="float">
            <text:p>51.053</text:p>
          </table:table-cell>
          <table:table-cell office:value-type="float" office:value="47.368" calcext:value-type="float">
            <text:p>47.368</text:p>
          </table:table-cell>
          <table:table-cell office:value-type="float" office:value="1.579" calcext:value-type="float">
            <text:p>1.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33" calcext:value-type="float">
            <text:p>44.33</text:p>
          </table:table-cell>
          <table:table-cell office:value-type="float" office:value="55.67" calcext:value-type="float">
            <text:p>55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.989" calcext:value-type="float">
            <text:p>56.989</text:p>
          </table:table-cell>
          <table:table-cell office:value-type="float" office:value="39.785" calcext:value-type="float">
            <text:p>39.785</text:p>
          </table:table-cell>
          <table:table-cell office:value-type="float" office:value="3.226" calcext:value-type="float">
            <text:p>3.22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80.493" calcext:value-type="float">
            <text:p>1436987580.493</text:p>
          </table:table-cell>
          <table:table-cell office:value-type="float" office:value="1480994816" calcext:value-type="float">
            <text:p>1480994816</text:p>
          </table:table-cell>
          <table:table-cell office:value-type="float" office:value="40402944" calcext:value-type="float">
            <text:p>40402944</text:p>
          </table:table-cell>
          <table:table-cell office:value-type="float" office:value="669216768" calcext:value-type="float">
            <text:p>669216768</text:p>
          </table:table-cell>
          <table:table-cell office:value-type="float" office:value="1956421632" calcext:value-type="float">
            <text:p>195642163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98" calcext:value-type="float">
            <text:p>698</text:p>
          </table:table-cell>
          <table:table-cell office:value-type="float" office:value="4964" calcext:value-type="float">
            <text:p>4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714" calcext:value-type="float">
            <text:p>60.714</text:p>
          </table:table-cell>
          <table:table-cell office:value-type="float" office:value="34.524" calcext:value-type="float">
            <text:p>34.524</text:p>
          </table:table-cell>
          <table:table-cell office:value-type="float" office:value="4.167" calcext:value-type="float">
            <text:p>4.167</text:p>
          </table:table-cell>
          <table:table-cell office:value-type="float" office:value="0.595" calcext:value-type="float">
            <text:p>0.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.471" calcext:value-type="float">
            <text:p>36.471</text:p>
          </table:table-cell>
          <table:table-cell office:value-type="float" office:value="2.353" calcext:value-type="float">
            <text:p>2.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6" calcext:value-type="float">
            <text:p>1.176</text:p>
          </table:table-cell>
          <table:table-cell office:value-type="float" office:value="61.176" calcext:value-type="float">
            <text:p>61.176</text:p>
          </table:table-cell>
          <table:table-cell office:value-type="float" office:value="31.765" calcext:value-type="float">
            <text:p>31.765</text:p>
          </table:table-cell>
          <table:table-cell office:value-type="float" office:value="4.706" calcext:value-type="float">
            <text:p>4.706</text:p>
          </table:table-cell>
          <table:table-cell office:value-type="float" office:value="2.353" calcext:value-type="float">
            <text:p>2.35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3728" calcext:value-type="float">
            <text:p>73728</text:p>
          </table:table-cell>
          <table:table-cell office:value-type="float" office:value="0" calcext:value-type="float">
            <text:p>0</text:p>
          </table:table-cell>
          <table:table-cell office:value-type="float" office:value="73728" calcext:value-type="float">
            <text:p>737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987581.497" calcext:value-type="float">
            <text:p>1436987581.497</text:p>
          </table:table-cell>
          <table:table-cell office:value-type="float" office:value="1480855552" calcext:value-type="float">
            <text:p>1480855552</text:p>
          </table:table-cell>
          <table:table-cell office:value-type="float" office:value="40402944" calcext:value-type="float">
            <text:p>40402944</text:p>
          </table:table-cell>
          <table:table-cell office:value-type="float" office:value="709480448" calcext:value-type="float">
            <text:p>709480448</text:p>
          </table:table-cell>
          <table:table-cell office:value-type="float" office:value="1916297216" calcext:value-type="float">
            <text:p>191629721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725" calcext:value-type="float">
            <text:p>725</text:p>
          </table:table-cell>
          <table:table-cell office:value-type="float" office:value="6526" calcext:value-type="float">
            <text:p>6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143" calcext:value-type="float">
            <text:p>53.143</text:p>
          </table:table-cell>
          <table:table-cell office:value-type="float" office:value="40" calcext:value-type="float">
            <text:p>40</text:p>
          </table:table-cell>
          <table:table-cell office:value-type="float" office:value="6.857" calcext:value-type="float">
            <text:p>6.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43" calcext:value-type="float">
            <text:p>54.43</text:p>
          </table:table-cell>
          <table:table-cell office:value-type="float" office:value="34.177" calcext:value-type="float">
            <text:p>34.177</text:p>
          </table:table-cell>
          <table:table-cell office:value-type="float" office:value="11.392" calcext:value-type="float">
            <text:p>11.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128" calcext:value-type="float">
            <text:p>52.128</text:p>
          </table:table-cell>
          <table:table-cell office:value-type="float" office:value="44.681" calcext:value-type="float">
            <text:p>44.681</text:p>
          </table:table-cell>
          <table:table-cell office:value-type="float" office:value="3.191" calcext:value-type="float">
            <text:p>3.19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82.497" calcext:value-type="float">
            <text:p>1436987582.497</text:p>
          </table:table-cell>
          <table:table-cell office:value-type="float" office:value="1481080832" calcext:value-type="float">
            <text:p>1481080832</text:p>
          </table:table-cell>
          <table:table-cell office:value-type="float" office:value="40402944" calcext:value-type="float">
            <text:p>40402944</text:p>
          </table:table-cell>
          <table:table-cell office:value-type="float" office:value="718270464" calcext:value-type="float">
            <text:p>718270464</text:p>
          </table:table-cell>
          <table:table-cell office:value-type="float" office:value="1907281920" calcext:value-type="float">
            <text:p>190728192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63" calcext:value-type="float">
            <text:p>663</text:p>
          </table:table-cell>
          <table:table-cell office:value-type="float" office:value="3106" calcext:value-type="float">
            <text:p>3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988" calcext:value-type="float">
            <text:p>57.988</text:p>
          </table:table-cell>
          <table:table-cell office:value-type="float" office:value="34.911" calcext:value-type="float">
            <text:p>34.911</text:p>
          </table:table-cell>
          <table:table-cell office:value-type="float" office:value="7.101" calcext:value-type="float">
            <text:p>7.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5" calcext:value-type="float">
            <text:p>67.5</text:p>
          </table:table-cell>
          <table:table-cell office:value-type="float" office:value="28.75" calcext:value-type="float">
            <text:p>28.75</text:p>
          </table:table-cell>
          <table:table-cell office:value-type="float" office:value="3.75" calcext:value-type="float">
            <text:p>3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451" calcext:value-type="float">
            <text:p>49.451</text:p>
          </table:table-cell>
          <table:table-cell office:value-type="float" office:value="39.56" calcext:value-type="float">
            <text:p>39.56</text:p>
          </table:table-cell>
          <table:table-cell office:value-type="float" office:value="10.989" calcext:value-type="float">
            <text:p>10.98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83.5" calcext:value-type="float">
            <text:p>1436987583.5</text:p>
          </table:table-cell>
          <table:table-cell office:value-type="float" office:value="1481207808" calcext:value-type="float">
            <text:p>1481207808</text:p>
          </table:table-cell>
          <table:table-cell office:value-type="float" office:value="40402944" calcext:value-type="float">
            <text:p>40402944</text:p>
          </table:table-cell>
          <table:table-cell office:value-type="float" office:value="767283200" calcext:value-type="float">
            <text:p>767283200</text:p>
          </table:table-cell>
          <table:table-cell office:value-type="float" office:value="1858142208" calcext:value-type="float">
            <text:p>185814220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805" calcext:value-type="float">
            <text:p>805</text:p>
          </table:table-cell>
          <table:table-cell office:value-type="float" office:value="9009" calcext:value-type="float">
            <text:p>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196" calcext:value-type="float">
            <text:p>46.196</text:p>
          </table:table-cell>
          <table:table-cell office:value-type="float" office:value="50.543" calcext:value-type="float">
            <text:p>50.543</text:p>
          </table:table-cell>
          <table:table-cell office:value-type="float" office:value="3.261" calcext:value-type="float">
            <text:p>3.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263" calcext:value-type="float">
            <text:p>25.263</text:p>
          </table:table-cell>
          <table:table-cell office:value-type="float" office:value="69.474" calcext:value-type="float">
            <text:p>69.474</text:p>
          </table:table-cell>
          <table:table-cell office:value-type="float" office:value="5.263" calcext:value-type="float">
            <text:p>5.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182" calcext:value-type="float">
            <text:p>68.182</text:p>
          </table:table-cell>
          <table:table-cell office:value-type="float" office:value="30.682" calcext:value-type="float">
            <text:p>30.682</text:p>
          </table:table-cell>
          <table:table-cell office:value-type="float" office:value="1.136" calcext:value-type="float">
            <text:p>1.13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84.494" calcext:value-type="float">
            <text:p>1436987584.494</text:p>
          </table:table-cell>
          <table:table-cell office:value-type="float" office:value="1482326016" calcext:value-type="float">
            <text:p>1482326016</text:p>
          </table:table-cell>
          <table:table-cell office:value-type="float" office:value="40402944" calcext:value-type="float">
            <text:p>40402944</text:p>
          </table:table-cell>
          <table:table-cell office:value-type="float" office:value="806567936" calcext:value-type="float">
            <text:p>806567936</text:p>
          </table:table-cell>
          <table:table-cell office:value-type="float" office:value="1817739264" calcext:value-type="float">
            <text:p>181773926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1823" calcext:value-type="float">
            <text:p>1823</text:p>
          </table:table-cell>
          <table:table-cell office:value-type="float" office:value="3553" calcext:value-type="float">
            <text:p>3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9" calcext:value-type="float">
            <text:p>38.69</text:p>
          </table:table-cell>
          <table:table-cell office:value-type="float" office:value="26.19" calcext:value-type="float">
            <text:p>26.19</text:p>
          </table:table-cell>
          <table:table-cell office:value-type="float" office:value="34.524" calcext:value-type="float">
            <text:p>34.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5" calcext:value-type="float">
            <text:p>0.595</text:p>
          </table:table-cell>
          <table:table-cell office:value-type="float" office:value="31.646" calcext:value-type="float">
            <text:p>31.646</text:p>
          </table:table-cell>
          <table:table-cell office:value-type="float" office:value="22.785" calcext:value-type="float">
            <text:p>22.785</text:p>
          </table:table-cell>
          <table:table-cell office:value-type="float" office:value="45.57" calcext:value-type="float">
            <text:p>45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944" calcext:value-type="float">
            <text:p>44.944</text:p>
          </table:table-cell>
          <table:table-cell office:value-type="float" office:value="29.213" calcext:value-type="float">
            <text:p>29.213</text:p>
          </table:table-cell>
          <table:table-cell office:value-type="float" office:value="24.719" calcext:value-type="float">
            <text:p>24.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4" calcext:value-type="float">
            <text:p>1.12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85.494" calcext:value-type="float">
            <text:p>1436987585.494</text:p>
          </table:table-cell>
          <table:table-cell office:value-type="float" office:value="1482801152" calcext:value-type="float">
            <text:p>1482801152</text:p>
          </table:table-cell>
          <table:table-cell office:value-type="float" office:value="40407040" calcext:value-type="float">
            <text:p>40407040</text:p>
          </table:table-cell>
          <table:table-cell office:value-type="float" office:value="806731776" calcext:value-type="float">
            <text:p>806731776</text:p>
          </table:table-cell>
          <table:table-cell office:value-type="float" office:value="1817096192" calcext:value-type="float">
            <text:p>181709619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781" calcext:value-type="float">
            <text:p>781</text:p>
          </table:table-cell>
          <table:table-cell office:value-type="float" office:value="1285" calcext:value-type="float">
            <text:p>1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24" calcext:value-type="float">
            <text:p>42.424</text:p>
          </table:table-cell>
          <table:table-cell office:value-type="float" office:value="16.364" calcext:value-type="float">
            <text:p>16.364</text:p>
          </table:table-cell>
          <table:table-cell office:value-type="float" office:value="26.061" calcext:value-type="float">
            <text:p>26.061</text:p>
          </table:table-cell>
          <table:table-cell office:value-type="float" office:value="10.303" calcext:value-type="float">
            <text:p>10.303</text:p>
          </table:table-cell>
          <table:table-cell office:value-type="float" office:value="0" calcext:value-type="float">
            <text:p>0</text:p>
          </table:table-cell>
          <table:table-cell office:value-type="float" office:value="4.848" calcext:value-type="float">
            <text:p>4.848</text:p>
          </table:table-cell>
          <table:table-cell office:value-type="float" office:value="42.857" calcext:value-type="float">
            <text:p>42.857</text:p>
          </table:table-cell>
          <table:table-cell office:value-type="float" office:value="9.091" calcext:value-type="float">
            <text:p>9.091</text:p>
          </table:table-cell>
          <table:table-cell office:value-type="float" office:value="37.662" calcext:value-type="float">
            <text:p>37.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9" calcext:value-type="float">
            <text:p>10.39</text:p>
          </table:table-cell>
          <table:table-cell office:value-type="float" office:value="42.529" calcext:value-type="float">
            <text:p>42.529</text:p>
          </table:table-cell>
          <table:table-cell office:value-type="float" office:value="22.989" calcext:value-type="float">
            <text:p>22.989</text:p>
          </table:table-cell>
          <table:table-cell office:value-type="float" office:value="16.092" calcext:value-type="float">
            <text:p>16.092</text:p>
          </table:table-cell>
          <table:table-cell office:value-type="float" office:value="18.391" calcext:value-type="float">
            <text:p>18.39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3142272" calcext:value-type="float">
            <text:p>73142272</text:p>
          </table:table-cell>
          <table:table-cell office:value-type="float" office:value="0" calcext:value-type="float">
            <text:p>0</text:p>
          </table:table-cell>
          <table:table-cell office:value-type="float" office:value="73142272" calcext:value-type="float">
            <text:p>73142272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36987586.493" calcext:value-type="float">
            <text:p>1436987586.493</text:p>
          </table:table-cell>
          <table:table-cell office:value-type="float" office:value="1482366976" calcext:value-type="float">
            <text:p>1482366976</text:p>
          </table:table-cell>
          <table:table-cell office:value-type="float" office:value="40411136" calcext:value-type="float">
            <text:p>40411136</text:p>
          </table:table-cell>
          <table:table-cell office:value-type="float" office:value="806731776" calcext:value-type="float">
            <text:p>806731776</text:p>
          </table:table-cell>
          <table:table-cell office:value-type="float" office:value="1817526272" calcext:value-type="float">
            <text:p>181752627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35" calcext:value-type="float">
            <text:p>635</text:p>
          </table:table-cell>
          <table:table-cell office:value-type="float" office:value="1134" calcext:value-type="float">
            <text:p>1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767" calcext:value-type="float">
            <text:p>44.767</text:p>
          </table:table-cell>
          <table:table-cell office:value-type="float" office:value="5.814" calcext:value-type="float">
            <text:p>5.814</text:p>
          </table:table-cell>
          <table:table-cell office:value-type="float" office:value="16.279" calcext:value-type="float">
            <text:p>16.279</text:p>
          </table:table-cell>
          <table:table-cell office:value-type="float" office:value="27.907" calcext:value-type="float">
            <text:p>27.907</text:p>
          </table:table-cell>
          <table:table-cell office:value-type="float" office:value="0" calcext:value-type="float">
            <text:p>0</text:p>
          </table:table-cell>
          <table:table-cell office:value-type="float" office:value="5.233" calcext:value-type="float">
            <text:p>5.233</text:p>
          </table:table-cell>
          <table:table-cell office:value-type="float" office:value="80.488" calcext:value-type="float">
            <text:p>80.488</text:p>
          </table:table-cell>
          <table:table-cell office:value-type="float" office:value="6.098" calcext:value-type="float">
            <text:p>6.098</text:p>
          </table:table-cell>
          <table:table-cell table:number-columns-repeated="2"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10.976" calcext:value-type="float">
            <text:p>10.976</text:p>
          </table:table-cell>
          <table:table-cell office:value-type="float" office:value="12.36" calcext:value-type="float">
            <text:p>12.36</text:p>
          </table:table-cell>
          <table:table-cell office:value-type="float" office:value="5.618" calcext:value-type="float">
            <text:p>5.618</text:p>
          </table:table-cell>
          <table:table-cell office:value-type="float" office:value="29.213" calcext:value-type="float">
            <text:p>29.213</text:p>
          </table:table-cell>
          <table:table-cell office:value-type="float" office:value="52.809" calcext:value-type="float">
            <text:p>52.80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635264" calcext:value-type="float">
            <text:p>42635264</text:p>
          </table:table-cell>
          <table:table-cell office:value-type="float" office:value="0" calcext:value-type="float">
            <text:p>0</text:p>
          </table:table-cell>
          <table:table-cell office:value-type="float" office:value="42635264" calcext:value-type="float">
            <text:p>4263526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36987587.495" calcext:value-type="float">
            <text:p>1436987587.495</text:p>
          </table:table-cell>
          <table:table-cell office:value-type="float" office:value="1482330112" calcext:value-type="float">
            <text:p>1482330112</text:p>
          </table:table-cell>
          <table:table-cell office:value-type="float" office:value="40411136" calcext:value-type="float">
            <text:p>40411136</text:p>
          </table:table-cell>
          <table:table-cell office:value-type="float" office:value="806735872" calcext:value-type="float">
            <text:p>806735872</text:p>
          </table:table-cell>
          <table:table-cell office:value-type="float" office:value="1817559040" calcext:value-type="float">
            <text:p>181755904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470" calcext:value-type="float">
            <text:p>470</text:p>
          </table:table-cell>
          <table:table-cell office:value-type="float" office:value="977" calcext:value-type="float">
            <text:p>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515" calcext:value-type="float">
            <text:p>51.515</text:p>
          </table:table-cell>
          <table:table-cell office:value-type="float" office:value="7.879" calcext:value-type="float">
            <text:p>7.879</text:p>
          </table:table-cell>
          <table:table-cell office:value-type="float" office:value="40.606" calcext:value-type="float">
            <text:p>40.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316" calcext:value-type="float">
            <text:p>51.316</text:p>
          </table:table-cell>
          <table:table-cell office:value-type="float" office:value="7.895" calcext:value-type="float">
            <text:p>7.895</text:p>
          </table:table-cell>
          <table:table-cell office:value-type="float" office:value="40.789" calcext:value-type="float">
            <text:p>40.7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111" calcext:value-type="float">
            <text:p>51.111</text:p>
          </table:table-cell>
          <table:table-cell office:value-type="float" office:value="8.889" calcext:value-type="float">
            <text:p>8.889</text:p>
          </table:table-cell>
          <table:table-cell office:value-type="float" office:value="40" calcext:value-type="float">
            <text:p>4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88.496" calcext:value-type="float">
            <text:p>1436987588.496</text:p>
          </table:table-cell>
          <table:table-cell office:value-type="float" office:value="1481330688" calcext:value-type="float">
            <text:p>1481330688</text:p>
          </table:table-cell>
          <table:table-cell office:value-type="float" office:value="40411136" calcext:value-type="float">
            <text:p>40411136</text:p>
          </table:table-cell>
          <table:table-cell office:value-type="float" office:value="651649024" calcext:value-type="float">
            <text:p>651649024</text:p>
          </table:table-cell>
          <table:table-cell office:value-type="float" office:value="1973645312" calcext:value-type="float">
            <text:p>197364531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38" calcext:value-type="float">
            <text:p>538</text:p>
          </table:table-cell>
          <table:table-cell office:value-type="float" office:value="1889" calcext:value-type="float">
            <text:p>1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879" calcext:value-type="float">
            <text:p>67.879</text:p>
          </table:table-cell>
          <table:table-cell table:number-columns-repeated="2" office:value-type="float" office:value="15.758" calcext:value-type="float">
            <text:p>15.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6" calcext:value-type="float">
            <text:p>0.606</text:p>
          </table:table-cell>
          <table:table-cell office:value-type="float" office:value="60.811" calcext:value-type="float">
            <text:p>60.811</text:p>
          </table:table-cell>
          <table:table-cell office:value-type="float" office:value="14.865" calcext:value-type="float">
            <text:p>14.865</text:p>
          </table:table-cell>
          <table:table-cell office:value-type="float" office:value="24.324" calcext:value-type="float">
            <text:p>24.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444" calcext:value-type="float">
            <text:p>74.444</text:p>
          </table:table-cell>
          <table:table-cell office:value-type="float" office:value="15.556" calcext:value-type="float">
            <text:p>15.556</text:p>
          </table:table-cell>
          <table:table-cell office:value-type="float" office:value="8.889" calcext:value-type="float">
            <text:p>8.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1" calcext:value-type="float">
            <text:p>1.11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89.514" calcext:value-type="float">
            <text:p>1436987589.514</text:p>
          </table:table-cell>
          <table:table-cell office:value-type="float" office:value="1481330688" calcext:value-type="float">
            <text:p>1481330688</text:p>
          </table:table-cell>
          <table:table-cell office:value-type="float" office:value="40411136" calcext:value-type="float">
            <text:p>40411136</text:p>
          </table:table-cell>
          <table:table-cell office:value-type="float" office:value="651649024" calcext:value-type="float">
            <text:p>651649024</text:p>
          </table:table-cell>
          <table:table-cell office:value-type="float" office:value="1973645312" calcext:value-type="float">
            <text:p>197364531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09" calcext:value-type="float">
            <text:p>609</text:p>
          </table:table-cell>
          <table:table-cell office:value-type="float" office:value="2206" calcext:value-type="float">
            <text:p>2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556" calcext:value-type="float">
            <text:p>74.556</text:p>
          </table:table-cell>
          <table:table-cell office:value-type="float" office:value="17.751" calcext:value-type="float">
            <text:p>17.751</text:p>
          </table:table-cell>
          <table:table-cell office:value-type="float" office:value="7.692" calcext:value-type="float">
            <text:p>7.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543" calcext:value-type="float">
            <text:p>76.543</text:p>
          </table:table-cell>
          <table:table-cell office:value-type="float" office:value="14.815" calcext:value-type="float">
            <text:p>14.815</text:p>
          </table:table-cell>
          <table:table-cell office:value-type="float" office:value="8.642" calcext:value-type="float">
            <text:p>8.6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91" calcext:value-type="float">
            <text:p>71.91</text:p>
          </table:table-cell>
          <table:table-cell office:value-type="float" office:value="21.348" calcext:value-type="float">
            <text:p>21.348</text:p>
          </table:table-cell>
          <table:table-cell office:value-type="float" office:value="6.742" calcext:value-type="float">
            <text:p>6.74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90.493" calcext:value-type="float">
            <text:p>1436987590.493</text:p>
          </table:table-cell>
          <table:table-cell office:value-type="float" office:value="1481330688" calcext:value-type="float">
            <text:p>1481330688</text:p>
          </table:table-cell>
          <table:table-cell office:value-type="float" office:value="40411136" calcext:value-type="float">
            <text:p>40411136</text:p>
          </table:table-cell>
          <table:table-cell office:value-type="float" office:value="651649024" calcext:value-type="float">
            <text:p>651649024</text:p>
          </table:table-cell>
          <table:table-cell office:value-type="float" office:value="1973645312" calcext:value-type="float">
            <text:p>197364531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17" calcext:value-type="float">
            <text:p>517</text:p>
          </table:table-cell>
          <table:table-cell office:value-type="float" office:value="3047" calcext:value-type="float">
            <text:p>3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901" calcext:value-type="float">
            <text:p>67.901</text:p>
          </table:table-cell>
          <table:table-cell office:value-type="float" office:value="25.309" calcext:value-type="float">
            <text:p>25.309</text:p>
          </table:table-cell>
          <table:table-cell office:value-type="float" office:value="6.79" calcext:value-type="float">
            <text:p>6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143" calcext:value-type="float">
            <text:p>77.143</text:p>
          </table:table-cell>
          <table:table-cell office:value-type="float" office:value="15.714" calcext:value-type="float">
            <text:p>15.714</text:p>
          </table:table-cell>
          <table:table-cell office:value-type="float" office:value="7.143" calcext:value-type="float">
            <text:p>7.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538" calcext:value-type="float">
            <text:p>61.538</text:p>
          </table:table-cell>
          <table:table-cell office:value-type="float" office:value="31.868" calcext:value-type="float">
            <text:p>31.868</text:p>
          </table:table-cell>
          <table:table-cell office:value-type="float" office:value="6.593" calcext:value-type="float">
            <text:p>6.59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91.495" calcext:value-type="float">
            <text:p>1436987591.495</text:p>
          </table:table-cell>
          <table:table-cell office:value-type="float" office:value="1481322496" calcext:value-type="float">
            <text:p>1481322496</text:p>
          </table:table-cell>
          <table:table-cell office:value-type="float" office:value="40419328" calcext:value-type="float">
            <text:p>40419328</text:p>
          </table:table-cell>
          <table:table-cell office:value-type="float" office:value="651649024" calcext:value-type="float">
            <text:p>651649024</text:p>
          </table:table-cell>
          <table:table-cell office:value-type="float" office:value="1973645312" calcext:value-type="float">
            <text:p>197364531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30" calcext:value-type="float">
            <text:p>530</text:p>
          </table:table-cell>
          <table:table-cell office:value-type="float" office:value="2123" calcext:value-type="float">
            <text:p>2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605" calcext:value-type="float">
            <text:p>71.605</text:p>
          </table:table-cell>
          <table:table-cell office:value-type="float" office:value="19.136" calcext:value-type="float">
            <text:p>19.136</text:p>
          </table:table-cell>
          <table:table-cell office:value-type="float" office:value="8.025" calcext:value-type="float">
            <text:p>8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5" calcext:value-type="float">
            <text:p>1.235</text:p>
          </table:table-cell>
          <table:table-cell office:value-type="float" office:value="70.13" calcext:value-type="float">
            <text:p>70.13</text:p>
          </table:table-cell>
          <table:table-cell office:value-type="float" office:value="22.078" calcext:value-type="float">
            <text:p>22.078</text:p>
          </table:table-cell>
          <table:table-cell office:value-type="float" office:value="6.494" calcext:value-type="float">
            <text:p>6.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9" calcext:value-type="float">
            <text:p>1.299</text:p>
          </table:table-cell>
          <table:table-cell office:value-type="float" office:value="72.414" calcext:value-type="float">
            <text:p>72.414</text:p>
          </table:table-cell>
          <table:table-cell office:value-type="float" office:value="16.092" calcext:value-type="float">
            <text:p>16.092</text:p>
          </table:table-cell>
          <table:table-cell office:value-type="float" office:value="10.345" calcext:value-type="float">
            <text:p>10.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9" calcext:value-type="float">
            <text:p>1.1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4688" calcext:value-type="float">
            <text:p>114688</text:p>
          </table:table-cell>
          <table:table-cell office:value-type="float" office:value="0" calcext:value-type="float">
            <text:p>0</text:p>
          </table:table-cell>
          <table:table-cell office:value-type="float" office:value="114688" calcext:value-type="float">
            <text:p>11468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36987592.499" calcext:value-type="float">
            <text:p>1436987592.499</text:p>
          </table:table-cell>
          <table:table-cell office:value-type="float" office:value="1480892416" calcext:value-type="float">
            <text:p>1480892416</text:p>
          </table:table-cell>
          <table:table-cell office:value-type="float" office:value="40419328" calcext:value-type="float">
            <text:p>40419328</text:p>
          </table:table-cell>
          <table:table-cell office:value-type="float" office:value="678871040" calcext:value-type="float">
            <text:p>678871040</text:p>
          </table:table-cell>
          <table:table-cell office:value-type="float" office:value="1946853376" calcext:value-type="float">
            <text:p>194685337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77" calcext:value-type="float">
            <text:p>577</text:p>
          </table:table-cell>
          <table:table-cell office:value-type="float" office:value="6189" calcext:value-type="float">
            <text:p>6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48" calcext:value-type="float">
            <text:p>53.448</text:p>
          </table:table-cell>
          <table:table-cell office:value-type="float" office:value="39.655" calcext:value-type="float">
            <text:p>39.655</text:p>
          </table:table-cell>
          <table:table-cell office:value-type="float" office:value="6.897" calcext:value-type="float">
            <text:p>6.8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191" calcext:value-type="float">
            <text:p>47.191</text:p>
          </table:table-cell>
          <table:table-cell office:value-type="float" office:value="48.315" calcext:value-type="float">
            <text:p>48.315</text:p>
          </table:table-cell>
          <table:table-cell office:value-type="float" office:value="4.494" calcext:value-type="float">
            <text:p>4.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524" calcext:value-type="float">
            <text:p>59.524</text:p>
          </table:table-cell>
          <table:table-cell office:value-type="float" office:value="32.143" calcext:value-type="float">
            <text:p>32.143</text:p>
          </table:table-cell>
          <table:table-cell office:value-type="float" office:value="8.333" calcext:value-type="float">
            <text:p>8.33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93.497" calcext:value-type="float">
            <text:p>1436987593.497</text:p>
          </table:table-cell>
          <table:table-cell office:value-type="float" office:value="1480753152" calcext:value-type="float">
            <text:p>1480753152</text:p>
          </table:table-cell>
          <table:table-cell office:value-type="float" office:value="40419328" calcext:value-type="float">
            <text:p>40419328</text:p>
          </table:table-cell>
          <table:table-cell office:value-type="float" office:value="709484544" calcext:value-type="float">
            <text:p>709484544</text:p>
          </table:table-cell>
          <table:table-cell office:value-type="float" office:value="1916379136" calcext:value-type="float">
            <text:p>191637913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773" calcext:value-type="float">
            <text:p>773</text:p>
          </table:table-cell>
          <table:table-cell office:value-type="float" office:value="7063" calcext:value-type="float">
            <text:p>7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89" calcext:value-type="float">
            <text:p>48.889</text:p>
          </table:table-cell>
          <table:table-cell office:value-type="float" office:value="46.667" calcext:value-type="float">
            <text:p>46.667</text:p>
          </table:table-cell>
          <table:table-cell office:value-type="float" office:value="4.444" calcext:value-type="float">
            <text:p>4.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953" calcext:value-type="float">
            <text:p>63.953</text:p>
          </table:table-cell>
          <table:table-cell office:value-type="float" office:value="34.884" calcext:value-type="float">
            <text:p>34.884</text:p>
          </table:table-cell>
          <table:table-cell office:value-type="float" office:value="1.163" calcext:value-type="float">
            <text:p>1.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106" calcext:value-type="float">
            <text:p>35.106</text:p>
          </table:table-cell>
          <table:table-cell office:value-type="float" office:value="56.383" calcext:value-type="float">
            <text:p>56.383</text:p>
          </table:table-cell>
          <table:table-cell office:value-type="float" office:value="8.511" calcext:value-type="float">
            <text:p>8.51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94.493" calcext:value-type="float">
            <text:p>1436987594.493</text:p>
          </table:table-cell>
          <table:table-cell office:value-type="float" office:value="1480716288" calcext:value-type="float">
            <text:p>1480716288</text:p>
          </table:table-cell>
          <table:table-cell office:value-type="float" office:value="40419328" calcext:value-type="float">
            <text:p>40419328</text:p>
          </table:table-cell>
          <table:table-cell office:value-type="float" office:value="744947712" calcext:value-type="float">
            <text:p>744947712</text:p>
          </table:table-cell>
          <table:table-cell office:value-type="float" office:value="1880952832" calcext:value-type="float">
            <text:p>188095283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773" calcext:value-type="float">
            <text:p>773</text:p>
          </table:table-cell>
          <table:table-cell office:value-type="float" office:value="7074" calcext:value-type="float">
            <text:p>7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56" calcext:value-type="float">
            <text:p>48.256</text:p>
          </table:table-cell>
          <table:table-cell office:value-type="float" office:value="45.93" calcext:value-type="float">
            <text:p>45.93</text:p>
          </table:table-cell>
          <table:table-cell office:value-type="float" office:value="5.814" calcext:value-type="float">
            <text:p>5.8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67" calcext:value-type="float">
            <text:p>54.667</text:p>
          </table:table-cell>
          <table:table-cell office:value-type="float" office:value="38.667" calcext:value-type="float">
            <text:p>38.667</text:p>
          </table:table-cell>
          <table:table-cell office:value-type="float" office:value="6.667" calcext:value-type="float">
            <text:p>6.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434" calcext:value-type="float">
            <text:p>43.434</text:p>
          </table:table-cell>
          <table:table-cell office:value-type="float" office:value="51.515" calcext:value-type="float">
            <text:p>51.515</text:p>
          </table:table-cell>
          <table:table-cell office:value-type="float" office:value="5.051" calcext:value-type="float">
            <text:p>5.05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95.493" calcext:value-type="float">
            <text:p>1436987595.493</text:p>
          </table:table-cell>
          <table:table-cell office:value-type="float" office:value="1480941568" calcext:value-type="float">
            <text:p>1480941568</text:p>
          </table:table-cell>
          <table:table-cell office:value-type="float" office:value="40419328" calcext:value-type="float">
            <text:p>40419328</text:p>
          </table:table-cell>
          <table:table-cell office:value-type="float" office:value="767324160" calcext:value-type="float">
            <text:p>767324160</text:p>
          </table:table-cell>
          <table:table-cell office:value-type="float" office:value="1858351104" calcext:value-type="float">
            <text:p>185835110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818" calcext:value-type="float">
            <text:p>818</text:p>
          </table:table-cell>
          <table:table-cell office:value-type="float" office:value="5725" calcext:value-type="float">
            <text:p>5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75" calcext:value-type="float">
            <text:p>43.575</text:p>
          </table:table-cell>
          <table:table-cell office:value-type="float" office:value="42.458" calcext:value-type="float">
            <text:p>42.458</text:p>
          </table:table-cell>
          <table:table-cell office:value-type="float" office:value="13.966" calcext:value-type="float">
            <text:p>13.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765" calcext:value-type="float">
            <text:p>51.765</text:p>
          </table:table-cell>
          <table:table-cell office:value-type="float" office:value="43.529" calcext:value-type="float">
            <text:p>43.529</text:p>
          </table:table-cell>
          <table:table-cell office:value-type="float" office:value="4.706" calcext:value-type="float">
            <text:p>4.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264" calcext:value-type="float">
            <text:p>36.264</text:p>
          </table:table-cell>
          <table:table-cell office:value-type="float" office:value="41.758" calcext:value-type="float">
            <text:p>41.758</text:p>
          </table:table-cell>
          <table:table-cell office:value-type="float" office:value="21.978" calcext:value-type="float">
            <text:p>21.97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96.495" calcext:value-type="float">
            <text:p>1436987596.495</text:p>
          </table:table-cell>
          <table:table-cell office:value-type="float" office:value="1482629120" calcext:value-type="float">
            <text:p>1482629120</text:p>
          </table:table-cell>
          <table:table-cell office:value-type="float" office:value="40423424" calcext:value-type="float">
            <text:p>40423424</text:p>
          </table:table-cell>
          <table:table-cell office:value-type="float" office:value="806739968" calcext:value-type="float">
            <text:p>806739968</text:p>
          </table:table-cell>
          <table:table-cell office:value-type="float" office:value="1817243648" calcext:value-type="float">
            <text:p>181724364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2016" calcext:value-type="float">
            <text:p>2016</text:p>
          </table:table-cell>
          <table:table-cell office:value-type="float" office:value="3724" calcext:value-type="float">
            <text:p>3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34" calcext:value-type="float">
            <text:p>29.834</text:p>
          </table:table-cell>
          <table:table-cell office:value-type="float" office:value="32.044" calcext:value-type="float">
            <text:p>32.044</text:p>
          </table:table-cell>
          <table:table-cell office:value-type="float" office:value="21.547" calcext:value-type="float">
            <text:p>21.547</text:p>
          </table:table-cell>
          <table:table-cell office:value-type="float" office:value="11.602" calcext:value-type="float">
            <text:p>11.602</text:p>
          </table:table-cell>
          <table:table-cell office:value-type="float" office:value="0" calcext:value-type="float">
            <text:p>0</text:p>
          </table:table-cell>
          <table:table-cell office:value-type="float" office:value="4.972" calcext:value-type="float">
            <text:p>4.972</text:p>
          </table:table-cell>
          <table:table-cell office:value-type="float" office:value="44.444" calcext:value-type="float">
            <text:p>44.444</text:p>
          </table:table-cell>
          <table:table-cell office:value-type="float" office:value="26.667" calcext:value-type="float">
            <text:p>26.667</text:p>
          </table:table-cell>
          <table:table-cell office:value-type="float" office:value="18.889" calcext:value-type="float">
            <text:p>18.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.217" calcext:value-type="float">
            <text:p>15.217</text:p>
          </table:table-cell>
          <table:table-cell office:value-type="float" office:value="36.957" calcext:value-type="float">
            <text:p>36.957</text:p>
          </table:table-cell>
          <table:table-cell table:number-columns-repeated="2" office:value-type="float" office:value="23.913" calcext:value-type="float">
            <text:p>23.9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5806336" calcext:value-type="float">
            <text:p>65806336</text:p>
          </table:table-cell>
          <table:table-cell office:value-type="float" office:value="0" calcext:value-type="float">
            <text:p>0</text:p>
          </table:table-cell>
          <table:table-cell office:value-type="float" office:value="65806336" calcext:value-type="float">
            <text:p>65806336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36987597.499" calcext:value-type="float">
            <text:p>1436987597.499</text:p>
          </table:table-cell>
          <table:table-cell office:value-type="float" office:value="1482072064" calcext:value-type="float">
            <text:p>1482072064</text:p>
          </table:table-cell>
          <table:table-cell office:value-type="float" office:value="40427520" calcext:value-type="float">
            <text:p>40427520</text:p>
          </table:table-cell>
          <table:table-cell office:value-type="float" office:value="806744064" calcext:value-type="float">
            <text:p>806744064</text:p>
          </table:table-cell>
          <table:table-cell office:value-type="float" office:value="1817792512" calcext:value-type="float">
            <text:p>181779251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764" calcext:value-type="float">
            <text:p>764</text:p>
          </table:table-cell>
          <table:table-cell office:value-type="float" office:value="1316" calcext:value-type="float">
            <text:p>1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243" calcext:value-type="float">
            <text:p>46.243</text:p>
          </table:table-cell>
          <table:table-cell office:value-type="float" office:value="5.202" calcext:value-type="float">
            <text:p>5.202</text:p>
          </table:table-cell>
          <table:table-cell office:value-type="float" office:value="28.324" calcext:value-type="float">
            <text:p>28.324</text:p>
          </table:table-cell>
          <table:table-cell office:value-type="float" office:value="17.341" calcext:value-type="float">
            <text:p>17.341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82.716" calcext:value-type="float">
            <text:p>82.716</text:p>
          </table:table-cell>
          <table:table-cell office:value-type="float" office:value="8.642" calcext:value-type="float">
            <text:p>8.642</text:p>
          </table:table-cell>
          <table:table-cell office:value-type="float" office:value="2.469" calcext:value-type="float">
            <text:p>2.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73" calcext:value-type="float">
            <text:p>6.173</text:p>
          </table:table-cell>
          <table:table-cell office:value-type="float" office:value="15.054" calcext:value-type="float">
            <text:p>15.054</text:p>
          </table:table-cell>
          <table:table-cell office:value-type="float" office:value="3.226" calcext:value-type="float">
            <text:p>3.226</text:p>
          </table:table-cell>
          <table:table-cell office:value-type="float" office:value="50.538" calcext:value-type="float">
            <text:p>50.538</text:p>
          </table:table-cell>
          <table:table-cell office:value-type="float" office:value="31.183" calcext:value-type="float">
            <text:p>31.1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975296" calcext:value-type="float">
            <text:p>49975296</text:p>
          </table:table-cell>
          <table:table-cell office:value-type="float" office:value="0" calcext:value-type="float">
            <text:p>0</text:p>
          </table:table-cell>
          <table:table-cell office:value-type="float" office:value="49975296" calcext:value-type="float">
            <text:p>499752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36987598.493" calcext:value-type="float">
            <text:p>1436987598.493</text:p>
          </table:table-cell>
          <table:table-cell office:value-type="float" office:value="1482072064" calcext:value-type="float">
            <text:p>1482072064</text:p>
          </table:table-cell>
          <table:table-cell office:value-type="float" office:value="40427520" calcext:value-type="float">
            <text:p>40427520</text:p>
          </table:table-cell>
          <table:table-cell office:value-type="float" office:value="806744064" calcext:value-type="float">
            <text:p>806744064</text:p>
          </table:table-cell>
          <table:table-cell office:value-type="float" office:value="1817792512" calcext:value-type="float">
            <text:p>181779251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427" calcext:value-type="float">
            <text:p>427</text:p>
          </table:table-cell>
          <table:table-cell office:value-type="float" office:value="984" calcext:value-type="float">
            <text:p>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91" calcext:value-type="float">
            <text:p>43.791</text:p>
          </table:table-cell>
          <table:table-cell office:value-type="float" office:value="4.575" calcext:value-type="float">
            <text:p>4.575</text:p>
          </table:table-cell>
          <table:table-cell office:value-type="float" office:value="51.634" calcext:value-type="float">
            <text:p>51.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889" calcext:value-type="float">
            <text:p>88.889</text:p>
          </table:table-cell>
          <table:table-cell office:value-type="float" office:value="4.762" calcext:value-type="float">
            <text:p>4.762</text:p>
          </table:table-cell>
          <table:table-cell office:value-type="float" office:value="6.349" calcext:value-type="float">
            <text:p>6.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36" calcext:value-type="float">
            <text:p>11.236</text:p>
          </table:table-cell>
          <table:table-cell office:value-type="float" office:value="4.494" calcext:value-type="float">
            <text:p>4.494</text:p>
          </table:table-cell>
          <table:table-cell office:value-type="float" office:value="84.27" calcext:value-type="float">
            <text:p>84.2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599.494" calcext:value-type="float">
            <text:p>1436987599.494</text:p>
          </table:table-cell>
          <table:table-cell office:value-type="float" office:value="1481048064" calcext:value-type="float">
            <text:p>1481048064</text:p>
          </table:table-cell>
          <table:table-cell office:value-type="float" office:value="40427520" calcext:value-type="float">
            <text:p>40427520</text:p>
          </table:table-cell>
          <table:table-cell office:value-type="float" office:value="651706368" calcext:value-type="float">
            <text:p>651706368</text:p>
          </table:table-cell>
          <table:table-cell office:value-type="float" office:value="1973854208" calcext:value-type="float">
            <text:p>197385420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69" calcext:value-type="float">
            <text:p>569</text:p>
          </table:table-cell>
          <table:table-cell office:value-type="float" office:value="1319" calcext:value-type="float">
            <text:p>1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914" calcext:value-type="float">
            <text:p>46.914</text:p>
          </table:table-cell>
          <table:table-cell office:value-type="float" office:value="11.728" calcext:value-type="float">
            <text:p>11.728</text:p>
          </table:table-cell>
          <table:table-cell office:value-type="float" office:value="41.358" calcext:value-type="float">
            <text:p>41.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706" calcext:value-type="float">
            <text:p>64.706</text:p>
          </table:table-cell>
          <table:table-cell office:value-type="float" office:value="13.235" calcext:value-type="float">
            <text:p>13.235</text:p>
          </table:table-cell>
          <table:table-cell office:value-type="float" office:value="22.059" calcext:value-type="float">
            <text:p>22.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043" calcext:value-type="float">
            <text:p>34.043</text:p>
          </table:table-cell>
          <table:table-cell office:value-type="float" office:value="10.638" calcext:value-type="float">
            <text:p>10.638</text:p>
          </table:table-cell>
          <table:table-cell office:value-type="float" office:value="55.319" calcext:value-type="float">
            <text:p>55.31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600.494" calcext:value-type="float">
            <text:p>1436987600.494</text:p>
          </table:table-cell>
          <table:table-cell office:value-type="float" office:value="1481306112" calcext:value-type="float">
            <text:p>1481306112</text:p>
          </table:table-cell>
          <table:table-cell office:value-type="float" office:value="40427520" calcext:value-type="float">
            <text:p>40427520</text:p>
          </table:table-cell>
          <table:table-cell office:value-type="float" office:value="651665408" calcext:value-type="float">
            <text:p>651665408</text:p>
          </table:table-cell>
          <table:table-cell office:value-type="float" office:value="1973637120" calcext:value-type="float">
            <text:p>197363712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569" calcext:value-type="float">
            <text:p>569</text:p>
          </table:table-cell>
          <table:table-cell office:value-type="float" office:value="1357" calcext:value-type="float">
            <text:p>1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31" calcext:value-type="float">
            <text:p>61.31</text:p>
          </table:table-cell>
          <table:table-cell office:value-type="float" office:value="38.69" calcext:value-type="float">
            <text:p>38.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.415" calcext:value-type="float">
            <text:p>63.415</text:p>
          </table:table-cell>
          <table:table-cell office:value-type="float" office:value="35.366" calcext:value-type="float">
            <text:p>35.366</text:p>
          </table:table-cell>
          <table:table-cell office:value-type="float" office:value="1.22" calcext:value-type="float">
            <text:p>1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302" calcext:value-type="float">
            <text:p>59.302</text:p>
          </table:table-cell>
          <table:table-cell office:value-type="float" office:value="40.698" calcext:value-type="float">
            <text:p>40.69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601.498" calcext:value-type="float">
            <text:p>1436987601.498</text:p>
          </table:table-cell>
          <table:table-cell office:value-type="float" office:value="1481019392" calcext:value-type="float">
            <text:p>1481019392</text:p>
          </table:table-cell>
          <table:table-cell office:value-type="float" office:value="40427520" calcext:value-type="float">
            <text:p>40427520</text:p>
          </table:table-cell>
          <table:table-cell office:value-type="float" office:value="655466496" calcext:value-type="float">
            <text:p>655466496</text:p>
          </table:table-cell>
          <table:table-cell office:value-type="float" office:value="1970122752" calcext:value-type="float">
            <text:p>197012275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16" calcext:value-type="float">
            <text:p>616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893" calcext:value-type="float">
            <text:p>59.893</text:p>
          </table:table-cell>
          <table:table-cell office:value-type="float" office:value="36.364" calcext:value-type="float">
            <text:p>36.364</text:p>
          </table:table-cell>
          <table:table-cell office:value-type="float" office:value="3.209" calcext:value-type="float">
            <text:p>3.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5" calcext:value-type="float">
            <text:p>0.535</text:p>
          </table:table-cell>
          <table:table-cell office:value-type="float" office:value="80.435" calcext:value-type="float">
            <text:p>80.435</text:p>
          </table:table-cell>
          <table:table-cell office:value-type="float" office:value="18.478" calcext:value-type="float">
            <text:p>18.478</text:p>
          </table:table-cell>
          <table:table-cell office:value-type="float" office:value="1.087" calcext:value-type="float">
            <text:p>1.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.053" calcext:value-type="float">
            <text:p>41.053</text:p>
          </table:table-cell>
          <table:table-cell office:value-type="float" office:value="54.737" calcext:value-type="float">
            <text:p>54.737</text:p>
          </table:table-cell>
          <table:table-cell office:value-type="float" office:value="4.211" calcext:value-type="float">
            <text:p>4.21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602.494" calcext:value-type="float">
            <text:p>1436987602.494</text:p>
          </table:table-cell>
          <table:table-cell office:value-type="float" office:value="1480757248" calcext:value-type="float">
            <text:p>1480757248</text:p>
          </table:table-cell>
          <table:table-cell office:value-type="float" office:value="40435712" calcext:value-type="float">
            <text:p>40435712</text:p>
          </table:table-cell>
          <table:table-cell office:value-type="float" office:value="659320832" calcext:value-type="float">
            <text:p>659320832</text:p>
          </table:table-cell>
          <table:table-cell office:value-type="float" office:value="1966522368" calcext:value-type="float">
            <text:p>196652236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802" calcext:value-type="float">
            <text:p>802</text:p>
          </table:table-cell>
          <table:table-cell office:value-type="float" office:value="1420" calcext:value-type="float">
            <text:p>1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279" calcext:value-type="float">
            <text:p>50.279</text:p>
          </table:table-cell>
          <table:table-cell office:value-type="float" office:value="34.637" calcext:value-type="float">
            <text:p>34.637</text:p>
          </table:table-cell>
          <table:table-cell office:value-type="float" office:value="15.084" calcext:value-type="float">
            <text:p>15.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818" calcext:value-type="float">
            <text:p>31.818</text:p>
          </table:table-cell>
          <table:table-cell office:value-type="float" office:value="61.364" calcext:value-type="float">
            <text:p>61.364</text:p>
          </table:table-cell>
          <table:table-cell office:value-type="float" office:value="6.818" calcext:value-type="float">
            <text:p>6.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539" calcext:value-type="float">
            <text:p>68.539</text:p>
          </table:table-cell>
          <table:table-cell office:value-type="float" office:value="7.865" calcext:value-type="float">
            <text:p>7.865</text:p>
          </table:table-cell>
          <table:table-cell office:value-type="float" office:value="23.596" calcext:value-type="float">
            <text:p>23.5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36987603.493" calcext:value-type="float">
            <text:p>1436987603.493</text:p>
          </table:table-cell>
          <table:table-cell office:value-type="float" office:value="1480835072" calcext:value-type="float">
            <text:p>1480835072</text:p>
          </table:table-cell>
          <table:table-cell office:value-type="float" office:value="40435712" calcext:value-type="float">
            <text:p>40435712</text:p>
          </table:table-cell>
          <table:table-cell office:value-type="float" office:value="666734592" calcext:value-type="float">
            <text:p>666734592</text:p>
          </table:table-cell>
          <table:table-cell office:value-type="float" office:value="1959030784" calcext:value-type="float">
            <text:p>195903078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1026" calcext:value-type="float">
            <text:p>1026</text:p>
          </table:table-cell>
          <table:table-cell office:value-type="float" office:value="1772" calcext:value-type="float">
            <text:p>1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617" calcext:value-type="float">
            <text:p>43.617</text:p>
          </table:table-cell>
          <table:table-cell office:value-type="float" office:value="35.106" calcext:value-type="float">
            <text:p>35.106</text:p>
          </table:table-cell>
          <table:table-cell office:value-type="float" office:value="21.277" calcext:value-type="float">
            <text:p>21.2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882" calcext:value-type="float">
            <text:p>26.882</text:p>
          </table:table-cell>
          <table:table-cell office:value-type="float" office:value="64.516" calcext:value-type="float">
            <text:p>64.516</text:p>
          </table:table-cell>
          <table:table-cell office:value-type="float" office:value="8.602" calcext:value-type="float">
            <text:p>8.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.316" calcext:value-type="float">
            <text:p>6.316</text:p>
          </table:table-cell>
          <table:table-cell office:value-type="float" office:value="33.684" calcext:value-type="float">
            <text:p>33.68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604.496" calcext:value-type="float">
            <text:p>1436987604.496</text:p>
          </table:table-cell>
          <table:table-cell office:value-type="float" office:value="1480663040" calcext:value-type="float">
            <text:p>1480663040</text:p>
          </table:table-cell>
          <table:table-cell office:value-type="float" office:value="40435712" calcext:value-type="float">
            <text:p>40435712</text:p>
          </table:table-cell>
          <table:table-cell office:value-type="float" office:value="672747520" calcext:value-type="float">
            <text:p>672747520</text:p>
          </table:table-cell>
          <table:table-cell office:value-type="float" office:value="1953189888" calcext:value-type="float">
            <text:p>195318988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914" calcext:value-type="float">
            <text:p>914</text:p>
          </table:table-cell>
          <table:table-cell office:value-type="float" office:value="1635" calcext:value-type="float">
            <text:p>1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565" calcext:value-type="float">
            <text:p>44.565</text:p>
          </table:table-cell>
          <table:table-cell office:value-type="float" office:value="32.065" calcext:value-type="float">
            <text:p>32.065</text:p>
          </table:table-cell>
          <table:table-cell office:value-type="float" office:value="23.37" calcext:value-type="float">
            <text:p>23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044" calcext:value-type="float">
            <text:p>56.044</text:p>
          </table:table-cell>
          <table:table-cell office:value-type="float" office:value="13.187" calcext:value-type="float">
            <text:p>13.187</text:p>
          </table:table-cell>
          <table:table-cell office:value-type="float" office:value="30.769" calcext:value-type="float">
            <text:p>30.7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333" calcext:value-type="float">
            <text:p>33.333</text:p>
          </table:table-cell>
          <table:table-cell office:value-type="float" office:value="50" calcext:value-type="float">
            <text:p>50</text:p>
          </table:table-cell>
          <table:table-cell office:value-type="float" office:value="16.667" calcext:value-type="float">
            <text:p>16.66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605.493" calcext:value-type="float">
            <text:p>1436987605.493</text:p>
          </table:table-cell>
          <table:table-cell office:value-type="float" office:value="1480581120" calcext:value-type="float">
            <text:p>1480581120</text:p>
          </table:table-cell>
          <table:table-cell office:value-type="float" office:value="40435712" calcext:value-type="float">
            <text:p>40435712</text:p>
          </table:table-cell>
          <table:table-cell office:value-type="float" office:value="680194048" calcext:value-type="float">
            <text:p>680194048</text:p>
          </table:table-cell>
          <table:table-cell office:value-type="float" office:value="1945825280" calcext:value-type="float">
            <text:p>1945825280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1078" calcext:value-type="float">
            <text:p>1078</text:p>
          </table:table-cell>
          <table:table-cell office:value-type="float" office:value="1866" calcext:value-type="float">
            <text:p>1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55" calcext:value-type="float">
            <text:p>43.455</text:p>
          </table:table-cell>
          <table:table-cell office:value-type="float" office:value="35.079" calcext:value-type="float">
            <text:p>35.079</text:p>
          </table:table-cell>
          <table:table-cell office:value-type="float" office:value="21.466" calcext:value-type="float">
            <text:p>21.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68" calcext:value-type="float">
            <text:p>47.368</text:p>
          </table:table-cell>
          <table:table-cell office:value-type="float" office:value="34.737" calcext:value-type="float">
            <text:p>34.737</text:p>
          </table:table-cell>
          <table:table-cell office:value-type="float" office:value="17.895" calcext:value-type="float">
            <text:p>17.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583" calcext:value-type="float">
            <text:p>39.583</text:p>
          </table:table-cell>
          <table:table-cell office:value-type="float" office:value="35.417" calcext:value-type="float">
            <text:p>35.417</text:p>
          </table:table-cell>
          <table:table-cell office:value-type="float" office:value="25" calcext:value-type="float">
            <text:p>2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606.5" calcext:value-type="float">
            <text:p>1436987606.5</text:p>
          </table:table-cell>
          <table:table-cell office:value-type="float" office:value="1480650752" calcext:value-type="float">
            <text:p>1480650752</text:p>
          </table:table-cell>
          <table:table-cell office:value-type="float" office:value="40435712" calcext:value-type="float">
            <text:p>40435712</text:p>
          </table:table-cell>
          <table:table-cell office:value-type="float" office:value="685965312" calcext:value-type="float">
            <text:p>685965312</text:p>
          </table:table-cell>
          <table:table-cell office:value-type="float" office:value="1939984384" calcext:value-type="float">
            <text:p>193998438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862" calcext:value-type="float">
            <text:p>862</text:p>
          </table:table-cell>
          <table:table-cell office:value-type="float" office:value="1564" calcext:value-type="float">
            <text:p>1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159" calcext:value-type="float">
            <text:p>47.159</text:p>
          </table:table-cell>
          <table:table-cell office:value-type="float" office:value="27.841" calcext:value-type="float">
            <text:p>27.84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23" calcext:value-type="float">
            <text:p>40.23</text:p>
          </table:table-cell>
          <table:table-cell office:value-type="float" office:value="45.977" calcext:value-type="float">
            <text:p>45.977</text:p>
          </table:table-cell>
          <table:table-cell office:value-type="float" office:value="13.793" calcext:value-type="float">
            <text:p>13.7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933" calcext:value-type="float">
            <text:p>53.933</text:p>
          </table:table-cell>
          <table:table-cell office:value-type="float" office:value="10.112" calcext:value-type="float">
            <text:p>10.112</text:p>
          </table:table-cell>
          <table:table-cell office:value-type="float" office:value="35.955" calcext:value-type="float">
            <text:p>35.95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607.513" calcext:value-type="float">
            <text:p>1436987607.513</text:p>
          </table:table-cell>
          <table:table-cell office:value-type="float" office:value="1480544256" calcext:value-type="float">
            <text:p>1480544256</text:p>
          </table:table-cell>
          <table:table-cell office:value-type="float" office:value="40443904" calcext:value-type="float">
            <text:p>40443904</text:p>
          </table:table-cell>
          <table:table-cell office:value-type="float" office:value="693682176" calcext:value-type="float">
            <text:p>693682176</text:p>
          </table:table-cell>
          <table:table-cell office:value-type="float" office:value="1932365824" calcext:value-type="float">
            <text:p>193236582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1044" calcext:value-type="float">
            <text:p>1044</text:p>
          </table:table-cell>
          <table:table-cell office:value-type="float" office:value="1873" calcext:value-type="float">
            <text:p>1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61" calcext:value-type="float">
            <text:p>40.761</text:p>
          </table:table-cell>
          <table:table-cell office:value-type="float" office:value="38.043" calcext:value-type="float">
            <text:p>38.043</text:p>
          </table:table-cell>
          <table:table-cell office:value-type="float" office:value="21.196" calcext:value-type="float">
            <text:p>21.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806" calcext:value-type="float">
            <text:p>25.806</text:p>
          </table:table-cell>
          <table:table-cell office:value-type="float" office:value="64.516" calcext:value-type="float">
            <text:p>64.516</text:p>
          </table:table-cell>
          <table:table-cell office:value-type="float" office:value="9.677" calcext:value-type="float">
            <text:p>9.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667" calcext:value-type="float">
            <text:p>56.667</text:p>
          </table:table-cell>
          <table:table-cell office:value-type="float" office:value="10" calcext:value-type="float">
            <text:p>10</text:p>
          </table:table-cell>
          <table:table-cell office:value-type="float" office:value="33.333" calcext:value-type="float">
            <text:p>33.3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6987608.497" calcext:value-type="float">
            <text:p>1436987608.497</text:p>
          </table:table-cell>
          <table:table-cell office:value-type="float" office:value="1480503296" calcext:value-type="float">
            <text:p>1480503296</text:p>
          </table:table-cell>
          <table:table-cell office:value-type="float" office:value="40443904" calcext:value-type="float">
            <text:p>40443904</text:p>
          </table:table-cell>
          <table:table-cell office:value-type="float" office:value="700071936" calcext:value-type="float">
            <text:p>700071936</text:p>
          </table:table-cell>
          <table:table-cell office:value-type="float" office:value="1926017024" calcext:value-type="float">
            <text:p>192601702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891" calcext:value-type="float">
            <text:p>891</text:p>
          </table:table-cell>
          <table:table-cell office:value-type="float" office:value="1618" calcext:value-type="float">
            <text:p>1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99" calcext:value-type="float">
            <text:p>41.899</text:p>
          </table:table-cell>
          <table:table-cell office:value-type="float" office:value="36.313" calcext:value-type="float">
            <text:p>36.313</text:p>
          </table:table-cell>
          <table:table-cell office:value-type="float" office:value="21.788" calcext:value-type="float">
            <text:p>21.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744" calcext:value-type="float">
            <text:p>26.744</text:p>
          </table:table-cell>
          <table:table-cell office:value-type="float" office:value="65.116" calcext:value-type="float">
            <text:p>65.116</text:p>
          </table:table-cell>
          <table:table-cell office:value-type="float" office:value="8.14" calcext:value-type="float">
            <text:p>8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435" calcext:value-type="float">
            <text:p>55.435</text:p>
          </table:table-cell>
          <table:table-cell office:value-type="float" office:value="10.87" calcext:value-type="float">
            <text:p>10.87</text:p>
          </table:table-cell>
          <table:table-cell office:value-type="float" office:value="33.696" calcext:value-type="float">
            <text:p>33.69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609.495" calcext:value-type="float">
            <text:p>1436987609.495</text:p>
          </table:table-cell>
          <table:table-cell office:value-type="float" office:value="1480552448" calcext:value-type="float">
            <text:p>1480552448</text:p>
          </table:table-cell>
          <table:table-cell office:value-type="float" office:value="40443904" calcext:value-type="float">
            <text:p>40443904</text:p>
          </table:table-cell>
          <table:table-cell office:value-type="float" office:value="704847872" calcext:value-type="float">
            <text:p>704847872</text:p>
          </table:table-cell>
          <table:table-cell office:value-type="float" office:value="1921191936" calcext:value-type="float">
            <text:p>1921191936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850" calcext:value-type="float">
            <text:p>850</text:p>
          </table:table-cell>
          <table:table-cell office:value-type="float" office:value="1427" calcext:value-type="float">
            <text:p>1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4" calcext:value-type="float">
            <text:p>44.444</text:p>
          </table:table-cell>
          <table:table-cell office:value-type="float" office:value="40" calcext:value-type="float">
            <text:p>40</text:p>
          </table:table-cell>
          <table:table-cell office:value-type="float" office:value="15.556" calcext:value-type="float">
            <text:p>15.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913" calcext:value-type="float">
            <text:p>23.913</text:p>
          </table:table-cell>
          <table:table-cell office:value-type="float" office:value="68.478" calcext:value-type="float">
            <text:p>68.478</text:p>
          </table:table-cell>
          <table:table-cell office:value-type="float" office:value="7.609" calcext:value-type="float">
            <text:p>7.6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292" calcext:value-type="float">
            <text:p>66.292</text:p>
          </table:table-cell>
          <table:table-cell office:value-type="float" office:value="8.989" calcext:value-type="float">
            <text:p>8.989</text:p>
          </table:table-cell>
          <table:table-cell office:value-type="float" office:value="24.719" calcext:value-type="float">
            <text:p>24.71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610.494" calcext:value-type="float">
            <text:p>1436987610.494</text:p>
          </table:table-cell>
          <table:table-cell office:value-type="float" office:value="1480613888" calcext:value-type="float">
            <text:p>1480613888</text:p>
          </table:table-cell>
          <table:table-cell office:value-type="float" office:value="40443904" calcext:value-type="float">
            <text:p>40443904</text:p>
          </table:table-cell>
          <table:table-cell office:value-type="float" office:value="711761920" calcext:value-type="float">
            <text:p>711761920</text:p>
          </table:table-cell>
          <table:table-cell office:value-type="float" office:value="1914216448" calcext:value-type="float">
            <text:p>1914216448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1012" calcext:value-type="float">
            <text:p>1012</text:p>
          </table:table-cell>
          <table:table-cell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78" calcext:value-type="float">
            <text:p>43.478</text:p>
          </table:table-cell>
          <table:table-cell office:value-type="float" office:value="35.326" calcext:value-type="float">
            <text:p>35.326</text:p>
          </table:table-cell>
          <table:table-cell office:value-type="float" office:value="21.196" calcext:value-type="float">
            <text:p>21.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333" calcext:value-type="float">
            <text:p>43.333</text:p>
          </table:table-cell>
          <table:table-cell office:value-type="float" office:value="40" calcext:value-type="float">
            <text:p>40</text:p>
          </table:table-cell>
          <table:table-cell office:value-type="float" office:value="16.667" calcext:value-type="float">
            <text:p>16.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478" calcext:value-type="float">
            <text:p>43.478</text:p>
          </table:table-cell>
          <table:table-cell office:value-type="float" office:value="31.522" calcext:value-type="float">
            <text:p>31.522</text:p>
          </table:table-cell>
          <table:table-cell office:value-type="float" office:value="25" calcext:value-type="float">
            <text:p>2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611.493" calcext:value-type="float">
            <text:p>1436987611.493</text:p>
          </table:table-cell>
          <table:table-cell office:value-type="float" office:value="1477758976" calcext:value-type="float">
            <text:p>1477758976</text:p>
          </table:table-cell>
          <table:table-cell office:value-type="float" office:value="40443904" calcext:value-type="float">
            <text:p>40443904</text:p>
          </table:table-cell>
          <table:table-cell office:value-type="float" office:value="603938816" calcext:value-type="float">
            <text:p>603938816</text:p>
          </table:table-cell>
          <table:table-cell office:value-type="float" office:value="2024894464" calcext:value-type="float">
            <text:p>2024894464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645" calcext:value-type="float">
            <text:p>645</text:p>
          </table:table-cell>
          <table:table-cell office:value-type="float" office:value="1282" calcext:value-type="float">
            <text:p>1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292" calcext:value-type="float">
            <text:p>50.292</text:p>
          </table:table-cell>
          <table:table-cell office:value-type="float" office:value="19.883" calcext:value-type="float">
            <text:p>19.883</text:p>
          </table:table-cell>
          <table:table-cell office:value-type="float" office:value="29.24" calcext:value-type="float">
            <text:p>29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55.294" calcext:value-type="float">
            <text:p>55.294</text:p>
          </table:table-cell>
          <table:table-cell office:value-type="float" office:value="15.294" calcext:value-type="float">
            <text:p>15.294</text:p>
          </table:table-cell>
          <table:table-cell office:value-type="float" office:value="28.235" calcext:value-type="float">
            <text:p>28.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6" calcext:value-type="float">
            <text:p>1.176</text:p>
          </table:table-cell>
          <table:table-cell office:value-type="float" office:value="44.944" calcext:value-type="float">
            <text:p>44.944</text:p>
          </table:table-cell>
          <table:table-cell office:value-type="float" office:value="23.596" calcext:value-type="float">
            <text:p>23.596</text:p>
          </table:table-cell>
          <table:table-cell office:value-type="float" office:value="30.337" calcext:value-type="float">
            <text:p>30.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4" calcext:value-type="float">
            <text:p>1.12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987612.493" calcext:value-type="float">
            <text:p>1436987612.493</text:p>
          </table:table-cell>
          <table:table-cell office:value-type="float" office:value="1358258176" calcext:value-type="float">
            <text:p>1358258176</text:p>
          </table:table-cell>
          <table:table-cell office:value-type="float" office:value="40452096" calcext:value-type="float">
            <text:p>40452096</text:p>
          </table:table-cell>
          <table:table-cell office:value-type="float" office:value="608342016" calcext:value-type="float">
            <text:p>608342016</text:p>
          </table:table-cell>
          <table:table-cell office:value-type="float" office:value="2139983872" calcext:value-type="float">
            <text:p>2139983872</text:p>
          </table:table-cell>
          <table:table-cell office:value-type="float" office:value="0" calcext:value-type="float">
            <text:p>0</text:p>
          </table:table-cell>
          <table:table-cell office:value-type="float" office:value="2145382400" calcext:value-type="float">
            <text:p>2145382400</text:p>
          </table:table-cell>
          <table:table-cell office:value-type="float" office:value="824" calcext:value-type="float">
            <text:p>824</text:p>
          </table:table-cell>
          <table:table-cell office:value-type="float" office:value="1808" calcext:value-type="float">
            <text:p>1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261" calcext:value-type="float">
            <text:p>53.261</text:p>
          </table:table-cell>
          <table:table-cell office:value-type="float" office:value="13.587" calcext:value-type="float">
            <text:p>13.587</text:p>
          </table:table-cell>
          <table:table-cell office:value-type="float" office:value="32.065" calcext:value-type="float">
            <text:p>32.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7" calcext:value-type="float">
            <text:p>1.087</text:p>
          </table:table-cell>
          <table:table-cell office:value-type="float" office:value="67.059" calcext:value-type="float">
            <text:p>67.059</text:p>
          </table:table-cell>
          <table:table-cell office:value-type="float" office:value="17.647" calcext:value-type="float">
            <text:p>17.647</text:p>
          </table:table-cell>
          <table:table-cell office:value-type="float" office:value="14.118" calcext:value-type="float">
            <text:p>14.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6" calcext:value-type="float">
            <text:p>1.176</text:p>
          </table:table-cell>
          <table:table-cell office:value-type="float" office:value="41.837" calcext:value-type="float">
            <text:p>41.837</text:p>
          </table:table-cell>
          <table:table-cell office:value-type="float" office:value="10.204" calcext:value-type="float">
            <text:p>10.204</text:p>
          </table:table-cell>
          <table:table-cell office:value-type="float" office:value="46.939" calcext:value-type="float">
            <text:p>46.939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4208" calcext:value-type="float">
            <text:p>94208</text:p>
          </table:table-cell>
          <table:table-cell office:value-type="float" office:value="0" calcext:value-type="float">
            <text:p>0</text:p>
          </table:table-cell>
          <table:table-cell office:value-type="float" office:value="94208" calcext:value-type="float">
            <text:p>942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 style:data-style-name="N2" text:time-value="16:24:54.32051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6T16:28:30.034162000</dc:date>
    <meta:editing-duration>PT2H1M32S</meta:editing-duration>
    <meta:editing-cycles>3</meta:editing-cycles>
    <meta:generator>LibreOffice/4.4.3.2$MacOSX_X86_64 LibreOffice_project/88805f81e9fe61362df02b9941de8e38a9b5fd16</meta:generator>
    <meta:document-statistic meta:table-count="1" meta:cell-count="732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709cm" svg:height="9cm" xlink:href=".." xlink:type="simple" chart:class="chart:area" chart:style-name="ch1">
        <chart:title svg:x="10.256cm" svg:y="0.315cm" chart:style-name="ch2">
          <text:p>Memory usage</text:p>
        </chart:title>
        <chart:legend chart:legend-position="end" svg:x="22.196cm" svg:y="3.49cm" style:legend-expansion="high" chart:style-name="ch3"/>
        <chart:plot-area chart:style-name="ch4" table:cell-range-address="kmeans_5M_prep.B7:kmeans_5M_prep.E184" chart:data-source-has-labels="row" svg:x="0.474cm" svg:y="1.262cm" svg:width="21.248cm" svg:height="7.558cm">
          <chartooo:coordinate-region svg:x="1.416cm" svg:y="1.371cm" svg:width="20.087cm" svg:height="6.4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kmeans_5M_prep.B8:kmeans_5M_prep.B184" chart:label-cell-address="kmeans_5M_prep.B7:kmeans_5M_prep.B7" chart:class="chart:area">
            <chart:data-point chart:repeated="177"/>
          </chart:series>
          <chart:series chart:style-name="ch9" chart:values-cell-range-address="kmeans_5M_prep.C8:kmeans_5M_prep.C184" chart:label-cell-address="kmeans_5M_prep.C7:kmeans_5M_prep.C7" chart:class="chart:area">
            <chart:data-point chart:repeated="177"/>
          </chart:series>
          <chart:series chart:style-name="ch10" chart:values-cell-range-address="kmeans_5M_prep.D8:kmeans_5M_prep.D184" chart:label-cell-address="kmeans_5M_prep.D7:kmeans_5M_prep.D7" chart:class="chart:area">
            <chart:data-point chart:repeated="177"/>
          </chart:series>
          <chart:series chart:style-name="ch11" chart:values-cell-range-address="kmeans_5M_prep.E8:kmeans_5M_prep.E184" chart:label-cell-address="kmeans_5M_prep.E7:kmeans_5M_prep.E7" chart:class="chart:area">
            <chart:data-point chart:repeated="17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kmeans_5M_prep.B7:kmeans_5M_prep.B7</svg:desc>
                </draw:g>
              </table:table-cell>
              <table:table-cell office:value-type="string">
                <text:p>buff</text:p>
                <draw:g>
                  <svg:desc>kmeans_5M_prep.C7:kmeans_5M_prep.C7</svg:desc>
                </draw:g>
              </table:table-cell>
              <table:table-cell office:value-type="string">
                <text:p>cach</text:p>
                <draw:g>
                  <svg:desc>kmeans_5M_prep.D7:kmeans_5M_prep.D7</svg:desc>
                </draw:g>
              </table:table-cell>
              <table:table-cell office:value-type="string">
                <text:p>free</text:p>
                <draw:g>
                  <svg:desc>kmeans_5M_prep.E7:kmeans_5M_prep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8663936">
                <text:p>1258663936</text:p>
                <draw:g>
                  <svg:desc>kmeans_5M_prep.B8:kmeans_5M_prep.B184</svg:desc>
                </draw:g>
              </table:table-cell>
              <table:table-cell office:value-type="float" office:value="40128512">
                <text:p>40128512</text:p>
                <draw:g>
                  <svg:desc>kmeans_5M_prep.C8:kmeans_5M_prep.C184</svg:desc>
                </draw:g>
              </table:table-cell>
              <table:table-cell office:value-type="float" office:value="470007808">
                <text:p>470007808</text:p>
                <draw:g>
                  <svg:desc>kmeans_5M_prep.D8:kmeans_5M_prep.D184</svg:desc>
                </draw:g>
              </table:table-cell>
              <table:table-cell office:value-type="float" office:value="2378235904">
                <text:p>2378235904</text:p>
                <draw:g>
                  <svg:desc>kmeans_5M_prep.E8:kmeans_5M_prep.E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0311296">
                <text:p>1280311296</text:p>
              </table:table-cell>
              <table:table-cell office:value-type="float" office:value="40136704">
                <text:p>40136704</text:p>
              </table:table-cell>
              <table:table-cell office:value-type="float" office:value="470265856">
                <text:p>470265856</text:p>
              </table:table-cell>
              <table:table-cell office:value-type="float" office:value="2356322304">
                <text:p>2356322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4850432">
                <text:p>1304850432</text:p>
              </table:table-cell>
              <table:table-cell office:value-type="float" office:value="40136704">
                <text:p>40136704</text:p>
              </table:table-cell>
              <table:table-cell office:value-type="float" office:value="472526848">
                <text:p>472526848</text:p>
              </table:table-cell>
              <table:table-cell office:value-type="float" office:value="2329522176">
                <text:p>2329522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8589184">
                <text:p>1338589184</text:p>
              </table:table-cell>
              <table:table-cell office:value-type="float" office:value="40136704">
                <text:p>40136704</text:p>
              </table:table-cell>
              <table:table-cell office:value-type="float" office:value="474730496">
                <text:p>474730496</text:p>
              </table:table-cell>
              <table:table-cell office:value-type="float" office:value="2293579776">
                <text:p>2293579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5925888">
                <text:p>1365925888</text:p>
              </table:table-cell>
              <table:table-cell office:value-type="float" office:value="40136704">
                <text:p>40136704</text:p>
              </table:table-cell>
              <table:table-cell office:value-type="float" office:value="477233152">
                <text:p>477233152</text:p>
              </table:table-cell>
              <table:table-cell office:value-type="float" office:value="2263740416">
                <text:p>2263740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5554688">
                <text:p>1405554688</text:p>
              </table:table-cell>
              <table:table-cell office:value-type="float" office:value="40144896">
                <text:p>40144896</text:p>
              </table:table-cell>
              <table:table-cell office:value-type="float" office:value="480268288">
                <text:p>480268288</text:p>
              </table:table-cell>
              <table:table-cell office:value-type="float" office:value="2221068288">
                <text:p>2221068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4207104">
                <text:p>1404207104</text:p>
              </table:table-cell>
              <table:table-cell office:value-type="float" office:value="40144896">
                <text:p>40144896</text:p>
              </table:table-cell>
              <table:table-cell office:value-type="float" office:value="484417536">
                <text:p>484417536</text:p>
              </table:table-cell>
              <table:table-cell office:value-type="float" office:value="2218266624">
                <text:p>2218266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3654144">
                <text:p>1403654144</text:p>
              </table:table-cell>
              <table:table-cell office:value-type="float" office:value="40144896">
                <text:p>40144896</text:p>
              </table:table-cell>
              <table:table-cell office:value-type="float" office:value="488812544">
                <text:p>488812544</text:p>
              </table:table-cell>
              <table:table-cell office:value-type="float" office:value="2214424576">
                <text:p>2214424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3863040">
                <text:p>1403863040</text:p>
              </table:table-cell>
              <table:table-cell office:value-type="float" office:value="40144896">
                <text:p>40144896</text:p>
              </table:table-cell>
              <table:table-cell office:value-type="float" office:value="493445120">
                <text:p>493445120</text:p>
              </table:table-cell>
              <table:table-cell office:value-type="float" office:value="2209583104">
                <text:p>2209583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3564032">
                <text:p>1403564032</text:p>
              </table:table-cell>
              <table:table-cell office:value-type="float" office:value="40144896">
                <text:p>40144896</text:p>
              </table:table-cell>
              <table:table-cell office:value-type="float" office:value="497942528">
                <text:p>497942528</text:p>
              </table:table-cell>
              <table:table-cell office:value-type="float" office:value="2205384704">
                <text:p>2205384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3080704">
                <text:p>1403080704</text:p>
              </table:table-cell>
              <table:table-cell office:value-type="float" office:value="40153088">
                <text:p>40153088</text:p>
              </table:table-cell>
              <table:table-cell office:value-type="float" office:value="502489088">
                <text:p>502489088</text:p>
              </table:table-cell>
              <table:table-cell office:value-type="float" office:value="2201313280">
                <text:p>22013132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3346944">
                <text:p>1403346944</text:p>
              </table:table-cell>
              <table:table-cell office:value-type="float" office:value="40153088">
                <text:p>40153088</text:p>
              </table:table-cell>
              <table:table-cell office:value-type="float" office:value="506732544">
                <text:p>506732544</text:p>
              </table:table-cell>
              <table:table-cell office:value-type="float" office:value="2196803584">
                <text:p>2196803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3355136">
                <text:p>1403355136</text:p>
              </table:table-cell>
              <table:table-cell office:value-type="float" office:value="40153088">
                <text:p>40153088</text:p>
              </table:table-cell>
              <table:table-cell office:value-type="float" office:value="511311872">
                <text:p>511311872</text:p>
              </table:table-cell>
              <table:table-cell office:value-type="float" office:value="2192216064">
                <text:p>21922160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3535360">
                <text:p>1403535360</text:p>
              </table:table-cell>
              <table:table-cell office:value-type="float" office:value="40153088">
                <text:p>40153088</text:p>
              </table:table-cell>
              <table:table-cell office:value-type="float" office:value="515837952">
                <text:p>515837952</text:p>
              </table:table-cell>
              <table:table-cell office:value-type="float" office:value="2187509760">
                <text:p>21875097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3719680">
                <text:p>1403719680</text:p>
              </table:table-cell>
              <table:table-cell office:value-type="float" office:value="40153088">
                <text:p>40153088</text:p>
              </table:table-cell>
              <table:table-cell office:value-type="float" office:value="520241152">
                <text:p>520241152</text:p>
              </table:table-cell>
              <table:table-cell office:value-type="float" office:value="2182922240">
                <text:p>21829222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3854848">
                <text:p>1403854848</text:p>
              </table:table-cell>
              <table:table-cell office:value-type="float" office:value="40161280">
                <text:p>40161280</text:p>
              </table:table-cell>
              <table:table-cell office:value-type="float" office:value="524931072">
                <text:p>524931072</text:p>
              </table:table-cell>
              <table:table-cell office:value-type="float" office:value="2178088960">
                <text:p>21780889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5542400">
                <text:p>1405542400</text:p>
              </table:table-cell>
              <table:table-cell office:value-type="float" office:value="40161280">
                <text:p>40161280</text:p>
              </table:table-cell>
              <table:table-cell office:value-type="float" office:value="528826368">
                <text:p>528826368</text:p>
              </table:table-cell>
              <table:table-cell office:value-type="float" office:value="2172506112">
                <text:p>2172506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5821312">
                <text:p>1255821312</text:p>
              </table:table-cell>
              <table:table-cell office:value-type="float" office:value="40169472">
                <text:p>40169472</text:p>
              </table:table-cell>
              <table:table-cell office:value-type="float" office:value="532180992">
                <text:p>532180992</text:p>
              </table:table-cell>
              <table:table-cell office:value-type="float" office:value="2318864384">
                <text:p>2318864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65008640">
                <text:p>1265008640</text:p>
              </table:table-cell>
              <table:table-cell office:value-type="float" office:value="40169472">
                <text:p>40169472</text:p>
              </table:table-cell>
              <table:table-cell office:value-type="float" office:value="532279296">
                <text:p>532279296</text:p>
              </table:table-cell>
              <table:table-cell office:value-type="float" office:value="2309578752">
                <text:p>2309578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7581696">
                <text:p>1287581696</text:p>
              </table:table-cell>
              <table:table-cell office:value-type="float" office:value="40169472">
                <text:p>40169472</text:p>
              </table:table-cell>
              <table:table-cell office:value-type="float" office:value="532434944">
                <text:p>532434944</text:p>
              </table:table-cell>
              <table:table-cell office:value-type="float" office:value="2286850048">
                <text:p>22868500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02446080">
                <text:p>1302446080</text:p>
              </table:table-cell>
              <table:table-cell office:value-type="float" office:value="40177664">
                <text:p>40177664</text:p>
              </table:table-cell>
              <table:table-cell office:value-type="float" office:value="532426752">
                <text:p>532426752</text:p>
              </table:table-cell>
              <table:table-cell office:value-type="float" office:value="2271985664">
                <text:p>22719856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19501824">
                <text:p>1319501824</text:p>
              </table:table-cell>
              <table:table-cell office:value-type="float" office:value="40177664">
                <text:p>40177664</text:p>
              </table:table-cell>
              <table:table-cell office:value-type="float" office:value="532512768">
                <text:p>532512768</text:p>
              </table:table-cell>
              <table:table-cell office:value-type="float" office:value="2254843904">
                <text:p>22548439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0196480">
                <text:p>1330196480</text:p>
              </table:table-cell>
              <table:table-cell office:value-type="float" office:value="40177664">
                <text:p>40177664</text:p>
              </table:table-cell>
              <table:table-cell office:value-type="float" office:value="534327296">
                <text:p>534327296</text:p>
              </table:table-cell>
              <table:table-cell office:value-type="float" office:value="2242334720">
                <text:p>22423347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6914688">
                <text:p>1356914688</text:p>
              </table:table-cell>
              <table:table-cell office:value-type="float" office:value="40177664">
                <text:p>40177664</text:p>
              </table:table-cell>
              <table:table-cell office:value-type="float" office:value="534478848">
                <text:p>534478848</text:p>
              </table:table-cell>
              <table:table-cell office:value-type="float" office:value="2215464960">
                <text:p>22154649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66757376">
                <text:p>1366757376</text:p>
              </table:table-cell>
              <table:table-cell office:value-type="float" office:value="40177664">
                <text:p>40177664</text:p>
              </table:table-cell>
              <table:table-cell office:value-type="float" office:value="534781952">
                <text:p>534781952</text:p>
              </table:table-cell>
              <table:table-cell office:value-type="float" office:value="2205319168">
                <text:p>22053191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3802496">
                <text:p>1373802496</text:p>
              </table:table-cell>
              <table:table-cell office:value-type="float" office:value="40189952">
                <text:p>40189952</text:p>
              </table:table-cell>
              <table:table-cell office:value-type="float" office:value="535257088">
                <text:p>535257088</text:p>
              </table:table-cell>
              <table:table-cell office:value-type="float" office:value="2197786624">
                <text:p>21977866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76317440">
                <text:p>1376317440</text:p>
              </table:table-cell>
              <table:table-cell office:value-type="float" office:value="40198144">
                <text:p>40198144</text:p>
              </table:table-cell>
              <table:table-cell office:value-type="float" office:value="536551424">
                <text:p>536551424</text:p>
              </table:table-cell>
              <table:table-cell office:value-type="float" office:value="2193969152">
                <text:p>21939691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43389440">
                <text:p>1443389440</text:p>
              </table:table-cell>
              <table:table-cell office:value-type="float" office:value="40198144">
                <text:p>40198144</text:p>
              </table:table-cell>
              <table:table-cell office:value-type="float" office:value="536522752">
                <text:p>536522752</text:p>
              </table:table-cell>
              <table:table-cell office:value-type="float" office:value="2126925824">
                <text:p>2126925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61719040">
                <text:p>1461719040</text:p>
              </table:table-cell>
              <table:table-cell office:value-type="float" office:value="40198144">
                <text:p>40198144</text:p>
              </table:table-cell>
              <table:table-cell office:value-type="float" office:value="558366720">
                <text:p>558366720</text:p>
              </table:table-cell>
              <table:table-cell office:value-type="float" office:value="2086752256">
                <text:p>20867522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1870592">
                <text:p>1461870592</text:p>
              </table:table-cell>
              <table:table-cell office:value-type="float" office:value="40198144">
                <text:p>40198144</text:p>
              </table:table-cell>
              <table:table-cell office:value-type="float" office:value="577683456">
                <text:p>577683456</text:p>
              </table:table-cell>
              <table:table-cell office:value-type="float" office:value="2067283968">
                <text:p>20672839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2628352">
                <text:p>1462628352</text:p>
              </table:table-cell>
              <table:table-cell office:value-type="float" office:value="40198144">
                <text:p>40198144</text:p>
              </table:table-cell>
              <table:table-cell office:value-type="float" office:value="605806592">
                <text:p>605806592</text:p>
              </table:table-cell>
              <table:table-cell office:value-type="float" office:value="2038403072">
                <text:p>20384030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4283136">
                <text:p>1464283136</text:p>
              </table:table-cell>
              <table:table-cell office:value-type="float" office:value="40206336">
                <text:p>40206336</text:p>
              </table:table-cell>
              <table:table-cell office:value-type="float" office:value="631296000">
                <text:p>631296000</text:p>
              </table:table-cell>
              <table:table-cell office:value-type="float" office:value="2011250688">
                <text:p>20112506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64262656">
                <text:p>1464262656</text:p>
              </table:table-cell>
              <table:table-cell office:value-type="float" office:value="40206336">
                <text:p>40206336</text:p>
              </table:table-cell>
              <table:table-cell office:value-type="float" office:value="649342976">
                <text:p>649342976</text:p>
              </table:table-cell>
              <table:table-cell office:value-type="float" office:value="1993224192">
                <text:p>19932241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64680448">
                <text:p>1464680448</text:p>
              </table:table-cell>
              <table:table-cell office:value-type="float" office:value="40206336">
                <text:p>40206336</text:p>
              </table:table-cell>
              <table:table-cell office:value-type="float" office:value="673734656">
                <text:p>673734656</text:p>
              </table:table-cell>
              <table:table-cell office:value-type="float" office:value="1968414720">
                <text:p>19684147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65638912">
                <text:p>1465638912</text:p>
              </table:table-cell>
              <table:table-cell office:value-type="float" office:value="40206336">
                <text:p>40206336</text:p>
              </table:table-cell>
              <table:table-cell office:value-type="float" office:value="700514304">
                <text:p>700514304</text:p>
              </table:table-cell>
              <table:table-cell office:value-type="float" office:value="1940676608">
                <text:p>19406766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6241024">
                <text:p>1466241024</text:p>
              </table:table-cell>
              <table:table-cell office:value-type="float" office:value="40206336">
                <text:p>40206336</text:p>
              </table:table-cell>
              <table:table-cell office:value-type="float" office:value="720031744">
                <text:p>720031744</text:p>
              </table:table-cell>
              <table:table-cell office:value-type="float" office:value="1920557056">
                <text:p>19205570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8289024">
                <text:p>1468289024</text:p>
              </table:table-cell>
              <table:table-cell office:value-type="float" office:value="40218624">
                <text:p>40218624</text:p>
              </table:table-cell>
              <table:table-cell office:value-type="float" office:value="740106240">
                <text:p>740106240</text:p>
              </table:table-cell>
              <table:table-cell office:value-type="float" office:value="1898422272">
                <text:p>18984222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7801600">
                <text:p>1467801600</text:p>
              </table:table-cell>
              <table:table-cell office:value-type="float" office:value="40218624">
                <text:p>40218624</text:p>
              </table:table-cell>
              <table:table-cell office:value-type="float" office:value="740179968">
                <text:p>740179968</text:p>
              </table:table-cell>
              <table:table-cell office:value-type="float" office:value="1898835968">
                <text:p>18988359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68497920">
                <text:p>1468497920</text:p>
              </table:table-cell>
              <table:table-cell office:value-type="float" office:value="40218624">
                <text:p>40218624</text:p>
              </table:table-cell>
              <table:table-cell office:value-type="float" office:value="764420096">
                <text:p>764420096</text:p>
              </table:table-cell>
              <table:table-cell office:value-type="float" office:value="1873899520">
                <text:p>18738995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69276160">
                <text:p>1469276160</text:p>
              </table:table-cell>
              <table:table-cell office:value-type="float" office:value="40218624">
                <text:p>40218624</text:p>
              </table:table-cell>
              <table:table-cell office:value-type="float" office:value="766603264">
                <text:p>766603264</text:p>
              </table:table-cell>
              <table:table-cell office:value-type="float" office:value="1870938112">
                <text:p>18709381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0062592">
                <text:p>1470062592</text:p>
              </table:table-cell>
              <table:table-cell office:value-type="float" office:value="40218624">
                <text:p>40218624</text:p>
              </table:table-cell>
              <table:table-cell office:value-type="float" office:value="766603264">
                <text:p>766603264</text:p>
              </table:table-cell>
              <table:table-cell office:value-type="float" office:value="1870151680">
                <text:p>18701516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70062592">
                <text:p>1470062592</text:p>
              </table:table-cell>
              <table:table-cell office:value-type="float" office:value="40226816">
                <text:p>40226816</text:p>
              </table:table-cell>
              <table:table-cell office:value-type="float" office:value="766595072">
                <text:p>766595072</text:p>
              </table:table-cell>
              <table:table-cell office:value-type="float" office:value="1870151680">
                <text:p>18701516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0046208">
                <text:p>1470046208</text:p>
              </table:table-cell>
              <table:table-cell office:value-type="float" office:value="40226816">
                <text:p>40226816</text:p>
              </table:table-cell>
              <table:table-cell office:value-type="float" office:value="766603264">
                <text:p>766603264</text:p>
              </table:table-cell>
              <table:table-cell office:value-type="float" office:value="1870159872">
                <text:p>18701598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70046208">
                <text:p>1470046208</text:p>
              </table:table-cell>
              <table:table-cell office:value-type="float" office:value="40226816">
                <text:p>40226816</text:p>
              </table:table-cell>
              <table:table-cell office:value-type="float" office:value="766603264">
                <text:p>766603264</text:p>
              </table:table-cell>
              <table:table-cell office:value-type="float" office:value="1870159872">
                <text:p>18701598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70046208">
                <text:p>1470046208</text:p>
              </table:table-cell>
              <table:table-cell office:value-type="float" office:value="40226816">
                <text:p>40226816</text:p>
              </table:table-cell>
              <table:table-cell office:value-type="float" office:value="766603264">
                <text:p>766603264</text:p>
              </table:table-cell>
              <table:table-cell office:value-type="float" office:value="1870159872">
                <text:p>18701598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70652416">
                <text:p>1470652416</text:p>
              </table:table-cell>
              <table:table-cell office:value-type="float" office:value="40226816">
                <text:p>40226816</text:p>
              </table:table-cell>
              <table:table-cell office:value-type="float" office:value="781004800">
                <text:p>781004800</text:p>
              </table:table-cell>
              <table:table-cell office:value-type="float" office:value="1855152128">
                <text:p>18551521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1373312">
                <text:p>1471373312</text:p>
              </table:table-cell>
              <table:table-cell office:value-type="float" office:value="40226816">
                <text:p>40226816</text:p>
              </table:table-cell>
              <table:table-cell office:value-type="float" office:value="809562112">
                <text:p>809562112</text:p>
              </table:table-cell>
              <table:table-cell office:value-type="float" office:value="1825873920">
                <text:p>18258739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1983616">
                <text:p>1471983616</text:p>
              </table:table-cell>
              <table:table-cell office:value-type="float" office:value="40235008">
                <text:p>40235008</text:p>
              </table:table-cell>
              <table:table-cell office:value-type="float" office:value="824442880">
                <text:p>824442880</text:p>
              </table:table-cell>
              <table:table-cell office:value-type="float" office:value="1810374656">
                <text:p>18103746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2765952">
                <text:p>1472765952</text:p>
              </table:table-cell>
              <table:table-cell office:value-type="float" office:value="40235008">
                <text:p>40235008</text:p>
              </table:table-cell>
              <table:table-cell office:value-type="float" office:value="863272960">
                <text:p>863272960</text:p>
              </table:table-cell>
              <table:table-cell office:value-type="float" office:value="1770762240">
                <text:p>17707622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3290240">
                <text:p>1473290240</text:p>
              </table:table-cell>
              <table:table-cell office:value-type="float" office:value="40235008">
                <text:p>40235008</text:p>
              </table:table-cell>
              <table:table-cell office:value-type="float" office:value="882278400">
                <text:p>882278400</text:p>
              </table:table-cell>
              <table:table-cell office:value-type="float" office:value="1751232512">
                <text:p>17512325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2581632">
                <text:p>1472581632</text:p>
              </table:table-cell>
              <table:table-cell office:value-type="float" office:value="40235008">
                <text:p>40235008</text:p>
              </table:table-cell>
              <table:table-cell office:value-type="float" office:value="806522880">
                <text:p>806522880</text:p>
              </table:table-cell>
              <table:table-cell office:value-type="float" office:value="1827696640">
                <text:p>18276966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2430080">
                <text:p>1472430080</text:p>
              </table:table-cell>
              <table:table-cell office:value-type="float" office:value="40235008">
                <text:p>40235008</text:p>
              </table:table-cell>
              <table:table-cell office:value-type="float" office:value="806666240">
                <text:p>806666240</text:p>
              </table:table-cell>
              <table:table-cell office:value-type="float" office:value="1827704832">
                <text:p>18277048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73253376">
                <text:p>1473253376</text:p>
              </table:table-cell>
              <table:table-cell office:value-type="float" office:value="40247296">
                <text:p>40247296</text:p>
              </table:table-cell>
              <table:table-cell office:value-type="float" office:value="806653952">
                <text:p>806653952</text:p>
              </table:table-cell>
              <table:table-cell office:value-type="float" office:value="1826881536">
                <text:p>18268815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72798720">
                <text:p>1472798720</text:p>
              </table:table-cell>
              <table:table-cell office:value-type="float" office:value="40247296">
                <text:p>40247296</text:p>
              </table:table-cell>
              <table:table-cell office:value-type="float" office:value="806674432">
                <text:p>806674432</text:p>
              </table:table-cell>
              <table:table-cell office:value-type="float" office:value="1827315712">
                <text:p>18273157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70074880">
                <text:p>1470074880</text:p>
              </table:table-cell>
              <table:table-cell office:value-type="float" office:value="40247296">
                <text:p>40247296</text:p>
              </table:table-cell>
              <table:table-cell office:value-type="float" office:value="651636736">
                <text:p>651636736</text:p>
              </table:table-cell>
              <table:table-cell office:value-type="float" office:value="1985077248">
                <text:p>19850772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70296064">
                <text:p>1470296064</text:p>
              </table:table-cell>
              <table:table-cell office:value-type="float" office:value="40247296">
                <text:p>40247296</text:p>
              </table:table-cell>
              <table:table-cell office:value-type="float" office:value="651587584">
                <text:p>651587584</text:p>
              </table:table-cell>
              <table:table-cell office:value-type="float" office:value="1984905216">
                <text:p>1984905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70296064">
                <text:p>1470296064</text:p>
              </table:table-cell>
              <table:table-cell office:value-type="float" office:value="40247296">
                <text:p>40247296</text:p>
              </table:table-cell>
              <table:table-cell office:value-type="float" office:value="651587584">
                <text:p>651587584</text:p>
              </table:table-cell>
              <table:table-cell office:value-type="float" office:value="1984905216">
                <text:p>19849052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70296064">
                <text:p>1470296064</text:p>
              </table:table-cell>
              <table:table-cell office:value-type="float" office:value="40247296">
                <text:p>40247296</text:p>
              </table:table-cell>
              <table:table-cell office:value-type="float" office:value="651587584">
                <text:p>651587584</text:p>
              </table:table-cell>
              <table:table-cell office:value-type="float" office:value="1984905216">
                <text:p>19849052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0545920">
                <text:p>1470545920</text:p>
              </table:table-cell>
              <table:table-cell office:value-type="float" office:value="40255488">
                <text:p>40255488</text:p>
              </table:table-cell>
              <table:table-cell office:value-type="float" office:value="651587584">
                <text:p>651587584</text:p>
              </table:table-cell>
              <table:table-cell office:value-type="float" office:value="1984647168">
                <text:p>19846471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0410752">
                <text:p>1470410752</text:p>
              </table:table-cell>
              <table:table-cell office:value-type="float" office:value="40255488">
                <text:p>40255488</text:p>
              </table:table-cell>
              <table:table-cell office:value-type="float" office:value="651587584">
                <text:p>651587584</text:p>
              </table:table-cell>
              <table:table-cell office:value-type="float" office:value="1984782336">
                <text:p>1984782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0386176">
                <text:p>1470386176</text:p>
              </table:table-cell>
              <table:table-cell office:value-type="float" office:value="40255488">
                <text:p>40255488</text:p>
              </table:table-cell>
              <table:table-cell office:value-type="float" office:value="678821888">
                <text:p>678821888</text:p>
              </table:table-cell>
              <table:table-cell office:value-type="float" office:value="1957572608">
                <text:p>19575726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70595072">
                <text:p>1470595072</text:p>
              </table:table-cell>
              <table:table-cell office:value-type="float" office:value="40255488">
                <text:p>40255488</text:p>
              </table:table-cell>
              <table:table-cell office:value-type="float" office:value="709341184">
                <text:p>709341184</text:p>
              </table:table-cell>
              <table:table-cell office:value-type="float" office:value="1926844416">
                <text:p>19268444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70787584">
                <text:p>1470787584</text:p>
              </table:table-cell>
              <table:table-cell office:value-type="float" office:value="40255488">
                <text:p>40255488</text:p>
              </table:table-cell>
              <table:table-cell office:value-type="float" office:value="723369984">
                <text:p>723369984</text:p>
              </table:table-cell>
              <table:table-cell office:value-type="float" office:value="1912623104">
                <text:p>19126231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0738432">
                <text:p>1470738432</text:p>
              </table:table-cell>
              <table:table-cell office:value-type="float" office:value="40263680">
                <text:p>40263680</text:p>
              </table:table-cell>
              <table:table-cell office:value-type="float" office:value="767217664">
                <text:p>767217664</text:p>
              </table:table-cell>
              <table:table-cell office:value-type="float" office:value="1868816384">
                <text:p>18688163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1627264">
                <text:p>1471627264</text:p>
              </table:table-cell>
              <table:table-cell office:value-type="float" office:value="40263680">
                <text:p>40263680</text:p>
              </table:table-cell>
              <table:table-cell office:value-type="float" office:value="806580224">
                <text:p>806580224</text:p>
              </table:table-cell>
              <table:table-cell office:value-type="float" office:value="1828564992">
                <text:p>18285649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71516672">
                <text:p>1471516672</text:p>
              </table:table-cell>
              <table:table-cell office:value-type="float" office:value="40263680">
                <text:p>40263680</text:p>
              </table:table-cell>
              <table:table-cell office:value-type="float" office:value="806682624">
                <text:p>806682624</text:p>
              </table:table-cell>
              <table:table-cell office:value-type="float" office:value="1828573184">
                <text:p>18285731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71516672">
                <text:p>1471516672</text:p>
              </table:table-cell>
              <table:table-cell office:value-type="float" office:value="40263680">
                <text:p>40263680</text:p>
              </table:table-cell>
              <table:table-cell office:value-type="float" office:value="806682624">
                <text:p>806682624</text:p>
              </table:table-cell>
              <table:table-cell office:value-type="float" office:value="1828573184">
                <text:p>18285731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72503808">
                <text:p>1472503808</text:p>
              </table:table-cell>
              <table:table-cell office:value-type="float" office:value="40263680">
                <text:p>40263680</text:p>
              </table:table-cell>
              <table:table-cell office:value-type="float" office:value="806682624">
                <text:p>806682624</text:p>
              </table:table-cell>
              <table:table-cell office:value-type="float" office:value="1827586048">
                <text:p>1827586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72077824">
                <text:p>1472077824</text:p>
              </table:table-cell>
              <table:table-cell office:value-type="float" office:value="40267776">
                <text:p>40267776</text:p>
              </table:table-cell>
              <table:table-cell office:value-type="float" office:value="806682624">
                <text:p>806682624</text:p>
              </table:table-cell>
              <table:table-cell office:value-type="float" office:value="1828007936">
                <text:p>18280079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0652416">
                <text:p>1470652416</text:p>
              </table:table-cell>
              <table:table-cell office:value-type="float" office:value="40271872">
                <text:p>40271872</text:p>
              </table:table-cell>
              <table:table-cell office:value-type="float" office:value="651595776">
                <text:p>651595776</text:p>
              </table:table-cell>
              <table:table-cell office:value-type="float" office:value="1984516096">
                <text:p>19845160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70652416">
                <text:p>1470652416</text:p>
              </table:table-cell>
              <table:table-cell office:value-type="float" office:value="40271872">
                <text:p>40271872</text:p>
              </table:table-cell>
              <table:table-cell office:value-type="float" office:value="651595776">
                <text:p>651595776</text:p>
              </table:table-cell>
              <table:table-cell office:value-type="float" office:value="1984516096">
                <text:p>19845160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70525440">
                <text:p>1470525440</text:p>
              </table:table-cell>
              <table:table-cell office:value-type="float" office:value="40271872">
                <text:p>40271872</text:p>
              </table:table-cell>
              <table:table-cell office:value-type="float" office:value="651595776">
                <text:p>651595776</text:p>
              </table:table-cell>
              <table:table-cell office:value-type="float" office:value="1984643072">
                <text:p>19846430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0525440">
                <text:p>1470525440</text:p>
              </table:table-cell>
              <table:table-cell office:value-type="float" office:value="40271872">
                <text:p>40271872</text:p>
              </table:table-cell>
              <table:table-cell office:value-type="float" office:value="651595776">
                <text:p>651595776</text:p>
              </table:table-cell>
              <table:table-cell office:value-type="float" office:value="1984643072">
                <text:p>19846430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0554112">
                <text:p>1470554112</text:p>
              </table:table-cell>
              <table:table-cell office:value-type="float" office:value="40280064">
                <text:p>40280064</text:p>
              </table:table-cell>
              <table:table-cell office:value-type="float" office:value="673398784">
                <text:p>673398784</text:p>
              </table:table-cell>
              <table:table-cell office:value-type="float" office:value="1962803200">
                <text:p>19628032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70623744">
                <text:p>1470623744</text:p>
              </table:table-cell>
              <table:table-cell office:value-type="float" office:value="40280064">
                <text:p>40280064</text:p>
              </table:table-cell>
              <table:table-cell office:value-type="float" office:value="709390336">
                <text:p>709390336</text:p>
              </table:table-cell>
              <table:table-cell office:value-type="float" office:value="1926742016">
                <text:p>19267420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70062592">
                <text:p>1470062592</text:p>
              </table:table-cell>
              <table:table-cell office:value-type="float" office:value="40280064">
                <text:p>40280064</text:p>
              </table:table-cell>
              <table:table-cell office:value-type="float" office:value="756170752">
                <text:p>756170752</text:p>
              </table:table-cell>
              <table:table-cell office:value-type="float" office:value="1880522752">
                <text:p>18805227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0140416">
                <text:p>1470140416</text:p>
              </table:table-cell>
              <table:table-cell office:value-type="float" office:value="40280064">
                <text:p>40280064</text:p>
              </table:table-cell>
              <table:table-cell office:value-type="float" office:value="767266816">
                <text:p>767266816</text:p>
              </table:table-cell>
              <table:table-cell office:value-type="float" office:value="1869348864">
                <text:p>18693488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71164416">
                <text:p>1471164416</text:p>
              </table:table-cell>
              <table:table-cell office:value-type="float" office:value="40284160">
                <text:p>40284160</text:p>
              </table:table-cell>
              <table:table-cell office:value-type="float" office:value="806686720">
                <text:p>806686720</text:p>
              </table:table-cell>
              <table:table-cell office:value-type="float" office:value="1828900864">
                <text:p>18289008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1365120">
                <text:p>1471365120</text:p>
              </table:table-cell>
              <table:table-cell office:value-type="float" office:value="40288256">
                <text:p>40288256</text:p>
              </table:table-cell>
              <table:table-cell office:value-type="float" office:value="806686720">
                <text:p>806686720</text:p>
              </table:table-cell>
              <table:table-cell office:value-type="float" office:value="1828696064">
                <text:p>18286960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72036864">
                <text:p>1472036864</text:p>
              </table:table-cell>
              <table:table-cell office:value-type="float" office:value="40292352">
                <text:p>40292352</text:p>
              </table:table-cell>
              <table:table-cell office:value-type="float" office:value="806690816">
                <text:p>806690816</text:p>
              </table:table-cell>
              <table:table-cell office:value-type="float" office:value="1828016128">
                <text:p>18280161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71348736">
                <text:p>1471348736</text:p>
              </table:table-cell>
              <table:table-cell office:value-type="float" office:value="40292352">
                <text:p>40292352</text:p>
              </table:table-cell>
              <table:table-cell office:value-type="float" office:value="806690816">
                <text:p>806690816</text:p>
              </table:table-cell>
              <table:table-cell office:value-type="float" office:value="1828704256">
                <text:p>18287042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70328832">
                <text:p>1470328832</text:p>
              </table:table-cell>
              <table:table-cell office:value-type="float" office:value="40292352">
                <text:p>40292352</text:p>
              </table:table-cell>
              <table:table-cell office:value-type="float" office:value="651599872">
                <text:p>651599872</text:p>
              </table:table-cell>
              <table:table-cell office:value-type="float" office:value="1984815104">
                <text:p>19848151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70328832">
                <text:p>1470328832</text:p>
              </table:table-cell>
              <table:table-cell office:value-type="float" office:value="40292352">
                <text:p>40292352</text:p>
              </table:table-cell>
              <table:table-cell office:value-type="float" office:value="651599872">
                <text:p>651599872</text:p>
              </table:table-cell>
              <table:table-cell office:value-type="float" office:value="1984815104">
                <text:p>19848151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0201856">
                <text:p>1470201856</text:p>
              </table:table-cell>
              <table:table-cell office:value-type="float" office:value="40292352">
                <text:p>40292352</text:p>
              </table:table-cell>
              <table:table-cell office:value-type="float" office:value="651599872">
                <text:p>651599872</text:p>
              </table:table-cell>
              <table:table-cell office:value-type="float" office:value="1984942080">
                <text:p>19849420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70193664">
                <text:p>1470193664</text:p>
              </table:table-cell>
              <table:table-cell office:value-type="float" office:value="40300544">
                <text:p>40300544</text:p>
              </table:table-cell>
              <table:table-cell office:value-type="float" office:value="651599872">
                <text:p>651599872</text:p>
              </table:table-cell>
              <table:table-cell office:value-type="float" office:value="1984942080">
                <text:p>19849420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69739008">
                <text:p>1469739008</text:p>
              </table:table-cell>
              <table:table-cell office:value-type="float" office:value="40300544">
                <text:p>40300544</text:p>
              </table:table-cell>
              <table:table-cell office:value-type="float" office:value="692686848">
                <text:p>692686848</text:p>
              </table:table-cell>
              <table:table-cell office:value-type="float" office:value="1944309760">
                <text:p>19443097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69722624">
                <text:p>1469722624</text:p>
              </table:table-cell>
              <table:table-cell office:value-type="float" office:value="40300544">
                <text:p>40300544</text:p>
              </table:table-cell>
              <table:table-cell office:value-type="float" office:value="709464064">
                <text:p>709464064</text:p>
              </table:table-cell>
              <table:table-cell office:value-type="float" office:value="1927548928">
                <text:p>19275489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69706240">
                <text:p>1469706240</text:p>
              </table:table-cell>
              <table:table-cell office:value-type="float" office:value="40300544">
                <text:p>40300544</text:p>
              </table:table-cell>
              <table:table-cell office:value-type="float" office:value="758366208">
                <text:p>758366208</text:p>
              </table:table-cell>
              <table:table-cell office:value-type="float" office:value="1878663168">
                <text:p>18786631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69943808">
                <text:p>1469943808</text:p>
              </table:table-cell>
              <table:table-cell office:value-type="float" office:value="40300544">
                <text:p>40300544</text:p>
              </table:table-cell>
              <table:table-cell office:value-type="float" office:value="767270912">
                <text:p>767270912</text:p>
              </table:table-cell>
              <table:table-cell office:value-type="float" office:value="1869520896">
                <text:p>18695208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70951424">
                <text:p>1470951424</text:p>
              </table:table-cell>
              <table:table-cell office:value-type="float" office:value="40300544">
                <text:p>40300544</text:p>
              </table:table-cell>
              <table:table-cell office:value-type="float" office:value="806690816">
                <text:p>806690816</text:p>
              </table:table-cell>
              <table:table-cell office:value-type="float" office:value="1829093376">
                <text:p>18290933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70943232">
                <text:p>1470943232</text:p>
              </table:table-cell>
              <table:table-cell office:value-type="float" office:value="40308736">
                <text:p>40308736</text:p>
              </table:table-cell>
              <table:table-cell office:value-type="float" office:value="806690816">
                <text:p>806690816</text:p>
              </table:table-cell>
              <table:table-cell office:value-type="float" office:value="1829093376">
                <text:p>18290933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0943232">
                <text:p>1470943232</text:p>
              </table:table-cell>
              <table:table-cell office:value-type="float" office:value="40308736">
                <text:p>40308736</text:p>
              </table:table-cell>
              <table:table-cell office:value-type="float" office:value="806690816">
                <text:p>806690816</text:p>
              </table:table-cell>
              <table:table-cell office:value-type="float" office:value="1829093376">
                <text:p>18290933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0275584">
                <text:p>1470275584</text:p>
              </table:table-cell>
              <table:table-cell office:value-type="float" office:value="40308736">
                <text:p>40308736</text:p>
              </table:table-cell>
              <table:table-cell office:value-type="float" office:value="651653120">
                <text:p>651653120</text:p>
              </table:table-cell>
              <table:table-cell office:value-type="float" office:value="1984798720">
                <text:p>19847987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0316544">
                <text:p>1470316544</text:p>
              </table:table-cell>
              <table:table-cell office:value-type="float" office:value="40308736">
                <text:p>40308736</text:p>
              </table:table-cell>
              <table:table-cell office:value-type="float" office:value="651603968">
                <text:p>651603968</text:p>
              </table:table-cell>
              <table:table-cell office:value-type="float" office:value="1984806912">
                <text:p>1984806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9962624">
                <text:p>1479962624</text:p>
              </table:table-cell>
              <table:table-cell office:value-type="float" office:value="40308736">
                <text:p>40308736</text:p>
              </table:table-cell>
              <table:table-cell office:value-type="float" office:value="651608064">
                <text:p>651608064</text:p>
              </table:table-cell>
              <table:table-cell office:value-type="float" office:value="1975156736">
                <text:p>19751567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9962624">
                <text:p>1479962624</text:p>
              </table:table-cell>
              <table:table-cell office:value-type="float" office:value="40308736">
                <text:p>40308736</text:p>
              </table:table-cell>
              <table:table-cell office:value-type="float" office:value="651608064">
                <text:p>651608064</text:p>
              </table:table-cell>
              <table:table-cell office:value-type="float" office:value="1975156736">
                <text:p>1975156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80032256">
                <text:p>1480032256</text:p>
              </table:table-cell>
              <table:table-cell office:value-type="float" office:value="40316928">
                <text:p>40316928</text:p>
              </table:table-cell>
              <table:table-cell office:value-type="float" office:value="651911168">
                <text:p>651911168</text:p>
              </table:table-cell>
              <table:table-cell office:value-type="float" office:value="1974775808">
                <text:p>19747758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80151040">
                <text:p>1480151040</text:p>
              </table:table-cell>
              <table:table-cell office:value-type="float" office:value="40316928">
                <text:p>40316928</text:p>
              </table:table-cell>
              <table:table-cell office:value-type="float" office:value="709439488">
                <text:p>709439488</text:p>
              </table:table-cell>
              <table:table-cell office:value-type="float" office:value="1917128704">
                <text:p>19171287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80146944">
                <text:p>1480146944</text:p>
              </table:table-cell>
              <table:table-cell office:value-type="float" office:value="40316928">
                <text:p>40316928</text:p>
              </table:table-cell>
              <table:table-cell office:value-type="float" office:value="709443584">
                <text:p>709443584</text:p>
              </table:table-cell>
              <table:table-cell office:value-type="float" office:value="1917128704">
                <text:p>19171287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80208384">
                <text:p>1480208384</text:p>
              </table:table-cell>
              <table:table-cell office:value-type="float" office:value="40316928">
                <text:p>40316928</text:p>
              </table:table-cell>
              <table:table-cell office:value-type="float" office:value="743538688">
                <text:p>743538688</text:p>
              </table:table-cell>
              <table:table-cell office:value-type="float" office:value="1882972160">
                <text:p>18829721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81310208">
                <text:p>1481310208</text:p>
              </table:table-cell>
              <table:table-cell office:value-type="float" office:value="40316928">
                <text:p>40316928</text:p>
              </table:table-cell>
              <table:table-cell office:value-type="float" office:value="774856704">
                <text:p>774856704</text:p>
              </table:table-cell>
              <table:table-cell office:value-type="float" office:value="1850552320">
                <text:p>18505523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81670656">
                <text:p>1481670656</text:p>
              </table:table-cell>
              <table:table-cell office:value-type="float" office:value="40325120">
                <text:p>40325120</text:p>
              </table:table-cell>
              <table:table-cell office:value-type="float" office:value="806703104">
                <text:p>806703104</text:p>
              </table:table-cell>
              <table:table-cell office:value-type="float" office:value="1818337280">
                <text:p>18183372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81793536">
                <text:p>1481793536</text:p>
              </table:table-cell>
              <table:table-cell office:value-type="float" office:value="40325120">
                <text:p>40325120</text:p>
              </table:table-cell>
              <table:table-cell office:value-type="float" office:value="806699008">
                <text:p>806699008</text:p>
              </table:table-cell>
              <table:table-cell office:value-type="float" office:value="1818218496">
                <text:p>18182184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81920512">
                <text:p>1481920512</text:p>
              </table:table-cell>
              <table:table-cell office:value-type="float" office:value="40337408">
                <text:p>40337408</text:p>
              </table:table-cell>
              <table:table-cell office:value-type="float" office:value="806686720">
                <text:p>806686720</text:p>
              </table:table-cell>
              <table:table-cell office:value-type="float" office:value="1818091520">
                <text:p>18180915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80749056">
                <text:p>1480749056</text:p>
              </table:table-cell>
              <table:table-cell office:value-type="float" office:value="40337408">
                <text:p>40337408</text:p>
              </table:table-cell>
              <table:table-cell office:value-type="float" office:value="651677696">
                <text:p>651677696</text:p>
              </table:table-cell>
              <table:table-cell office:value-type="float" office:value="1974272000">
                <text:p>1974272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80769536">
                <text:p>1480769536</text:p>
              </table:table-cell>
              <table:table-cell office:value-type="float" office:value="40337408">
                <text:p>40337408</text:p>
              </table:table-cell>
              <table:table-cell office:value-type="float" office:value="651624448">
                <text:p>651624448</text:p>
              </table:table-cell>
              <table:table-cell office:value-type="float" office:value="1974304768">
                <text:p>19743047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80888320">
                <text:p>1480888320</text:p>
              </table:table-cell>
              <table:table-cell office:value-type="float" office:value="40345600">
                <text:p>40345600</text:p>
              </table:table-cell>
              <table:table-cell office:value-type="float" office:value="651624448">
                <text:p>651624448</text:p>
              </table:table-cell>
              <table:table-cell office:value-type="float" office:value="1974177792">
                <text:p>19741777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80888320">
                <text:p>1480888320</text:p>
              </table:table-cell>
              <table:table-cell office:value-type="float" office:value="40345600">
                <text:p>40345600</text:p>
              </table:table-cell>
              <table:table-cell office:value-type="float" office:value="651624448">
                <text:p>651624448</text:p>
              </table:table-cell>
              <table:table-cell office:value-type="float" office:value="1974177792">
                <text:p>19741777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80843264">
                <text:p>1480843264</text:p>
              </table:table-cell>
              <table:table-cell office:value-type="float" office:value="40345600">
                <text:p>40345600</text:p>
              </table:table-cell>
              <table:table-cell office:value-type="float" office:value="652685312">
                <text:p>652685312</text:p>
              </table:table-cell>
              <table:table-cell office:value-type="float" office:value="1973161984">
                <text:p>19731619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80777728">
                <text:p>1480777728</text:p>
              </table:table-cell>
              <table:table-cell office:value-type="float" office:value="40345600">
                <text:p>40345600</text:p>
              </table:table-cell>
              <table:table-cell office:value-type="float" office:value="693256192">
                <text:p>693256192</text:p>
              </table:table-cell>
              <table:table-cell office:value-type="float" office:value="1932656640">
                <text:p>19326566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80417280">
                <text:p>1480417280</text:p>
              </table:table-cell>
              <table:table-cell office:value-type="float" office:value="40345600">
                <text:p>40345600</text:p>
              </table:table-cell>
              <table:table-cell office:value-type="float" office:value="709615616">
                <text:p>709615616</text:p>
              </table:table-cell>
              <table:table-cell office:value-type="float" office:value="1916657664">
                <text:p>19166576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80425472">
                <text:p>1480425472</text:p>
              </table:table-cell>
              <table:table-cell office:value-type="float" office:value="40345600">
                <text:p>40345600</text:p>
              </table:table-cell>
              <table:table-cell office:value-type="float" office:value="756588544">
                <text:p>756588544</text:p>
              </table:table-cell>
              <table:table-cell office:value-type="float" office:value="1869676544">
                <text:p>18696765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81768960">
                <text:p>1481768960</text:p>
              </table:table-cell>
              <table:table-cell office:value-type="float" office:value="40353792">
                <text:p>40353792</text:p>
              </table:table-cell>
              <table:table-cell office:value-type="float" office:value="806703104">
                <text:p>806703104</text:p>
              </table:table-cell>
              <table:table-cell office:value-type="float" office:value="1818210304">
                <text:p>18182103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82645504">
                <text:p>1482645504</text:p>
              </table:table-cell>
              <table:table-cell office:value-type="float" office:value="40353792">
                <text:p>40353792</text:p>
              </table:table-cell>
              <table:table-cell office:value-type="float" office:value="806719488">
                <text:p>806719488</text:p>
              </table:table-cell>
              <table:table-cell office:value-type="float" office:value="1817317376">
                <text:p>18173173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82129408">
                <text:p>1482129408</text:p>
              </table:table-cell>
              <table:table-cell office:value-type="float" office:value="40353792">
                <text:p>40353792</text:p>
              </table:table-cell>
              <table:table-cell office:value-type="float" office:value="806719488">
                <text:p>806719488</text:p>
              </table:table-cell>
              <table:table-cell office:value-type="float" office:value="1817833472">
                <text:p>18178334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82047488">
                <text:p>1482047488</text:p>
              </table:table-cell>
              <table:table-cell office:value-type="float" office:value="40353792">
                <text:p>40353792</text:p>
              </table:table-cell>
              <table:table-cell office:value-type="float" office:value="806719488">
                <text:p>806719488</text:p>
              </table:table-cell>
              <table:table-cell office:value-type="float" office:value="1817915392">
                <text:p>18179153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81048064">
                <text:p>1481048064</text:p>
              </table:table-cell>
              <table:table-cell office:value-type="float" office:value="40353792">
                <text:p>40353792</text:p>
              </table:table-cell>
              <table:table-cell office:value-type="float" office:value="651632640">
                <text:p>651632640</text:p>
              </table:table-cell>
              <table:table-cell office:value-type="float" office:value="1974001664">
                <text:p>19740016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81056256">
                <text:p>1481056256</text:p>
              </table:table-cell>
              <table:table-cell office:value-type="float" office:value="40361984">
                <text:p>40361984</text:p>
              </table:table-cell>
              <table:table-cell office:value-type="float" office:value="651624448">
                <text:p>651624448</text:p>
              </table:table-cell>
              <table:table-cell office:value-type="float" office:value="1973993472">
                <text:p>19739934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80921088">
                <text:p>1480921088</text:p>
              </table:table-cell>
              <table:table-cell office:value-type="float" office:value="40361984">
                <text:p>40361984</text:p>
              </table:table-cell>
              <table:table-cell office:value-type="float" office:value="651632640">
                <text:p>651632640</text:p>
              </table:table-cell>
              <table:table-cell office:value-type="float" office:value="1974120448">
                <text:p>19741204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80921088">
                <text:p>1480921088</text:p>
              </table:table-cell>
              <table:table-cell office:value-type="float" office:value="40361984">
                <text:p>40361984</text:p>
              </table:table-cell>
              <table:table-cell office:value-type="float" office:value="651632640">
                <text:p>651632640</text:p>
              </table:table-cell>
              <table:table-cell office:value-type="float" office:value="1974120448">
                <text:p>19741204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80417280">
                <text:p>1480417280</text:p>
              </table:table-cell>
              <table:table-cell office:value-type="float" office:value="40361984">
                <text:p>40361984</text:p>
              </table:table-cell>
              <table:table-cell office:value-type="float" office:value="689975296">
                <text:p>689975296</text:p>
              </table:table-cell>
              <table:table-cell office:value-type="float" office:value="1936281600">
                <text:p>19362816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81547776">
                <text:p>1481547776</text:p>
              </table:table-cell>
              <table:table-cell office:value-type="float" office:value="40361984">
                <text:p>40361984</text:p>
              </table:table-cell>
              <table:table-cell office:value-type="float" office:value="709468160">
                <text:p>709468160</text:p>
              </table:table-cell>
              <table:table-cell office:value-type="float" office:value="1915658240">
                <text:p>19156582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80892416">
                <text:p>1480892416</text:p>
              </table:table-cell>
              <table:table-cell office:value-type="float" office:value="40361984">
                <text:p>40361984</text:p>
              </table:table-cell>
              <table:table-cell office:value-type="float" office:value="709468160">
                <text:p>709468160</text:p>
              </table:table-cell>
              <table:table-cell office:value-type="float" office:value="1916313600">
                <text:p>19163136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81097216">
                <text:p>1481097216</text:p>
              </table:table-cell>
              <table:table-cell office:value-type="float" office:value="40370176">
                <text:p>40370176</text:p>
              </table:table-cell>
              <table:table-cell office:value-type="float" office:value="767217664">
                <text:p>767217664</text:p>
              </table:table-cell>
              <table:table-cell office:value-type="float" office:value="1858351104">
                <text:p>18583511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81814016">
                <text:p>1481814016</text:p>
              </table:table-cell>
              <table:table-cell office:value-type="float" office:value="40370176">
                <text:p>40370176</text:p>
              </table:table-cell>
              <table:table-cell office:value-type="float" office:value="805650432">
                <text:p>805650432</text:p>
              </table:table-cell>
              <table:table-cell office:value-type="float" office:value="1819201536">
                <text:p>18192015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1740288">
                <text:p>1481740288</text:p>
              </table:table-cell>
              <table:table-cell office:value-type="float" office:value="40370176">
                <text:p>40370176</text:p>
              </table:table-cell>
              <table:table-cell office:value-type="float" office:value="806723584">
                <text:p>806723584</text:p>
              </table:table-cell>
              <table:table-cell office:value-type="float" office:value="1818202112">
                <text:p>18182021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81736192">
                <text:p>1481736192</text:p>
              </table:table-cell>
              <table:table-cell office:value-type="float" office:value="40370176">
                <text:p>40370176</text:p>
              </table:table-cell>
              <table:table-cell office:value-type="float" office:value="806727680">
                <text:p>806727680</text:p>
              </table:table-cell>
              <table:table-cell office:value-type="float" office:value="1818202112">
                <text:p>18182021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81736192">
                <text:p>1481736192</text:p>
              </table:table-cell>
              <table:table-cell office:value-type="float" office:value="40370176">
                <text:p>40370176</text:p>
              </table:table-cell>
              <table:table-cell office:value-type="float" office:value="806727680">
                <text:p>806727680</text:p>
              </table:table-cell>
              <table:table-cell office:value-type="float" office:value="1818202112">
                <text:p>18182021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80732672">
                <text:p>1480732672</text:p>
              </table:table-cell>
              <table:table-cell office:value-type="float" office:value="40378368">
                <text:p>40378368</text:p>
              </table:table-cell>
              <table:table-cell office:value-type="float" office:value="651636736">
                <text:p>651636736</text:p>
              </table:table-cell>
              <table:table-cell office:value-type="float" office:value="1974288384">
                <text:p>19742883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0732672">
                <text:p>1480732672</text:p>
              </table:table-cell>
              <table:table-cell office:value-type="float" office:value="40378368">
                <text:p>40378368</text:p>
              </table:table-cell>
              <table:table-cell office:value-type="float" office:value="651636736">
                <text:p>651636736</text:p>
              </table:table-cell>
              <table:table-cell office:value-type="float" office:value="1974288384">
                <text:p>19742883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0732672">
                <text:p>1480732672</text:p>
              </table:table-cell>
              <table:table-cell office:value-type="float" office:value="40378368">
                <text:p>40378368</text:p>
              </table:table-cell>
              <table:table-cell office:value-type="float" office:value="651636736">
                <text:p>651636736</text:p>
              </table:table-cell>
              <table:table-cell office:value-type="float" office:value="1974288384">
                <text:p>19742883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80732672">
                <text:p>1480732672</text:p>
              </table:table-cell>
              <table:table-cell office:value-type="float" office:value="40378368">
                <text:p>40378368</text:p>
              </table:table-cell>
              <table:table-cell office:value-type="float" office:value="651636736">
                <text:p>651636736</text:p>
              </table:table-cell>
              <table:table-cell office:value-type="float" office:value="1974288384">
                <text:p>19742883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0179712">
                <text:p>1480179712</text:p>
              </table:table-cell>
              <table:table-cell office:value-type="float" office:value="40378368">
                <text:p>40378368</text:p>
              </table:table-cell>
              <table:table-cell office:value-type="float" office:value="685203456">
                <text:p>685203456</text:p>
              </table:table-cell>
              <table:table-cell office:value-type="float" office:value="1941274624">
                <text:p>19412746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0220672">
                <text:p>1480220672</text:p>
              </table:table-cell>
              <table:table-cell office:value-type="float" office:value="40386560">
                <text:p>40386560</text:p>
              </table:table-cell>
              <table:table-cell office:value-type="float" office:value="709406720">
                <text:p>709406720</text:p>
              </table:table-cell>
              <table:table-cell office:value-type="float" office:value="1917022208">
                <text:p>19170222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80613888">
                <text:p>1480613888</text:p>
              </table:table-cell>
              <table:table-cell office:value-type="float" office:value="40386560">
                <text:p>40386560</text:p>
              </table:table-cell>
              <table:table-cell office:value-type="float" office:value="752312320">
                <text:p>752312320</text:p>
              </table:table-cell>
              <table:table-cell office:value-type="float" office:value="1873723392">
                <text:p>18737233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80728576">
                <text:p>1480728576</text:p>
              </table:table-cell>
              <table:table-cell office:value-type="float" office:value="40386560">
                <text:p>40386560</text:p>
              </table:table-cell>
              <table:table-cell office:value-type="float" office:value="767307776">
                <text:p>767307776</text:p>
              </table:table-cell>
              <table:table-cell office:value-type="float" office:value="1858613248">
                <text:p>18586132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81179136">
                <text:p>1481179136</text:p>
              </table:table-cell>
              <table:table-cell office:value-type="float" office:value="40386560">
                <text:p>40386560</text:p>
              </table:table-cell>
              <table:table-cell office:value-type="float" office:value="806776832">
                <text:p>806776832</text:p>
              </table:table-cell>
              <table:table-cell office:value-type="float" office:value="1818693632">
                <text:p>18186936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81220096">
                <text:p>1481220096</text:p>
              </table:table-cell>
              <table:table-cell office:value-type="float" office:value="40386560">
                <text:p>40386560</text:p>
              </table:table-cell>
              <table:table-cell office:value-type="float" office:value="806727680">
                <text:p>806727680</text:p>
              </table:table-cell>
              <table:table-cell office:value-type="float" office:value="1818701824">
                <text:p>18187018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81220096">
                <text:p>1481220096</text:p>
              </table:table-cell>
              <table:table-cell office:value-type="float" office:value="40394752">
                <text:p>40394752</text:p>
              </table:table-cell>
              <table:table-cell office:value-type="float" office:value="806719488">
                <text:p>806719488</text:p>
              </table:table-cell>
              <table:table-cell office:value-type="float" office:value="1818701824">
                <text:p>18187018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81035776">
                <text:p>1481035776</text:p>
              </table:table-cell>
              <table:table-cell office:value-type="float" office:value="40394752">
                <text:p>40394752</text:p>
              </table:table-cell>
              <table:table-cell office:value-type="float" office:value="709431296">
                <text:p>709431296</text:p>
              </table:table-cell>
              <table:table-cell office:value-type="float" office:value="1916174336">
                <text:p>19161743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81166848">
                <text:p>1481166848</text:p>
              </table:table-cell>
              <table:table-cell office:value-type="float" office:value="40394752">
                <text:p>40394752</text:p>
              </table:table-cell>
              <table:table-cell office:value-type="float" office:value="651640832">
                <text:p>651640832</text:p>
              </table:table-cell>
              <table:table-cell office:value-type="float" office:value="1973833728">
                <text:p>19738337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81166848">
                <text:p>1481166848</text:p>
              </table:table-cell>
              <table:table-cell office:value-type="float" office:value="40394752">
                <text:p>40394752</text:p>
              </table:table-cell>
              <table:table-cell office:value-type="float" office:value="651640832">
                <text:p>651640832</text:p>
              </table:table-cell>
              <table:table-cell office:value-type="float" office:value="1973833728">
                <text:p>19738337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81191424">
                <text:p>1481191424</text:p>
              </table:table-cell>
              <table:table-cell office:value-type="float" office:value="40394752">
                <text:p>40394752</text:p>
              </table:table-cell>
              <table:table-cell office:value-type="float" office:value="651644928">
                <text:p>651644928</text:p>
              </table:table-cell>
              <table:table-cell office:value-type="float" office:value="1973805056">
                <text:p>19738050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81076736">
                <text:p>1481076736</text:p>
              </table:table-cell>
              <table:table-cell office:value-type="float" office:value="40394752">
                <text:p>40394752</text:p>
              </table:table-cell>
              <table:table-cell office:value-type="float" office:value="651644928">
                <text:p>651644928</text:p>
              </table:table-cell>
              <table:table-cell office:value-type="float" office:value="1973919744">
                <text:p>19739197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80994816">
                <text:p>1480994816</text:p>
              </table:table-cell>
              <table:table-cell office:value-type="float" office:value="40402944">
                <text:p>40402944</text:p>
              </table:table-cell>
              <table:table-cell office:value-type="float" office:value="669216768">
                <text:p>669216768</text:p>
              </table:table-cell>
              <table:table-cell office:value-type="float" office:value="1956421632">
                <text:p>19564216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0855552">
                <text:p>1480855552</text:p>
              </table:table-cell>
              <table:table-cell office:value-type="float" office:value="40402944">
                <text:p>40402944</text:p>
              </table:table-cell>
              <table:table-cell office:value-type="float" office:value="709480448">
                <text:p>709480448</text:p>
              </table:table-cell>
              <table:table-cell office:value-type="float" office:value="1916297216">
                <text:p>19162972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1080832">
                <text:p>1481080832</text:p>
              </table:table-cell>
              <table:table-cell office:value-type="float" office:value="40402944">
                <text:p>40402944</text:p>
              </table:table-cell>
              <table:table-cell office:value-type="float" office:value="718270464">
                <text:p>718270464</text:p>
              </table:table-cell>
              <table:table-cell office:value-type="float" office:value="1907281920">
                <text:p>19072819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1207808">
                <text:p>1481207808</text:p>
              </table:table-cell>
              <table:table-cell office:value-type="float" office:value="40402944">
                <text:p>40402944</text:p>
              </table:table-cell>
              <table:table-cell office:value-type="float" office:value="767283200">
                <text:p>767283200</text:p>
              </table:table-cell>
              <table:table-cell office:value-type="float" office:value="1858142208">
                <text:p>18581422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2326016">
                <text:p>1482326016</text:p>
              </table:table-cell>
              <table:table-cell office:value-type="float" office:value="40402944">
                <text:p>40402944</text:p>
              </table:table-cell>
              <table:table-cell office:value-type="float" office:value="806567936">
                <text:p>806567936</text:p>
              </table:table-cell>
              <table:table-cell office:value-type="float" office:value="1817739264">
                <text:p>18177392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2801152">
                <text:p>1482801152</text:p>
              </table:table-cell>
              <table:table-cell office:value-type="float" office:value="40407040">
                <text:p>40407040</text:p>
              </table:table-cell>
              <table:table-cell office:value-type="float" office:value="806731776">
                <text:p>806731776</text:p>
              </table:table-cell>
              <table:table-cell office:value-type="float" office:value="1817096192">
                <text:p>18170961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82366976">
                <text:p>1482366976</text:p>
              </table:table-cell>
              <table:table-cell office:value-type="float" office:value="40411136">
                <text:p>40411136</text:p>
              </table:table-cell>
              <table:table-cell office:value-type="float" office:value="806731776">
                <text:p>806731776</text:p>
              </table:table-cell>
              <table:table-cell office:value-type="float" office:value="1817526272">
                <text:p>18175262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82330112">
                <text:p>1482330112</text:p>
              </table:table-cell>
              <table:table-cell office:value-type="float" office:value="40411136">
                <text:p>40411136</text:p>
              </table:table-cell>
              <table:table-cell office:value-type="float" office:value="806735872">
                <text:p>806735872</text:p>
              </table:table-cell>
              <table:table-cell office:value-type="float" office:value="1817559040">
                <text:p>18175590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81330688">
                <text:p>1481330688</text:p>
              </table:table-cell>
              <table:table-cell office:value-type="float" office:value="40411136">
                <text:p>40411136</text:p>
              </table:table-cell>
              <table:table-cell office:value-type="float" office:value="651649024">
                <text:p>651649024</text:p>
              </table:table-cell>
              <table:table-cell office:value-type="float" office:value="1973645312">
                <text:p>19736453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81330688">
                <text:p>1481330688</text:p>
              </table:table-cell>
              <table:table-cell office:value-type="float" office:value="40411136">
                <text:p>40411136</text:p>
              </table:table-cell>
              <table:table-cell office:value-type="float" office:value="651649024">
                <text:p>651649024</text:p>
              </table:table-cell>
              <table:table-cell office:value-type="float" office:value="1973645312">
                <text:p>19736453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81330688">
                <text:p>1481330688</text:p>
              </table:table-cell>
              <table:table-cell office:value-type="float" office:value="40411136">
                <text:p>40411136</text:p>
              </table:table-cell>
              <table:table-cell office:value-type="float" office:value="651649024">
                <text:p>651649024</text:p>
              </table:table-cell>
              <table:table-cell office:value-type="float" office:value="1973645312">
                <text:p>19736453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81322496">
                <text:p>1481322496</text:p>
              </table:table-cell>
              <table:table-cell office:value-type="float" office:value="40419328">
                <text:p>40419328</text:p>
              </table:table-cell>
              <table:table-cell office:value-type="float" office:value="651649024">
                <text:p>651649024</text:p>
              </table:table-cell>
              <table:table-cell office:value-type="float" office:value="1973645312">
                <text:p>19736453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80892416">
                <text:p>1480892416</text:p>
              </table:table-cell>
              <table:table-cell office:value-type="float" office:value="40419328">
                <text:p>40419328</text:p>
              </table:table-cell>
              <table:table-cell office:value-type="float" office:value="678871040">
                <text:p>678871040</text:p>
              </table:table-cell>
              <table:table-cell office:value-type="float" office:value="1946853376">
                <text:p>19468533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80753152">
                <text:p>1480753152</text:p>
              </table:table-cell>
              <table:table-cell office:value-type="float" office:value="40419328">
                <text:p>40419328</text:p>
              </table:table-cell>
              <table:table-cell office:value-type="float" office:value="709484544">
                <text:p>709484544</text:p>
              </table:table-cell>
              <table:table-cell office:value-type="float" office:value="1916379136">
                <text:p>19163791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80716288">
                <text:p>1480716288</text:p>
              </table:table-cell>
              <table:table-cell office:value-type="float" office:value="40419328">
                <text:p>40419328</text:p>
              </table:table-cell>
              <table:table-cell office:value-type="float" office:value="744947712">
                <text:p>744947712</text:p>
              </table:table-cell>
              <table:table-cell office:value-type="float" office:value="1880952832">
                <text:p>18809528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80941568">
                <text:p>1480941568</text:p>
              </table:table-cell>
              <table:table-cell office:value-type="float" office:value="40419328">
                <text:p>40419328</text:p>
              </table:table-cell>
              <table:table-cell office:value-type="float" office:value="767324160">
                <text:p>767324160</text:p>
              </table:table-cell>
              <table:table-cell office:value-type="float" office:value="1858351104">
                <text:p>18583511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82629120">
                <text:p>1482629120</text:p>
              </table:table-cell>
              <table:table-cell office:value-type="float" office:value="40423424">
                <text:p>40423424</text:p>
              </table:table-cell>
              <table:table-cell office:value-type="float" office:value="806739968">
                <text:p>806739968</text:p>
              </table:table-cell>
              <table:table-cell office:value-type="float" office:value="1817243648">
                <text:p>18172436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82072064">
                <text:p>1482072064</text:p>
              </table:table-cell>
              <table:table-cell office:value-type="float" office:value="40427520">
                <text:p>40427520</text:p>
              </table:table-cell>
              <table:table-cell office:value-type="float" office:value="806744064">
                <text:p>806744064</text:p>
              </table:table-cell>
              <table:table-cell office:value-type="float" office:value="1817792512">
                <text:p>18177925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82072064">
                <text:p>1482072064</text:p>
              </table:table-cell>
              <table:table-cell office:value-type="float" office:value="40427520">
                <text:p>40427520</text:p>
              </table:table-cell>
              <table:table-cell office:value-type="float" office:value="806744064">
                <text:p>806744064</text:p>
              </table:table-cell>
              <table:table-cell office:value-type="float" office:value="1817792512">
                <text:p>18177925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81048064">
                <text:p>1481048064</text:p>
              </table:table-cell>
              <table:table-cell office:value-type="float" office:value="40427520">
                <text:p>40427520</text:p>
              </table:table-cell>
              <table:table-cell office:value-type="float" office:value="651706368">
                <text:p>651706368</text:p>
              </table:table-cell>
              <table:table-cell office:value-type="float" office:value="1973854208">
                <text:p>19738542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81306112">
                <text:p>1481306112</text:p>
              </table:table-cell>
              <table:table-cell office:value-type="float" office:value="40427520">
                <text:p>40427520</text:p>
              </table:table-cell>
              <table:table-cell office:value-type="float" office:value="651665408">
                <text:p>651665408</text:p>
              </table:table-cell>
              <table:table-cell office:value-type="float" office:value="1973637120">
                <text:p>19736371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81019392">
                <text:p>1481019392</text:p>
              </table:table-cell>
              <table:table-cell office:value-type="float" office:value="40427520">
                <text:p>40427520</text:p>
              </table:table-cell>
              <table:table-cell office:value-type="float" office:value="655466496">
                <text:p>655466496</text:p>
              </table:table-cell>
              <table:table-cell office:value-type="float" office:value="1970122752">
                <text:p>19701227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80757248">
                <text:p>1480757248</text:p>
              </table:table-cell>
              <table:table-cell office:value-type="float" office:value="40435712">
                <text:p>40435712</text:p>
              </table:table-cell>
              <table:table-cell office:value-type="float" office:value="659320832">
                <text:p>659320832</text:p>
              </table:table-cell>
              <table:table-cell office:value-type="float" office:value="1966522368">
                <text:p>19665223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80835072">
                <text:p>1480835072</text:p>
              </table:table-cell>
              <table:table-cell office:value-type="float" office:value="40435712">
                <text:p>40435712</text:p>
              </table:table-cell>
              <table:table-cell office:value-type="float" office:value="666734592">
                <text:p>666734592</text:p>
              </table:table-cell>
              <table:table-cell office:value-type="float" office:value="1959030784">
                <text:p>19590307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80663040">
                <text:p>1480663040</text:p>
              </table:table-cell>
              <table:table-cell office:value-type="float" office:value="40435712">
                <text:p>40435712</text:p>
              </table:table-cell>
              <table:table-cell office:value-type="float" office:value="672747520">
                <text:p>672747520</text:p>
              </table:table-cell>
              <table:table-cell office:value-type="float" office:value="1953189888">
                <text:p>19531898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80581120">
                <text:p>1480581120</text:p>
              </table:table-cell>
              <table:table-cell office:value-type="float" office:value="40435712">
                <text:p>40435712</text:p>
              </table:table-cell>
              <table:table-cell office:value-type="float" office:value="680194048">
                <text:p>680194048</text:p>
              </table:table-cell>
              <table:table-cell office:value-type="float" office:value="1945825280">
                <text:p>19458252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80650752">
                <text:p>1480650752</text:p>
              </table:table-cell>
              <table:table-cell office:value-type="float" office:value="40435712">
                <text:p>40435712</text:p>
              </table:table-cell>
              <table:table-cell office:value-type="float" office:value="685965312">
                <text:p>685965312</text:p>
              </table:table-cell>
              <table:table-cell office:value-type="float" office:value="1939984384">
                <text:p>19399843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80544256">
                <text:p>1480544256</text:p>
              </table:table-cell>
              <table:table-cell office:value-type="float" office:value="40443904">
                <text:p>40443904</text:p>
              </table:table-cell>
              <table:table-cell office:value-type="float" office:value="693682176">
                <text:p>693682176</text:p>
              </table:table-cell>
              <table:table-cell office:value-type="float" office:value="1932365824">
                <text:p>19323658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80503296">
                <text:p>1480503296</text:p>
              </table:table-cell>
              <table:table-cell office:value-type="float" office:value="40443904">
                <text:p>40443904</text:p>
              </table:table-cell>
              <table:table-cell office:value-type="float" office:value="700071936">
                <text:p>700071936</text:p>
              </table:table-cell>
              <table:table-cell office:value-type="float" office:value="1926017024">
                <text:p>19260170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80552448">
                <text:p>1480552448</text:p>
              </table:table-cell>
              <table:table-cell office:value-type="float" office:value="40443904">
                <text:p>40443904</text:p>
              </table:table-cell>
              <table:table-cell office:value-type="float" office:value="704847872">
                <text:p>704847872</text:p>
              </table:table-cell>
              <table:table-cell office:value-type="float" office:value="1921191936">
                <text:p>19211919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80613888">
                <text:p>1480613888</text:p>
              </table:table-cell>
              <table:table-cell office:value-type="float" office:value="40443904">
                <text:p>40443904</text:p>
              </table:table-cell>
              <table:table-cell office:value-type="float" office:value="711761920">
                <text:p>711761920</text:p>
              </table:table-cell>
              <table:table-cell office:value-type="float" office:value="1914216448">
                <text:p>19142164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77758976">
                <text:p>1477758976</text:p>
              </table:table-cell>
              <table:table-cell office:value-type="float" office:value="40443904">
                <text:p>40443904</text:p>
              </table:table-cell>
              <table:table-cell office:value-type="float" office:value="603938816">
                <text:p>603938816</text:p>
              </table:table-cell>
              <table:table-cell office:value-type="float" office:value="2024894464">
                <text:p>20248944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58258176">
                <text:p>1358258176</text:p>
              </table:table-cell>
              <table:table-cell office:value-type="float" office:value="40452096">
                <text:p>40452096</text:p>
              </table:table-cell>
              <table:table-cell office:value-type="float" office:value="608342016">
                <text:p>608342016</text:p>
              </table:table-cell>
              <table:table-cell office:value-type="float" office:value="2139983872">
                <text:p>21399838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MacOSX_X86_64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38cm" svg:height="8.995cm" xlink:href=".." xlink:type="simple" chart:class="chart:area" chart:style-name="ch1">
        <chart:title svg:x="10.688cm" svg:y="0.314cm" chart:style-name="ch2">
          <text:p>CPU USAGE</text:p>
        </chart:title>
        <chart:legend chart:legend-position="end" svg:x="22.971cm" svg:y="3.727cm" style:legend-expansion="high" chart:style-name="ch3"/>
        <chart:plot-area chart:style-name="ch4" table:cell-range-address="kmeans_5M_prep.L7:kmeans_5M_prep.N184" chart:data-source-has-labels="row" svg:x="0.484cm" svg:y="1.26cm" svg:width="22.003cm" svg:height="7.556cm">
          <chartooo:coordinate-region svg:x="1.426cm" svg:y="1.369cm" svg:width="20.846cm" svg:height="6.4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kmeans_5M_prep.L8:kmeans_5M_prep.L184" chart:label-cell-address="kmeans_5M_prep.L7:kmeans_5M_prep.L7" chart:class="chart:area">
            <chart:data-point chart:repeated="177"/>
          </chart:series>
          <chart:series chart:style-name="ch9" chart:values-cell-range-address="kmeans_5M_prep.M8:kmeans_5M_prep.M184" chart:label-cell-address="kmeans_5M_prep.M7:kmeans_5M_prep.M7" chart:class="chart:area">
            <chart:data-point chart:repeated="177"/>
          </chart:series>
          <chart:series chart:style-name="ch10" chart:values-cell-range-address="kmeans_5M_prep.N8:kmeans_5M_prep.N184" chart:label-cell-address="kmeans_5M_prep.N7:kmeans_5M_prep.N7" chart:class="chart:area">
            <chart:data-point chart:repeated="1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r</text:p>
                <draw:g>
                  <svg:desc>kmeans_5M_prep.L7:kmeans_5M_prep.L7</svg:desc>
                </draw:g>
              </table:table-cell>
              <table:table-cell office:value-type="string">
                <text:p>sys</text:p>
                <draw:g>
                  <svg:desc>kmeans_5M_prep.M7:kmeans_5M_prep.M7</svg:desc>
                </draw:g>
              </table:table-cell>
              <table:table-cell office:value-type="string">
                <text:p>idl</text:p>
                <draw:g>
                  <svg:desc>kmeans_5M_prep.N7:kmeans_5M_prep.N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15">
                <text:p>27.615</text:p>
                <draw:g>
                  <svg:desc>kmeans_5M_prep.L8:kmeans_5M_prep.L184</svg:desc>
                </draw:g>
              </table:table-cell>
              <table:table-cell office:value-type="float" office:value="6.73">
                <text:p>6.73</text:p>
                <draw:g>
                  <svg:desc>kmeans_5M_prep.M8:kmeans_5M_prep.M184</svg:desc>
                </draw:g>
              </table:table-cell>
              <table:table-cell office:value-type="float" office:value="65.397">
                <text:p>65.397</text:p>
                <draw:g>
                  <svg:desc>kmeans_5M_prep.N8:kmeans_5M_prep.N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947">
                <text:p>58.947</text:p>
              </table:table-cell>
              <table:table-cell office:value-type="float" office:value="26.316">
                <text:p>26.316</text:p>
              </table:table-cell>
              <table:table-cell office:value-type="float" office:value="14.211">
                <text:p>14.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782">
                <text:p>36.782</text:p>
              </table:table-cell>
              <table:table-cell office:value-type="float" office:value="20.115">
                <text:p>20.115</text:p>
              </table:table-cell>
              <table:table-cell office:value-type="float" office:value="43.103">
                <text:p>43.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189">
                <text:p>29.189</text:p>
              </table:table-cell>
              <table:table-cell office:value-type="float" office:value="23.243">
                <text:p>23.243</text:p>
              </table:table-cell>
              <table:table-cell office:value-type="float" office:value="47.568">
                <text:p>47.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706">
                <text:p>24.706</text:p>
              </table:table-cell>
              <table:table-cell office:value-type="float" office:value="23.529">
                <text:p>23.529</text:p>
              </table:table-cell>
              <table:table-cell office:value-type="float" office:value="51.765">
                <text:p>51.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586">
                <text:p>27.586</text:p>
              </table:table-cell>
              <table:table-cell office:value-type="float" office:value="27.586">
                <text:p>27.586</text:p>
              </table:table-cell>
              <table:table-cell office:value-type="float" office:value="44.828">
                <text:p>44.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1.429">
                <text:p>11.429</text:p>
              </table:table-cell>
              <table:table-cell office:value-type="float" office:value="47.429">
                <text:p>47.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509">
                <text:p>44.509</text:p>
              </table:table-cell>
              <table:table-cell office:value-type="float" office:value="6.936">
                <text:p>6.936</text:p>
              </table:table-cell>
              <table:table-cell office:value-type="float" office:value="48.555">
                <text:p>48.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373">
                <text:p>43.373</text:p>
              </table:table-cell>
              <table:table-cell office:value-type="float" office:value="5.422">
                <text:p>5.422</text:p>
              </table:table-cell>
              <table:table-cell office:value-type="float" office:value="51.205">
                <text:p>51.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046">
                <text:p>43.046</text:p>
              </table:table-cell>
              <table:table-cell office:value-type="float" office:value="9.934">
                <text:p>9.934</text:p>
              </table:table-cell>
              <table:table-cell office:value-type="float" office:value="47.02">
                <text:p>47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03">
                <text:p>43.03</text:p>
              </table:table-cell>
              <table:table-cell office:value-type="float" office:value="8.485">
                <text:p>8.485</text:p>
              </table:table-cell>
              <table:table-cell office:value-type="float" office:value="46.667">
                <text:p>46.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477">
                <text:p>41.477</text:p>
              </table:table-cell>
              <table:table-cell office:value-type="float" office:value="9.659">
                <text:p>9.659</text:p>
              </table:table-cell>
              <table:table-cell office:value-type="float" office:value="46.591">
                <text:p>46.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.143">
                <text:p>41.143</text:p>
              </table:table-cell>
              <table:table-cell office:value-type="float" office:value="8.571">
                <text:p>8.571</text:p>
              </table:table-cell>
              <table:table-cell office:value-type="float" office:value="50.286">
                <text:p>50.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9.333">
                <text:p>9.333</text:p>
              </table:table-cell>
              <table:table-cell office:value-type="float" office:value="54.667">
                <text:p>54.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212">
                <text:p>41.212</text:p>
              </table:table-cell>
              <table:table-cell office:value-type="float" office:value="10.303">
                <text:p>10.303</text:p>
              </table:table-cell>
              <table:table-cell office:value-type="float" office:value="48.485">
                <text:p>48.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194">
                <text:p>34.194</text:p>
              </table:table-cell>
              <table:table-cell office:value-type="float" office:value="10.323">
                <text:p>10.323</text:p>
              </table:table-cell>
              <table:table-cell office:value-type="float" office:value="54.839">
                <text:p>54.8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105">
                <text:p>42.105</text:p>
              </table:table-cell>
              <table:table-cell office:value-type="float" office:value="23.977">
                <text:p>23.977</text:p>
              </table:table-cell>
              <table:table-cell office:value-type="float" office:value="32.164">
                <text:p>32.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.753">
                <text:p>47.753</text:p>
              </table:table-cell>
              <table:table-cell office:value-type="float" office:value="28.652">
                <text:p>28.652</text:p>
              </table:table-cell>
              <table:table-cell office:value-type="float" office:value="22.472">
                <text:p>22.4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425">
                <text:p>26.425</text:p>
              </table:table-cell>
              <table:table-cell office:value-type="float" office:value="41.451">
                <text:p>41.451</text:p>
              </table:table-cell>
              <table:table-cell office:value-type="float" office:value="31.088">
                <text:p>31.0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668">
                <text:p>47.668</text:p>
              </table:table-cell>
              <table:table-cell office:value-type="float" office:value="13.99">
                <text:p>13.99</text:p>
              </table:table-cell>
              <table:table-cell office:value-type="float" office:value="38.342">
                <text:p>38.3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.629">
                <text:p>46.629</text:p>
              </table:table-cell>
              <table:table-cell office:value-type="float" office:value="26.404">
                <text:p>26.404</text:p>
              </table:table-cell>
              <table:table-cell office:value-type="float" office:value="26.966">
                <text:p>26.9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482">
                <text:p>65.482</text:p>
              </table:table-cell>
              <table:table-cell office:value-type="float" office:value="15.228">
                <text:p>15.228</text:p>
              </table:table-cell>
              <table:table-cell office:value-type="float" office:value="19.289">
                <text:p>19.2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.289">
                <text:p>58.289</text:p>
              </table:table-cell>
              <table:table-cell office:value-type="float" office:value="19.251">
                <text:p>19.251</text:p>
              </table:table-cell>
              <table:table-cell office:value-type="float" office:value="16.043">
                <text:p>16.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.746">
                <text:p>49.746</text:p>
              </table:table-cell>
              <table:table-cell office:value-type="float" office:value="10.152">
                <text:p>10.152</text:p>
              </table:table-cell>
              <table:table-cell office:value-type="float" office:value="39.594">
                <text:p>39.5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.684">
                <text:p>63.684</text:p>
              </table:table-cell>
              <table:table-cell office:value-type="float" office:value="6.842">
                <text:p>6.842</text:p>
              </table:table-cell>
              <table:table-cell office:value-type="float" office:value="29.474">
                <text:p>29.4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.731">
                <text:p>63.731</text:p>
              </table:table-cell>
              <table:table-cell office:value-type="float" office:value="13.99">
                <text:p>13.99</text:p>
              </table:table-cell>
              <table:table-cell office:value-type="float" office:value="21.244">
                <text:p>21.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.839">
                <text:p>71.839</text:p>
              </table:table-cell>
              <table:table-cell office:value-type="float" office:value="20.115">
                <text:p>20.115</text:p>
              </table:table-cell>
              <table:table-cell office:value-type="float" office:value="8.046">
                <text:p>8.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.893">
                <text:p>59.893</text:p>
              </table:table-cell>
              <table:table-cell office:value-type="float" office:value="37.433">
                <text:p>37.433</text:p>
              </table:table-cell>
              <table:table-cell office:value-type="float" office:value="2.674">
                <text:p>2.6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.53">
                <text:p>41.53</text:p>
              </table:table-cell>
              <table:table-cell office:value-type="float" office:value="30.055">
                <text:p>30.055</text:p>
              </table:table-cell>
              <table:table-cell office:value-type="float" office:value="27.869">
                <text:p>27.8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.857">
                <text:p>30.857</text:p>
              </table:table-cell>
              <table:table-cell office:value-type="float" office:value="40.571">
                <text:p>40.571</text:p>
              </table:table-cell>
              <table:table-cell office:value-type="float" office:value="28.571">
                <text:p>28.5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714">
                <text:p>25.714</text:p>
              </table:table-cell>
              <table:table-cell office:value-type="float" office:value="40.571">
                <text:p>40.571</text:p>
              </table:table-cell>
              <table:table-cell office:value-type="float" office:value="33.714">
                <text:p>33.7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.519">
                <text:p>26.519</text:p>
              </table:table-cell>
              <table:table-cell office:value-type="float" office:value="37.017">
                <text:p>37.017</text:p>
              </table:table-cell>
              <table:table-cell office:value-type="float" office:value="33.149">
                <text:p>33.1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.149">
                <text:p>33.149</text:p>
              </table:table-cell>
              <table:table-cell office:value-type="float" office:value="33.702">
                <text:p>33.702</text:p>
              </table:table-cell>
              <table:table-cell office:value-type="float" office:value="30.387">
                <text:p>30.3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.108">
                <text:p>28.108</text:p>
              </table:table-cell>
              <table:table-cell office:value-type="float" office:value="38.378">
                <text:p>38.378</text:p>
              </table:table-cell>
              <table:table-cell office:value-type="float" office:value="32.973">
                <text:p>32.9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.379">
                <text:p>29.379</text:p>
              </table:table-cell>
              <table:table-cell office:value-type="float" office:value="38.983">
                <text:p>38.983</text:p>
              </table:table-cell>
              <table:table-cell office:value-type="float" office:value="31.638">
                <text:p>31.6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.872">
                <text:p>36.872</text:p>
              </table:table-cell>
              <table:table-cell office:value-type="float" office:value="40.782">
                <text:p>40.782</text:p>
              </table:table-cell>
              <table:table-cell office:value-type="float" office:value="22.346">
                <text:p>22.3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.834">
                <text:p>29.834</text:p>
              </table:table-cell>
              <table:table-cell office:value-type="float" office:value="34.254">
                <text:p>34.254</text:p>
              </table:table-cell>
              <table:table-cell office:value-type="float" office:value="29.834">
                <text:p>29.8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29.143">
                <text:p>29.143</text:p>
              </table:table-cell>
              <table:table-cell office:value-type="float" office:value="17.714">
                <text:p>17.7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737">
                <text:p>34.737</text:p>
              </table:table-cell>
              <table:table-cell office:value-type="float" office:value="50.526">
                <text:p>50.526</text:p>
              </table:table-cell>
              <table:table-cell office:value-type="float" office:value="12.632">
                <text:p>12.6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.316">
                <text:p>72.316</text:p>
              </table:table-cell>
              <table:table-cell office:value-type="float" office:value="24.859">
                <text:p>24.859</text:p>
              </table:table-cell>
              <table:table-cell office:value-type="float" office:value="2.825">
                <text:p>2.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22.283">
                <text:p>22.283</text:p>
              </table:table-cell>
              <table:table-cell office:value-type="float" office:value="2.717">
                <text:p>2.7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.397">
                <text:p>51.397</text:p>
              </table:table-cell>
              <table:table-cell office:value-type="float" office:value="42.458">
                <text:p>42.458</text:p>
              </table:table-cell>
              <table:table-cell office:value-type="float" office:value="5.028">
                <text:p>5.0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.409">
                <text:p>46.409</text:p>
              </table:table-cell>
              <table:table-cell office:value-type="float" office:value="45.856">
                <text:p>45.856</text:p>
              </table:table-cell>
              <table:table-cell office:value-type="float" office:value="7.735">
                <text:p>7.7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.297">
                <text:p>57.297</text:p>
              </table:table-cell>
              <table:table-cell office:value-type="float" office:value="37.297">
                <text:p>37.297</text:p>
              </table:table-cell>
              <table:table-cell office:value-type="float" office:value="5.405">
                <text:p>5.4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.738">
                <text:p>57.738</text:p>
              </table:table-cell>
              <table:table-cell office:value-type="float" office:value="34.524">
                <text:p>34.524</text:p>
              </table:table-cell>
              <table:table-cell office:value-type="float" office:value="7.738">
                <text:p>7.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.425">
                <text:p>56.425</text:p>
              </table:table-cell>
              <table:table-cell office:value-type="float" office:value="40.782">
                <text:p>40.782</text:p>
              </table:table-cell>
              <table:table-cell office:value-type="float" office:value="2.793">
                <text:p>2.7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.135">
                <text:p>42.135</text:p>
              </table:table-cell>
              <table:table-cell office:value-type="float" office:value="52.247">
                <text:p>52.247</text:p>
              </table:table-cell>
              <table:table-cell office:value-type="float" office:value="5.056">
                <text:p>5.0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.323">
                <text:p>51.323</text:p>
              </table:table-cell>
              <table:table-cell office:value-type="float" office:value="42.857">
                <text:p>42.857</text:p>
              </table:table-cell>
              <table:table-cell office:value-type="float" office:value="2.116">
                <text:p>2.1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094">
                <text:p>43.094</text:p>
              </table:table-cell>
              <table:table-cell office:value-type="float" office:value="49.171">
                <text:p>49.171</text:p>
              </table:table-cell>
              <table:table-cell office:value-type="float" office:value="4.972">
                <text:p>4.9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.71">
                <text:p>38.71</text:p>
              </table:table-cell>
              <table:table-cell office:value-type="float" office:value="55.376">
                <text:p>55.376</text:p>
              </table:table-cell>
              <table:table-cell office:value-type="float" office:value="5.914">
                <text:p>5.9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.562">
                <text:p>45.562</text:p>
              </table:table-cell>
              <table:table-cell office:value-type="float" office:value="24.852">
                <text:p>24.852</text:p>
              </table:table-cell>
              <table:table-cell office:value-type="float" office:value="28.994">
                <text:p>28.9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.706">
                <text:p>54.706</text:p>
              </table:table-cell>
              <table:table-cell office:value-type="float" office:value="15.294">
                <text:p>15.2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.312">
                <text:p>38.312</text:p>
              </table:table-cell>
              <table:table-cell office:value-type="float" office:value="9.091">
                <text:p>9.091</text:p>
              </table:table-cell>
              <table:table-cell office:value-type="float" office:value="28.571">
                <text:p>28.5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.416">
                <text:p>53.416</text:p>
              </table:table-cell>
              <table:table-cell office:value-type="float" office:value="8.075">
                <text:p>8.075</text:p>
              </table:table-cell>
              <table:table-cell office:value-type="float" office:value="37.267">
                <text:p>37.2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338">
                <text:p>62.338</text:p>
              </table:table-cell>
              <table:table-cell office:value-type="float" office:value="12.987">
                <text:p>12.987</text:p>
              </table:table-cell>
              <table:table-cell office:value-type="float" office:value="24.675">
                <text:p>24.6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.337">
                <text:p>80.337</text:p>
              </table:table-cell>
              <table:table-cell office:value-type="float" office:value="14.045">
                <text:p>14.045</text:p>
              </table:table-cell>
              <table:table-cell office:value-type="float" office:value="5.618">
                <text:p>5.6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.081">
                <text:p>67.081</text:p>
              </table:table-cell>
              <table:table-cell office:value-type="float" office:value="26.708">
                <text:p>26.708</text:p>
              </table:table-cell>
              <table:table-cell office:value-type="float" office:value="6.211">
                <text:p>6.2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.5">
                <text:p>67.5</text:p>
              </table:table-cell>
              <table:table-cell office:value-type="float" office:value="23.125">
                <text:p>23.125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.089">
                <text:p>65.089</text:p>
              </table:table-cell>
              <table:table-cell office:value-type="float" office:value="32.544">
                <text:p>32.544</text:p>
              </table:table-cell>
              <table:table-cell office:value-type="float" office:value="2.367">
                <text:p>2.3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.645">
                <text:p>54.645</text:p>
              </table:table-cell>
              <table:table-cell office:value-type="float" office:value="45.355">
                <text:p>45.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.485">
                <text:p>57.485</text:p>
              </table:table-cell>
              <table:table-cell office:value-type="float" office:value="35.329">
                <text:p>35.329</text:p>
              </table:table-cell>
              <table:table-cell office:value-type="float" office:value="7.186">
                <text:p>7.1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.056">
                <text:p>55.056</text:p>
              </table:table-cell>
              <table:table-cell office:value-type="float" office:value="42.697">
                <text:p>42.697</text:p>
              </table:table-cell>
              <table:table-cell office:value-type="float" office:value="2.247">
                <text:p>2.2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.073">
                <text:p>67.073</text:p>
              </table:table-cell>
              <table:table-cell office:value-type="float" office:value="25.61">
                <text:p>25.61</text:p>
              </table:table-cell>
              <table:table-cell office:value-type="float" office:value="7.317">
                <text:p>7.3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.043">
                <text:p>38.043</text:p>
              </table:table-cell>
              <table:table-cell office:value-type="float" office:value="57.609">
                <text:p>57.609</text:p>
              </table:table-cell>
              <table:table-cell office:value-type="float" office:value="4.348">
                <text:p>4.3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.533">
                <text:p>33.533</text:p>
              </table:table-cell>
              <table:table-cell office:value-type="float" office:value="32.934">
                <text:p>32.934</text:p>
              </table:table-cell>
              <table:table-cell office:value-type="float" office:value="33.533">
                <text:p>33.5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.34">
                <text:p>50.34</text:p>
              </table:table-cell>
              <table:table-cell office:value-type="float" office:value="10.884">
                <text:p>10.884</text:p>
              </table:table-cell>
              <table:table-cell office:value-type="float" office:value="38.776">
                <text:p>38.7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.283">
                <text:p>45.283</text:p>
              </table:table-cell>
              <table:table-cell office:value-type="float" office:value="5.031">
                <text:p>5.031</text:p>
              </table:table-cell>
              <table:table-cell office:value-type="float" office:value="49.686">
                <text:p>49.6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.75">
                <text:p>43.75</text:p>
              </table:table-cell>
              <table:table-cell office:value-type="float" office:value="11.932">
                <text:p>11.932</text:p>
              </table:table-cell>
              <table:table-cell office:value-type="float" office:value="34.659">
                <text:p>34.6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607">
                <text:p>14.607</text:p>
              </table:table-cell>
              <table:table-cell office:value-type="float" office:value="3.933">
                <text:p>3.933</text:p>
              </table:table-cell>
              <table:table-cell office:value-type="float" office:value="47.191">
                <text:p>47.1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.133">
                <text:p>49.133</text:p>
              </table:table-cell>
              <table:table-cell office:value-type="float" office:value="20.809">
                <text:p>20.809</text:p>
              </table:table-cell>
              <table:table-cell office:value-type="float" office:value="17.919">
                <text:p>17.9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.815">
                <text:p>64.815</text:p>
              </table:table-cell>
              <table:table-cell office:value-type="float" office:value="25.926">
                <text:p>25.926</text:p>
              </table:table-cell>
              <table:table-cell office:value-type="float" office:value="9.259">
                <text:p>9.2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.913">
                <text:p>73.913</text:p>
              </table:table-cell>
              <table:table-cell office:value-type="float" office:value="19.255">
                <text:p>19.255</text:p>
              </table:table-cell>
              <table:table-cell office:value-type="float" office:value="6.832">
                <text:p>6.8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.745">
                <text:p>62.745</text:p>
              </table:table-cell>
              <table:table-cell office:value-type="float" office:value="29.412">
                <text:p>29.412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.805">
                <text:p>62.805</text:p>
              </table:table-cell>
              <table:table-cell office:value-type="float" office:value="30.488">
                <text:p>30.488</text:p>
              </table:table-cell>
              <table:table-cell office:value-type="float" office:value="6.707">
                <text:p>6.7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.828">
                <text:p>44.828</text:p>
              </table:table-cell>
              <table:table-cell office:value-type="float" office:value="52.874">
                <text:p>52.874</text:p>
              </table:table-cell>
              <table:table-cell office:value-type="float" office:value="2.299">
                <text:p>2.2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.874">
                <text:p>52.874</text:p>
              </table:table-cell>
              <table:table-cell office:value-type="float" office:value="42.529">
                <text:p>42.529</text:p>
              </table:table-cell>
              <table:table-cell office:value-type="float" office:value="4.598">
                <text:p>4.5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.024">
                <text:p>56.024</text:p>
              </table:table-cell>
              <table:table-cell office:value-type="float" office:value="25.904">
                <text:p>25.904</text:p>
              </table:table-cell>
              <table:table-cell office:value-type="float" office:value="18.072">
                <text:p>18.0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.235">
                <text:p>28.235</text:p>
              </table:table-cell>
              <table:table-cell office:value-type="float" office:value="33.529">
                <text:p>33.529</text:p>
              </table:table-cell>
              <table:table-cell office:value-type="float" office:value="36.471">
                <text:p>36.4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.588">
                <text:p>50.588</text:p>
              </table:table-cell>
              <table:table-cell office:value-type="float" office:value="5.294">
                <text:p>5.294</text:p>
              </table:table-cell>
              <table:table-cell office:value-type="float" office:value="14.706">
                <text:p>14.7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.973">
                <text:p>52.973</text:p>
              </table:table-cell>
              <table:table-cell office:value-type="float" office:value="18.378">
                <text:p>18.378</text:p>
              </table:table-cell>
              <table:table-cell office:value-type="float" office:value="9.189">
                <text:p>9.1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.416">
                <text:p>53.416</text:p>
              </table:table-cell>
              <table:table-cell office:value-type="float" office:value="24.224">
                <text:p>24.224</text:p>
              </table:table-cell>
              <table:table-cell office:value-type="float" office:value="21.739">
                <text:p>21.7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.463">
                <text:p>66.463</text:p>
              </table:table-cell>
              <table:table-cell office:value-type="float" office:value="23.78">
                <text:p>23.78</text:p>
              </table:table-cell>
              <table:table-cell office:value-type="float" office:value="9.756">
                <text:p>9.7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.79">
                <text:p>68.79</text:p>
              </table:table-cell>
              <table:table-cell office:value-type="float" office:value="25.478">
                <text:p>25.478</text:p>
              </table:table-cell>
              <table:table-cell office:value-type="float" office:value="5.732">
                <text:p>5.7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.84">
                <text:p>72.84</text:p>
              </table:table-cell>
              <table:table-cell office:value-type="float" office:value="17.284">
                <text:p>17.284</text:p>
              </table:table-cell>
              <table:table-cell office:value-type="float" office:value="9.877">
                <text:p>9.8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5.854">
                <text:p>65.854</text:p>
              </table:table-cell>
              <table:table-cell office:value-type="float" office:value="27.439">
                <text:p>27.439</text:p>
              </table:table-cell>
              <table:table-cell office:value-type="float" office:value="6.098">
                <text:p>6.0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.024">
                <text:p>56.024</text:p>
              </table:table-cell>
              <table:table-cell office:value-type="float" office:value="37.952">
                <text:p>37.952</text:p>
              </table:table-cell>
              <table:table-cell office:value-type="float" office:value="6.024">
                <text:p>6.0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.494">
                <text:p>60.494</text:p>
              </table:table-cell>
              <table:table-cell office:value-type="float" office:value="34.568">
                <text:p>34.568</text:p>
              </table:table-cell>
              <table:table-cell office:value-type="float" office:value="4.938">
                <text:p>4.9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.282">
                <text:p>50.282</text:p>
              </table:table-cell>
              <table:table-cell office:value-type="float" office:value="45.198">
                <text:p>45.198</text:p>
              </table:table-cell>
              <table:table-cell office:value-type="float" office:value="3.955">
                <text:p>3.9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.899">
                <text:p>51.899</text:p>
              </table:table-cell>
              <table:table-cell office:value-type="float" office:value="30.38">
                <text:p>30.38</text:p>
              </table:table-cell>
              <table:table-cell office:value-type="float" office:value="17.722">
                <text:p>17.7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.313">
                <text:p>28.313</text:p>
              </table:table-cell>
              <table:table-cell office:value-type="float" office:value="31.325">
                <text:p>31.325</text:p>
              </table:table-cell>
              <table:table-cell office:value-type="float" office:value="40.361">
                <text:p>40.3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.707">
                <text:p>46.707</text:p>
              </table:table-cell>
              <table:table-cell office:value-type="float" office:value="4.79">
                <text:p>4.79</text:p>
              </table:table-cell>
              <table:table-cell office:value-type="float" office:value="47.305">
                <text:p>47.3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.963">
                <text:p>45.963</text:p>
              </table:table-cell>
              <table:table-cell office:value-type="float" office:value="6.211">
                <text:p>6.211</text:p>
              </table:table-cell>
              <table:table-cell office:value-type="float" office:value="47.826">
                <text:p>47.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.273">
                <text:p>52.273</text:p>
              </table:table-cell>
              <table:table-cell office:value-type="float" office:value="13.636">
                <text:p>13.636</text:p>
              </table:table-cell>
              <table:table-cell office:value-type="float" office:value="34.091">
                <text:p>34.0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.153">
                <text:p>68.153</text:p>
              </table:table-cell>
              <table:table-cell office:value-type="float" office:value="24.204">
                <text:p>24.204</text:p>
              </table:table-cell>
              <table:table-cell office:value-type="float" office:value="7.643">
                <text:p>7.6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.047">
                <text:p>68.047</text:p>
              </table:table-cell>
              <table:table-cell office:value-type="float" office:value="24.852">
                <text:p>24.852</text:p>
              </table:table-cell>
              <table:table-cell office:value-type="float" office:value="7.101">
                <text:p>7.1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.331">
                <text:p>76.331</text:p>
              </table:table-cell>
              <table:table-cell office:value-type="float" office:value="17.751">
                <text:p>17.751</text:p>
              </table:table-cell>
              <table:table-cell office:value-type="float" office:value="5.917">
                <text:p>5.9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.519">
                <text:p>68.519</text:p>
              </table:table-cell>
              <table:table-cell office:value-type="float" office:value="24.691">
                <text:p>24.691</text:p>
              </table:table-cell>
              <table:table-cell office:value-type="float" office:value="6.173">
                <text:p>6.1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.957">
                <text:p>36.957</text:p>
              </table:table-cell>
              <table:table-cell office:value-type="float" office:value="59.239">
                <text:p>59.239</text:p>
              </table:table-cell>
              <table:table-cell office:value-type="float" office:value="3.804">
                <text:p>3.8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.412">
                <text:p>69.412</text:p>
              </table:table-cell>
              <table:table-cell office:value-type="float" office:value="25.294">
                <text:p>25.294</text:p>
              </table:table-cell>
              <table:table-cell office:value-type="float" office:value="5.294">
                <text:p>5.2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.857">
                <text:p>50.857</text:p>
              </table:table-cell>
              <table:table-cell office:value-type="float" office:value="42.286">
                <text:p>42.286</text:p>
              </table:table-cell>
              <table:table-cell office:value-type="float" office:value="6.857">
                <text:p>6.8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.13">
                <text:p>39.13</text:p>
              </table:table-cell>
              <table:table-cell office:value-type="float" office:value="49.457">
                <text:p>49.457</text:p>
              </table:table-cell>
              <table:table-cell office:value-type="float" office:value="11.413">
                <text:p>11.4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.319">
                <text:p>31.319</text:p>
              </table:table-cell>
              <table:table-cell office:value-type="float" office:value="50">
                <text:p>50</text:p>
              </table:table-cell>
              <table:table-cell office:value-type="float" office:value="18.132">
                <text:p>18.1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.469">
                <text:p>52.469</text:p>
              </table:table-cell>
              <table:table-cell office:value-type="float" office:value="7.407">
                <text:p>7.407</text:p>
              </table:table-cell>
              <table:table-cell office:value-type="float" office:value="40.123">
                <text:p>40.1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4.268">
                <text:p>54.268</text:p>
              </table:table-cell>
              <table:table-cell office:value-type="float" office:value="9.756">
                <text:p>9.756</text:p>
              </table:table-cell>
              <table:table-cell office:value-type="float" office:value="29.268">
                <text:p>29.2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.909">
                <text:p>50.909</text:p>
              </table:table-cell>
              <table:table-cell office:value-type="float" office:value="12.121">
                <text:p>12.121</text:p>
              </table:table-cell>
              <table:table-cell office:value-type="float" office:value="36.364">
                <text:p>36.3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6.871">
                <text:p>66.871</text:p>
              </table:table-cell>
              <table:table-cell office:value-type="float" office:value="23.313">
                <text:p>23.313</text:p>
              </table:table-cell>
              <table:table-cell office:value-type="float" office:value="9.816">
                <text:p>9.8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6.265">
                <text:p>66.265</text:p>
              </table:table-cell>
              <table:table-cell office:value-type="float" office:value="25.301">
                <text:p>25.301</text:p>
              </table:table-cell>
              <table:table-cell office:value-type="float" office:value="7.831">
                <text:p>7.8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.543">
                <text:p>76.543</text:p>
              </table:table-cell>
              <table:table-cell office:value-type="float" office:value="16.667">
                <text:p>16.667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.701">
                <text:p>70.701</text:p>
              </table:table-cell>
              <table:table-cell office:value-type="float" office:value="22.293">
                <text:p>22.293</text:p>
              </table:table-cell>
              <table:table-cell office:value-type="float" office:value="7.006">
                <text:p>7.0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.07">
                <text:p>54.07</text:p>
              </table:table-cell>
              <table:table-cell office:value-type="float" office:value="39.535">
                <text:p>39.535</text:p>
              </table:table-cell>
              <table:table-cell office:value-type="float" office:value="6.395">
                <text:p>6.3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7.586">
                <text:p>67.586</text:p>
              </table:table-cell>
              <table:table-cell office:value-type="float" office:value="28.276">
                <text:p>28.276</text:p>
              </table:table-cell>
              <table:table-cell office:value-type="float" office:value="4.138">
                <text:p>4.1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.857">
                <text:p>46.857</text:p>
              </table:table-cell>
              <table:table-cell office:value-type="float" office:value="48">
                <text:p>48</text:p>
              </table:table-cell>
              <table:table-cell office:value-type="float" office:value="5.143">
                <text:p>5.1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.126">
                <text:p>37.126</text:p>
              </table:table-cell>
              <table:table-cell office:value-type="float" office:value="34.132">
                <text:p>34.132</text:p>
              </table:table-cell>
              <table:table-cell office:value-type="float" office:value="28.144">
                <text:p>28.1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.604">
                <text:p>42.604</text:p>
              </table:table-cell>
              <table:table-cell office:value-type="float" office:value="17.751">
                <text:p>17.751</text:p>
              </table:table-cell>
              <table:table-cell office:value-type="float" office:value="32.544">
                <text:p>32.5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2.047">
                <text:p>52.047</text:p>
              </table:table-cell>
              <table:table-cell office:value-type="float" office:value="5.848">
                <text:p>5.848</text:p>
              </table:table-cell>
              <table:table-cell office:value-type="float" office:value="37.427">
                <text:p>37.4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.342">
                <text:p>49.342</text:p>
              </table:table-cell>
              <table:table-cell office:value-type="float" office:value="5.263">
                <text:p>5.263</text:p>
              </table:table-cell>
              <table:table-cell office:value-type="float" office:value="44.737">
                <text:p>44.7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.317">
                <text:p>57.317</text:p>
              </table:table-cell>
              <table:table-cell office:value-type="float" office:value="23.171">
                <text:p>23.171</text:p>
              </table:table-cell>
              <table:table-cell office:value-type="float" office:value="19.512">
                <text:p>19.5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.988">
                <text:p>70.988</text:p>
              </table:table-cell>
              <table:table-cell office:value-type="float" office:value="19.753">
                <text:p>19.753</text:p>
              </table:table-cell>
              <table:table-cell office:value-type="float" office:value="9.259">
                <text:p>9.2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7.901">
                <text:p>67.901</text:p>
              </table:table-cell>
              <table:table-cell office:value-type="float" office:value="24.691">
                <text:p>24.691</text:p>
              </table:table-cell>
              <table:table-cell office:value-type="float" office:value="7.407">
                <text:p>7.4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.375">
                <text:p>69.375</text:p>
              </table:table-cell>
              <table:table-cell office:value-type="float" office:value="25.625">
                <text:p>25.625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.294">
                <text:p>55.294</text:p>
              </table:table-cell>
              <table:table-cell office:value-type="float" office:value="39.412">
                <text:p>39.412</text:p>
              </table:table-cell>
              <table:table-cell office:value-type="float" office:value="5.294">
                <text:p>5.2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.934">
                <text:p>51.934</text:p>
              </table:table-cell>
              <table:table-cell office:value-type="float" office:value="44.199">
                <text:p>44.199</text:p>
              </table:table-cell>
              <table:table-cell office:value-type="float" office:value="3.867">
                <text:p>3.8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.333">
                <text:p>53.333</text:p>
              </table:table-cell>
              <table:table-cell office:value-type="float" office:value="43.889">
                <text:p>43.889</text:p>
              </table:table-cell>
              <table:table-cell office:value-type="float" office:value="2.778">
                <text:p>2.7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.094">
                <text:p>43.094</text:p>
              </table:table-cell>
              <table:table-cell office:value-type="float" office:value="54.144">
                <text:p>54.14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.787">
                <text:p>43.787</text:p>
              </table:table-cell>
              <table:table-cell office:value-type="float" office:value="23.077">
                <text:p>23.077</text:p>
              </table:table-cell>
              <table:table-cell office:value-type="float" office:value="33.136">
                <text:p>33.1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.037">
                <text:p>38.037</text:p>
              </table:table-cell>
              <table:table-cell office:value-type="float" office:value="15.951">
                <text:p>15.951</text:p>
              </table:table-cell>
              <table:table-cell office:value-type="float" office:value="46.012">
                <text:p>46.0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.562">
                <text:p>45.562</text:p>
              </table:table-cell>
              <table:table-cell office:value-type="float" office:value="5.325">
                <text:p>5.325</text:p>
              </table:table-cell>
              <table:table-cell office:value-type="float" office:value="49.112">
                <text:p>49.1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.444">
                <text:p>44.444</text:p>
              </table:table-cell>
              <table:table-cell office:value-type="float" office:value="4.938">
                <text:p>4.938</text:p>
              </table:table-cell>
              <table:table-cell office:value-type="float" office:value="50.617">
                <text:p>50.6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0.119">
                <text:p>60.119</text:p>
              </table:table-cell>
              <table:table-cell office:value-type="float" office:value="23.214">
                <text:p>23.214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3.585">
                <text:p>73.585</text:p>
              </table:table-cell>
              <table:table-cell office:value-type="float" office:value="18.239">
                <text:p>18.239</text:p>
              </table:table-cell>
              <table:table-cell office:value-type="float" office:value="7.547">
                <text:p>7.5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2.05">
                <text:p>72.05</text:p>
              </table:table-cell>
              <table:table-cell office:value-type="float" office:value="18.012">
                <text:p>18.012</text:p>
              </table:table-cell>
              <table:table-cell office:value-type="float" office:value="9.938">
                <text:p>9.9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244">
                <text:p>65.244</text:p>
              </table:table-cell>
              <table:table-cell office:value-type="float" office:value="29.878">
                <text:p>29.878</text:p>
              </table:table-cell>
              <table:table-cell office:value-type="float" office:value="4.878">
                <text:p>4.8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.047">
                <text:p>52.047</text:p>
              </table:table-cell>
              <table:table-cell office:value-type="float" office:value="43.86">
                <text:p>43.86</text:p>
              </table:table-cell>
              <table:table-cell office:value-type="float" office:value="4.094">
                <text:p>4.0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4.651">
                <text:p>54.651</text:p>
              </table:table-cell>
              <table:table-cell office:value-type="float" office:value="37.791">
                <text:p>37.791</text:p>
              </table:table-cell>
              <table:table-cell office:value-type="float" office:value="7.558">
                <text:p>7.5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9.718">
                <text:p>49.718</text:p>
              </table:table-cell>
              <table:table-cell office:value-type="float" office:value="49.718">
                <text:p>49.718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3.448">
                <text:p>53.448</text:p>
              </table:table-cell>
              <table:table-cell office:value-type="float" office:value="31.609">
                <text:p>31.609</text:p>
              </table:table-cell>
              <table:table-cell office:value-type="float" office:value="14.943">
                <text:p>14.9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.651">
                <text:p>29.651</text:p>
              </table:table-cell>
              <table:table-cell office:value-type="float" office:value="30.814">
                <text:p>30.814</text:p>
              </table:table-cell>
              <table:table-cell office:value-type="float" office:value="38.953">
                <text:p>38.9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1.592">
                <text:p>51.592</text:p>
              </table:table-cell>
              <table:table-cell office:value-type="float" office:value="5.732">
                <text:p>5.732</text:p>
              </table:table-cell>
              <table:table-cell office:value-type="float" office:value="42.675">
                <text:p>42.6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8.851">
                <text:p>48.851</text:p>
              </table:table-cell>
              <table:table-cell office:value-type="float" office:value="4.598">
                <text:p>4.598</text:p>
              </table:table-cell>
              <table:table-cell office:value-type="float" office:value="45.402">
                <text:p>45.4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.333">
                <text:p>48.333</text:p>
              </table:table-cell>
              <table:table-cell office:value-type="float" office:value="11.667">
                <text:p>11.667</text:p>
              </table:table-cell>
              <table:table-cell office:value-type="float" office:value="22.778">
                <text:p>22.7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3.457">
                <text:p>73.457</text:p>
              </table:table-cell>
              <table:table-cell office:value-type="float" office:value="10.494">
                <text:p>10.494</text:p>
              </table:table-cell>
              <table:table-cell office:value-type="float" office:value="15.432">
                <text:p>15.4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2.455">
                <text:p>72.455</text:p>
              </table:table-cell>
              <table:table-cell office:value-type="float" office:value="20.359">
                <text:p>20.359</text:p>
              </table:table-cell>
              <table:table-cell office:value-type="float" office:value="6.587">
                <text:p>6.5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.162">
                <text:p>64.162</text:p>
              </table:table-cell>
              <table:table-cell office:value-type="float" office:value="32.948">
                <text:p>32.948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.053">
                <text:p>51.053</text:p>
              </table:table-cell>
              <table:table-cell office:value-type="float" office:value="47.368">
                <text:p>47.368</text:p>
              </table:table-cell>
              <table:table-cell office:value-type="float" office:value="1.579">
                <text:p>1.5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0.714">
                <text:p>60.714</text:p>
              </table:table-cell>
              <table:table-cell office:value-type="float" office:value="34.524">
                <text:p>34.524</text:p>
              </table:table-cell>
              <table:table-cell office:value-type="float" office:value="4.167">
                <text:p>4.1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.143">
                <text:p>53.143</text:p>
              </table:table-cell>
              <table:table-cell office:value-type="float" office:value="40">
                <text:p>40</text:p>
              </table:table-cell>
              <table:table-cell office:value-type="float" office:value="6.857">
                <text:p>6.8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7.988">
                <text:p>57.988</text:p>
              </table:table-cell>
              <table:table-cell office:value-type="float" office:value="34.911">
                <text:p>34.911</text:p>
              </table:table-cell>
              <table:table-cell office:value-type="float" office:value="7.101">
                <text:p>7.1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6.196">
                <text:p>46.196</text:p>
              </table:table-cell>
              <table:table-cell office:value-type="float" office:value="50.543">
                <text:p>50.543</text:p>
              </table:table-cell>
              <table:table-cell office:value-type="float" office:value="3.261">
                <text:p>3.2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.69">
                <text:p>38.69</text:p>
              </table:table-cell>
              <table:table-cell office:value-type="float" office:value="26.19">
                <text:p>26.19</text:p>
              </table:table-cell>
              <table:table-cell office:value-type="float" office:value="34.524">
                <text:p>34.5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.424">
                <text:p>42.424</text:p>
              </table:table-cell>
              <table:table-cell office:value-type="float" office:value="16.364">
                <text:p>16.364</text:p>
              </table:table-cell>
              <table:table-cell office:value-type="float" office:value="26.061">
                <text:p>26.0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.767">
                <text:p>44.767</text:p>
              </table:table-cell>
              <table:table-cell office:value-type="float" office:value="5.814">
                <text:p>5.814</text:p>
              </table:table-cell>
              <table:table-cell office:value-type="float" office:value="16.279">
                <text:p>16.2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.515">
                <text:p>51.515</text:p>
              </table:table-cell>
              <table:table-cell office:value-type="float" office:value="7.879">
                <text:p>7.879</text:p>
              </table:table-cell>
              <table:table-cell office:value-type="float" office:value="40.606">
                <text:p>40.6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7.879">
                <text:p>67.879</text:p>
              </table:table-cell>
              <table:table-cell office:value-type="float" office:value="15.758">
                <text:p>15.758</text:p>
              </table:table-cell>
              <table:table-cell office:value-type="float" office:value="15.758">
                <text:p>15.7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4.556">
                <text:p>74.556</text:p>
              </table:table-cell>
              <table:table-cell office:value-type="float" office:value="17.751">
                <text:p>17.751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7.901">
                <text:p>67.901</text:p>
              </table:table-cell>
              <table:table-cell office:value-type="float" office:value="25.309">
                <text:p>25.309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1.605">
                <text:p>71.605</text:p>
              </table:table-cell>
              <table:table-cell office:value-type="float" office:value="19.136">
                <text:p>19.136</text:p>
              </table:table-cell>
              <table:table-cell office:value-type="float" office:value="8.025">
                <text:p>8.0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3.448">
                <text:p>53.448</text:p>
              </table:table-cell>
              <table:table-cell office:value-type="float" office:value="39.655">
                <text:p>39.655</text:p>
              </table:table-cell>
              <table:table-cell office:value-type="float" office:value="6.897">
                <text:p>6.8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.889">
                <text:p>48.889</text:p>
              </table:table-cell>
              <table:table-cell office:value-type="float" office:value="46.667">
                <text:p>46.667</text:p>
              </table:table-cell>
              <table:table-cell office:value-type="float" office:value="4.444">
                <text:p>4.4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.256">
                <text:p>48.256</text:p>
              </table:table-cell>
              <table:table-cell office:value-type="float" office:value="45.93">
                <text:p>45.93</text:p>
              </table:table-cell>
              <table:table-cell office:value-type="float" office:value="5.814">
                <text:p>5.8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3.575">
                <text:p>43.575</text:p>
              </table:table-cell>
              <table:table-cell office:value-type="float" office:value="42.458">
                <text:p>42.458</text:p>
              </table:table-cell>
              <table:table-cell office:value-type="float" office:value="13.966">
                <text:p>13.9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.834">
                <text:p>29.834</text:p>
              </table:table-cell>
              <table:table-cell office:value-type="float" office:value="32.044">
                <text:p>32.044</text:p>
              </table:table-cell>
              <table:table-cell office:value-type="float" office:value="21.547">
                <text:p>21.5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.243">
                <text:p>46.243</text:p>
              </table:table-cell>
              <table:table-cell office:value-type="float" office:value="5.202">
                <text:p>5.202</text:p>
              </table:table-cell>
              <table:table-cell office:value-type="float" office:value="28.324">
                <text:p>28.3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3.791">
                <text:p>43.791</text:p>
              </table:table-cell>
              <table:table-cell office:value-type="float" office:value="4.575">
                <text:p>4.575</text:p>
              </table:table-cell>
              <table:table-cell office:value-type="float" office:value="51.634">
                <text:p>51.6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.914">
                <text:p>46.914</text:p>
              </table:table-cell>
              <table:table-cell office:value-type="float" office:value="11.728">
                <text:p>11.728</text:p>
              </table:table-cell>
              <table:table-cell office:value-type="float" office:value="41.358">
                <text:p>41.3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1.31">
                <text:p>61.31</text:p>
              </table:table-cell>
              <table:table-cell office:value-type="float" office:value="38.69">
                <text:p>38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9.893">
                <text:p>59.893</text:p>
              </table:table-cell>
              <table:table-cell office:value-type="float" office:value="36.364">
                <text:p>36.364</text:p>
              </table:table-cell>
              <table:table-cell office:value-type="float" office:value="3.209">
                <text:p>3.2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.279">
                <text:p>50.279</text:p>
              </table:table-cell>
              <table:table-cell office:value-type="float" office:value="34.637">
                <text:p>34.637</text:p>
              </table:table-cell>
              <table:table-cell office:value-type="float" office:value="15.084">
                <text:p>15.0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.617">
                <text:p>43.617</text:p>
              </table:table-cell>
              <table:table-cell office:value-type="float" office:value="35.106">
                <text:p>35.106</text:p>
              </table:table-cell>
              <table:table-cell office:value-type="float" office:value="21.277">
                <text:p>21.2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.565">
                <text:p>44.565</text:p>
              </table:table-cell>
              <table:table-cell office:value-type="float" office:value="32.065">
                <text:p>32.065</text:p>
              </table:table-cell>
              <table:table-cell office:value-type="float" office:value="23.37">
                <text:p>23.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.455">
                <text:p>43.455</text:p>
              </table:table-cell>
              <table:table-cell office:value-type="float" office:value="35.079">
                <text:p>35.079</text:p>
              </table:table-cell>
              <table:table-cell office:value-type="float" office:value="21.466">
                <text:p>21.4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.159">
                <text:p>47.159</text:p>
              </table:table-cell>
              <table:table-cell office:value-type="float" office:value="27.841">
                <text:p>27.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761">
                <text:p>40.761</text:p>
              </table:table-cell>
              <table:table-cell office:value-type="float" office:value="38.043">
                <text:p>38.043</text:p>
              </table:table-cell>
              <table:table-cell office:value-type="float" office:value="21.196">
                <text:p>21.1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.899">
                <text:p>41.899</text:p>
              </table:table-cell>
              <table:table-cell office:value-type="float" office:value="36.313">
                <text:p>36.313</text:p>
              </table:table-cell>
              <table:table-cell office:value-type="float" office:value="21.788">
                <text:p>21.7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.444">
                <text:p>44.444</text:p>
              </table:table-cell>
              <table:table-cell office:value-type="float" office:value="40">
                <text:p>40</text:p>
              </table:table-cell>
              <table:table-cell office:value-type="float" office:value="15.556">
                <text:p>15.5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.478">
                <text:p>43.478</text:p>
              </table:table-cell>
              <table:table-cell office:value-type="float" office:value="35.326">
                <text:p>35.326</text:p>
              </table:table-cell>
              <table:table-cell office:value-type="float" office:value="21.196">
                <text:p>21.1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.292">
                <text:p>50.292</text:p>
              </table:table-cell>
              <table:table-cell office:value-type="float" office:value="19.883">
                <text:p>19.883</text:p>
              </table:table-cell>
              <table:table-cell office:value-type="float" office:value="29.24">
                <text:p>29.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.261">
                <text:p>53.261</text:p>
              </table:table-cell>
              <table:table-cell office:value-type="float" office:value="13.587">
                <text:p>13.587</text:p>
              </table:table-cell>
              <table:table-cell office:value-type="float" office:value="32.065">
                <text:p>32.0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MacOSX_X86_64 LibreOffice_project/88805f81e9fe61362df02b9941de8e38a9b5fd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08cm" svg:height="8.994cm" xlink:href=".." xlink:type="simple" chart:class="chart:area" chart:style-name="ch1">
        <chart:title svg:x="10.284cm" svg:y="0.314cm" chart:style-name="ch2">
          <text:p>CPU0 Usage</text:p>
        </chart:title>
        <chart:legend chart:legend-position="end" svg:x="22.141cm" svg:y="3.727cm" style:legend-expansion="high" chart:style-name="ch3"/>
        <chart:plot-area chart:style-name="ch4" table:cell-range-address="kmeans_5M_prep.R7:kmeans_5M_prep.T184" chart:data-source-has-labels="row" svg:x="0.468cm" svg:y="1.26cm" svg:width="21.205cm" svg:height="7.555cm">
          <chartooo:coordinate-region svg:x="1.41cm" svg:y="1.369cm" svg:width="20.044cm" svg:height="6.43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kmeans_5M_prep.R8:kmeans_5M_prep.R184" chart:label-cell-address="kmeans_5M_prep.R7:kmeans_5M_prep.R7" chart:class="chart:area">
            <chart:data-point chart:repeated="177"/>
          </chart:series>
          <chart:series chart:style-name="ch9" chart:values-cell-range-address="kmeans_5M_prep.S8:kmeans_5M_prep.S184" chart:label-cell-address="kmeans_5M_prep.S7:kmeans_5M_prep.S7" chart:class="chart:area">
            <chart:data-point chart:repeated="177"/>
          </chart:series>
          <chart:series chart:style-name="ch10" chart:values-cell-range-address="kmeans_5M_prep.T8:kmeans_5M_prep.T184" chart:label-cell-address="kmeans_5M_prep.T7:kmeans_5M_prep.T7" chart:class="chart:area">
            <chart:data-point chart:repeated="1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r</text:p>
                <draw:g>
                  <svg:desc>kmeans_5M_prep.R7:kmeans_5M_prep.R7</svg:desc>
                </draw:g>
              </table:table-cell>
              <table:table-cell office:value-type="string">
                <text:p>sys</text:p>
                <draw:g>
                  <svg:desc>kmeans_5M_prep.S7:kmeans_5M_prep.S7</svg:desc>
                </draw:g>
              </table:table-cell>
              <table:table-cell office:value-type="string">
                <text:p>idl</text:p>
                <draw:g>
                  <svg:desc>kmeans_5M_prep.T7:kmeans_5M_prep.T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633">
                <text:p>28.633</text:p>
                <draw:g>
                  <svg:desc>kmeans_5M_prep.R8:kmeans_5M_prep.R184</svg:desc>
                </draw:g>
              </table:table-cell>
              <table:table-cell office:value-type="float" office:value="7.139">
                <text:p>7.139</text:p>
                <draw:g>
                  <svg:desc>kmeans_5M_prep.S8:kmeans_5M_prep.S184</svg:desc>
                </draw:g>
              </table:table-cell>
              <table:table-cell office:value-type="float" office:value="63.819">
                <text:p>63.819</text:p>
                <draw:g>
                  <svg:desc>kmeans_5M_prep.T8:kmeans_5M_prep.T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25">
                <text:p>56.25</text:p>
              </table:table-cell>
              <table:table-cell office:value-type="float" office:value="30.208">
                <text:p>30.208</text:p>
              </table:table-cell>
              <table:table-cell office:value-type="float" office:value="13.542">
                <text:p>13.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463">
                <text:p>41.463</text:p>
              </table:table-cell>
              <table:table-cell office:value-type="float" office:value="30.488">
                <text:p>30.488</text:p>
              </table:table-cell>
              <table:table-cell office:value-type="float" office:value="28.049">
                <text:p>28.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.688">
                <text:p>52.688</text:p>
              </table:table-cell>
              <table:table-cell office:value-type="float" office:value="43.011">
                <text:p>43.011</text:p>
              </table:table-cell>
              <table:table-cell office:value-type="float" office:value="4.301">
                <text:p>4.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316">
                <text:p>51.316</text:p>
              </table:table-cell>
              <table:table-cell office:value-type="float" office:value="48.684">
                <text:p>48.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455">
                <text:p>20.455</text:p>
              </table:table-cell>
              <table:table-cell office:value-type="float" office:value="44.318">
                <text:p>44.318</text:p>
              </table:table-cell>
              <table:table-cell office:value-type="float" office:value="35.227">
                <text:p>35.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3.75">
                <text:p>13.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.904">
                <text:p>75.904</text:p>
              </table:table-cell>
              <table:table-cell office:value-type="float" office:value="8.434">
                <text:p>8.434</text:p>
              </table:table-cell>
              <table:table-cell office:value-type="float" office:value="15.663">
                <text:p>15.6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.333">
                <text:p>61.333</text:p>
              </table:table-cell>
              <table:table-cell office:value-type="float" office:value="8">
                <text:p>8</text:p>
              </table:table-cell>
              <table:table-cell office:value-type="float" office:value="30.667">
                <text:p>30.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811">
                <text:p>10.811</text:p>
              </table:table-cell>
              <table:table-cell office:value-type="float" office:value="5.405">
                <text:p>5.405</text:p>
              </table:table-cell>
              <table:table-cell office:value-type="float" office:value="83.784">
                <text:p>83.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333">
                <text:p>65.333</text:p>
              </table:table-cell>
              <table:table-cell office:value-type="float" office:value="10.667">
                <text:p>10.6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.25">
                <text:p>71.25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524">
                <text:p>59.524</text:p>
              </table:table-cell>
              <table:table-cell office:value-type="float" office:value="11.905">
                <text:p>11.905</text:p>
              </table:table-cell>
              <table:table-cell office:value-type="float" office:value="28.571">
                <text:p>28.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.82">
                <text:p>50.82</text:p>
              </table:table-cell>
              <table:table-cell office:value-type="float" office:value="16.393">
                <text:p>16.393</text:p>
              </table:table-cell>
              <table:table-cell office:value-type="float" office:value="32.787">
                <text:p>32.7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.333">
                <text:p>49.333</text:p>
              </table:table-cell>
              <table:table-cell office:value-type="float" office:value="8">
                <text:p>8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839">
                <text:p>54.839</text:p>
              </table:table-cell>
              <table:table-cell office:value-type="float" office:value="17.742">
                <text:p>17.742</text:p>
              </table:table-cell>
              <table:table-cell office:value-type="float" office:value="27.419">
                <text:p>27.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556">
                <text:p>55.556</text:p>
              </table:table-cell>
              <table:table-cell office:value-type="float" office:value="11.111">
                <text:p>11.111</text:p>
              </table:table-cell>
              <table:table-cell office:value-type="float" office:value="28.395">
                <text:p>28.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.264">
                <text:p>71.264</text:p>
              </table:table-cell>
              <table:table-cell office:value-type="float" office:value="13.793">
                <text:p>13.793</text:p>
              </table:table-cell>
              <table:table-cell office:value-type="float" office:value="14.943">
                <text:p>14.9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.298">
                <text:p>38.298</text:p>
              </table:table-cell>
              <table:table-cell office:value-type="float" office:value="44.681">
                <text:p>44.681</text:p>
              </table:table-cell>
              <table:table-cell office:value-type="float" office:value="17.021">
                <text:p>17.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.351">
                <text:p>78.351</text:p>
              </table:table-cell>
              <table:table-cell office:value-type="float" office:value="16.495">
                <text:p>16.495</text:p>
              </table:table-cell>
              <table:table-cell office:value-type="float" office:value="5.155">
                <text:p>5.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.398">
                <text:p>49.398</text:p>
              </table:table-cell>
              <table:table-cell office:value-type="float" office:value="25.301">
                <text:p>25.301</text:p>
              </table:table-cell>
              <table:table-cell office:value-type="float" office:value="25.301">
                <text:p>25.3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.213">
                <text:p>70.213</text:p>
              </table:table-cell>
              <table:table-cell office:value-type="float" office:value="13.83">
                <text:p>13.83</text:p>
              </table:table-cell>
              <table:table-cell office:value-type="float" office:value="8.511">
                <text:p>8.5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.125">
                <text:p>53.125</text:p>
              </table:table-cell>
              <table:table-cell office:value-type="float" office:value="11.458">
                <text:p>11.458</text:p>
              </table:table-cell>
              <table:table-cell office:value-type="float" office:value="35.417">
                <text:p>35.4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333">
                <text:p>58.333</text:p>
              </table:table-cell>
              <table:table-cell office:value-type="float" office:value="5.208">
                <text:p>5.208</text:p>
              </table:table-cell>
              <table:table-cell office:value-type="float" office:value="35.417">
                <text:p>35.4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.657">
                <text:p>65.657</text:p>
              </table:table-cell>
              <table:table-cell office:value-type="float" office:value="18.182">
                <text:p>18.182</text:p>
              </table:table-cell>
              <table:table-cell office:value-type="float" office:value="15.152">
                <text:p>15.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.157">
                <text:p>74.157</text:p>
              </table:table-cell>
              <table:table-cell office:value-type="float" office:value="21.348">
                <text:p>21.348</text:p>
              </table:table-cell>
              <table:table-cell office:value-type="float" office:value="4.494">
                <text:p>4.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.427">
                <text:p>58.427</text:p>
              </table:table-cell>
              <table:table-cell office:value-type="float" office:value="37.079">
                <text:p>37.079</text:p>
              </table:table-cell>
              <table:table-cell office:value-type="float" office:value="4.494">
                <text:p>4.4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.111">
                <text:p>61.111</text:p>
              </table:table-cell>
              <table:table-cell office:value-type="float" office:value="31.111">
                <text:p>31.111</text:p>
              </table:table-cell>
              <table:table-cell office:value-type="float" office:value="7.778">
                <text:p>7.7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.696">
                <text:p>33.696</text:p>
              </table:table-cell>
              <table:table-cell office:value-type="float" office:value="60.87">
                <text:p>60.87</text:p>
              </table:table-cell>
              <table:table-cell office:value-type="float" office:value="5.435">
                <text:p>5.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293">
                <text:p>18.293</text:p>
              </table:table-cell>
              <table:table-cell office:value-type="float" office:value="9.756">
                <text:p>9.756</text:p>
              </table:table-cell>
              <table:table-cell office:value-type="float" office:value="71.951">
                <text:p>71.9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.778">
                <text:p>37.778</text:p>
              </table:table-cell>
              <table:table-cell office:value-type="float" office:value="40">
                <text:p>40</text:p>
              </table:table-cell>
              <table:table-cell office:value-type="float" office:value="15.556">
                <text:p>15.5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.947">
                <text:p>38.947</text:p>
              </table:table-cell>
              <table:table-cell office:value-type="float" office:value="49.474">
                <text:p>49.474</text:p>
              </table:table-cell>
              <table:table-cell office:value-type="float" office:value="6.316">
                <text:p>6.3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.25">
                <text:p>31.25</text:p>
              </table:table-cell>
              <table:table-cell office:value-type="float" office:value="51.042">
                <text:p>51.042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.765">
                <text:p>31.765</text:p>
              </table:table-cell>
              <table:table-cell office:value-type="float" office:value="31.765">
                <text:p>31.765</text:p>
              </table:table-cell>
              <table:table-cell office:value-type="float" office:value="36.471">
                <text:p>36.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1.25">
                <text:p>21.2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473">
                <text:p>27.473</text:p>
              </table:table-cell>
              <table:table-cell office:value-type="float" office:value="35.165">
                <text:p>35.165</text:p>
              </table:table-cell>
              <table:table-cell office:value-type="float" office:value="30.769">
                <text:p>30.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.711">
                <text:p>27.711</text:p>
              </table:table-cell>
              <table:table-cell office:value-type="float" office:value="28.916">
                <text:p>28.916</text:p>
              </table:table-cell>
              <table:table-cell office:value-type="float" office:value="25.301">
                <text:p>25.3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.789">
                <text:p>35.789</text:p>
              </table:table-cell>
              <table:table-cell office:value-type="float" office:value="42.105">
                <text:p>42.105</text:p>
              </table:table-cell>
              <table:table-cell office:value-type="float" office:value="17.895">
                <text:p>17.8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.414">
                <text:p>72.414</text:p>
              </table:table-cell>
              <table:table-cell office:value-type="float" office:value="24.138">
                <text:p>24.138</text:p>
              </table:table-cell>
              <table:table-cell office:value-type="float" office:value="3.448">
                <text:p>3.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043">
                <text:p>63.043</text:p>
              </table:table-cell>
              <table:table-cell office:value-type="float" office:value="35.87">
                <text:p>35.87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.444">
                <text:p>44.444</text:p>
              </table:table-cell>
              <table:table-cell office:value-type="float" office:value="50">
                <text:p>50</text:p>
              </table:table-cell>
              <table:table-cell office:value-type="float" office:value="3.333">
                <text:p>3.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.264">
                <text:p>36.264</text:p>
              </table:table-cell>
              <table:table-cell office:value-type="float" office:value="56.044">
                <text:p>56.044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78">
                <text:p>48.78</text:p>
              </table:table-cell>
              <table:table-cell office:value-type="float" office:value="43.902">
                <text:p>43.902</text:p>
              </table:table-cell>
              <table:table-cell office:value-type="float" office:value="7.317">
                <text:p>7.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82">
                <text:p>43.82</text:p>
              </table:table-cell>
              <table:table-cell office:value-type="float" office:value="51.685">
                <text:p>51.685</text:p>
              </table:table-cell>
              <table:table-cell office:value-type="float" office:value="4.494">
                <text:p>4.4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.326">
                <text:p>39.326</text:p>
              </table:table-cell>
              <table:table-cell office:value-type="float" office:value="50.562">
                <text:p>50.562</text:p>
              </table:table-cell>
              <table:table-cell office:value-type="float" office:value="8.989">
                <text:p>8.9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39.583">
                <text:p>39.583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944">
                <text:p>44.944</text:p>
              </table:table-cell>
              <table:table-cell office:value-type="float" office:value="44.944">
                <text:p>44.944</text:p>
              </table:table-cell>
              <table:table-cell office:value-type="float" office:value="4.494">
                <text:p>4.4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.559">
                <text:p>36.559</text:p>
              </table:table-cell>
              <table:table-cell office:value-type="float" office:value="58.065">
                <text:p>58.065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.585">
                <text:p>36.585</text:p>
              </table:table-cell>
              <table:table-cell office:value-type="float" office:value="28.049">
                <text:p>28.049</text:p>
              </table:table-cell>
              <table:table-cell office:value-type="float" office:value="35.366">
                <text:p>35.3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.651">
                <text:p>62.651</text:p>
              </table:table-cell>
              <table:table-cell office:value-type="float" office:value="24.096">
                <text:p>24.096</text:p>
              </table:table-cell>
              <table:table-cell office:value-type="float" office:value="13.253">
                <text:p>13.2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789">
                <text:p>15.789</text:p>
              </table:table-cell>
              <table:table-cell office:value-type="float" office:value="5.263">
                <text:p>5.263</text:p>
              </table:table-cell>
              <table:table-cell office:value-type="float" office:value="53.947">
                <text:p>53.9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584">
                <text:p>15.584</text:p>
              </table:table-cell>
              <table:table-cell office:value-type="float" office:value="9.091">
                <text:p>9.091</text:p>
              </table:table-cell>
              <table:table-cell office:value-type="float" office:value="72.727">
                <text:p>72.7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.579">
                <text:p>56.579</text:p>
              </table:table-cell>
              <table:table-cell office:value-type="float" office:value="19.737">
                <text:p>19.737</text:p>
              </table:table-cell>
              <table:table-cell office:value-type="float" office:value="23.684">
                <text:p>23.6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.787">
                <text:p>70.787</text:p>
              </table:table-cell>
              <table:table-cell office:value-type="float" office:value="24.719">
                <text:p>24.719</text:p>
              </table:table-cell>
              <table:table-cell office:value-type="float" office:value="4.494">
                <text:p>4.4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.143">
                <text:p>57.143</text:p>
              </table:table-cell>
              <table:table-cell office:value-type="float" office:value="38.095">
                <text:p>38.095</text:p>
              </table:table-cell>
              <table:table-cell office:value-type="float" office:value="4.762">
                <text:p>4.7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.977">
                <text:p>56.977</text:p>
              </table:table-cell>
              <table:table-cell office:value-type="float" office:value="33.721">
                <text:p>33.721</text:p>
              </table:table-cell>
              <table:table-cell office:value-type="float" office:value="9.302">
                <text:p>9.3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.118">
                <text:p>54.118</text:p>
              </table:table-cell>
              <table:table-cell office:value-type="float" office:value="42.353">
                <text:p>42.353</text:p>
              </table:table-cell>
              <table:table-cell office:value-type="float" office:value="3.529">
                <text:p>3.5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.488">
                <text:p>53.488</text:p>
              </table:table-cell>
              <table:table-cell office:value-type="float" office:value="46.512">
                <text:p>46.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.169">
                <text:p>42.169</text:p>
              </table:table-cell>
              <table:table-cell office:value-type="float" office:value="45.783">
                <text:p>45.783</text:p>
              </table:table-cell>
              <table:table-cell office:value-type="float" office:value="10.843">
                <text:p>10.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.627">
                <text:p>56.627</text:p>
              </table:table-cell>
              <table:table-cell office:value-type="float" office:value="40.964">
                <text:p>40.964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.333">
                <text:p>65.333</text:p>
              </table:table-cell>
              <table:table-cell office:value-type="float" office:value="32">
                <text:p>32</text:p>
              </table:table-cell>
              <table:table-cell office:value-type="float" office:value="2.667">
                <text:p>2.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085">
                <text:p>18.085</text:p>
              </table:table-cell>
              <table:table-cell office:value-type="float" office:value="76.596">
                <text:p>76.596</text:p>
              </table:table-cell>
              <table:table-cell office:value-type="float" office:value="5.319">
                <text:p>5.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.304">
                <text:p>44.304</text:p>
              </table:table-cell>
              <table:table-cell office:value-type="float" office:value="29.114">
                <text:p>29.114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444">
                <text:p>19.444</text:p>
              </table:table-cell>
              <table:table-cell office:value-type="float" office:value="6.944">
                <text:p>6.944</text:p>
              </table:table-cell>
              <table:table-cell office:value-type="float" office:value="73.611">
                <text:p>73.6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.538">
                <text:p>81.538</text:p>
              </table:table-cell>
              <table:table-cell office:value-type="float" office:value="4.615">
                <text:p>4.615</text:p>
              </table:table-cell>
              <table:table-cell office:value-type="float" office:value="13.846">
                <text:p>13.8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.747">
                <text:p>79.747</text:p>
              </table:table-cell>
              <table:table-cell office:value-type="float" office:value="6.329">
                <text:p>6.329</text:p>
              </table:table-cell>
              <table:table-cell office:value-type="float" office:value="2.532">
                <text:p>2.5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.419">
                <text:p>24.419</text:p>
              </table:table-cell>
              <table:table-cell office:value-type="float" office:value="3.488">
                <text:p>3.488</text:p>
              </table:table-cell>
              <table:table-cell office:value-type="float" office:value="31.395">
                <text:p>31.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14.103">
                <text:p>14.103</text:p>
              </table:table-cell>
              <table:table-cell office:value-type="float" office:value="11.538">
                <text:p>11.5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8.228">
                <text:p>58.228</text:p>
              </table:table-cell>
              <table:table-cell office:value-type="float" office:value="30.38">
                <text:p>30.38</text:p>
              </table:table-cell>
              <table:table-cell office:value-type="float" office:value="11.392">
                <text:p>11.3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.25">
                <text:p>71.25</text:p>
              </table:table-cell>
              <table:table-cell office:value-type="float" office:value="22.5">
                <text:p>22.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.77">
                <text:p>73.77</text:p>
              </table:table-cell>
              <table:table-cell office:value-type="float" office:value="14.754">
                <text:p>14.754</text:p>
              </table:table-cell>
              <table:table-cell office:value-type="float" office:value="11.475">
                <text:p>11.4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.324">
                <text:p>74.324</text:p>
              </table:table-cell>
              <table:table-cell office:value-type="float" office:value="21.622">
                <text:p>21.622</text:p>
              </table:table-cell>
              <table:table-cell office:value-type="float" office:value="4.054">
                <text:p>4.0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.556">
                <text:p>55.556</text:p>
              </table:table-cell>
              <table:table-cell office:value-type="float" office:value="40.741">
                <text:p>40.741</text:p>
              </table:table-cell>
              <table:table-cell office:value-type="float" office:value="3.704">
                <text:p>3.7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.227">
                <text:p>35.227</text:p>
              </table:table-cell>
              <table:table-cell office:value-type="float" office:value="60.227">
                <text:p>60.227</text:p>
              </table:table-cell>
              <table:table-cell office:value-type="float" office:value="4.545">
                <text:p>4.5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.756">
                <text:p>59.756</text:p>
              </table:table-cell>
              <table:table-cell office:value-type="float" office:value="34.146">
                <text:p>34.146</text:p>
              </table:table-cell>
              <table:table-cell office:value-type="float" office:value="6.098">
                <text:p>6.0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.037">
                <text:p>37.037</text:p>
              </table:table-cell>
              <table:table-cell office:value-type="float" office:value="32.099">
                <text:p>32.099</text:p>
              </table:table-cell>
              <table:table-cell office:value-type="float" office:value="27.16">
                <text:p>27.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.282">
                <text:p>51.282</text:p>
              </table:table-cell>
              <table:table-cell office:value-type="float" office:value="5.128">
                <text:p>5.128</text:p>
              </table:table-cell>
              <table:table-cell office:value-type="float" office:value="10.256">
                <text:p>10.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.921">
                <text:p>62.921</text:p>
              </table:table-cell>
              <table:table-cell office:value-type="float" office:value="29.213">
                <text:p>29.213</text:p>
              </table:table-cell>
              <table:table-cell office:value-type="float" office:value="4.494">
                <text:p>4.4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.16">
                <text:p>27.16</text:p>
              </table:table-cell>
              <table:table-cell office:value-type="float" office:value="35.802">
                <text:p>35.802</text:p>
              </table:table-cell>
              <table:table-cell office:value-type="float" office:value="37.037">
                <text:p>37.0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.828">
                <text:p>44.828</text:p>
              </table:table-cell>
              <table:table-cell office:value-type="float" office:value="39.08">
                <text:p>39.08</text:p>
              </table:table-cell>
              <table:table-cell office:value-type="float" office:value="16.092">
                <text:p>16.0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7.143">
                <text:p>67.143</text:p>
              </table:table-cell>
              <table:table-cell office:value-type="float" office:value="21.429">
                <text:p>21.429</text:p>
              </table:table-cell>
              <table:table-cell office:value-type="float" office:value="11.429">
                <text:p>11.4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.143">
                <text:p>77.143</text:p>
              </table:table-cell>
              <table:table-cell office:value-type="float" office:value="8.571">
                <text:p>8.571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.795">
                <text:p>71.795</text:p>
              </table:table-cell>
              <table:table-cell office:value-type="float" office:value="21.795">
                <text:p>21.795</text:p>
              </table:table-cell>
              <table:table-cell office:value-type="float" office:value="5.128">
                <text:p>5.1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.286">
                <text:p>39.286</text:p>
              </table:table-cell>
              <table:table-cell office:value-type="float" office:value="52.381">
                <text:p>52.381</text:p>
              </table:table-cell>
              <table:table-cell office:value-type="float" office:value="8.333">
                <text:p>8.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6.944">
                <text:p>56.944</text:p>
              </table:table-cell>
              <table:table-cell office:value-type="float" office:value="30.556">
                <text:p>30.55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.529">
                <text:p>42.529</text:p>
              </table:table-cell>
              <table:table-cell office:value-type="float" office:value="56.322">
                <text:p>56.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.5">
                <text:p>47.5</text:p>
              </table:table-cell>
              <table:table-cell office:value-type="float" office:value="46.25">
                <text:p>46.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5">
                <text:p>37.5</text:p>
              </table:table-cell>
              <table:table-cell office:value-type="float" office:value="20.833">
                <text:p>20.833</text:p>
              </table:table-cell>
              <table:table-cell office:value-type="float" office:value="41.667">
                <text:p>41.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.411">
                <text:p>90.411</text:p>
              </table:table-cell>
              <table:table-cell office:value-type="float" office:value="2.74">
                <text:p>2.74</text:p>
              </table:table-cell>
              <table:table-cell office:value-type="float" office:value="6.849">
                <text:p>6.8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3.562">
                <text:p>83.562</text:p>
              </table:table-cell>
              <table:table-cell office:value-type="float" office:value="8.219">
                <text:p>8.219</text:p>
              </table:table-cell>
              <table:table-cell office:value-type="float" office:value="8.219">
                <text:p>8.2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3.133">
                <text:p>83.133</text:p>
              </table:table-cell>
              <table:table-cell office:value-type="float" office:value="16.867">
                <text:p>16.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.241">
                <text:p>60.241</text:p>
              </table:table-cell>
              <table:table-cell office:value-type="float" office:value="34.94">
                <text:p>34.94</text:p>
              </table:table-cell>
              <table:table-cell office:value-type="float" office:value="4.819">
                <text:p>4.8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.427">
                <text:p>58.427</text:p>
              </table:table-cell>
              <table:table-cell office:value-type="float" office:value="37.079">
                <text:p>37.079</text:p>
              </table:table-cell>
              <table:table-cell office:value-type="float" office:value="4.494">
                <text:p>4.4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.211">
                <text:p>84.211</text:p>
              </table:table-cell>
              <table:table-cell office:value-type="float" office:value="6.579">
                <text:p>6.579</text:p>
              </table:table-cell>
              <table:table-cell office:value-type="float" office:value="9.211">
                <text:p>9.2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.082">
                <text:p>78.082</text:p>
              </table:table-cell>
              <table:table-cell office:value-type="float" office:value="12.329">
                <text:p>12.329</text:p>
              </table:table-cell>
              <table:table-cell office:value-type="float" office:value="8.219">
                <text:p>8.2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.758">
                <text:p>41.758</text:p>
              </table:table-cell>
              <table:table-cell office:value-type="float" office:value="52.747">
                <text:p>52.747</text:p>
              </table:table-cell>
              <table:table-cell office:value-type="float" office:value="5.495">
                <text:p>5.4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.648">
                <text:p>51.648</text:p>
              </table:table-cell>
              <table:table-cell office:value-type="float" office:value="41.758">
                <text:p>41.758</text:p>
              </table:table-cell>
              <table:table-cell office:value-type="float" office:value="6.593">
                <text:p>6.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.209">
                <text:p>37.209</text:p>
              </table:table-cell>
              <table:table-cell office:value-type="float" office:value="50">
                <text:p>50</text:p>
              </table:table-cell>
              <table:table-cell office:value-type="float" office:value="12.791">
                <text:p>12.7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.449">
                <text:p>40.449</text:p>
              </table:table-cell>
              <table:table-cell office:value-type="float" office:value="56.18">
                <text:p>56.18</text:p>
              </table:table-cell>
              <table:table-cell office:value-type="float" office:value="3.371">
                <text:p>3.3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225">
                <text:p>20.225</text:p>
              </table:table-cell>
              <table:table-cell office:value-type="float" office:value="50.562">
                <text:p>50.562</text:p>
              </table:table-cell>
              <table:table-cell office:value-type="float" office:value="29.213">
                <text:p>29.2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.667">
                <text:p>54.667</text:p>
              </table:table-cell>
              <table:table-cell office:value-type="float" office:value="8">
                <text:p>8</text:p>
              </table:table-cell>
              <table:table-cell office:value-type="float" office:value="37.333">
                <text:p>37.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667">
                <text:p>16.667</text:p>
              </table:table-cell>
              <table:table-cell office:value-type="float" office:value="12.821">
                <text:p>12.821</text:p>
              </table:table-cell>
              <table:table-cell office:value-type="float" office:value="56.41">
                <text:p>56.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4.795">
                <text:p>54.795</text:p>
              </table:table-cell>
              <table:table-cell office:value-type="float" office:value="10.959">
                <text:p>10.959</text:p>
              </table:table-cell>
              <table:table-cell office:value-type="float" office:value="34.247">
                <text:p>34.2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.471">
                <text:p>57.471</text:p>
              </table:table-cell>
              <table:table-cell office:value-type="float" office:value="39.08">
                <text:p>39.08</text:p>
              </table:table-cell>
              <table:table-cell office:value-type="float" office:value="3.448">
                <text:p>3.4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9.73">
                <text:p>79.73</text:p>
              </table:table-cell>
              <table:table-cell office:value-type="float" office:value="10.811">
                <text:p>10.811</text:p>
              </table:table-cell>
              <table:table-cell office:value-type="float" office:value="8.108">
                <text:p>8.1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3.562">
                <text:p>83.562</text:p>
              </table:table-cell>
              <table:table-cell office:value-type="float" office:value="13.699">
                <text:p>13.699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.198">
                <text:p>64.198</text:p>
              </table:table-cell>
              <table:table-cell office:value-type="float" office:value="29.63">
                <text:p>29.63</text:p>
              </table:table-cell>
              <table:table-cell office:value-type="float" office:value="6.173">
                <text:p>6.1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.25">
                <text:p>71.25</text:p>
              </table:table-cell>
              <table:table-cell office:value-type="float" office:value="26.25">
                <text:p>26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.576">
                <text:p>57.576</text:p>
              </table:table-cell>
              <table:table-cell office:value-type="float" office:value="37.879">
                <text:p>37.879</text:p>
              </table:table-cell>
              <table:table-cell office:value-type="float" office:value="4.545">
                <text:p>4.5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.86">
                <text:p>40.86</text:p>
              </table:table-cell>
              <table:table-cell office:value-type="float" office:value="54.839">
                <text:p>54.839</text:p>
              </table:table-cell>
              <table:table-cell office:value-type="float" office:value="4.301">
                <text:p>4.3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.769">
                <text:p>30.769</text:p>
              </table:table-cell>
              <table:table-cell office:value-type="float" office:value="26.923">
                <text:p>26.923</text:p>
              </table:table-cell>
              <table:table-cell office:value-type="float" office:value="41.026">
                <text:p>41.0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.632">
                <text:p>52.632</text:p>
              </table:table-cell>
              <table:table-cell office:value-type="float" office:value="18.421">
                <text:p>18.421</text:p>
              </table:table-cell>
              <table:table-cell office:value-type="float" office:value="14.474">
                <text:p>14.4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.649">
                <text:p>50.649</text:p>
              </table:table-cell>
              <table:table-cell office:value-type="float" office:value="7.792">
                <text:p>7.792</text:p>
              </table:table-cell>
              <table:table-cell office:value-type="float" office:value="32.468">
                <text:p>32.4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143">
                <text:p>57.143</text:p>
              </table:table-cell>
              <table:table-cell office:value-type="float" office:value="5.714">
                <text:p>5.714</text:p>
              </table:table-cell>
              <table:table-cell office:value-type="float" office:value="37.143">
                <text:p>37.1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.446">
                <text:p>61.446</text:p>
              </table:table-cell>
              <table:table-cell office:value-type="float" office:value="33.735">
                <text:p>33.735</text:p>
              </table:table-cell>
              <table:table-cell office:value-type="float" office:value="4.819">
                <text:p>4.8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.025">
                <text:p>58.025</text:p>
              </table:table-cell>
              <table:table-cell office:value-type="float" office:value="32.099">
                <text:p>32.099</text:p>
              </table:table-cell>
              <table:table-cell office:value-type="float" office:value="9.877">
                <text:p>9.8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.471">
                <text:p>56.471</text:p>
              </table:table-cell>
              <table:table-cell office:value-type="float" office:value="34.118">
                <text:p>34.118</text:p>
              </table:table-cell>
              <table:table-cell office:value-type="float" office:value="9.412">
                <text:p>9.4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7.5">
                <text:p>67.5</text:p>
              </table:table-cell>
              <table:table-cell office:value-type="float" office:value="30">
                <text:p>3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.08">
                <text:p>39.08</text:p>
              </table:table-cell>
              <table:table-cell office:value-type="float" office:value="52.874">
                <text:p>52.874</text:p>
              </table:table-cell>
              <table:table-cell office:value-type="float" office:value="8.046">
                <text:p>8.0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.958">
                <text:p>48.958</text:p>
              </table:table-cell>
              <table:table-cell office:value-type="float" office:value="46.875">
                <text:p>46.875</text:p>
              </table:table-cell>
              <table:table-cell office:value-type="float" office:value="4.167">
                <text:p>4.1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.387">
                <text:p>48.387</text:p>
              </table:table-cell>
              <table:table-cell office:value-type="float" office:value="48.387">
                <text:p>48.387</text:p>
              </table:table-cell>
              <table:table-cell office:value-type="float" office:value="3.226">
                <text:p>3.2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529">
                <text:p>23.529</text:p>
              </table:table-cell>
              <table:table-cell office:value-type="float" office:value="71.765">
                <text:p>71.765</text:p>
              </table:table-cell>
              <table:table-cell office:value-type="float" office:value="3.529">
                <text:p>3.5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7.143">
                <text:p>57.143</text:p>
              </table:table-cell>
              <table:table-cell office:value-type="float" office:value="14.286">
                <text:p>14.286</text:p>
              </table:table-cell>
              <table:table-cell office:value-type="float" office:value="28.571">
                <text:p>28.5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.38">
                <text:p>63.38</text:p>
              </table:table-cell>
              <table:table-cell office:value-type="float" office:value="28.169">
                <text:p>28.169</text:p>
              </table:table-cell>
              <table:table-cell office:value-type="float" office:value="8.451">
                <text:p>8.4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1.892">
                <text:p>91.892</text:p>
              </table:table-cell>
              <table:table-cell office:value-type="float" office:value="5.405">
                <text:p>5.405</text:p>
              </table:table-cell>
              <table:table-cell office:value-type="float" office:value="2.703">
                <text:p>2.7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4.722">
                <text:p>84.722</text:p>
              </table:table-cell>
              <table:table-cell office:value-type="float" office:value="6.944">
                <text:p>6.944</text:p>
              </table:table-cell>
              <table:table-cell office:value-type="float" office:value="8.333">
                <text:p>8.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.556">
                <text:p>55.556</text:p>
              </table:table-cell>
              <table:table-cell office:value-type="float" office:value="33.333">
                <text:p>33.333</text:p>
              </table:table-cell>
              <table:table-cell office:value-type="float" office:value="11.111">
                <text:p>11.1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.882">
                <text:p>65.882</text:p>
              </table:table-cell>
              <table:table-cell office:value-type="float" office:value="24.706">
                <text:p>24.706</text:p>
              </table:table-cell>
              <table:table-cell office:value-type="float" office:value="9.412">
                <text:p>9.4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.235">
                <text:p>68.235</text:p>
              </table:table-cell>
              <table:table-cell office:value-type="float" office:value="27.059">
                <text:p>27.059</text:p>
              </table:table-cell>
              <table:table-cell office:value-type="float" office:value="4.706">
                <text:p>4.7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1.613">
                <text:p>51.613</text:p>
              </table:table-cell>
              <table:table-cell office:value-type="float" office:value="45.161">
                <text:p>45.161</text:p>
              </table:table-cell>
              <table:table-cell office:value-type="float" office:value="3.226">
                <text:p>3.2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.286">
                <text:p>39.286</text:p>
              </table:table-cell>
              <table:table-cell office:value-type="float" office:value="57.143">
                <text:p>57.143</text:p>
              </table:table-cell>
              <table:table-cell office:value-type="float" office:value="3.571">
                <text:p>3.5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.41">
                <text:p>56.41</text:p>
              </table:table-cell>
              <table:table-cell office:value-type="float" office:value="41.026">
                <text:p>41.026</text:p>
              </table:table-cell>
              <table:table-cell office:value-type="float" office:value="2.564">
                <text:p>2.5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.914">
                <text:p>46.914</text:p>
              </table:table-cell>
              <table:table-cell office:value-type="float" office:value="51.852">
                <text:p>51.852</text:p>
              </table:table-cell>
              <table:table-cell office:value-type="float" office:value="1.235">
                <text:p>1.2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.632">
                <text:p>35.632</text:p>
              </table:table-cell>
              <table:table-cell office:value-type="float" office:value="41.379">
                <text:p>41.379</text:p>
              </table:table-cell>
              <table:table-cell office:value-type="float" office:value="22.989">
                <text:p>22.9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.506">
                <text:p>26.506</text:p>
              </table:table-cell>
              <table:table-cell office:value-type="float" office:value="40.964">
                <text:p>40.964</text:p>
              </table:table-cell>
              <table:table-cell office:value-type="float" office:value="31.325">
                <text:p>31.3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.662">
                <text:p>43.662</text:p>
              </table:table-cell>
              <table:table-cell office:value-type="float" office:value="7.042">
                <text:p>7.042</text:p>
              </table:table-cell>
              <table:table-cell office:value-type="float" office:value="49.296">
                <text:p>49.2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2.683">
                <text:p>92.683</text:p>
              </table:table-cell>
              <table:table-cell office:value-type="float" office:value="6.098">
                <text:p>6.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1.628">
                <text:p>61.628</text:p>
              </table:table-cell>
              <table:table-cell office:value-type="float" office:value="6.977">
                <text:p>6.977</text:p>
              </table:table-cell>
              <table:table-cell office:value-type="float" office:value="18.605">
                <text:p>18.6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7.632">
                <text:p>77.632</text:p>
              </table:table-cell>
              <table:table-cell office:value-type="float" office:value="9.211">
                <text:p>9.211</text:p>
              </table:table-cell>
              <table:table-cell office:value-type="float" office:value="10.526">
                <text:p>10.5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5">
                <text:p>75</text:p>
              </table:table-cell>
              <table:table-cell office:value-type="float" office:value="18.421">
                <text:p>18.421</text:p>
              </table:table-cell>
              <table:table-cell office:value-type="float" office:value="6.579">
                <text:p>6.5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1.25">
                <text:p>81.25</text:p>
              </table:table-cell>
              <table:table-cell office:value-type="float" office:value="18.75">
                <text:p>18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.33">
                <text:p>44.33</text:p>
              </table:table-cell>
              <table:table-cell office:value-type="float" office:value="55.67">
                <text:p>55.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0">
                <text:p>60</text:p>
              </table:table-cell>
              <table:table-cell office:value-type="float" office:value="36.471">
                <text:p>36.471</text:p>
              </table:table-cell>
              <table:table-cell office:value-type="float" office:value="2.353">
                <text:p>2.3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.43">
                <text:p>54.43</text:p>
              </table:table-cell>
              <table:table-cell office:value-type="float" office:value="34.177">
                <text:p>34.177</text:p>
              </table:table-cell>
              <table:table-cell office:value-type="float" office:value="11.392">
                <text:p>11.3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7.5">
                <text:p>67.5</text:p>
              </table:table-cell>
              <table:table-cell office:value-type="float" office:value="28.75">
                <text:p>28.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263">
                <text:p>25.263</text:p>
              </table:table-cell>
              <table:table-cell office:value-type="float" office:value="69.474">
                <text:p>69.474</text:p>
              </table:table-cell>
              <table:table-cell office:value-type="float" office:value="5.263">
                <text:p>5.2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1.646">
                <text:p>31.646</text:p>
              </table:table-cell>
              <table:table-cell office:value-type="float" office:value="22.785">
                <text:p>22.785</text:p>
              </table:table-cell>
              <table:table-cell office:value-type="float" office:value="45.57">
                <text:p>45.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.857">
                <text:p>42.857</text:p>
              </table:table-cell>
              <table:table-cell office:value-type="float" office:value="9.091">
                <text:p>9.091</text:p>
              </table:table-cell>
              <table:table-cell office:value-type="float" office:value="37.662">
                <text:p>37.6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0.488">
                <text:p>80.488</text:p>
              </table:table-cell>
              <table:table-cell office:value-type="float" office:value="6.098">
                <text:p>6.09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.316">
                <text:p>51.316</text:p>
              </table:table-cell>
              <table:table-cell office:value-type="float" office:value="7.895">
                <text:p>7.895</text:p>
              </table:table-cell>
              <table:table-cell office:value-type="float" office:value="40.789">
                <text:p>40.7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0.811">
                <text:p>60.811</text:p>
              </table:table-cell>
              <table:table-cell office:value-type="float" office:value="14.865">
                <text:p>14.865</text:p>
              </table:table-cell>
              <table:table-cell office:value-type="float" office:value="24.324">
                <text:p>24.3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.543">
                <text:p>76.543</text:p>
              </table:table-cell>
              <table:table-cell office:value-type="float" office:value="14.815">
                <text:p>14.815</text:p>
              </table:table-cell>
              <table:table-cell office:value-type="float" office:value="8.642">
                <text:p>8.6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143">
                <text:p>77.143</text:p>
              </table:table-cell>
              <table:table-cell office:value-type="float" office:value="15.714">
                <text:p>15.714</text:p>
              </table:table-cell>
              <table:table-cell office:value-type="float" office:value="7.143">
                <text:p>7.1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.13">
                <text:p>70.13</text:p>
              </table:table-cell>
              <table:table-cell office:value-type="float" office:value="22.078">
                <text:p>22.078</text:p>
              </table:table-cell>
              <table:table-cell office:value-type="float" office:value="6.494">
                <text:p>6.4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.191">
                <text:p>47.191</text:p>
              </table:table-cell>
              <table:table-cell office:value-type="float" office:value="48.315">
                <text:p>48.315</text:p>
              </table:table-cell>
              <table:table-cell office:value-type="float" office:value="4.494">
                <text:p>4.4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3.953">
                <text:p>63.953</text:p>
              </table:table-cell>
              <table:table-cell office:value-type="float" office:value="34.884">
                <text:p>34.884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4.667">
                <text:p>54.667</text:p>
              </table:table-cell>
              <table:table-cell office:value-type="float" office:value="38.667">
                <text:p>38.667</text:p>
              </table:table-cell>
              <table:table-cell office:value-type="float" office:value="6.667">
                <text:p>6.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1.765">
                <text:p>51.765</text:p>
              </table:table-cell>
              <table:table-cell office:value-type="float" office:value="43.529">
                <text:p>43.529</text:p>
              </table:table-cell>
              <table:table-cell office:value-type="float" office:value="4.706">
                <text:p>4.7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.444">
                <text:p>44.444</text:p>
              </table:table-cell>
              <table:table-cell office:value-type="float" office:value="26.667">
                <text:p>26.667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2.716">
                <text:p>82.716</text:p>
              </table:table-cell>
              <table:table-cell office:value-type="float" office:value="8.642">
                <text:p>8.642</text:p>
              </table:table-cell>
              <table:table-cell office:value-type="float" office:value="2.469">
                <text:p>2.4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8.889">
                <text:p>88.889</text:p>
              </table:table-cell>
              <table:table-cell office:value-type="float" office:value="4.762">
                <text:p>4.762</text:p>
              </table:table-cell>
              <table:table-cell office:value-type="float" office:value="6.349">
                <text:p>6.3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4.706">
                <text:p>64.706</text:p>
              </table:table-cell>
              <table:table-cell office:value-type="float" office:value="13.235">
                <text:p>13.235</text:p>
              </table:table-cell>
              <table:table-cell office:value-type="float" office:value="22.059">
                <text:p>22.0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3.415">
                <text:p>63.415</text:p>
              </table:table-cell>
              <table:table-cell office:value-type="float" office:value="35.366">
                <text:p>35.36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0.435">
                <text:p>80.435</text:p>
              </table:table-cell>
              <table:table-cell office:value-type="float" office:value="18.478">
                <text:p>18.478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.818">
                <text:p>31.818</text:p>
              </table:table-cell>
              <table:table-cell office:value-type="float" office:value="61.364">
                <text:p>61.364</text:p>
              </table:table-cell>
              <table:table-cell office:value-type="float" office:value="6.818">
                <text:p>6.8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882">
                <text:p>26.882</text:p>
              </table:table-cell>
              <table:table-cell office:value-type="float" office:value="64.516">
                <text:p>64.516</text:p>
              </table:table-cell>
              <table:table-cell office:value-type="float" office:value="8.602">
                <text:p>8.6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6.044">
                <text:p>56.044</text:p>
              </table:table-cell>
              <table:table-cell office:value-type="float" office:value="13.187">
                <text:p>13.187</text:p>
              </table:table-cell>
              <table:table-cell office:value-type="float" office:value="30.769">
                <text:p>30.7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.368">
                <text:p>47.368</text:p>
              </table:table-cell>
              <table:table-cell office:value-type="float" office:value="34.737">
                <text:p>34.737</text:p>
              </table:table-cell>
              <table:table-cell office:value-type="float" office:value="17.895">
                <text:p>17.8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.23">
                <text:p>40.23</text:p>
              </table:table-cell>
              <table:table-cell office:value-type="float" office:value="45.977">
                <text:p>45.977</text:p>
              </table:table-cell>
              <table:table-cell office:value-type="float" office:value="13.793">
                <text:p>13.7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.806">
                <text:p>25.806</text:p>
              </table:table-cell>
              <table:table-cell office:value-type="float" office:value="64.516">
                <text:p>64.516</text:p>
              </table:table-cell>
              <table:table-cell office:value-type="float" office:value="9.677">
                <text:p>9.6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.744">
                <text:p>26.744</text:p>
              </table:table-cell>
              <table:table-cell office:value-type="float" office:value="65.116">
                <text:p>65.116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.913">
                <text:p>23.913</text:p>
              </table:table-cell>
              <table:table-cell office:value-type="float" office:value="68.478">
                <text:p>68.478</text:p>
              </table:table-cell>
              <table:table-cell office:value-type="float" office:value="7.609">
                <text:p>7.6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.333">
                <text:p>43.333</text:p>
              </table:table-cell>
              <table:table-cell office:value-type="float" office:value="40">
                <text:p>40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5.294">
                <text:p>55.294</text:p>
              </table:table-cell>
              <table:table-cell office:value-type="float" office:value="15.294">
                <text:p>15.294</text:p>
              </table:table-cell>
              <table:table-cell office:value-type="float" office:value="28.235">
                <text:p>28.2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7.059">
                <text:p>67.059</text:p>
              </table:table-cell>
              <table:table-cell office:value-type="float" office:value="17.647">
                <text:p>17.647</text:p>
              </table:table-cell>
              <table:table-cell office:value-type="float" office:value="14.118">
                <text:p>14.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MacOSX_X86_64 LibreOffice_project/88805f81e9fe61362df02b9941de8e38a9b5fd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363cm" svg:height="9cm" xlink:href=".." xlink:type="simple" chart:class="chart:area" chart:style-name="ch1">
        <chart:title svg:x="10.261cm" svg:y="0.315cm" chart:style-name="ch2">
          <text:p>CPU1 Usage</text:p>
        </chart:title>
        <chart:legend chart:legend-position="end" svg:x="22.096cm" svg:y="3.73cm" style:legend-expansion="high" chart:style-name="ch3"/>
        <chart:plot-area chart:style-name="ch4" table:cell-range-address="kmeans_5M_prep.X7:kmeans_5M_prep.Z184" chart:data-source-has-labels="row" svg:x="0.467cm" svg:y="1.262cm" svg:width="21.162cm" svg:height="7.558cm">
          <chartooo:coordinate-region svg:x="1.409cm" svg:y="1.371cm" svg:width="20cm" svg:height="6.4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kmeans_5M_prep.X8:kmeans_5M_prep.X184" chart:label-cell-address="kmeans_5M_prep.X7:kmeans_5M_prep.X7" chart:class="chart:area">
            <chart:data-point chart:repeated="177"/>
          </chart:series>
          <chart:series chart:style-name="ch9" chart:values-cell-range-address="kmeans_5M_prep.Y8:kmeans_5M_prep.Y184" chart:label-cell-address="kmeans_5M_prep.Y7:kmeans_5M_prep.Y7" chart:class="chart:area">
            <chart:data-point chart:repeated="177"/>
          </chart:series>
          <chart:series chart:style-name="ch10" chart:values-cell-range-address="kmeans_5M_prep.Z8:kmeans_5M_prep.Z184" chart:label-cell-address="kmeans_5M_prep.Z7:kmeans_5M_prep.Z7" chart:class="chart:area">
            <chart:data-point chart:repeated="1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r</text:p>
                <draw:g>
                  <svg:desc>kmeans_5M_prep.X7:kmeans_5M_prep.X7</svg:desc>
                </draw:g>
              </table:table-cell>
              <table:table-cell office:value-type="string">
                <text:p>sys</text:p>
                <draw:g>
                  <svg:desc>kmeans_5M_prep.Y7:kmeans_5M_prep.Y7</svg:desc>
                </draw:g>
              </table:table-cell>
              <table:table-cell office:value-type="string">
                <text:p>idl</text:p>
                <draw:g>
                  <svg:desc>kmeans_5M_prep.Z7:kmeans_5M_prep.Z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666">
                <text:p>26.666</text:p>
                <draw:g>
                  <svg:desc>kmeans_5M_prep.X8:kmeans_5M_prep.X184</svg:desc>
                </draw:g>
              </table:table-cell>
              <table:table-cell office:value-type="float" office:value="6.349">
                <text:p>6.349</text:p>
                <draw:g>
                  <svg:desc>kmeans_5M_prep.Y8:kmeans_5M_prep.Y184</svg:desc>
                </draw:g>
              </table:table-cell>
              <table:table-cell office:value-type="float" office:value="66.868">
                <text:p>66.868</text:p>
                <draw:g>
                  <svg:desc>kmeans_5M_prep.Z8:kmeans_5M_prep.Z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.29">
                <text:p>61.29</text:p>
              </table:table-cell>
              <table:table-cell office:value-type="float" office:value="21.505">
                <text:p>21.505</text:p>
              </table:table-cell>
              <table:table-cell office:value-type="float" office:value="16.129">
                <text:p>16.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609">
                <text:p>32.609</text:p>
              </table:table-cell>
              <table:table-cell office:value-type="float" office:value="10.87">
                <text:p>10.87</text:p>
              </table:table-cell>
              <table:table-cell office:value-type="float" office:value="56.522">
                <text:p>56.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52">
                <text:p>6.452</text:p>
              </table:table-cell>
              <table:table-cell office:value-type="float" office:value="4.301">
                <text:p>4.301</text:p>
              </table:table-cell>
              <table:table-cell office:value-type="float" office:value="89.247">
                <text:p>89.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58">
                <text:p>3.158</text:p>
              </table:table-cell>
              <table:table-cell office:value-type="float" office:value="4.211">
                <text:p>4.211</text:p>
              </table:table-cell>
              <table:table-cell office:value-type="float" office:value="92.632">
                <text:p>92.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118">
                <text:p>34.118</text:p>
              </table:table-cell>
              <table:table-cell office:value-type="float" office:value="8.235">
                <text:p>8.235</text:p>
              </table:table-cell>
              <table:table-cell office:value-type="float" office:value="56.471">
                <text:p>56.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368">
                <text:p>7.368</text:p>
              </table:table-cell>
              <table:table-cell office:value-type="float" office:value="9.474">
                <text:p>9.474</text:p>
              </table:table-cell>
              <table:table-cell office:value-type="float" office:value="83.158">
                <text:p>83.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385">
                <text:p>15.385</text:p>
              </table:table-cell>
              <table:table-cell office:value-type="float" office:value="5.495">
                <text:p>5.495</text:p>
              </table:table-cell>
              <table:table-cell office:value-type="float" office:value="79.121">
                <text:p>79.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09">
                <text:p>28.09</text:p>
              </table:table-cell>
              <table:table-cell office:value-type="float" office:value="3.371">
                <text:p>3.371</text:p>
              </table:table-cell>
              <table:table-cell office:value-type="float" office:value="68.539">
                <text:p>68.5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.359">
                <text:p>74.359</text:p>
              </table:table-cell>
              <table:table-cell office:value-type="float" office:value="14.103">
                <text:p>14.103</text:p>
              </table:table-cell>
              <table:table-cell office:value-type="float" office:value="11.538">
                <text:p>11.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596">
                <text:p>23.596</text:p>
              </table:table-cell>
              <table:table-cell office:value-type="float" office:value="7.865">
                <text:p>7.865</text:p>
              </table:table-cell>
              <table:table-cell office:value-type="float" office:value="66.292">
                <text:p>66.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667">
                <text:p>16.667</text:p>
              </table:table-cell>
              <table:table-cell office:value-type="float" office:value="8.333">
                <text:p>8.3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656">
                <text:p>23.656</text:p>
              </table:table-cell>
              <table:table-cell office:value-type="float" office:value="6.452">
                <text:p>6.452</text:p>
              </table:table-cell>
              <table:table-cell office:value-type="float" office:value="69.892">
                <text:p>69.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273">
                <text:p>27.273</text:p>
              </table:table-cell>
              <table:table-cell office:value-type="float" office:value="3.409">
                <text:p>3.409</text:p>
              </table:table-cell>
              <table:table-cell office:value-type="float" office:value="69.318">
                <text:p>69.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066">
                <text:p>34.066</text:p>
              </table:table-cell>
              <table:table-cell office:value-type="float" office:value="12.088">
                <text:p>12.088</text:p>
              </table:table-cell>
              <table:table-cell office:value-type="float" office:value="53.846">
                <text:p>53.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879">
                <text:p>20.879</text:p>
              </table:table-cell>
              <table:table-cell office:value-type="float" office:value="5.495">
                <text:p>5.495</text:p>
              </table:table-cell>
              <table:table-cell office:value-type="float" office:value="73.626">
                <text:p>73.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.67">
                <text:p>29.67</text:p>
              </table:table-cell>
              <table:table-cell office:value-type="float" office:value="35.165">
                <text:p>35.165</text:p>
              </table:table-cell>
              <table:table-cell office:value-type="float" office:value="35.165">
                <text:p>35.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.176">
                <text:p>24.176</text:p>
              </table:table-cell>
              <table:table-cell office:value-type="float" office:value="43.956">
                <text:p>43.956</text:p>
              </table:table-cell>
              <table:table-cell office:value-type="float" office:value="29.67">
                <text:p>29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625">
                <text:p>15.625</text:p>
              </table:table-cell>
              <table:table-cell office:value-type="float" office:value="38.542">
                <text:p>38.542</text:p>
              </table:table-cell>
              <table:table-cell office:value-type="float" office:value="45.833">
                <text:p>45.8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172">
                <text:p>17.172</text:p>
              </table:table-cell>
              <table:table-cell office:value-type="float" office:value="12.121">
                <text:p>12.121</text:p>
              </table:table-cell>
              <table:table-cell office:value-type="float" office:value="70.707">
                <text:p>70.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.565">
                <text:p>44.565</text:p>
              </table:table-cell>
              <table:table-cell office:value-type="float" office:value="27.174">
                <text:p>27.174</text:p>
              </table:table-cell>
              <table:table-cell office:value-type="float" office:value="28.261">
                <text:p>28.2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794">
                <text:p>59.794</text:p>
              </table:table-cell>
              <table:table-cell office:value-type="float" office:value="14.433">
                <text:p>14.433</text:p>
              </table:table-cell>
              <table:table-cell office:value-type="float" office:value="25.773">
                <text:p>25.7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.745">
                <text:p>45.745</text:p>
              </table:table-cell>
              <table:table-cell office:value-type="float" office:value="24.468">
                <text:p>24.468</text:p>
              </table:table-cell>
              <table:table-cell office:value-type="float" office:value="23.404">
                <text:p>23.4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.059">
                <text:p>47.059</text:p>
              </table:table-cell>
              <table:table-cell office:value-type="float" office:value="9.804">
                <text:p>9.804</text:p>
              </table:table-cell>
              <table:table-cell office:value-type="float" office:value="43.137">
                <text:p>43.1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.421">
                <text:p>68.421</text:p>
              </table:table-cell>
              <table:table-cell office:value-type="float" office:value="8.421">
                <text:p>8.421</text:p>
              </table:table-cell>
              <table:table-cell office:value-type="float" office:value="23.158">
                <text:p>23.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.638">
                <text:p>60.638</text:p>
              </table:table-cell>
              <table:table-cell office:value-type="float" office:value="9.574">
                <text:p>9.574</text:p>
              </table:table-cell>
              <table:table-cell office:value-type="float" office:value="28.723">
                <text:p>28.7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.412">
                <text:p>69.412</text:p>
              </table:table-cell>
              <table:table-cell office:value-type="float" office:value="18.824">
                <text:p>18.824</text:p>
              </table:table-cell>
              <table:table-cell office:value-type="float" office:value="11.765">
                <text:p>11.7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.5">
                <text:p>62.5</text:p>
              </table:table-cell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158">
                <text:p>23.158</text:p>
              </table:table-cell>
              <table:table-cell office:value-type="float" office:value="29.474">
                <text:p>29.474</text:p>
              </table:table-cell>
              <table:table-cell office:value-type="float" office:value="47.368">
                <text:p>47.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16">
                <text:p>27.16</text:p>
              </table:table-cell>
              <table:table-cell office:value-type="float" office:value="18.519">
                <text:p>18.519</text:p>
              </table:table-cell>
              <table:table-cell office:value-type="float" office:value="54.321">
                <text:p>54.3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.915">
                <text:p>31.915</text:p>
              </table:table-cell>
              <table:table-cell office:value-type="float" office:value="67.021">
                <text:p>67.021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56">
                <text:p>15.556</text:p>
              </table:table-cell>
              <table:table-cell office:value-type="float" office:value="34.444">
                <text:p>34.4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.273">
                <text:p>27.273</text:p>
              </table:table-cell>
              <table:table-cell office:value-type="float" office:value="15.909">
                <text:p>15.909</text:p>
              </table:table-cell>
              <table:table-cell office:value-type="float" office:value="56.818">
                <text:p>56.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174">
                <text:p>27.174</text:p>
              </table:table-cell>
              <table:table-cell office:value-type="float" office:value="45.652">
                <text:p>45.652</text:p>
              </table:table-cell>
              <table:table-cell office:value-type="float" office:value="27.174">
                <text:p>27.1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.144">
                <text:p>38.144</text:p>
              </table:table-cell>
              <table:table-cell office:value-type="float" office:value="56.701">
                <text:p>56.701</text:p>
              </table:table-cell>
              <table:table-cell office:value-type="float" office:value="5.155">
                <text:p>5.1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.522">
                <text:p>31.522</text:p>
              </table:table-cell>
              <table:table-cell office:value-type="float" office:value="33.696">
                <text:p>33.696</text:p>
              </table:table-cell>
              <table:table-cell office:value-type="float" office:value="28.261">
                <text:p>28.2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.739">
                <text:p>21.739</text:p>
              </table:table-cell>
              <table:table-cell office:value-type="float" office:value="28.261">
                <text:p>28.261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021">
                <text:p>34.021</text:p>
              </table:table-cell>
              <table:table-cell office:value-type="float" office:value="57.732">
                <text:p>57.732</text:p>
              </table:table-cell>
              <table:table-cell office:value-type="float" office:value="8.247">
                <text:p>8.2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.034">
                <text:p>73.034</text:p>
              </table:table-cell>
              <table:table-cell office:value-type="float" office:value="25.843">
                <text:p>25.843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6.813">
                <text:p>86.813</text:p>
              </table:table-cell>
              <table:table-cell office:value-type="float" office:value="8.791">
                <text:p>8.791</text:p>
              </table:table-cell>
              <table:table-cell office:value-type="float" office:value="4.396">
                <text:p>4.3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.242">
                <text:p>58.242</text:p>
              </table:table-cell>
              <table:table-cell office:value-type="float" office:value="35.165">
                <text:p>35.165</text:p>
              </table:table-cell>
              <table:table-cell office:value-type="float" office:value="6.593">
                <text:p>6.5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.667">
                <text:p>56.667</text:p>
              </table:table-cell>
              <table:table-cell office:value-type="float" office:value="35.556">
                <text:p>35.556</text:p>
              </table:table-cell>
              <table:table-cell office:value-type="float" office:value="7.778">
                <text:p>7.7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4.194">
                <text:p>74.194</text:p>
              </table:table-cell>
              <table:table-cell office:value-type="float" office:value="24.731">
                <text:p>24.731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.517">
                <text:p>65.517</text:p>
              </table:table-cell>
              <table:table-cell office:value-type="float" office:value="25.287">
                <text:p>25.287</text:p>
              </table:table-cell>
              <table:table-cell office:value-type="float" office:value="9.195">
                <text:p>9.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.889">
                <text:p>68.889</text:p>
              </table:table-cell>
              <table:table-cell office:value-type="float" office:value="31.111">
                <text:p>31.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.455">
                <text:p>45.455</text:p>
              </table:table-cell>
              <table:table-cell office:value-type="float" office:value="53.409">
                <text:p>53.409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.632">
                <text:p>52.632</text:p>
              </table:table-cell>
              <table:table-cell office:value-type="float" office:value="45.263">
                <text:p>45.263</text:p>
              </table:table-cell>
              <table:table-cell office:value-type="float" office:value="2.105">
                <text:p>2.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.758">
                <text:p>41.758</text:p>
              </table:table-cell>
              <table:table-cell office:value-type="float" office:value="53.846">
                <text:p>53.846</text:p>
              </table:table-cell>
              <table:table-cell office:value-type="float" office:value="4.396">
                <text:p>4.3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.217">
                <text:p>40.217</text:p>
              </table:table-cell>
              <table:table-cell office:value-type="float" office:value="53.261">
                <text:p>53.261</text:p>
              </table:table-cell>
              <table:table-cell office:value-type="float" office:value="6.522">
                <text:p>6.5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.545">
                <text:p>54.545</text:p>
              </table:table-cell>
              <table:table-cell office:value-type="float" office:value="21.591">
                <text:p>21.591</text:p>
              </table:table-cell>
              <table:table-cell office:value-type="float" office:value="22.727">
                <text:p>22.7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.455">
                <text:p>45.455</text:p>
              </table:table-cell>
              <table:table-cell office:value-type="float" office:value="7.955">
                <text:p>7.955</text:p>
              </table:table-cell>
              <table:table-cell office:value-type="float" office:value="46.591">
                <text:p>46.5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.538">
                <text:p>61.538</text:p>
              </table:table-cell>
              <table:table-cell office:value-type="float" office:value="11.538">
                <text:p>11.538</text:p>
              </table:table-cell>
              <table:table-cell office:value-type="float" office:value="2.564">
                <text:p>2.5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7.952">
                <text:p>87.952</text:p>
              </table:table-cell>
              <table:table-cell office:value-type="float" office:value="7.229">
                <text:p>7.229</text:p>
              </table:table-cell>
              <table:table-cell office:value-type="float" office:value="4.819">
                <text:p>4.8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.5">
                <text:p>67.5</text:p>
              </table:table-cell>
              <table:table-cell office:value-type="float" office:value="6.25">
                <text:p>6.2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.889">
                <text:p>88.889</text:p>
              </table:table-cell>
              <table:table-cell office:value-type="float" office:value="4.444">
                <text:p>4.444</text:p>
              </table:table-cell>
              <table:table-cell office:value-type="float" office:value="6.667">
                <text:p>6.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13.333">
                <text:p>13.333</text:p>
              </table:table-cell>
              <table:table-cell office:value-type="float" office:value="6.667">
                <text:p>6.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.822">
                <text:p>80.822</text:p>
              </table:table-cell>
              <table:table-cell office:value-type="float" office:value="10.959">
                <text:p>10.959</text:p>
              </table:table-cell>
              <table:table-cell office:value-type="float" office:value="6.849">
                <text:p>6.8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.904">
                <text:p>75.904</text:p>
              </table:table-cell>
              <table:table-cell office:value-type="float" office:value="22.892">
                <text:p>22.892</text:p>
              </table:table-cell>
              <table:table-cell office:value-type="float" office:value="1.205">
                <text:p>1.2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.208">
                <text:p>55.208</text:p>
              </table:table-cell>
              <table:table-cell office:value-type="float" office:value="44.792">
                <text:p>44.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.264">
                <text:p>71.264</text:p>
              </table:table-cell>
              <table:table-cell office:value-type="float" office:value="25.287">
                <text:p>25.287</text:p>
              </table:table-cell>
              <table:table-cell office:value-type="float" office:value="3.448">
                <text:p>3.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.191">
                <text:p>53.191</text:p>
              </table:table-cell>
              <table:table-cell office:value-type="float" office:value="44.681">
                <text:p>44.681</text:p>
              </table:table-cell>
              <table:table-cell office:value-type="float" office:value="2.128">
                <text:p>2.1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.539">
                <text:p>68.539</text:p>
              </table:table-cell>
              <table:table-cell office:value-type="float" office:value="20.225">
                <text:p>20.225</text:p>
              </table:table-cell>
              <table:table-cell office:value-type="float" office:value="11.236">
                <text:p>11.2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.242">
                <text:p>58.242</text:p>
              </table:table-cell>
              <table:table-cell office:value-type="float" office:value="37.363">
                <text:p>37.363</text:p>
              </table:table-cell>
              <table:table-cell office:value-type="float" office:value="4.396">
                <text:p>4.3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.419">
                <text:p>24.419</text:p>
              </table:table-cell>
              <table:table-cell office:value-type="float" office:value="36.047">
                <text:p>36.047</text:p>
              </table:table-cell>
              <table:table-cell office:value-type="float" office:value="39.535">
                <text:p>39.5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.221">
                <text:p>79.221</text:p>
              </table:table-cell>
              <table:table-cell office:value-type="float" office:value="15.584">
                <text:p>15.584</text:p>
              </table:table-cell>
              <table:table-cell office:value-type="float" office:value="5.195">
                <text:p>5.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213">
                <text:p>20.213</text:p>
              </table:table-cell>
              <table:table-cell office:value-type="float" office:value="5.319">
                <text:p>5.319</text:p>
              </table:table-cell>
              <table:table-cell office:value-type="float" office:value="74.468">
                <text:p>74.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433">
                <text:p>14.433</text:p>
              </table:table-cell>
              <table:table-cell office:value-type="float" office:value="16.495">
                <text:p>16.495</text:p>
              </table:table-cell>
              <table:table-cell office:value-type="float" office:value="61.856">
                <text:p>61.8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396">
                <text:p>4.396</text:p>
              </table:table-cell>
              <table:table-cell office:value-type="float" office:value="4.396">
                <text:p>4.396</text:p>
              </table:table-cell>
              <table:table-cell office:value-type="float" office:value="61.538">
                <text:p>61.5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.421">
                <text:p>48.421</text:p>
              </table:table-cell>
              <table:table-cell office:value-type="float" office:value="26.316">
                <text:p>26.316</text:p>
              </table:table-cell>
              <table:table-cell office:value-type="float" office:value="23.158">
                <text:p>23.1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.084">
                <text:p>71.084</text:p>
              </table:table-cell>
              <table:table-cell office:value-type="float" office:value="21.687">
                <text:p>21.687</text:p>
              </table:table-cell>
              <table:table-cell office:value-type="float" office:value="7.229">
                <text:p>7.2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.904">
                <text:p>75.904</text:p>
              </table:table-cell>
              <table:table-cell office:value-type="float" office:value="15.663">
                <text:p>15.663</text:p>
              </table:table-cell>
              <table:table-cell office:value-type="float" office:value="8.434">
                <text:p>8.4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.18">
                <text:p>56.18</text:p>
              </table:table-cell>
              <table:table-cell office:value-type="float" office:value="39.326">
                <text:p>39.326</text:p>
              </table:table-cell>
              <table:table-cell office:value-type="float" office:value="3.371">
                <text:p>3.3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.688">
                <text:p>52.688</text:p>
              </table:table-cell>
              <table:table-cell office:value-type="float" office:value="38.71">
                <text:p>38.71</text:p>
              </table:table-cell>
              <table:table-cell office:value-type="float" office:value="8.602">
                <text:p>8.6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.165">
                <text:p>35.165</text:p>
              </table:table-cell>
              <table:table-cell office:value-type="float" office:value="62.637">
                <text:p>62.637</text:p>
              </table:table-cell>
              <table:table-cell office:value-type="float" office:value="2.198">
                <text:p>2.1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.455">
                <text:p>70.455</text:p>
              </table:table-cell>
              <table:table-cell office:value-type="float" office:value="25">
                <text:p>25</text:p>
              </table:table-cell>
              <table:table-cell office:value-type="float" office:value="4.545">
                <text:p>4.5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.012">
                <text:p>53.012</text:p>
              </table:table-cell>
              <table:table-cell office:value-type="float" office:value="18.072">
                <text:p>18.072</text:p>
              </table:table-cell>
              <table:table-cell office:value-type="float" office:value="28.916">
                <text:p>28.9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.225">
                <text:p>20.225</text:p>
              </table:table-cell>
              <table:table-cell office:value-type="float" office:value="34.831">
                <text:p>34.831</text:p>
              </table:table-cell>
              <table:table-cell office:value-type="float" office:value="44.944">
                <text:p>44.9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4.444">
                <text:p>4.444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.857">
                <text:p>42.857</text:p>
              </table:table-cell>
              <table:table-cell office:value-type="float" office:value="9.184">
                <text:p>9.184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.278">
                <text:p>82.278</text:p>
              </table:table-cell>
              <table:table-cell office:value-type="float" office:value="11.392">
                <text:p>11.392</text:p>
              </table:table-cell>
              <table:table-cell office:value-type="float" office:value="6.329">
                <text:p>6.3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.909">
                <text:p>90.909</text:p>
              </table:table-cell>
              <table:table-cell office:value-type="float" office:value="7.792">
                <text:p>7.792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1.264">
                <text:p>71.264</text:p>
              </table:table-cell>
              <table:table-cell office:value-type="float" office:value="27.586">
                <text:p>27.586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.817">
                <text:p>68.817</text:p>
              </table:table-cell>
              <table:table-cell office:value-type="float" office:value="23.656">
                <text:p>23.656</text:p>
              </table:table-cell>
              <table:table-cell office:value-type="float" office:value="6.452">
                <text:p>6.4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.302">
                <text:p>59.302</text:p>
              </table:table-cell>
              <table:table-cell office:value-type="float" office:value="33.721">
                <text:p>33.721</text:p>
              </table:table-cell>
              <table:table-cell office:value-type="float" office:value="6.977">
                <text:p>6.9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.074">
                <text:p>74.074</text:p>
              </table:table-cell>
              <table:table-cell office:value-type="float" office:value="22.222">
                <text:p>22.222</text:p>
              </table:table-cell>
              <table:table-cell office:value-type="float" office:value="3.704">
                <text:p>3.7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2.637">
                <text:p>62.637</text:p>
              </table:table-cell>
              <table:table-cell office:value-type="float" office:value="37.363">
                <text:p>37.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8.427">
                <text:p>58.427</text:p>
              </table:table-cell>
              <table:table-cell office:value-type="float" office:value="34.831">
                <text:p>34.831</text:p>
              </table:table-cell>
              <table:table-cell office:value-type="float" office:value="6.742">
                <text:p>6.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.696">
                <text:p>55.696</text:p>
              </table:table-cell>
              <table:table-cell office:value-type="float" office:value="15.19">
                <text:p>15.19</text:p>
              </table:table-cell>
              <table:table-cell office:value-type="float" office:value="29.114">
                <text:p>29.1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.277">
                <text:p>21.277</text:p>
              </table:table-cell>
              <table:table-cell office:value-type="float" office:value="39.362">
                <text:p>39.362</text:p>
              </table:table-cell>
              <table:table-cell office:value-type="float" office:value="39.362">
                <text:p>39.3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766">
                <text:p>12.766</text:p>
              </table:table-cell>
              <table:table-cell office:value-type="float" office:value="6.383">
                <text:p>6.383</text:p>
              </table:table-cell>
              <table:table-cell office:value-type="float" office:value="79.787">
                <text:p>79.7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73">
                <text:p>15.73</text:p>
              </table:table-cell>
              <table:table-cell office:value-type="float" office:value="4.494">
                <text:p>4.494</text:p>
              </table:table-cell>
              <table:table-cell office:value-type="float" office:value="79.775">
                <text:p>79.7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913">
                <text:p>23.913</text:p>
              </table:table-cell>
              <table:table-cell office:value-type="float" office:value="10.87">
                <text:p>10.87</text:p>
              </table:table-cell>
              <table:table-cell office:value-type="float" office:value="65.217">
                <text:p>65.2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7.027">
                <text:p>77.027</text:p>
              </table:table-cell>
              <table:table-cell office:value-type="float" office:value="12.162">
                <text:p>12.162</text:p>
              </table:table-cell>
              <table:table-cell office:value-type="float" office:value="10.811">
                <text:p>10.8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9.747">
                <text:p>79.747</text:p>
              </table:table-cell>
              <table:table-cell office:value-type="float" office:value="11.392">
                <text:p>11.392</text:p>
              </table:table-cell>
              <table:table-cell office:value-type="float" office:value="8.861">
                <text:p>8.8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.968">
                <text:p>70.968</text:p>
              </table:table-cell>
              <table:table-cell office:value-type="float" office:value="25.806">
                <text:p>25.806</text:p>
              </table:table-cell>
              <table:table-cell office:value-type="float" office:value="3.226">
                <text:p>3.2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.341">
                <text:p>59.341</text:p>
              </table:table-cell>
              <table:table-cell office:value-type="float" office:value="35.165">
                <text:p>35.165</text:p>
              </table:table-cell>
              <table:table-cell office:value-type="float" office:value="5.495">
                <text:p>5.4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.609">
                <text:p>32.609</text:p>
              </table:table-cell>
              <table:table-cell office:value-type="float" office:value="66.304">
                <text:p>66.304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.909">
                <text:p>90.909</text:p>
              </table:table-cell>
              <table:table-cell office:value-type="float" office:value="5.195">
                <text:p>5.195</text:p>
              </table:table-cell>
              <table:table-cell office:value-type="float" office:value="3.896">
                <text:p>3.8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.333">
                <text:p>63.333</text:p>
              </table:table-cell>
              <table:table-cell office:value-type="float" office:value="35.556">
                <text:p>35.556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.5">
                <text:p>37.5</text:p>
              </table:table-cell>
              <table:table-cell office:value-type="float" office:value="42.708">
                <text:p>42.708</text:p>
              </table:table-cell>
              <table:table-cell office:value-type="float" office:value="19.792">
                <text:p>19.7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.391">
                <text:p>42.391</text:p>
              </table:table-cell>
              <table:table-cell office:value-type="float" office:value="48.913">
                <text:p>48.913</text:p>
              </table:table-cell>
              <table:table-cell office:value-type="float" office:value="7.609">
                <text:p>7.6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6.818">
                <text:p>6.818</text:p>
              </table:table-cell>
              <table:table-cell office:value-type="float" office:value="42.045">
                <text:p>42.0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.356">
                <text:p>87.356</text:p>
              </table:table-cell>
              <table:table-cell office:value-type="float" office:value="8.046">
                <text:p>8.046</text:p>
              </table:table-cell>
              <table:table-cell office:value-type="float" office:value="4.598">
                <text:p>4.5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.352">
                <text:p>48.352</text:p>
              </table:table-cell>
              <table:table-cell office:value-type="float" office:value="13.187">
                <text:p>13.187</text:p>
              </table:table-cell>
              <table:table-cell office:value-type="float" office:value="38.462">
                <text:p>38.4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8.378">
                <text:p>78.378</text:p>
              </table:table-cell>
              <table:table-cell office:value-type="float" office:value="5.405">
                <text:p>5.405</text:p>
              </table:table-cell>
              <table:table-cell office:value-type="float" office:value="16.216">
                <text:p>16.2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.319">
                <text:p>55.319</text:p>
              </table:table-cell>
              <table:table-cell office:value-type="float" office:value="36.17">
                <text:p>36.17</text:p>
              </table:table-cell>
              <table:table-cell office:value-type="float" office:value="8.511">
                <text:p>8.5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.264">
                <text:p>71.264</text:p>
              </table:table-cell>
              <table:table-cell office:value-type="float" office:value="19.54">
                <text:p>19.54</text:p>
              </table:table-cell>
              <table:table-cell office:value-type="float" office:value="9.195">
                <text:p>9.1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7.922">
                <text:p>77.922</text:p>
              </table:table-cell>
              <table:table-cell office:value-type="float" office:value="14.286">
                <text:p>14.286</text:p>
              </table:table-cell>
              <table:table-cell office:value-type="float" office:value="7.792">
                <text:p>7.7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.13">
                <text:p>39.13</text:p>
              </table:table-cell>
              <table:table-cell office:value-type="float" office:value="50">
                <text:p>50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4.684">
                <text:p>74.684</text:p>
              </table:table-cell>
              <table:table-cell office:value-type="float" office:value="21.519">
                <text:p>21.519</text:p>
              </table:table-cell>
              <table:table-cell office:value-type="float" office:value="2.532">
                <text:p>2.5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.762">
                <text:p>54.762</text:p>
              </table:table-cell>
              <table:table-cell office:value-type="float" office:value="38.095">
                <text:p>38.095</text:p>
              </table:table-cell>
              <table:table-cell office:value-type="float" office:value="7.143">
                <text:p>7.1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.697">
                <text:p>42.697</text:p>
              </table:table-cell>
              <table:table-cell office:value-type="float" office:value="41.573">
                <text:p>41.573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.783">
                <text:p>34.783</text:p>
              </table:table-cell>
              <table:table-cell office:value-type="float" office:value="16.304">
                <text:p>16.304</text:p>
              </table:table-cell>
              <table:table-cell office:value-type="float" office:value="47.826">
                <text:p>47.8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.191">
                <text:p>53.191</text:p>
              </table:table-cell>
              <table:table-cell office:value-type="float" office:value="5.319">
                <text:p>5.319</text:p>
              </table:table-cell>
              <table:table-cell office:value-type="float" office:value="41.489">
                <text:p>41.4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.21">
                <text:p>43.21</text:p>
              </table:table-cell>
              <table:table-cell office:value-type="float" office:value="4.938">
                <text:p>4.938</text:p>
              </table:table-cell>
              <table:table-cell office:value-type="float" office:value="51.852">
                <text:p>51.8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1.22">
                <text:p>51.22</text:p>
              </table:table-cell>
              <table:table-cell office:value-type="float" office:value="12.195">
                <text:p>12.195</text:p>
              </table:table-cell>
              <table:table-cell office:value-type="float" office:value="35.366">
                <text:p>35.3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4.146">
                <text:p>84.146</text:p>
              </table:table-cell>
              <table:table-cell office:value-type="float" office:value="7.317">
                <text:p>7.317</text:p>
              </table:table-cell>
              <table:table-cell office:value-type="float" office:value="8.537">
                <text:p>8.5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1.579">
                <text:p>81.579</text:p>
              </table:table-cell>
              <table:table-cell office:value-type="float" office:value="13.158">
                <text:p>13.158</text:p>
              </table:table-cell>
              <table:table-cell office:value-type="float" office:value="5.263">
                <text:p>5.2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0.886">
                <text:p>70.886</text:p>
              </table:table-cell>
              <table:table-cell office:value-type="float" office:value="22.785">
                <text:p>22.785</text:p>
              </table:table-cell>
              <table:table-cell office:value-type="float" office:value="5.063">
                <text:p>5.0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.494">
                <text:p>73.494</text:p>
              </table:table-cell>
              <table:table-cell office:value-type="float" office:value="24.096">
                <text:p>24.096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.118">
                <text:p>54.118</text:p>
              </table:table-cell>
              <table:table-cell office:value-type="float" office:value="41.176">
                <text:p>41.176</text:p>
              </table:table-cell>
              <table:table-cell office:value-type="float" office:value="4.706">
                <text:p>4.7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8.621">
                <text:p>58.621</text:p>
              </table:table-cell>
              <table:table-cell office:value-type="float" office:value="40.23">
                <text:p>40.23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.417">
                <text:p>60.417</text:p>
              </table:table-cell>
              <table:table-cell office:value-type="float" office:value="37.5">
                <text:p>37.5</text:p>
              </table:table-cell>
              <table:table-cell office:value-type="float" office:value="2.083">
                <text:p>2.0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.609">
                <text:p>32.609</text:p>
              </table:table-cell>
              <table:table-cell office:value-type="float" office:value="30.435">
                <text:p>30.435</text:p>
              </table:table-cell>
              <table:table-cell office:value-type="float" office:value="36.957">
                <text:p>36.9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.28">
                <text:p>18.28</text:p>
              </table:table-cell>
              <table:table-cell office:value-type="float" office:value="7.527">
                <text:p>7.527</text:p>
              </table:table-cell>
              <table:table-cell office:value-type="float" office:value="74.194">
                <text:p>74.1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677">
                <text:p>9.677</text:p>
              </table:table-cell>
              <table:table-cell office:value-type="float" office:value="4.301">
                <text:p>4.301</text:p>
              </table:table-cell>
              <table:table-cell office:value-type="float" office:value="86.022">
                <text:p>86.0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111">
                <text:p>11.111</text:p>
              </table:table-cell>
              <table:table-cell office:value-type="float" office:value="3.333">
                <text:p>3.333</text:p>
              </table:table-cell>
              <table:table-cell office:value-type="float" office:value="85.556">
                <text:p>85.5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.667">
                <text:p>66.667</text:p>
              </table:table-cell>
              <table:table-cell office:value-type="float" office:value="11.538">
                <text:p>11.538</text:p>
              </table:table-cell>
              <table:table-cell office:value-type="float" office:value="21.795">
                <text:p>21.7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2.192">
                <text:p>82.192</text:p>
              </table:table-cell>
              <table:table-cell office:value-type="float" office:value="10.959">
                <text:p>10.959</text:p>
              </table:table-cell>
              <table:table-cell office:value-type="float" office:value="6.849">
                <text:p>6.8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6.623">
                <text:p>76.623</text:p>
              </table:table-cell>
              <table:table-cell office:value-type="float" office:value="7.792">
                <text:p>7.792</text:p>
              </table:table-cell>
              <table:table-cell office:value-type="float" office:value="15.584">
                <text:p>15.5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2.857">
                <text:p>82.857</text:p>
              </table:table-cell>
              <table:table-cell office:value-type="float" office:value="11.429">
                <text:p>11.429</text:p>
              </table:table-cell>
              <table:table-cell office:value-type="float" office:value="5.714">
                <text:p>5.7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.368">
                <text:p>64.368</text:p>
              </table:table-cell>
              <table:table-cell office:value-type="float" office:value="29.885">
                <text:p>29.885</text:p>
              </table:table-cell>
              <table:table-cell office:value-type="float" office:value="5.747">
                <text:p>5.7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.125">
                <text:p>53.125</text:p>
              </table:table-cell>
              <table:table-cell office:value-type="float" office:value="35.417">
                <text:p>35.417</text:p>
              </table:table-cell>
              <table:table-cell office:value-type="float" office:value="11.458">
                <text:p>11.4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.632">
                <text:p>52.632</text:p>
              </table:table-cell>
              <table:table-cell office:value-type="float" office:value="47.368">
                <text:p>47.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.455">
                <text:p>70.455</text:p>
              </table:table-cell>
              <table:table-cell office:value-type="float" office:value="22.727">
                <text:p>22.727</text:p>
              </table:table-cell>
              <table:table-cell office:value-type="float" office:value="6.818">
                <text:p>6.8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.184">
                <text:p>32.184</text:p>
              </table:table-cell>
              <table:table-cell office:value-type="float" office:value="20.69">
                <text:p>20.69</text:p>
              </table:table-cell>
              <table:table-cell office:value-type="float" office:value="47.126">
                <text:p>47.1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7.955">
                <text:p>57.955</text:p>
              </table:table-cell>
              <table:table-cell office:value-type="float" office:value="5.682">
                <text:p>5.682</text:p>
              </table:table-cell>
              <table:table-cell office:value-type="float" office:value="35.227">
                <text:p>35.2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791">
                <text:p>8.791</text:p>
              </table:table-cell>
              <table:table-cell office:value-type="float" office:value="3.297">
                <text:p>3.297</text:p>
              </table:table-cell>
              <table:table-cell office:value-type="float" office:value="86.813">
                <text:p>86.8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.559">
                <text:p>36.559</text:p>
              </table:table-cell>
              <table:table-cell office:value-type="float" office:value="16.129">
                <text:p>16.129</text:p>
              </table:table-cell>
              <table:table-cell office:value-type="float" office:value="26.882">
                <text:p>26.8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.966">
                <text:p>68.966</text:p>
              </table:table-cell>
              <table:table-cell office:value-type="float" office:value="10.345">
                <text:p>10.345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.111">
                <text:p>71.111</text:p>
              </table:table-cell>
              <table:table-cell office:value-type="float" office:value="22.222">
                <text:p>22.222</text:p>
              </table:table-cell>
              <table:table-cell office:value-type="float" office:value="6.667">
                <text:p>6.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">
                <text:p>50</text:p>
              </table:table-cell>
              <table:table-cell office:value-type="float" office:value="44.681">
                <text:p>44.681</text:p>
              </table:table-cell>
              <table:table-cell office:value-type="float" office:value="5.319">
                <text:p>5.3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.989">
                <text:p>56.989</text:p>
              </table:table-cell>
              <table:table-cell office:value-type="float" office:value="39.785">
                <text:p>39.785</text:p>
              </table:table-cell>
              <table:table-cell office:value-type="float" office:value="3.226">
                <text:p>3.2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1.176">
                <text:p>61.176</text:p>
              </table:table-cell>
              <table:table-cell office:value-type="float" office:value="31.765">
                <text:p>31.765</text:p>
              </table:table-cell>
              <table:table-cell office:value-type="float" office:value="4.706">
                <text:p>4.7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.128">
                <text:p>52.128</text:p>
              </table:table-cell>
              <table:table-cell office:value-type="float" office:value="44.681">
                <text:p>44.681</text:p>
              </table:table-cell>
              <table:table-cell office:value-type="float" office:value="3.191">
                <text:p>3.1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.451">
                <text:p>49.451</text:p>
              </table:table-cell>
              <table:table-cell office:value-type="float" office:value="39.56">
                <text:p>39.56</text:p>
              </table:table-cell>
              <table:table-cell office:value-type="float" office:value="10.989">
                <text:p>10.9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8.182">
                <text:p>68.182</text:p>
              </table:table-cell>
              <table:table-cell office:value-type="float" office:value="30.682">
                <text:p>30.682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.944">
                <text:p>44.944</text:p>
              </table:table-cell>
              <table:table-cell office:value-type="float" office:value="29.213">
                <text:p>29.213</text:p>
              </table:table-cell>
              <table:table-cell office:value-type="float" office:value="24.719">
                <text:p>24.7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.529">
                <text:p>42.529</text:p>
              </table:table-cell>
              <table:table-cell office:value-type="float" office:value="22.989">
                <text:p>22.989</text:p>
              </table:table-cell>
              <table:table-cell office:value-type="float" office:value="16.092">
                <text:p>16.0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36">
                <text:p>12.36</text:p>
              </table:table-cell>
              <table:table-cell office:value-type="float" office:value="5.618">
                <text:p>5.618</text:p>
              </table:table-cell>
              <table:table-cell office:value-type="float" office:value="29.213">
                <text:p>29.2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.111">
                <text:p>51.111</text:p>
              </table:table-cell>
              <table:table-cell office:value-type="float" office:value="8.889">
                <text:p>8.8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4.444">
                <text:p>74.444</text:p>
              </table:table-cell>
              <table:table-cell office:value-type="float" office:value="15.556">
                <text:p>15.556</text:p>
              </table:table-cell>
              <table:table-cell office:value-type="float" office:value="8.889">
                <text:p>8.8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1.91">
                <text:p>71.91</text:p>
              </table:table-cell>
              <table:table-cell office:value-type="float" office:value="21.348">
                <text:p>21.348</text:p>
              </table:table-cell>
              <table:table-cell office:value-type="float" office:value="6.742">
                <text:p>6.7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.538">
                <text:p>61.538</text:p>
              </table:table-cell>
              <table:table-cell office:value-type="float" office:value="31.868">
                <text:p>31.868</text:p>
              </table:table-cell>
              <table:table-cell office:value-type="float" office:value="6.593">
                <text:p>6.5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2.414">
                <text:p>72.414</text:p>
              </table:table-cell>
              <table:table-cell office:value-type="float" office:value="16.092">
                <text:p>16.092</text:p>
              </table:table-cell>
              <table:table-cell office:value-type="float" office:value="10.345">
                <text:p>10.3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9.524">
                <text:p>59.524</text:p>
              </table:table-cell>
              <table:table-cell office:value-type="float" office:value="32.143">
                <text:p>32.143</text:p>
              </table:table-cell>
              <table:table-cell office:value-type="float" office:value="8.333">
                <text:p>8.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.106">
                <text:p>35.106</text:p>
              </table:table-cell>
              <table:table-cell office:value-type="float" office:value="56.383">
                <text:p>56.383</text:p>
              </table:table-cell>
              <table:table-cell office:value-type="float" office:value="8.511">
                <text:p>8.5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3.434">
                <text:p>43.434</text:p>
              </table:table-cell>
              <table:table-cell office:value-type="float" office:value="51.515">
                <text:p>51.515</text:p>
              </table:table-cell>
              <table:table-cell office:value-type="float" office:value="5.051">
                <text:p>5.0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.264">
                <text:p>36.264</text:p>
              </table:table-cell>
              <table:table-cell office:value-type="float" office:value="41.758">
                <text:p>41.758</text:p>
              </table:table-cell>
              <table:table-cell office:value-type="float" office:value="21.978">
                <text:p>21.9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217">
                <text:p>15.217</text:p>
              </table:table-cell>
              <table:table-cell office:value-type="float" office:value="36.957">
                <text:p>36.957</text:p>
              </table:table-cell>
              <table:table-cell office:value-type="float" office:value="23.913">
                <text:p>23.9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.054">
                <text:p>15.054</text:p>
              </table:table-cell>
              <table:table-cell office:value-type="float" office:value="3.226">
                <text:p>3.226</text:p>
              </table:table-cell>
              <table:table-cell office:value-type="float" office:value="50.538">
                <text:p>50.5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.236">
                <text:p>11.236</text:p>
              </table:table-cell>
              <table:table-cell office:value-type="float" office:value="4.494">
                <text:p>4.494</text:p>
              </table:table-cell>
              <table:table-cell office:value-type="float" office:value="84.27">
                <text:p>84.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.043">
                <text:p>34.043</text:p>
              </table:table-cell>
              <table:table-cell office:value-type="float" office:value="10.638">
                <text:p>10.638</text:p>
              </table:table-cell>
              <table:table-cell office:value-type="float" office:value="55.319">
                <text:p>55.3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9.302">
                <text:p>59.302</text:p>
              </table:table-cell>
              <table:table-cell office:value-type="float" office:value="40.698">
                <text:p>40.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.053">
                <text:p>41.053</text:p>
              </table:table-cell>
              <table:table-cell office:value-type="float" office:value="54.737">
                <text:p>54.737</text:p>
              </table:table-cell>
              <table:table-cell office:value-type="float" office:value="4.211">
                <text:p>4.2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.539">
                <text:p>68.539</text:p>
              </table:table-cell>
              <table:table-cell office:value-type="float" office:value="7.865">
                <text:p>7.865</text:p>
              </table:table-cell>
              <table:table-cell office:value-type="float" office:value="23.596">
                <text:p>23.5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0">
                <text:p>60</text:p>
              </table:table-cell>
              <table:table-cell office:value-type="float" office:value="6.316">
                <text:p>6.316</text:p>
              </table:table-cell>
              <table:table-cell office:value-type="float" office:value="33.684">
                <text:p>33.6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333">
                <text:p>33.333</text:p>
              </table:table-cell>
              <table:table-cell office:value-type="float" office:value="50">
                <text:p>50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.583">
                <text:p>39.583</text:p>
              </table:table-cell>
              <table:table-cell office:value-type="float" office:value="35.417">
                <text:p>35.4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3.933">
                <text:p>53.933</text:p>
              </table:table-cell>
              <table:table-cell office:value-type="float" office:value="10.112">
                <text:p>10.112</text:p>
              </table:table-cell>
              <table:table-cell office:value-type="float" office:value="35.955">
                <text:p>35.9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6.667">
                <text:p>56.667</text:p>
              </table:table-cell>
              <table:table-cell office:value-type="float" office:value="10">
                <text:p>10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.435">
                <text:p>55.435</text:p>
              </table:table-cell>
              <table:table-cell office:value-type="float" office:value="10.87">
                <text:p>10.87</text:p>
              </table:table-cell>
              <table:table-cell office:value-type="float" office:value="33.696">
                <text:p>33.6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6.292">
                <text:p>66.292</text:p>
              </table:table-cell>
              <table:table-cell office:value-type="float" office:value="8.989">
                <text:p>8.989</text:p>
              </table:table-cell>
              <table:table-cell office:value-type="float" office:value="24.719">
                <text:p>24.7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.478">
                <text:p>43.478</text:p>
              </table:table-cell>
              <table:table-cell office:value-type="float" office:value="31.522">
                <text:p>31.5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.944">
                <text:p>44.944</text:p>
              </table:table-cell>
              <table:table-cell office:value-type="float" office:value="23.596">
                <text:p>23.596</text:p>
              </table:table-cell>
              <table:table-cell office:value-type="float" office:value="30.337">
                <text:p>30.3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.837">
                <text:p>41.837</text:p>
              </table:table-cell>
              <table:table-cell office:value-type="float" office:value="10.204">
                <text:p>10.204</text:p>
              </table:table-cell>
              <table:table-cell office:value-type="float" office:value="46.939">
                <text:p>46.9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MacOSX_X86_64 LibreOffice_project/88805f81e9fe61362df02b9941de8e38a9b5fd1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288cm" svg:height="9cm" xlink:href=".." xlink:type="simple" chart:class="chart:line" chart:style-name="ch1">
        <chart:title svg:x="11.348cm" svg:y="0.315cm" chart:style-name="ch2">
          <text:p>io Total</text:p>
        </chart:title>
        <chart:legend chart:legend-position="end" svg:x="22.253cm" svg:y="3.97cm" style:legend-expansion="high" chart:style-name="ch3"/>
        <chart:plot-area chart:style-name="ch4" table:cell-range-address="kmeans_5M_prep.AL7:kmeans_5M_prep.AM184" chart:data-source-has-labels="row" svg:x="0.485cm" svg:y="1.262cm" svg:width="21.283cm" svg:height="7.558cm">
          <chartooo:coordinate-region svg:x="1.115cm" svg:y="1.372cm" svg:width="20.436cm" svg:height="6.43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kmeans_5M_prep.AL8:kmeans_5M_prep.AL184" chart:label-cell-address="kmeans_5M_prep.AL7:kmeans_5M_prep.AL7" chart:class="chart:line">
            <chart:data-point chart:repeated="177"/>
          </chart:series>
          <chart:series chart:style-name="ch8" chart:values-cell-range-address="kmeans_5M_prep.AM8:kmeans_5M_prep.AM184" chart:label-cell-address="kmeans_5M_prep.AM7:kmeans_5M_prep.AM7" chart:class="chart:line">
            <chart:data-point chart:repeated="1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</text:p>
                <draw:g>
                  <svg:desc>kmeans_5M_prep.AL7:kmeans_5M_prep.AL7</svg:desc>
                </draw:g>
              </table:table-cell>
              <table:table-cell office:value-type="string">
                <text:p>writ</text:p>
                <draw:g>
                  <svg:desc>kmeans_5M_prep.AM7:kmeans_5M_prep.AM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74">
                <text:p>5.374</text:p>
                <draw:g>
                  <svg:desc>kmeans_5M_prep.AL8:kmeans_5M_prep.AL184</svg:desc>
                </draw:g>
              </table:table-cell>
              <table:table-cell office:value-type="float" office:value="0.547">
                <text:p>0.547</text:p>
                <draw:g>
                  <svg:desc>kmeans_5M_prep.AM8:kmeans_5M_prep.AM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MacOSX_X86_64 LibreOffice_project/88805f81e9fe61362df02b9941de8e38a9b5fd1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